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Ravie" svg:font-family="Ravie" style:font-family-generic="decorative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17in"/>
    </style:style>
    <style:style style:name="co2" style:family="table-column">
      <style:table-column-properties fo:break-before="auto" style:column-width="2.2807in"/>
    </style:style>
    <style:style style:name="co3" style:family="table-column">
      <style:table-column-properties fo:break-before="auto" style:column-width="1.3201in"/>
    </style:style>
    <style:style style:name="co4" style:family="table-column">
      <style:table-column-properties fo:break-before="auto" style:column-width="0.9272in"/>
    </style:style>
    <style:style style:name="co5" style:family="table-column">
      <style:table-column-properties fo:break-before="auto" style:column-width="1.4516in"/>
    </style:style>
    <style:style style:name="co6" style:family="table-column">
      <style:table-column-properties fo:break-before="auto" style:column-width="1.648in"/>
    </style:style>
    <style:style style:name="co7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1.9201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4362in"/>
    </style:style>
    <style:style style:name="co11" style:family="table-column">
      <style:table-column-properties fo:break-before="auto" style:column-width="1.1898in"/>
    </style:style>
    <style:style style:name="co12" style:family="table-column">
      <style:table-column-properties fo:break-before="auto" style:column-width="2.139in"/>
    </style:style>
    <style:style style:name="co13" style:family="table-column">
      <style:table-column-properties fo:break-before="auto" style:column-width="0.4146in"/>
    </style:style>
    <style:style style:name="co14" style:family="table-column">
      <style:table-column-properties fo:break-before="auto" style:column-width="0.4035in"/>
    </style:style>
    <style:style style:name="co15" style:family="table-column">
      <style:table-column-properties fo:break-before="auto" style:column-width="0.698in"/>
    </style:style>
    <style:style style:name="co16" style:family="table-column">
      <style:table-column-properties fo:break-before="auto" style:column-width="0.6874in"/>
    </style:style>
    <style:style style:name="co17" style:family="table-column">
      <style:table-column-properties fo:break-before="auto" style:column-width="1.211in"/>
    </style:style>
    <style:style style:name="co18" style:family="table-column">
      <style:table-column-properties fo:break-before="auto" style:column-width="0.8291in"/>
    </style:style>
    <style:style style:name="ro1" style:family="table-row">
      <style:table-row-properties style:row-height="0.1654in" fo:break-before="auto" style:use-optimal-row-height="true"/>
    </style:style>
    <style:style style:name="ro2" style:family="table-row">
      <style:table-row-properties style:row-height="0.2319in" fo:break-before="auto" style:use-optimal-row-height="true"/>
    </style:style>
    <style:style style:name="ta1" style:family="table" style:master-page-name="PageStyle_5f_Tabella_20_Dati">
      <style:table-properties table:display="true" style:writing-mode="lr-tb"/>
    </style:style>
    <style:style style:name="ta2" style:family="table" style:master-page-name="PageStyle_5f_Popolazione">
      <style:table-properties table:display="true" style:writing-mode="lr-tb"/>
    </style:style>
    <style:style style:name="ta3" style:family="table" style:master-page-name="PageStyle_5f_PC_20_in_20_uso">
      <style:table-properties table:display="true" style:writing-mode="lr-tb"/>
    </style:style>
    <style:style style:name="ta4" style:family="table" style:master-page-name="PageStyle_5f_PC">
      <style:table-properties table:display="true" style:writing-mode="lr-tb"/>
    </style:style>
    <style:style style:name="ta5" style:family="table" style:master-page-name="PageStyle_5f_Mondo2002">
      <style:table-properties table:display="true" style:writing-mode="lr-tb"/>
    </style:style>
    <style:style style:name="ta6" style:family="table" style:master-page-name="PageStyle_5f_Mondo2003">
      <style:table-properties table:display="true" style:writing-mode="lr-tb"/>
    </style:style>
    <style:style style:name="ta7" style:family="table" style:master-page-name="PageStyle_5f_Mondo2004">
      <style:table-properties table:display="true" style:writing-mode="lr-tb"/>
    </style:style>
    <style:style style:name="ta8" style:family="table" style:master-page-name="PageStyle_5f_Mondo02_5f_04">
      <style:table-properties table:display="true" style:writing-mode="lr-tb"/>
    </style:style>
    <style:style style:name="ta9" style:family="table" style:master-page-name="PageStyle_5f_g25">
      <style:table-properties table:display="true" style:writing-mode="lr-tb"/>
    </style:style>
    <style:style style:name="ta10" style:family="table" style:master-page-name="PageStyle_5f_g25_20__5f_2_5f_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fo:background-color="#00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" style:family="table-cell" style:parent-style-name="Default">
      <style:table-cell-properties style:glyph-orientation-vertical="0" fo:background-color="#33996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" style:family="table-cell" style:parent-style-name="Default">
      <style:table-cell-properties style:glyph-orientation-vertical="0" fo:background-color="#339966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</style:style>
    <style:style style:name="ce4" style:family="table-cell" style:parent-style-name="Default">
      <style:table-cell-properties style:glyph-orientation-vertical="0" fo:background-color="#33996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</style:style>
    <style:style style:name="ce5" style:family="table-cell" style:parent-style-name="Default">
      <style:table-cell-properties style:glyph-orientation-vertical="0" fo:background-color="#00ff0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6" style:family="table-cell" style:parent-style-name="Default">
      <style:table-cell-properties style:glyph-orientation-vertical="0" fo:background-color="#00ff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Excel_5f_BuiltIn_5f_Comma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adow="#c0c0c0 0.0693in 0.0693in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Ravi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Ravi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 style:data-style-name="N2"/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Migliaia_5f_mondo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Migliaia_5f_mondo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marker-end="msArrowEnd_20_5" draw:marker-end-width="0.0827in" draw:marker-end-center="false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no-wrap" draw:shadow="hidden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3" style:family="graphic">
      <style:graphic-properties draw:stroke="none" draw:fill="gradient" draw:fill-color="#6b4040" draw:fill-gradient-name="Gradient_20_7" draw:opacity="100%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4" style:family="graphic">
      <style:graphic-properties draw:stroke="none" draw:fill="solid" draw:fill-color="#66abbd" draw:opacity="43%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5" style:family="graphic">
      <style:graphic-properties draw:stroke="none" draw:fill="gradient" draw:fill-color="#5e5954" draw:fill-gradient-name="Gradient_20_8" draw:opacity="100%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6" style:family="graphic">
      <style:graphic-properties draw:stroke="none" draw:fill="solid" draw:fill-color="#ad8573" draw:opacity="60%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7" style:family="graphic">
      <style:graphic-properties draw:stroke="none" draw:fill="solid" draw:fill-color="#2e8aa1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8" style:family="graphic">
      <style:graphic-properties draw:stroke="none" draw:fill="gradient" draw:fill-color="#a6968c" draw:fill-gradient-name="Gradient_20_9" draw:opacity="100%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9" style:family="graphic">
      <style:graphic-properties draw:stroke="none" draw:fill="solid" draw:fill-color="#ded9ad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10" style:family="graphic">
      <style:graphic-properties draw:stroke="none" draw:fill="solid" draw:fill-color="#916e66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11" style:family="graphic">
      <style:graphic-properties draw:stroke="none" draw:fill="gradient" draw:fill-color="#abb0a1" draw:fill-gradient-name="Gradient_20_10" draw:opacity="100%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12" style:family="graphic">
      <style:graphic-properties draw:stroke="none" draw:fill="solid" draw:fill-color="#d4c9b0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13" style:family="graphic">
      <style:graphic-properties draw:stroke="none" draw:fill="solid" draw:fill-color="#ffffff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14" style:family="graphic">
      <style:graphic-properties draw:stroke="none" draw:fill="solid" draw:fill-color="#e9e8e3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15" style:family="graphic">
      <style:graphic-properties draw:stroke="none" draw:fill="solid" draw:fill-color="#e1dfd8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16" style:family="graphic">
      <style:graphic-properties draw:stroke="none" draw:fill="solid" draw:fill-color="#0f788c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17" style:family="graphic">
      <style:graphic-properties draw:stroke="none" draw:fill="solid" draw:fill-color="#b5a699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18" style:family="graphic">
      <style:graphic-properties draw:stroke="none" draw:fill="solid" draw:fill-color="#e6dec4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19" style:family="graphic">
      <style:graphic-properties draw:stroke="none" draw:fill="solid" draw:fill-color="#db917a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20" style:family="graphic">
      <style:graphic-properties draw:stroke="none" draw:fill="solid" draw:fill-color="#ffb073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21" style:family="graphic">
      <style:graphic-properties draw:stroke="none" draw:fill="solid" draw:fill-color="#d6dec7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22" style:family="graphic">
      <style:graphic-properties draw:stroke="none" draw:fill="solid" draw:fill-color="#f0cf99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23" style:family="graphic">
      <style:graphic-properties draw:stroke="none" draw:fill="solid" draw:fill-color="#f0efd9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24" style:family="graphic">
      <style:graphic-properties draw:stroke="none" draw:fill="solid" draw:fill-color="#006382" draw:opacity="90%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25" style:family="graphic">
      <style:graphic-properties draw:stroke="none" draw:fill="solid" draw:fill-color="#009696" draw:opacity="90%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26" style:family="graphic">
      <style:graphic-properties draw:stroke="none" draw:fill="solid" draw:fill-color="#a1ada1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27" style:family="graphic">
      <style:graphic-properties draw:stroke="none" draw:fill="solid" draw:fill-color="#f2f0de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28" style:family="graphic">
      <style:graphic-properties draw:stroke="none" draw:fill="solid" draw:fill-color="#cfc9b5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29" style:family="graphic">
      <style:graphic-properties draw:stroke="none" draw:fill="solid" draw:fill-color="#0075ad" draw:opacity="90%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30" style:family="graphic">
      <style:graphic-properties draw:stroke="none" draw:fill="solid" draw:fill-color="#8a9ea3" draw:opacity="90%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gr31" style:family="graphic">
      <style:graphic-properties draw:stroke="none" draw:fill="solid" draw:fill-color="#cfc9b5" draw:opacity="90%" draw:textarea-horizontal-align="justify" draw:textarea-vertical-align="top" draw:auto-grow-height="false" fo:padding-top="0.0512in" fo:padding-bottom="0.0512in" fo:padding-left="0.0984in" fo:padding-right="0.0984in" fo:wrap-option="no-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Tabella Dati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4"/>
          <table:table-cell>
            <draw:frame table:end-cell-address="'Tabella Dati'.J14" table:end-x="0.6579in" table:end-y="0.1555in" draw:z-index="0" svg:width="4.0811in" svg:height="2.2957in" svg:x="0.0217in" svg:y="0in">
              <draw:object draw:notify-on-update-of-ranges="'Tabella Dati'.D18:'Tabella Dati'.I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" office:value-type="string">
            <text:p>P1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>
          <table:table-cell/>
          <table:table-cell table:style-name="ce2" office:value-type="string">
            <text:p>P2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ooc:=[.C3]+[.C2]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ooc:=[.C4]+[.C3]"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ooc:=[.C5]+[.C4]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ooc:=[.C6]+[.C5]" office:value-type="float" office:value="5">
            <text:p>5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ooc:=[.C7]+[.C6]" office:value-type="float" office:value="8">
            <text:p>8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ooc:=[.C8]+[.C7]" office:value-type="float" office:value="13">
            <text:p>13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ooc:=[.C9]+[.C8]" office:value-type="float" office:value="21">
            <text:p>21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ooc:=[.C10]+[.C9]" office:value-type="float" office:value="34">
            <text:p>34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ooc:=[.C11]+[.C10]" office:value-type="float" office:value="55">
            <text:p>55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ooc:=[.C12]+[.C11]" office:value-type="float" office:value="89">
            <text:p>89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ooc:=[.C13]+[.C12]" office:value-type="float" office:value="144">
            <text:p>144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5" office:value-type="string" table:number-columns-spanned="6" table:number-rows-spanned="1">
            <text:p>P1</text:p>
            <draw:line table:end-cell-address="'Tabella Dati'.I16" table:end-x="0.561in" table:end-y="0.0882in" draw:z-index="1" draw:style-name="gr1" draw:text-style-name="P1" svg:x1="0.2909in" svg:y1="0.0878in" svg:x2="4.0063in" svg:y2="0.0878in">
              <text:p/>
            </draw:line>
          </table:table-cell>
          <table:covered-table-cell table:number-columns-repeated="5" table:style-name="ce6"/>
          <table:table-cell table:number-columns-repeated="247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47"/>
        </table:table-row>
        <table:table-row table:style-name="ro1">
          <table:table-cell/>
          <table:table-cell table:style-name="ce3" office:value-type="string" table:number-columns-spanned="1" table:number-rows-spanned="5">
            <text:p>P2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/>
          <table:covered-table-cell table:style-name="ce4">
            <draw:line table:end-cell-address="'Tabella Dati'.B22" table:end-x="0.5717in" table:end-y="0.1075in" draw:z-index="2" draw:style-name="gr1" draw:text-style-name="P1" svg:x1="0.5709in" svg:y1="0.0484in" svg:x2="0.5713in" svg:y2="0.6008in">
              <text:p/>
            </draw:line>
          </table:covered-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/>
          <table:covered-table-cell table:style-name="ce4"/>
          <table:table-cell office:value-type="float" office:value="3">
            <text:p>3</text:p>
          </table:table-cell>
          <table:table-cell table:number-columns-repeated="253"/>
        </table:table-row>
        <table:table-row table:style-name="ro1">
          <table:table-cell/>
          <table:covered-table-cell table:style-name="ce4"/>
          <table:table-cell office:value-type="float" office:value="4">
            <text:p>4</text:p>
          </table:table-cell>
          <table:table-cell table:number-columns-repeated="253"/>
        </table:table-row>
        <table:table-row table:style-name="ro1">
          <table:table-cell/>
          <table:covered-table-cell table:style-name="ce4"/>
          <table:table-cell office:value-type="float" office:value="5">
            <text:p>5</text:p>
          </table:table-cell>
          <table:table-cell table:number-columns-repeated="253"/>
        </table:table-row>
      </table:table>
      <table:table table:name="Popolazione" table:style-name="ta2" table:print="false">
        <table:table-column table:style-name="co2" table:default-cell-style-name="Default"/>
        <table:table-column table:style-name="co3" table:default-cell-style-name="ce8"/>
        <table:table-column table:style-name="co1" table:number-columns-repeated="254" table:default-cell-style-name="Default"/>
        <table:table-row table:style-name="ro1">
          <table:table-cell table:style-name="ce7" office:value-type="string">
            <text:p>Nazione</text:p>
          </table:table-cell>
          <table:table-cell table:style-name="ce7" office:value-type="string">
            <text:p>Popolazione (mil)</text:p>
          </table:table-cell>
          <table:table-cell table:number-columns-repeated="254"/>
        </table:table-row>
        <table:table-row table:style-name="ro1">
          <table:table-cell office:value-type="string">
            <text:p>China</text:p>
          </table:table-cell>
          <table:table-cell office:value-type="float" office:value="1306.313812">
            <text:p><text:s/>1.306 </text:p>
          </table:table-cell>
          <table:table-cell table:number-columns-repeated="254"/>
        </table:table-row>
        <table:table-row table:style-name="ro1">
          <table:table-cell office:value-type="string">
            <text:p>India</text:p>
          </table:table-cell>
          <table:table-cell office:value-type="float" office:value="1080.264388">
            <text:p><text:s/>1.080 </text:p>
          </table:table-cell>
          <table:table-cell table:number-columns-repeated="254"/>
        </table:table-row>
        <table:table-row table:style-name="ro1">
          <table:table-cell office:value-type="string">
            <text:p>United States</text:p>
          </table:table-cell>
          <table:table-cell office:value-type="float" office:value="295.734134">
            <text:p><text:s/>296 </text:p>
          </table:table-cell>
          <table:table-cell table:number-columns-repeated="254"/>
        </table:table-row>
        <table:table-row table:style-name="ro1">
          <table:table-cell office:value-type="string">
            <text:p>Indonesia</text:p>
          </table:table-cell>
          <table:table-cell office:value-type="float" office:value="241.973879">
            <text:p><text:s/>242 </text:p>
          </table:table-cell>
          <table:table-cell table:number-columns-repeated="254"/>
        </table:table-row>
        <table:table-row table:style-name="ro1">
          <table:table-cell office:value-type="string">
            <text:p>Brazil</text:p>
          </table:table-cell>
          <table:table-cell office:value-type="float" office:value="186.112794">
            <text:p><text:s/>186 </text:p>
          </table:table-cell>
          <table:table-cell table:number-columns-repeated="254"/>
        </table:table-row>
        <table:table-row table:style-name="ro1">
          <table:table-cell office:value-type="string">
            <text:p>Pakistan</text:p>
          </table:table-cell>
          <table:table-cell office:value-type="float" office:value="162.419946">
            <text:p><text:s/>162 </text:p>
          </table:table-cell>
          <table:table-cell table:number-columns-repeated="254"/>
        </table:table-row>
        <table:table-row table:style-name="ro1">
          <table:table-cell office:value-type="string">
            <text:p>Bangladesh</text:p>
          </table:table-cell>
          <table:table-cell office:value-type="float" office:value="144.319628">
            <text:p><text:s/>144 </text:p>
          </table:table-cell>
          <table:table-cell table:number-columns-repeated="254"/>
        </table:table-row>
        <table:table-row table:style-name="ro1">
          <table:table-cell office:value-type="string">
            <text:p>Russia</text:p>
          </table:table-cell>
          <table:table-cell office:value-type="float" office:value="143.420309">
            <text:p><text:s/>143 </text:p>
          </table:table-cell>
          <table:table-cell table:number-columns-repeated="254"/>
        </table:table-row>
        <table:table-row table:style-name="ro1">
          <table:table-cell office:value-type="string">
            <text:p>Nigeria</text:p>
          </table:table-cell>
          <table:table-cell office:value-type="float" office:value="128.765768">
            <text:p><text:s/>129 </text:p>
          </table:table-cell>
          <table:table-cell table:number-columns-repeated="254"/>
        </table:table-row>
        <table:table-row table:style-name="ro1">
          <table:table-cell office:value-type="string">
            <text:p>Japan</text:p>
          </table:table-cell>
          <table:table-cell office:value-type="float" office:value="127.417244">
            <text:p><text:s/>127 </text:p>
          </table:table-cell>
          <table:table-cell table:number-columns-repeated="254"/>
        </table:table-row>
        <table:table-row table:style-name="ro1">
          <table:table-cell office:value-type="string">
            <text:p>Mexico</text:p>
          </table:table-cell>
          <table:table-cell office:value-type="float" office:value="106.202903">
            <text:p><text:s/>106 </text:p>
          </table:table-cell>
          <table:table-cell table:number-columns-repeated="254"/>
        </table:table-row>
        <table:table-row table:style-name="ro1">
          <table:table-cell office:value-type="string">
            <text:p>Philippines</text:p>
          </table:table-cell>
          <table:table-cell office:value-type="float" office:value="87.857473">
            <text:p><text:s/>88 </text:p>
          </table:table-cell>
          <table:table-cell table:number-columns-repeated="254"/>
        </table:table-row>
        <table:table-row table:style-name="ro1">
          <table:table-cell office:value-type="string">
            <text:p>Vietnam</text:p>
          </table:table-cell>
          <table:table-cell office:value-type="float" office:value="83.535576">
            <text:p><text:s/>84 </text:p>
          </table:table-cell>
          <table:table-cell table:number-columns-repeated="254"/>
        </table:table-row>
        <table:table-row table:style-name="ro1">
          <table:table-cell office:value-type="string">
            <text:p>Germany</text:p>
          </table:table-cell>
          <table:table-cell office:value-type="float" office:value="82.43139">
            <text:p><text:s/>82 </text:p>
          </table:table-cell>
          <table:table-cell table:number-columns-repeated="254"/>
        </table:table-row>
        <table:table-row table:style-name="ro1">
          <table:table-cell office:value-type="string">
            <text:p>Egypt</text:p>
          </table:table-cell>
          <table:table-cell office:value-type="float" office:value="77.505756">
            <text:p><text:s/>78 </text:p>
          </table:table-cell>
          <table:table-cell table:number-columns-repeated="254"/>
        </table:table-row>
        <table:table-row table:style-name="ro1">
          <table:table-cell office:value-type="string">
            <text:p>Ethiopia</text:p>
          </table:table-cell>
          <table:table-cell office:value-type="float" office:value="73.053286">
            <text:p><text:s/>73 </text:p>
          </table:table-cell>
          <table:table-cell table:number-columns-repeated="254"/>
        </table:table-row>
        <table:table-row table:style-name="ro1">
          <table:table-cell office:value-type="string">
            <text:p>Turkey</text:p>
          </table:table-cell>
          <table:table-cell office:value-type="float" office:value="69.660559">
            <text:p><text:s/>70 </text:p>
          </table:table-cell>
          <table:table-cell table:number-columns-repeated="254"/>
        </table:table-row>
        <table:table-row table:style-name="ro1">
          <table:table-cell office:value-type="string">
            <text:p>Iran</text:p>
          </table:table-cell>
          <table:table-cell office:value-type="float" office:value="68.01786">
            <text:p><text:s/>68 </text:p>
          </table:table-cell>
          <table:table-cell table:number-columns-repeated="254"/>
        </table:table-row>
        <table:table-row table:style-name="ro1">
          <table:table-cell office:value-type="string">
            <text:p>Thailand</text:p>
          </table:table-cell>
          <table:table-cell office:value-type="float" office:value="64.185502">
            <text:p><text:s/>64 </text:p>
          </table:table-cell>
          <table:table-cell table:number-columns-repeated="254"/>
        </table:table-row>
        <table:table-row table:style-name="ro1">
          <table:table-cell office:value-type="string">
            <text:p>Democratic Republic of the Congo</text:p>
          </table:table-cell>
          <table:table-cell office:value-type="float" office:value="60.76449">
            <text:p><text:s/>61 </text:p>
          </table:table-cell>
          <table:table-cell table:number-columns-repeated="254"/>
        </table:table-row>
        <table:table-row table:style-name="ro1">
          <table:table-cell office:value-type="string">
            <text:p>France</text:p>
          </table:table-cell>
          <table:table-cell office:value-type="float" office:value="60.656178">
            <text:p><text:s/>61 </text:p>
          </table:table-cell>
          <table:table-cell table:number-columns-repeated="254"/>
        </table:table-row>
        <table:table-row table:style-name="ro1">
          <table:table-cell office:value-type="string">
            <text:p>United Kingdom</text:p>
          </table:table-cell>
          <table:table-cell office:value-type="float" office:value="60.441457">
            <text:p><text:s/>60 </text:p>
          </table:table-cell>
          <table:table-cell table:number-columns-repeated="254"/>
        </table:table-row>
        <table:table-row table:style-name="ro1">
          <table:table-cell office:value-type="string">
            <text:p>Italy</text:p>
          </table:table-cell>
          <table:table-cell office:value-type="float" office:value="58.103033">
            <text:p><text:s/>58 </text:p>
          </table:table-cell>
          <table:table-cell table:number-columns-repeated="254"/>
        </table:table-row>
        <table:table-row table:style-name="ro1">
          <table:table-cell office:value-type="string">
            <text:p>South Korea</text:p>
          </table:table-cell>
          <table:table-cell office:value-type="float" office:value="48">
            <text:p><text:s/>48 </text:p>
          </table:table-cell>
          <table:table-cell table:number-columns-repeated="254"/>
        </table:table-row>
        <table:table-row table:style-name="ro1">
          <table:table-cell office:value-type="string">
            <text:p>Canada</text:p>
          </table:table-cell>
          <table:table-cell office:value-type="float" office:value="32">
            <text:p><text:s/>32 </text:p>
          </table:table-cell>
          <table:table-cell table:number-columns-repeated="254"/>
        </table:table-row>
        <table:table-row table:style-name="ro1">
          <table:table-cell office:value-type="string">
            <text:p>Australia</text:p>
          </table:table-cell>
          <table:table-cell office:value-type="float" office:value="20">
            <text:p><text:s/>20 </text:p>
          </table:table-cell>
          <table:table-cell table:number-columns-repeated="254"/>
        </table:table-row>
        <table:table-row table:style-name="ro1">
          <table:table-cell office:value-type="string">
            <text:p>Netherlands</text:p>
          </table:table-cell>
          <table:table-cell office:value-type="float" office:value="16">
            <text:p><text:s/>16 </text:p>
          </table:table-cell>
          <table:table-cell table:number-columns-repeated="254"/>
        </table:table-row>
      </table:table>
      <table:table table:name="PC in uso" table:style-name="ta3" table:print="false">
        <table:table-column table:style-name="co4" table:default-cell-style-name="Default"/>
        <table:table-column table:style-name="co5" table:default-cell-style-name="ce11"/>
        <table:table-column table:style-name="co6" table:default-cell-style-name="ce12"/>
        <table:table-column table:style-name="co7" table:default-cell-style-name="Default"/>
        <table:table-column table:style-name="co8" table:number-columns-repeated="252" table:default-cell-style-name="Default"/>
        <table:table-row table:style-name="ro2">
          <table:table-cell table:style-name="ce9" office:value-type="string" table:number-columns-spanned="4" table:number-rows-spanned="1">
            <text:p>PC in uso</text:p>
          </table:table-cell>
          <table:covered-table-cell table:number-columns-repeated="3" table:style-name="ce10"/>
          <table:table-cell table:number-columns-repeated="252"/>
        </table:table-row>
        <table:table-row table:style-name="ro1">
          <table:table-cell/>
          <table:table-cell table:style-name="Default" table:number-columns-repeated="2"/>
          <table:table-cell/>
          <table:table-cell>
            <draw:g table:end-cell-address="'PC in uso'.F21" table:end-x="0.3661in" table:end-y="0.028in" draw:z-index="0">
              <draw:rect draw:style-name="gr2" draw:text-style-name="P1" svg:width="1.9165in" svg:height="2.9217in" svg:x="0.3563in" svg:y="0.1854in">
                <text:p/>
              </draw:rect>
              <draw:custom-shape draw:style-name="gr3" draw:text-style-name="P2" svg:width="1.0106in" svg:height="0.8878in" svg:x="1.213in" svg:y="2.1587in">
                <text:p/>
                <draw:enhanced-geometry svg:viewBox="0 0 556 551" draw:type="non-primitive" draw:enhanced-path="M 556 0  L 53 31  L 0 551  L 552 551  L 556 0  L 556 0  Z N"/>
              </draw:custom-shape>
              <draw:custom-shape draw:style-name="gr4" draw:text-style-name="P2" svg:width="0.998in" svg:height="0.7894in" svg:x="0.2823in" svg:y="2.3618in">
                <text:p/>
                <draw:enhanced-geometry svg:viewBox="0 0 550 494" draw:type="non-primitive" draw:enhanced-path="M 0 313  L 0 494  L 473 494  L 473 490  L 475 481  L 480 464  L 485 443  L 490 418  L 496 388  L 505 355  L 512 320  L 519 283  L 526 245  L 532 206  L 537 168  L 542 130  L 547 95  L 549 62  L 550 32  L 543 9  L 526 0  L 499 0  L 463 11  L 422 28  L 375 53  L 326 82  L 275 115  L 223 149  L 174 183  L 127 217  L 86 248  L 50 273  L 23 294  L 6 309  L 0 313  L 0 313  Z N"/>
              </draw:custom-shape>
              <draw:custom-shape draw:style-name="gr5" draw:text-style-name="P2" svg:width="1.1461in" svg:height="2.0118in" svg:x="0.3441in" svg:y="0.8213in">
                <text:p/>
                <draw:enhanced-geometry svg:viewBox="0 0 631 1249" draw:type="non-primitive" draw:enhanced-path="M 0 0  L 631 70  L 631 77  L 630 100  L 628 134  L 625 178  L 622 231  L 618 291  L 614 355  L 609 422  L 603 490  L 597 558  L 590 623  L 584 682  L 577 736  L 570 781  L 562 816  L 555 841  L 547 856  L 539 872  L 530 888  L 522 903  L 513 917  L 505 930  L 496 943  L 488 955  L 481 965  L 474 975  L 468 984  L 463 991  L 459 996  L 455 1000  L 454 1003  L 453 1004  L 452 1005  L 447 1006  L 440 1009  L 429 1013  L 418 1017  L 404 1023  L 387 1030  L 370 1038  L 350 1046  L 329 1055  L 307 1066  L 284 1078  L 260 1088  L 237 1101  L 212 1114  L 189 1128  L 164 1142  L 143 1155  L 123 1167  L 104 1179  L 87 1189  L 72 1200  L 57 1209  L 46 1217  L 34 1224  L 25 1230  L 16 1236  L 11 1241  L 6 1244  L 2 1247  L 0 1249  L 0 1249  L 0 0  L 0 0  Z N"/>
              </draw:custom-shape>
              <draw:custom-shape draw:style-name="gr6" draw:text-style-name="P2" svg:width="1.0413in" svg:height="0.8331in" svg:x="1.2374in" svg:y="0.1469in">
                <text:p/>
                <draw:enhanced-geometry svg:viewBox="0 0 575 513" draw:type="non-primitive" draw:enhanced-path="M 0 0  L 575 0  L 575 441  L 135 513  L 104 476  L 0 0  L 0 0  Z N"/>
              </draw:custom-shape>
              <draw:custom-shape draw:style-name="gr7" draw:text-style-name="P2" svg:width="0.0551in" svg:height="0.1476in" svg:x="0.3563in" svg:y="2.7563in">
                <text:p/>
                <draw:enhanced-geometry svg:viewBox="0 0 30 92" draw:type="non-primitive" draw:enhanced-path="M 15 0  L 18 1  L 21 4  L 24 6  L 26 9  L 27 13  L 28 18  L 28 21  L 30 27  L 28 32  L 28 36  L 27 42  L 27 47  L 26 52  L 25 56  L 24 60  L 22 65  L 22 67  L 21 69  L 21 73  L 20 75  L 19 79  L 19 81  L 18 83  L 17 86  L 15 88  L 14 90  L 13 92  L 12 92  L 10 92  L 8 92  L 6 90  L 4 89  L 1 83  L 1 80  L 0 75  L 1 72  L 1 67  L 1 63  L 3 59  L 4 55  L 5 52  L 6 47  L 7 42  L 8 39  L 8 34  L 10 31  L 8 26  L 8 21  L 7 18  L 7 14  L 8 12  L 10 8  L 10 6  L 12 4  L 13 1  L 15 0  L 15 0  Z N"/>
              </draw:custom-shape>
              <draw:custom-shape draw:style-name="gr7" draw:text-style-name="P2" svg:width="0.1476in" svg:height="0.1862in" svg:x="0.652in" svg:y="2.8055in">
                <text:p/>
                <draw:enhanced-geometry svg:viewBox="0 0 88 116" draw:type="non-primitive" draw:enhanced-path="M 2 116  L 1 114  L 0 112  L 0 109  L 1 106  L 1 103  L 2 99  L 3 95  L 6 91  L 8 85  L 10 82  L 14 77  L 16 72  L 20 69  L 23 64  L 27 62  L 31 58  L 34 56  L 36 52  L 40 49  L 42 45  L 44 42  L 47 38  L 49 34  L 53 30  L 54 26  L 57 22  L 60 17  L 62 14  L 65 9  L 69 5  L 72 3  L 76 0  L 78 0  L 82 1  L 84 2  L 88 3  L 87 9  L 85 14  L 83 19  L 80 26  L 76 32  L 70 41  L 65 48  L 60 55  L 54 62  L 47 69  L 41 75  L 35 82  L 30 87  L 24 93  L 21 98  L 19 103  L 16 104  L 15 105  L 13 107  L 9 110  L 7 111  L 4 113  L 2 114  L 2 116  L 2 116  Z N"/>
              </draw:custom-shape>
              <draw:custom-shape draw:style-name="gr7" draw:text-style-name="P2" svg:width="0.0677in" svg:height="0.0713in" svg:x="0.7567in" svg:y="2.8717in">
                <text:p/>
                <draw:enhanced-geometry svg:viewBox="0 0 41 38" draw:type="non-primitive" draw:enhanced-path="M 10 0  L 11 0  L 12 0  L 14 1  L 16 2  L 18 5  L 19 8  L 22 12  L 24 14  L 25 15  L 27 17  L 29 18  L 31 19  L 33 20  L 36 21  L 38 24  L 40 26  L 41 27  L 41 31  L 41 33  L 40 35  L 38 36  L 36 38  L 32 38  L 30 38  L 27 36  L 25 36  L 23 35  L 20 34  L 18 32  L 16 31  L 13 28  L 11 27  L 10 25  L 7 22  L 5 21  L 4 20  L 2 17  L 2 14  L 0 11  L 2 8  L 2 5  L 4 2  L 6 0  L 10 0  L 10 0  Z N"/>
              </draw:custom-shape>
              <draw:custom-shape draw:style-name="gr7" draw:text-style-name="P2" svg:width="0.0614in" svg:height="0.2299in" svg:x="0.5228in" svg:y="2.8165in">
                <text:p/>
                <draw:enhanced-geometry svg:viewBox="0 0 31 139" draw:type="non-primitive" draw:enhanced-path="M 30 139  L 28 138  L 27 137  L 26 135  L 23 132  L 21 129  L 20 125  L 17 122  L 16 117  L 15 112  L 14 108  L 13 103  L 11 98  L 10 93  L 10 88  L 10 83  L 11 78  L 11 75  L 11 70  L 10 66  L 9 62  L 8 57  L 7 53  L 6 48  L 6 43  L 4 39  L 3 34  L 2 29  L 1 25  L 0 19  L 0 14  L 0 9  L 1 5  L 2 2  L 4 1  L 7 0  L 8 0  L 11 2  L 14 7  L 17 13  L 20 20  L 21 28  L 22 36  L 24 46  L 26 55  L 26 63  L 27 73  L 28 82  L 29 90  L 29 98  L 30 105  L 30 112  L 31 118  L 31 120  L 31 122  L 31 125  L 31 129  L 30 131  L 30 135  L 30 137  L 30 139  L 30 139  Z N"/>
              </draw:custom-shape>
              <draw:custom-shape draw:style-name="gr7" draw:text-style-name="P2" svg:width="0.2031in" svg:height="0.0492in" svg:x="0.5657in" svg:y="2.7563in">
                <text:p/>
                <draw:enhanced-geometry svg:viewBox="0 0 115 24" draw:type="non-primitive" draw:enhanced-path="M 115 5  L 114 7  L 112 9  L 110 11  L 107 12  L 104 15  L 100 17  L 97 18  L 93 21  L 88 21  L 85 22  L 80 23  L 77 24  L 72 24  L 69 24  L 65 23  L 61 23  L 59 22  L 56 21  L 53 21  L 50 21  L 47 21  L 44 22  L 42 22  L 39 23  L 36 23  L 32 23  L 29 23  L 26 23  L 23 23  L 19 23  L 16 22  L 12 22  L 11 21  L 10 19  L 8 18  L 6 18  L 4 17  L 2 17  L 0 16  L 0 15  L 4 11  L 9 8  L 15 5  L 22 4  L 27 2  L 36 1  L 43 1  L 51 1  L 58 0  L 65 0  L 72 1  L 79 1  L 86 1  L 92 1  L 97 1  L 101 1  L 101 1  L 104 2  L 106 2  L 108 3  L 110 4  L 112 4  L 114 5  L 115 5  L 115 5  Z N"/>
              </draw:custom-shape>
              <draw:custom-shape draw:style-name="gr7" draw:text-style-name="P2" svg:width="0.0429in" svg:height="0.1862in" svg:x="0.6091in" svg:y="2.8055in">
                <text:p/>
                <draw:enhanced-geometry svg:viewBox="0 0 24 116" draw:type="non-primitive" draw:enhanced-path="M 9 116  L 6 115  L 5 115  L 3 113  L 3 112  L 0 110  L 0 106  L 0 104  L 0 102  L 0 99  L 0 97  L 2 94  L 3 90  L 4 85  L 6 82  L 6 77  L 6 72  L 6 68  L 6 63  L 5 58  L 4 54  L 4 48  L 3 43  L 2 37  L 2 33  L 0 28  L 0 22  L 0 16  L 0 11  L 0 7  L 2 2  L 4 0  L 7 0  L 11 0  L 13 0  L 17 3  L 20 9  L 22 15  L 24 22  L 24 29  L 24 37  L 24 44  L 24 52  L 23 61  L 22 69  L 20 76  L 20 84  L 19 91  L 19 98  L 18 104  L 19 110  L 18 111  L 17 111  L 16 112  L 13 113  L 12 113  L 10 113  L 9 115  L 9 116  L 9 116  Z N"/>
              </draw:custom-shape>
              <draw:custom-shape draw:style-name="gr7" draw:text-style-name="P2" svg:width="0.1106in" svg:height="0.1752in" svg:x="0.498in" svg:y="2.6795in">
                <text:p/>
                <draw:enhanced-geometry svg:viewBox="0 0 65 107" draw:type="non-primitive" draw:enhanced-path="M 59 107  L 56 107  L 54 107  L 53 107  L 52 107  L 49 105  L 47 102  L 46 100  L 45 99  L 44 95  L 44 93  L 42 90  L 41 86  L 41 83  L 40 79  L 39 74  L 36 70  L 34 66  L 32 61  L 29 58  L 26 53  L 24 49  L 20 45  L 18 40  L 14 36  L 12 32  L 8 27  L 6 23  L 4 18  L 1 13  L 0 9  L 2 5  L 5 4  L 8 2  L 11 0  L 15 2  L 20 6  L 25 10  L 29 16  L 33 22  L 36 29  L 40 36  L 44 44  L 46 51  L 49 58  L 52 66  L 54 73  L 56 80  L 59 86  L 61 92  L 65 98  L 65 99  L 62 102  L 59 105  L 59 107  L 59 107  Z N"/>
              </draw:custom-shape>
              <draw:custom-shape draw:style-name="gr7" draw:text-style-name="P2" svg:width="0.1661in" svg:height="0.0874in" svg:x="0.5413in" svg:y="2.8823in">
                <text:p/>
                <draw:enhanced-geometry svg:viewBox="0 0 90 59" draw:type="non-primitive" draw:enhanced-path="M 90 0  L 90 1  L 89 4  L 89 6  L 88 8  L 86 11  L 85 13  L 82 17  L 80 19  L 78 23  L 74 25  L 72 27  L 68 30  L 65 31  L 62 33  L 59 34  L 55 34  L 53 35  L 51 37  L 47 38  L 45 39  L 42 40  L 41 41  L 39 42  L 36 45  L 34 46  L 32 48  L 29 50  L 27 52  L 24 53  L 21 54  L 18 55  L 14 57  L 13 57  L 12 57  L 9 57  L 7 58  L 5 58  L 2 59  L 1 59  L 0 59  L 1 54  L 4 50  L 7 46  L 12 41  L 17 38  L 22 34  L 27 30  L 34 27  L 40 23  L 46 20  L 52 17  L 58 14  L 63 11  L 68 8  L 73 6  L 76 5  L 76 4  L 79 4  L 81 3  L 83 3  L 86 1  L 87 1  L 89 0  L 90 0  L 90 0  Z N"/>
              </draw:custom-shape>
              <draw:custom-shape draw:style-name="gr7" draw:text-style-name="P2" svg:width="0.0677in" svg:height="0.0547in" svg:x="0.911in" svg:y="2.8551in">
                <text:p/>
                <draw:enhanced-geometry svg:viewBox="0 0 41 38" draw:type="non-primitive" draw:enhanced-path="M 8 0  L 9 0  L 12 0  L 13 1  L 14 3  L 16 5  L 19 8  L 21 12  L 23 15  L 25 17  L 27 18  L 28 19  L 30 20  L 33 20  L 35 21  L 37 24  L 40 25  L 40 27  L 41 30  L 40 33  L 39 35  L 36 37  L 34 38  L 32 38  L 29 38  L 27 37  L 25 37  L 22 34  L 20 33  L 17 32  L 15 30  L 13 28  L 10 27  L 9 25  L 7 22  L 5 21  L 3 20  L 1 17  L 0 14  L 0 11  L 0 8  L 1 5  L 2 3  L 5 1  L 8 0  L 8 0  Z N"/>
              </draw:custom-shape>
              <draw:custom-shape draw:style-name="gr7" draw:text-style-name="P2" svg:width="0.1846in" svg:height="0.0602in" svg:x="0.3563in" svg:y="2.8717in">
                <text:p/>
                <draw:enhanced-geometry svg:viewBox="0 0 103 37" draw:type="non-primitive" draw:enhanced-path="M 103 32  L 102 32  L 101 34  L 99 35  L 96 36  L 93 36  L 89 36  L 86 37  L 82 37  L 79 36  L 75 36  L 71 35  L 68 35  L 64 34  L 61 32  L 58 30  L 55 29  L 52 27  L 49 27  L 47 25  L 44 24  L 41 23  L 39 23  L 35 22  L 33 22  L 31 21  L 27 20  L 25 18  L 22 18  L 19 17  L 17 16  L 13 14  L 11 12  L 10 11  L 8 10  L 6 9  L 5 8  L 1 5  L 0 3  L 4 2  L 8 1  L 13 0  L 19 1  L 26 1  L 32 3  L 39 4  L 46 7  L 53 9  L 59 11  L 65 14  L 72 17  L 78 18  L 82 21  L 87 23  L 92 24  L 92 24  L 93 25  L 95 27  L 98 28  L 99 29  L 101 30  L 102 31  L 103 32  L 103 32  Z N"/>
              </draw:custom-shape>
              <draw:custom-shape draw:style-name="gr7" draw:text-style-name="P2" svg:width="0.1661in" svg:height="0.0984in" svg:x="0.4858in" svg:y="2.6795in">
                <text:p/>
                <draw:enhanced-geometry svg:viewBox="0 0 90 58" draw:type="non-primitive" draw:enhanced-path="M 90 0  L 90 2  L 90 4  L 89 5  L 88 9  L 87 11  L 84 13  L 82 16  L 80 19  L 77 22  L 74 24  L 71 26  L 68 29  L 64 31  L 62 32  L 59 33  L 55 34  L 53 34  L 50 36  L 47 38  L 46 39  L 43 40  L 41 42  L 39 44  L 36 45  L 34 46  L 32 49  L 29 50  L 27 51  L 23 52  L 21 54  L 18 54  L 14 57  L 13 56  L 12 57  L 9 57  L 7 58  L 5 58  L 2 58  L 1 58  L 0 58  L 1 54  L 3 50  L 7 46  L 12 42  L 16 38  L 21 34  L 27 30  L 34 27  L 40 23  L 46 20  L 52 17  L 57 15  L 63 11  L 68 9  L 73 6  L 76 4  L 76 3  L 79 3  L 80 2  L 82 2  L 84 2  L 87 0  L 88 0  L 90 0  L 90 0  Z N"/>
              </draw:custom-shape>
              <draw:custom-shape draw:style-name="gr7" draw:text-style-name="P2" svg:width="0.2402in" svg:height="0.1315in" svg:x="0.6705in" svg:y="2.9043in">
                <text:p/>
                <draw:enhanced-geometry svg:viewBox="0 0 128 81" draw:type="non-primitive" draw:enhanced-path="M 128 2  L 127 1  L 124 0  L 121 0  L 117 1  L 113 1  L 108 2  L 103 3  L 99 5  L 93 6  L 87 8  L 82 10  L 77 13  L 73 15  L 69 19  L 66 21  L 63 24  L 60 26  L 57 29  L 54 32  L 50 34  L 47 36  L 45 40  L 41 42  L 38 44  L 34 47  L 31 50  L 27 53  L 23 56  L 20 58  L 16 61  L 14 64  L 11 67  L 9 68  L 8 70  L 6 71  L 5 74  L 2 76  L 1 77  L 0 78  L 0 81  L 5 81  L 11 80  L 18 76  L 26 74  L 33 69  L 42 64  L 50 58  L 60 53  L 68 47  L 76 41  L 84 34  L 93 29  L 99 23  L 106 20  L 110 16  L 116 14  L 116 13  L 117 12  L 120 9  L 122 7  L 123 6  L 126 3  L 127 2  L 128 2  L 128 2  Z N"/>
              </draw:custom-shape>
              <draw:custom-shape draw:style-name="gr7" draw:text-style-name="P2" svg:width="0.0429in" svg:height="0.1972in" svg:x="0.6953in" svg:y="2.6685in">
                <text:p/>
                <draw:enhanced-geometry svg:viewBox="0 0 24 118" draw:type="non-primitive" draw:enhanced-path="M 9 118  L 7 117  L 6 117  L 3 115  L 2 114  L 1 112  L 0 108  L 0 106  L 0 104  L 0 101  L 1 99  L 1 95  L 2 92  L 3 88  L 6 85  L 6 79  L 6 75  L 6 71  L 6 66  L 4 60  L 4 56  L 3 51  L 3 45  L 2 40  L 1 34  L 0 30  L 0 24  L 0 18  L 0 13  L 1 9  L 2 3  L 4 2  L 8 2  L 11 0  L 14 0  L 17 5  L 21 11  L 22 17  L 23 24  L 24 30  L 24 38  L 24 46  L 24 54  L 23 61  L 22 70  L 21 78  L 21 86  L 20 93  L 19 100  L 19 106  L 19 112  L 19 112  L 17 113  L 15 114  L 14 114  L 10 115  L 9 118  L 9 118  Z N"/>
              </draw:custom-shape>
              <draw:custom-shape draw:style-name="gr7" draw:text-style-name="P2" svg:width="0.1417in" svg:height="0.0492in" svg:x="0.4425in" svg:y="2.9811in">
                <text:p/>
                <draw:enhanced-geometry svg:viewBox="0 0 79 31" draw:type="non-primitive" draw:enhanced-path="M 18 2  L 21 0  L 24 2  L 27 2  L 29 3  L 32 4  L 34 4  L 35 6  L 38 7  L 40 9  L 41 10  L 44 11  L 46 12  L 48 13  L 52 13  L 56 14  L 60 16  L 62 16  L 65 16  L 67 16  L 69 17  L 71 17  L 73 18  L 74 18  L 76 19  L 78 22  L 79 24  L 78 24  L 78 26  L 76 27  L 74 29  L 69 30  L 65 31  L 60 31  L 55 31  L 51 31  L 46 31  L 41 30  L 36 29  L 32 27  L 28 26  L 24 25  L 20 24  L 15 22  L 12 20  L 9 19  L 6 18  L 4 17  L 2 16  L 1 14  L 0 14  L 0 12  L 1 10  L 1 7  L 2 7  L 5 5  L 6 4  L 8 4  L 12 3  L 14 2  L 18 2  L 18 2  Z N"/>
              </draw:custom-shape>
              <draw:custom-shape draw:style-name="gr7" draw:text-style-name="P2" svg:width="0.0551in" svg:height="0.1531in" svg:x="0.4547in" svg:y="2.8165in">
                <text:p/>
                <draw:enhanced-geometry svg:viewBox="0 0 30 91" draw:type="non-primitive" draw:enhanced-path="M 16 0  L 19 0  L 21 2  L 25 6  L 27 8  L 27 13  L 28 17  L 30 21  L 30 27  L 30 32  L 28 36  L 27 42  L 27 47  L 26 52  L 25 56  L 24 61  L 24 64  L 23 67  L 21 70  L 21 73  L 20 76  L 19 78  L 19 81  L 18 83  L 17 87  L 16 88  L 14 90  L 13 91  L 12 91  L 10 91  L 9 91  L 6 90  L 4 89  L 3 84  L 1 80  L 0 76  L 1 71  L 1 68  L 3 63  L 4 60  L 5 55  L 5 52  L 6 47  L 7 43  L 9 39  L 9 35  L 10 30  L 10 26  L 10 22  L 9 17  L 9 14  L 9 12  L 10 8  L 11 5  L 12 2  L 13 0  L 16 0  L 16 0  Z N"/>
              </draw:custom-shape>
              <draw:custom-shape draw:style-name="gr7" draw:text-style-name="P2" svg:width="0.1417in" svg:height="0.0657in" svg:x="0.7508in" svg:y="2.5535in">
                <text:p/>
                <draw:enhanced-geometry svg:viewBox="0 0 80 45" draw:type="non-primitive" draw:enhanced-path="M 0 5  L 1 3  L 3 0  L 6 0  L 8 0  L 9 0  L 10 1  L 13 3  L 15 4  L 16 5  L 18 7  L 21 8  L 23 12  L 26 13  L 29 14  L 31 15  L 35 17  L 38 18  L 42 19  L 45 19  L 50 20  L 54 21  L 57 21  L 62 22  L 65 24  L 69 25  L 72 27  L 76 28  L 80 31  L 78 33  L 78 37  L 77 39  L 77 41  L 72 44  L 69 45  L 63 44  L 58 44  L 53 41  L 48 40  L 42 38  L 37 35  L 31 32  L 27 30  L 22 26  L 16 24  L 11 21  L 8 19  L 3 17  L 0 15  L 0 13  L 0 10  L 0 8  L 0 6  L 0 5  L 0 5  L 0 5  Z N"/>
              </draw:custom-shape>
              <draw:custom-shape draw:style-name="gr7" draw:text-style-name="P2" svg:width="0.0614in" svg:height="0.0657in" svg:x="0.7382in" svg:y="2.6795in">
                <text:p/>
                <draw:enhanced-geometry svg:viewBox="0 0 41 39" draw:type="non-primitive" draw:enhanced-path="M 8 0  L 10 0  L 11 0  L 13 2  L 15 3  L 16 5  L 18 9  L 21 12  L 23 16  L 24 17  L 27 18  L 28 19  L 30 20  L 33 20  L 35 23  L 37 24  L 40 26  L 41 29  L 41 31  L 41 33  L 40 37  L 36 38  L 34 38  L 31 38  L 29 39  L 27 38  L 24 37  L 22 36  L 20 34  L 17 33  L 15 31  L 13 29  L 10 27  L 8 25  L 7 24  L 4 22  L 3 20  L 1 17  L 0 15  L 0 11  L 1 9  L 1 5  L 3 3  L 6 2  L 8 0  L 8 0  Z N"/>
              </draw:custom-shape>
              <draw:custom-shape draw:style-name="gr7" draw:text-style-name="P2" svg:width="0.0799in" svg:height="0.0657in" svg:x="0.6276in" svg:y="2.6795in">
                <text:p/>
                <draw:enhanced-geometry svg:viewBox="0 0 41 39" draw:type="non-primitive" draw:enhanced-path="M 8 0  L 11 0  L 12 0  L 13 2  L 15 3  L 18 5  L 20 9  L 22 12  L 25 16  L 26 17  L 27 18  L 30 19  L 32 20  L 34 20  L 37 23  L 38 24  L 40 26  L 41 29  L 41 31  L 41 33  L 40 37  L 38 38  L 35 38  L 32 38  L 30 39  L 27 38  L 25 37  L 22 36  L 20 34  L 18 33  L 17 31  L 14 29  L 12 27  L 10 25  L 8 24  L 6 22  L 5 20  L 3 17  L 1 15  L 0 12  L 1 9  L 1 6  L 4 4  L 6 2  L 8 0  L 8 0  Z N"/>
              </draw:custom-shape>
              <draw:custom-shape draw:style-name="gr7" draw:text-style-name="P2" svg:width="0.1417in" svg:height="0.0764in" svg:x="0.837in" svg:y="2.7071in">
                <text:p/>
                <draw:enhanced-geometry svg:viewBox="0 0 79 43" draw:type="non-primitive" draw:enhanced-path="M 0 5  L 1 2  L 3 0  L 6 0  L 8 0  L 10 1  L 14 4  L 16 5  L 18 7  L 21 8  L 23 11  L 25 13  L 29 14  L 33 15  L 36 16  L 40 16  L 43 18  L 47 19  L 50 20  L 54 20  L 57 21  L 62 22  L 65 24  L 69 25  L 72 26  L 76 28  L 79 31  L 78 33  L 78 36  L 77 39  L 77 41  L 72 42  L 68 43  L 63 43  L 58 43  L 54 41  L 48 40  L 43 38  L 37 35  L 33 32  L 27 29  L 22 26  L 17 24  L 13 20  L 8 19  L 4 16  L 1 15  L 0 13  L 0 11  L 0 7  L 0 5  L 0 5  Z N"/>
              </draw:custom-shape>
              <draw:custom-shape draw:style-name="gr7" draw:text-style-name="P2" svg:width="0.1598in" svg:height="0.0874in" svg:x="0.837in" svg:y="2.7839in">
                <text:p/>
                <draw:enhanced-geometry svg:viewBox="0 0 90 59" draw:type="non-primitive" draw:enhanced-path="M 90 0  L 90 2  L 90 4  L 88 5  L 87 9  L 86 11  L 84 13  L 81 17  L 80 19  L 77 22  L 74 24  L 71 26  L 68 30  L 65 31  L 61 32  L 59 33  L 55 34  L 53 36  L 50 36  L 47 38  L 45 39  L 43 40  L 40 41  L 38 44  L 36 45  L 33 47  L 31 49  L 29 50  L 26 52  L 24 53  L 20 54  L 18 56  L 14 57  L 12 57  L 11 57  L 9 57  L 6 58  L 4 58  L 3 58  L 0 58  L 0 59  L 2 54  L 4 50  L 6 46  L 11 41  L 16 38  L 20 34  L 26 30  L 33 27  L 39 24  L 45 20  L 51 17  L 58 15  L 63 11  L 67 9  L 72 6  L 75 4  L 75 4  L 78 3  L 80 3  L 82 3  L 84 2  L 87 0  L 88 0  L 90 0  L 90 0  Z N"/>
              </draw:custom-shape>
              <draw:custom-shape draw:style-name="gr7" draw:text-style-name="P2" svg:width="0.1291in" svg:height="0.1094in" svg:x="0.7138in" svg:y="2.5917in">
                <text:p/>
                <draw:enhanced-geometry svg:viewBox="0 0 74 66" draw:type="non-primitive" draw:enhanced-path="M 2 0  L 5 2  L 8 3  L 11 4  L 15 7  L 19 10  L 23 13  L 27 17  L 32 21  L 35 25  L 40 28  L 43 32  L 48 36  L 52 39  L 55 41  L 59 43  L 62 44  L 64 45  L 67 46  L 70 48  L 73 52  L 73 54  L 74 58  L 74 60  L 73 64  L 69 65  L 66 66  L 63 66  L 60 66  L 57 66  L 54 65  L 52 64  L 49 62  L 46 60  L 43 58  L 41 55  L 39 53  L 36 51  L 34 48  L 32 46  L 30 45  L 28 43  L 26 41  L 23 38  L 21 36  L 18 32  L 14 28  L 12 25  L 9 21  L 6 18  L 3 14  L 1 11  L 1 9  L 0 5  L 0 4  L 0 2  L 2 0  L 2 0  Z N"/>
              </draw:custom-shape>
              <draw:custom-shape draw:style-name="gr7" draw:text-style-name="P2" svg:width="0.1539in" svg:height="0.0764in" svg:x="1.1823in" svg:y="2.4in">
                <text:p/>
                <draw:enhanced-geometry svg:viewBox="0 0 80 44" draw:type="non-primitive" draw:enhanced-path="M 0 6  L 1 2  L 3 1  L 4 0  L 8 1  L 9 1  L 10 2  L 13 3  L 14 4  L 16 6  L 19 8  L 21 9  L 23 11  L 26 14  L 29 15  L 33 16  L 36 17  L 40 18  L 43 20  L 47 20  L 50 21  L 55 22  L 58 22  L 62 23  L 65 24  L 69 26  L 73 27  L 76 29  L 80 31  L 80 34  L 78 37  L 77 40  L 77 42  L 73 44  L 68 44  L 63 44  L 58 44  L 54 42  L 48 41  L 43 38  L 37 35  L 33 33  L 27 29  L 22 27  L 17 23  L 13 21  L 8 18  L 4 16  L 1 15  L 0 13  L 0 10  L 0 7  L 0 6  L 0 6  Z N"/>
              </draw:custom-shape>
              <draw:custom-shape draw:style-name="gr7" draw:text-style-name="P2" svg:width="0.1661in" svg:height="0.0984in" svg:x="0.985in" svg:y="2.4in">
                <text:p/>
                <draw:enhanced-geometry svg:viewBox="0 0 91 57" draw:type="non-primitive" draw:enhanced-path="M 91 0  L 90 0  L 90 2  L 88 4  L 87 7  L 86 9  L 84 11  L 81 15  L 80 17  L 77 20  L 74 22  L 71 24  L 67 28  L 64 29  L 61 31  L 58 33  L 56 34  L 52 34  L 50 35  L 46 36  L 45 37  L 43 38  L 40 41  L 38 42  L 36 43  L 33 44  L 31 47  L 29 48  L 26 50  L 24 51  L 22 52  L 18 54  L 15 56  L 13 55  L 11 55  L 9 55  L 8 56  L 5 56  L 3 57  L 2 57  L 0 57  L 2 54  L 4 49  L 8 44  L 11 41  L 16 36  L 22 33  L 27 29  L 33 26  L 40 21  L 46 18  L 52 15  L 58 13  L 64 9  L 69 7  L 73 4  L 77 3  L 77 2  L 78 2  L 80 1  L 83 1  L 85 0  L 87 0  L 90 0  L 91 0  L 91 0  Z N"/>
              </draw:custom-shape>
              <draw:custom-shape draw:style-name="gr7" draw:text-style-name="P2" svg:width="0.2154in" svg:height="0.115in" svg:x="0.3563in" svg:y="2.8933in">
                <text:p/>
                <draw:enhanced-geometry svg:viewBox="0 0 118 74" draw:type="non-primitive" draw:enhanced-path="M 118 1  L 115 0  L 113 0  L 109 0  L 106 1  L 101 2  L 96 3  L 92 6  L 86 9  L 80 10  L 75 14  L 69 17  L 65 20  L 60 23  L 56 27  L 53 30  L 49 32  L 47 35  L 44 37  L 41 40  L 38 42  L 35 43  L 32 45  L 30 47  L 26 49  L 22 50  L 19 52  L 15 55  L 13 56  L 10 58  L 6 62  L 3 64  L 0 68  L 0 69  L 1 70  L 1 72  L 3 74  L 7 74  L 13 74  L 19 71  L 26 69  L 33 64  L 40 59  L 47 55  L 55 50  L 62 44  L 69 38  L 76 32  L 83 28  L 89 22  L 95 18  L 100 15  L 105 13  L 106 11  L 107 10  L 109 9  L 112 7  L 113 4  L 115 3  L 116 1  L 118 1  L 118 1  Z N"/>
              </draw:custom-shape>
              <draw:custom-shape draw:style-name="gr7" draw:text-style-name="P2" svg:width="0.1476in" svg:height="0.0713in" svg:x="0.6091in" svg:y="2.6303in">
                <text:p/>
                <draw:enhanced-geometry svg:viewBox="0 0 80 44" draw:type="non-primitive" draw:enhanced-path="M 0 4  L 1 2  L 3 1  L 6 0  L 8 1  L 9 1  L 10 2  L 13 2  L 15 4  L 16 5  L 19 8  L 21 9  L 23 11  L 27 14  L 29 15  L 33 16  L 36 17  L 40 17  L 43 18  L 47 20  L 50 21  L 55 21  L 58 22  L 62 23  L 66 24  L 69 25  L 73 27  L 76 29  L 80 31  L 80 34  L 78 36  L 77 39  L 77 42  L 73 43  L 68 44  L 63 44  L 58 43  L 54 42  L 48 41  L 43 37  L 39 35  L 33 32  L 27 29  L 22 27  L 17 23  L 13 21  L 8 18  L 4 16  L 1 16  L 0 14  L 0 10  L 0 8  L 0 7  L 0 5  L 0 4  L 0 4  Z N"/>
              </draw:custom-shape>
              <draw:custom-shape draw:style-name="gr7" draw:text-style-name="P2" svg:width="0.1539in" svg:height="0.0713in" svg:x="0.9972in" svg:y="2.8331in">
                <text:p/>
                <draw:enhanced-geometry svg:viewBox="0 0 80 44" draw:type="non-primitive" draw:enhanced-path="M 1 6  L 2 2  L 4 1  L 7 0  L 9 0  L 10 0  L 11 1  L 14 2  L 16 4  L 17 5  L 19 7  L 22 9  L 25 12  L 28 13  L 30 14  L 34 15  L 37 17  L 41 18  L 44 19  L 48 19  L 51 20  L 55 21  L 59 21  L 63 22  L 66 24  L 70 25  L 73 27  L 77 28  L 80 31  L 80 34  L 79 36  L 79 40  L 78 41  L 73 44  L 70 44  L 64 44  L 59 44  L 55 42  L 49 40  L 44 38  L 38 35  L 34 33  L 28 29  L 23 27  L 18 24  L 12 21  L 9 19  L 4 17  L 1 15  L 0 13  L 1 11  L 1 7  L 1 6  L 1 6  Z N"/>
              </draw:custom-shape>
              <draw:custom-shape draw:style-name="gr7" draw:text-style-name="P2" svg:width="0.2031in" svg:height="0.0382in" svg:x="0.9787in" svg:y="2.6028in">
                <text:p/>
                <draw:enhanced-geometry svg:viewBox="0 0 115 23" draw:type="non-primitive" draw:enhanced-path="M 115 6  L 113 7  L 112 9  L 110 11  L 109 12  L 106 13  L 104 16  L 101 16  L 98 18  L 96 18  L 92 18  L 89 19  L 86 19  L 83 19  L 81 18  L 77 18  L 75 17  L 71 16  L 68 16  L 63 16  L 61 17  L 56 17  L 52 18  L 48 18  L 44 19  L 40 20  L 36 20  L 31 21  L 28 23  L 23 23  L 20 23  L 16 23  L 13 21  L 11 20  L 10 19  L 8 19  L 5 18  L 3 18  L 2 17  L 0 16  L 0 16  L 3 11  L 8 9  L 14 5  L 21 4  L 27 2  L 35 2  L 42 0  L 50 0  L 57 0  L 64 0  L 71 0  L 78 2  L 85 2  L 91 2  L 96 2  L 101 2  L 101 2  L 103 3  L 105 3  L 108 4  L 109 4  L 111 5  L 113 5  L 115 6  L 115 6  Z N"/>
              </draw:custom-shape>
              <draw:custom-shape draw:style-name="gr7" draw:text-style-name="P2" svg:width="0.0736in" svg:height="0.0547in" svg:x="0.8248in" svg:y="2.6138in">
                <text:p/>
                <draw:enhanced-geometry svg:viewBox="0 0 42 38" draw:type="non-primitive" draw:enhanced-path="M 9 0  L 10 0  L 12 1  L 13 2  L 15 2  L 17 5  L 19 9  L 22 11  L 24 15  L 25 16  L 27 17  L 29 18  L 32 18  L 33 19  L 36 22  L 38 23  L 39 25  L 40 28  L 42 30  L 40 34  L 39 36  L 37 37  L 35 37  L 32 37  L 30 38  L 26 37  L 24 36  L 22 35  L 20 34  L 18 32  L 15 30  L 13 29  L 11 27  L 9 24  L 8 23  L 5 21  L 4 19  L 2 17  L 0 15  L 0 11  L 0 9  L 2 5  L 3 3  L 5 1  L 9 0  L 9 0  Z N"/>
              </draw:custom-shape>
              <draw:custom-shape draw:style-name="gr7" draw:text-style-name="P2" svg:width="0.228in" svg:height="0.137in" svg:x="0.9417in" svg:y="2.4547in">
                <text:p/>
                <draw:enhanced-geometry svg:viewBox="0 0 128 81" draw:type="non-primitive" draw:enhanced-path="M 128 2  L 125 1  L 123 0  L 120 0  L 116 1  L 111 1  L 108 2  L 102 4  L 97 6  L 91 7  L 87 8  L 82 11  L 77 14  L 73 15  L 68 19  L 64 21  L 62 25  L 59 26  L 56 29  L 53 32  L 50 34  L 47 36  L 43 39  L 40 41  L 37 45  L 33 47  L 29 49  L 26 53  L 23 55  L 20 59  L 16 61  L 13 65  L 9 68  L 9 69  L 8 70  L 6 73  L 5 74  L 2 76  L 1 79  L 0 80  L 0 81  L 5 81  L 10 80  L 17 77  L 26 74  L 33 69  L 42 65  L 50 59  L 60 53  L 68 47  L 76 41  L 84 35  L 93 29  L 100 24  L 105 20  L 110 16  L 115 14  L 116 13  L 117 12  L 120 9  L 122 8  L 123 6  L 125 4  L 127 2  L 128 2  L 128 2  Z N"/>
              </draw:custom-shape>
              <draw:custom-shape draw:style-name="gr7" draw:text-style-name="P2" svg:width="0.0551in" svg:height="0.2244in" svg:x="1.0528in" svg:y="2.4547in">
                <text:p/>
                <draw:enhanced-geometry svg:viewBox="0 0 33 139" draw:type="non-primitive" draw:enhanced-path="M 31 139  L 29 138  L 28 137  L 25 135  L 24 132  L 22 129  L 20 127  L 18 122  L 17 117  L 15 112  L 14 108  L 13 103  L 11 98  L 10 93  L 10 88  L 10 83  L 11 78  L 10 74  L 10 70  L 10 66  L 9 62  L 8 56  L 8 53  L 7 48  L 6 43  L 4 39  L 3 34  L 2 29  L 1 25  L 0 20  L 0 15  L 0 9  L 0 6  L 2 3  L 4 2  L 7 0  L 9 0  L 13 2  L 15 7  L 17 13  L 20 21  L 22 28  L 23 36  L 24 46  L 25 55  L 27 64  L 28 74  L 28 83  L 29 91  L 29 100  L 30 107  L 31 114  L 33 118  L 31 120  L 31 122  L 31 125  L 31 129  L 31 131  L 31 135  L 31 137  L 31 139  L 31 139  Z N"/>
              </draw:custom-shape>
              <draw:custom-shape draw:style-name="gr7" draw:text-style-name="P2" svg:width="0.1417in" svg:height="0.0657in" svg:x="0.8677in" svg:y="2.4988in">
                <text:p/>
                <draw:enhanced-geometry svg:viewBox="0 0 80 45" draw:type="non-primitive" draw:enhanced-path="M 0 5  L 1 3  L 3 2  L 6 0  L 8 2  L 9 2  L 12 2  L 13 3  L 15 4  L 16 6  L 19 7  L 21 10  L 23 12  L 26 13  L 29 16  L 33 17  L 36 18  L 38 18  L 43 19  L 47 20  L 50 21  L 54 21  L 58 23  L 62 24  L 65 25  L 69 26  L 73 27  L 76 30  L 80 32  L 80 34  L 78 37  L 77 40  L 77 43  L 73 44  L 68 45  L 63 45  L 58 44  L 54 43  L 48 40  L 43 38  L 38 36  L 33 33  L 27 30  L 22 26  L 17 24  L 13 20  L 8 18  L 3 17  L 1 16  L 0 13  L 0 10  L 0 7  L 0 5  L 0 5  Z N"/>
              </draw:custom-shape>
              <draw:custom-shape draw:style-name="gr7" draw:text-style-name="P2" svg:width="0.0429in" svg:height="0.1862in" svg:x="1.2252in" svg:y="2.4547in">
                <text:p/>
                <draw:enhanced-geometry svg:viewBox="0 0 24 116" draw:type="non-primitive" draw:enhanced-path="M 9 116  L 7 116  L 6 115  L 3 113  L 2 112  L 1 110  L 0 108  L 0 104  L 0 103  L 0 99  L 1 97  L 2 94  L 2 90  L 4 87  L 6 83  L 6 78  L 6 74  L 6 69  L 6 64  L 6 58  L 4 54  L 3 49  L 3 44  L 2 38  L 1 33  L 1 28  L 1 22  L 0 17  L 0 11  L 1 7  L 2 1  L 4 0  L 8 0  L 10 0  L 14 0  L 17 3  L 20 9  L 22 15  L 23 22  L 23 29  L 24 37  L 23 44  L 23 53  L 23 61  L 22 69  L 21 76  L 20 84  L 20 91  L 18 98  L 18 104  L 18 111  L 18 111  L 17 112  L 15 112  L 14 113  L 10 115  L 9 116  L 9 116  Z N"/>
              </draw:custom-shape>
              <draw:custom-shape draw:style-name="gr7" draw:text-style-name="P2" svg:width="0.1598in" svg:height="0.0929in" svg:x="1.1083in" svg:y="2.4878in">
                <text:p/>
                <draw:enhanced-geometry svg:viewBox="0 0 90 59" draw:type="non-primitive" draw:enhanced-path="M 90 0  L 90 2  L 90 4  L 88 6  L 88 9  L 86 11  L 85 13  L 82 16  L 80 19  L 78 22  L 74 24  L 72 27  L 68 30  L 65 31  L 61 32  L 59 33  L 56 35  L 52 36  L 50 36  L 46 38  L 45 39  L 43 40  L 40 42  L 38 44  L 36 45  L 33 47  L 31 49  L 29 50  L 26 51  L 23 53  L 20 54  L 17 56  L 14 57  L 12 57  L 11 57  L 9 57  L 6 58  L 5 58  L 3 59  L 0 59  L 0 59  L 2 54  L 4 51  L 7 46  L 11 42  L 16 38  L 21 35  L 27 30  L 33 27  L 40 24  L 46 20  L 52 17  L 58 15  L 63 11  L 68 9  L 72 6  L 75 4  L 77 4  L 78 4  L 80 3  L 82 3  L 85 2  L 87 2  L 88 0  L 90 0  L 90 0  Z N"/>
              </draw:custom-shape>
              <draw:custom-shape draw:style-name="gr7" draw:text-style-name="P2" svg:width="0.1354in" svg:height="0.1094in" svg:x="0.8925in" svg:y="2.5917in">
                <text:p/>
                <draw:enhanced-geometry svg:viewBox="0 0 74 65" draw:type="non-primitive" draw:enhanced-path="M 2 0  L 4 0  L 8 1  L 10 3  L 15 6  L 18 9  L 23 13  L 27 16  L 31 20  L 35 24  L 40 28  L 43 31  L 48 35  L 51 37  L 55 40  L 58 42  L 62 43  L 64 43  L 67 46  L 69 48  L 71 50  L 72 54  L 74 56  L 72 60  L 71 63  L 68 64  L 65 65  L 62 65  L 60 65  L 56 64  L 54 63  L 51 62  L 48 61  L 45 58  L 43 57  L 40 54  L 37 53  L 35 50  L 33 48  L 31 46  L 29 44  L 27 42  L 24 40  L 22 36  L 20 34  L 16 30  L 14 27  L 10 23  L 8 20  L 6 16  L 3 13  L 1 9  L 0 7  L 0 5  L 0 2  L 0 1  L 2 0  L 2 0  Z N"/>
              </draw:custom-shape>
              <draw:custom-shape draw:style-name="gr7" draw:text-style-name="P2" svg:width="0.1417in" svg:height="0.0657in" svg:x="1.1697in" svg:y="2.537in">
                <text:p/>
                <draw:enhanced-geometry svg:viewBox="0 0 81 43" draw:type="non-primitive" draw:enhanced-path="M 0 5  L 3 2  L 4 0  L 6 0  L 10 0  L 11 0  L 12 1  L 14 1  L 15 3  L 18 5  L 20 6  L 21 8  L 25 10  L 27 12  L 31 14  L 33 15  L 37 16  L 40 16  L 44 17  L 47 19  L 52 20  L 55 20  L 59 21  L 62 22  L 67 23  L 71 23  L 74 26  L 78 27  L 81 30  L 80 33  L 80 36  L 79 39  L 78 41  L 73 42  L 68 43  L 64 43  L 60 43  L 54 41  L 49 40  L 44 37  L 39 35  L 33 31  L 28 29  L 23 26  L 18 23  L 13 20  L 10 17  L 5 15  L 1 15  L 0 13  L 1 9  L 1 6  L 0 5  L 0 5  Z N"/>
              </draw:custom-shape>
              <draw:custom-shape draw:style-name="gr7" draw:text-style-name="P2" svg:width="0.1598in" svg:height="0.0929in" svg:x="0.837in" svg:y="2.4988in">
                <text:p/>
                <draw:enhanced-geometry svg:viewBox="0 0 90 59" draw:type="non-primitive" draw:enhanced-path="M 90 0  L 90 2  L 90 4  L 88 6  L 88 9  L 86 11  L 85 13  L 82 17  L 80 19  L 78 21  L 74 24  L 72 26  L 68 29  L 65 31  L 61 32  L 59 33  L 55 34  L 53 36  L 50 37  L 47 38  L 45 39  L 43 40  L 40 43  L 38 44  L 36 45  L 33 47  L 31 48  L 29 50  L 26 52  L 24 53  L 20 54  L 18 55  L 14 57  L 12 57  L 11 57  L 9 57  L 6 58  L 5 58  L 3 59  L 2 59  L 0 59  L 2 54  L 4 51  L 7 46  L 12 41  L 17 38  L 21 34  L 27 30  L 34 27  L 40 23  L 46 19  L 52 17  L 58 13  L 63 11  L 68 9  L 72 6  L 75 4  L 77 4  L 78 4  L 80 3  L 82 3  L 85 2  L 87 2  L 88 0  L 90 0  L 90 0  Z N"/>
              </draw:custom-shape>
              <draw:custom-shape draw:style-name="gr7" draw:text-style-name="P2" svg:width="0.2031in" svg:height="0.0382in" svg:x="0.7508in" svg:y="2.9811in">
                <text:p/>
                <draw:enhanced-geometry svg:viewBox="0 0 114 23" draw:type="non-primitive" draw:enhanced-path="M 114 5  L 112 7  L 111 9  L 110 10  L 108 12  L 105 14  L 103 15  L 101 16  L 98 17  L 95 18  L 91 18  L 88 18  L 85 20  L 82 18  L 78 18  L 75 17  L 72 16  L 69 15  L 65 15  L 63 15  L 60 16  L 55 16  L 51 17  L 47 18  L 43 20  L 38 20  L 35 21  L 30 22  L 27 22  L 22 22  L 18 23  L 14 22  L 11 22  L 10 21  L 8 20  L 7 20  L 4 18  L 2 17  L 1 16  L 0 16  L 0 15  L 3 11  L 8 8  L 14 5  L 20 3  L 27 2  L 34 1  L 41 1  L 49 1  L 56 0  L 63 0  L 70 1  L 77 1  L 84 1  L 90 1  L 95 1  L 99 1  L 101 1  L 102 2  L 104 2  L 106 3  L 109 3  L 110 4  L 112 4  L 114 5  L 114 5  Z N"/>
              </draw:custom-shape>
              <draw:custom-shape draw:style-name="gr7" draw:text-style-name="P2" svg:width="0.0799in" svg:height="0.0547in" svg:x="0.9972in" svg:y="2.6524in">
                <text:p/>
                <draw:enhanced-geometry svg:viewBox="0 0 43 38" draw:type="non-primitive" draw:enhanced-path="M 9 0  L 11 0  L 12 0  L 13 1  L 16 3  L 18 5  L 20 8  L 23 12  L 25 15  L 26 15  L 29 18  L 30 18  L 32 19  L 34 20  L 37 21  L 38 24  L 40 26  L 41 27  L 43 31  L 41 33  L 40 37  L 38 37  L 36 38  L 32 38  L 31 38  L 29 37  L 25 37  L 23 35  L 21 34  L 19 32  L 17 31  L 14 28  L 12 27  L 10 25  L 7 22  L 6 21  L 5 20  L 3 18  L 2 14  L 0 12  L 2 8  L 2 6  L 4 4  L 6 1  L 9 0  L 9 0  Z N"/>
              </draw:custom-shape>
              <draw:custom-shape draw:style-name="gr7" draw:text-style-name="P2" svg:width="0.2154in" svg:height="0.126in" svg:x="0.9972in" svg:y="2.6685in">
                <text:p/>
                <draw:enhanced-geometry svg:viewBox="0 0 119 75" draw:type="non-primitive" draw:enhanced-path="M 119 1  L 116 1  L 114 0  L 110 0  L 108 1  L 103 1  L 99 3  L 93 4  L 88 6  L 82 7  L 78 10  L 73 12  L 68 14  L 64 17  L 59 19  L 55 23  L 53 25  L 51 27  L 47 30  L 45 32  L 41 34  L 38 37  L 34 40  L 31 42  L 28 46  L 24 48  L 20 51  L 18 53  L 14 57  L 11 59  L 7 62  L 4 65  L 0 68  L 1 69  L 3 72  L 3 74  L 4 75  L 8 75  L 14 74  L 20 73  L 27 69  L 34 66  L 41 61  L 48 57  L 56 51  L 64 45  L 71 40  L 78 34  L 85 30  L 91 25  L 96 20  L 101 17  L 106 15  L 106 13  L 108 12  L 110 10  L 112 8  L 114 6  L 116 4  L 118 3  L 119 1  L 119 1  Z N"/>
              </draw:custom-shape>
              <draw:custom-shape draw:style-name="gr7" draw:text-style-name="P2" svg:width="0.1354in" svg:height="0.0764in" svg:x="1.0772in" svg:y="2.7398in">
                <text:p/>
                <draw:enhanced-geometry svg:viewBox="0 0 81 44" draw:type="non-primitive" draw:enhanced-path="M 1 6  L 3 2  L 5 1  L 6 0  L 10 1  L 11 1  L 12 2  L 14 3  L 15 4  L 18 6  L 20 8  L 23 10  L 25 13  L 27 14  L 31 15  L 34 16  L 38 17  L 40 18  L 44 18  L 47 20  L 52 21  L 55 22  L 59 22  L 62 23  L 67 24  L 69 25  L 73 28  L 77 29  L 81 31  L 81 34  L 80 36  L 79 40  L 79 42  L 74 43  L 69 44  L 65 44  L 60 43  L 54 42  L 50 40  L 44 37  L 39 36  L 33 32  L 28 29  L 24 27  L 18 23  L 13 21  L 10 18  L 5 16  L 1 15  L 0 13  L 1 10  L 1 7  L 1 6  L 1 6  Z N"/>
              </draw:custom-shape>
              <draw:custom-shape draw:style-name="gr7" draw:text-style-name="P2" svg:width="0.0799in" svg:height="0.1642in" svg:x="1.2252in" svg:y="2.6138in">
                <text:p/>
                <draw:enhanced-geometry svg:viewBox="0 0 42 101" draw:type="non-primitive" draw:enhanced-path="M 39 0  L 40 0  L 41 2  L 41 5  L 42 7  L 42 11  L 42 13  L 42 16  L 42 21  L 41 25  L 40 28  L 40 32  L 39 36  L 37 39  L 35 42  L 33 45  L 32 48  L 30 50  L 28 53  L 27 55  L 26 58  L 25 60  L 24 63  L 24 66  L 23 68  L 21 70  L 20 74  L 20 76  L 19 79  L 18 82  L 17 85  L 14 87  L 13 90  L 10 92  L 7 95  L 6 97  L 5 99  L 4 100  L 3 101  L 1 96  L 0 92  L 0 86  L 1 80  L 3 74  L 5 68  L 6 61  L 10 55  L 12 48  L 15 42  L 18 35  L 21 29  L 24 25  L 26 19  L 28 15  L 30 12  L 31 11  L 32 9  L 32 7  L 34 6  L 37 2  L 39 0  L 39 0  Z N"/>
              </draw:custom-shape>
              <draw:custom-shape draw:style-name="gr7" draw:text-style-name="P2" svg:width="0.2031in" svg:height="0.0382in" svg:x="1.0528in" svg:y="2.9319in">
                <text:p/>
                <draw:enhanced-geometry svg:viewBox="0 0 115 23" draw:type="non-primitive" draw:enhanced-path="M 115 6  L 113 7  L 112 9  L 111 11  L 109 12  L 106 13  L 104 16  L 101 17  L 99 18  L 95 18  L 93 19  L 90 19  L 86 19  L 84 19  L 80 19  L 77 18  L 74 17  L 71 16  L 67 16  L 64 16  L 60 17  L 57 17  L 52 18  L 48 19  L 45 20  L 40 20  L 36 22  L 32 23  L 28 23  L 24 23  L 20 23  L 17 23  L 13 22  L 12 20  L 11 20  L 7 19  L 6 19  L 4 18  L 2 17  L 0 17  L 0 16  L 4 12  L 9 9  L 14 6  L 21 5  L 28 3  L 36 2  L 43 2  L 51 2  L 58 0  L 65 0  L 72 2  L 79 2  L 85 2  L 91 2  L 97 2  L 100 2  L 101 2  L 104 2  L 105 3  L 107 4  L 109 5  L 112 5  L 113 5  L 115 6  L 115 6  Z N"/>
              </draw:custom-shape>
              <draw:custom-shape draw:style-name="gr7" draw:text-style-name="P2" svg:width="0.228in" svg:height="0.126in" svg:x="1.0402in" svg:y="2.8055in">
                <text:p/>
                <draw:enhanced-geometry svg:viewBox="0 0 129 79" draw:type="non-primitive" draw:enhanced-path="M 129 2  L 126 0  L 124 0  L 122 0  L 118 0  L 113 1  L 109 2  L 103 2  L 98 4  L 92 6  L 88 8  L 83 10  L 78 13  L 74 15  L 69 17  L 65 21  L 63 23  L 61 25  L 57 28  L 55 31  L 51 34  L 48 36  L 44 38  L 41 41  L 38 44  L 35 47  L 31 49  L 28 52  L 24 55  L 21 58  L 17 61  L 15 63  L 11 67  L 10 68  L 9 69  L 8 71  L 6 74  L 3 75  L 2 77  L 1 78  L 0 79  L 6 79  L 11 78  L 18 76  L 27 74  L 34 69  L 42 64  L 51 58  L 59 52  L 68 47  L 77 40  L 84 34  L 92 29  L 99 23  L 105 20  L 111 16  L 116 14  L 116 13  L 118 10  L 120 9  L 122 7  L 124 4  L 126 3  L 128 2  L 129 2  L 129 2  Z N"/>
              </draw:custom-shape>
              <draw:custom-shape draw:style-name="gr7" draw:text-style-name="P2" svg:width="0.0614in" svg:height="0.2244in" svg:x="1.1638in" svg:y="2.7949in">
                <text:p/>
                <draw:enhanced-geometry svg:viewBox="0 0 33 138" draw:type="non-primitive" draw:enhanced-path="M 32 138  L 29 137  L 28 137  L 26 135  L 25 132  L 22 129  L 21 125  L 19 122  L 17 117  L 15 112  L 14 108  L 13 103  L 12 98  L 10 92  L 10 88  L 10 83  L 12 79  L 12 75  L 10 70  L 10 65  L 9 61  L 9 56  L 8 52  L 7 48  L 6 43  L 5 38  L 3 34  L 2 29  L 1 24  L 0 18  L 0 14  L 0 9  L 0 4  L 2 2  L 5 2  L 7 1  L 9 0  L 13 2  L 15 8  L 17 14  L 21 21  L 22 28  L 23 36  L 25 45  L 27 55  L 27 64  L 28 74  L 28 82  L 29 91  L 29 98  L 30 106  L 32 112  L 33 118  L 33 119  L 32 122  L 32 125  L 32 129  L 32 131  L 30 135  L 30 137  L 32 138  L 32 138  Z N"/>
              </draw:custom-shape>
              <draw:custom-shape draw:style-name="gr7" draw:text-style-name="P2" svg:width="0.0736in" svg:height="0.1642in" svg:x="1.0957in" svg:y="2.8823in">
                <text:p/>
                <draw:enhanced-geometry svg:viewBox="0 0 42 101" draw:type="non-primitive" draw:enhanced-path="M 39 0  L 40 2  L 40 3  L 41 5  L 41 9  L 41 11  L 42 15  L 42 18  L 42 22  L 41 25  L 40 30  L 40 33  L 39 37  L 36 40  L 35 44  L 33 46  L 32 49  L 29 51  L 28 54  L 27 56  L 26 59  L 25 61  L 23 64  L 23 66  L 22 70  L 21 72  L 20 74  L 19 77  L 19 79  L 18 83  L 15 85  L 14 88  L 12 91  L 11 92  L 9 93  L 8 94  L 7 97  L 3 100  L 2 101  L 0 97  L 0 92  L 0 86  L 1 81  L 2 74  L 3 68  L 6 63  L 9 56  L 12 49  L 15 43  L 18 36  L 21 31  L 23 25  L 26 20  L 28 16  L 29 12  L 29 11  L 30 10  L 32 9  L 34 6  L 36 3  L 39 0  L 39 0  Z N"/>
              </draw:custom-shape>
              <draw:custom-shape draw:style-name="gr7" draw:text-style-name="P2" svg:width="0.0492in" svg:height="0.1807in" svg:x="0.8433in" svg:y="2.7783in">
                <text:p/>
                <draw:enhanced-geometry svg:viewBox="0 0 25 116" draw:type="non-primitive" draw:enhanced-path="M 9 116  L 7 115  L 6 115  L 3 114  L 2 113  L 1 109  L 0 107  L 0 104  L 0 102  L 0 100  L 1 96  L 2 93  L 2 89  L 3 86  L 6 82  L 6 77  L 6 73  L 6 68  L 6 63  L 5 57  L 5 53  L 5 48  L 3 43  L 2 37  L 2 33  L 1 27  L 1 22  L 0 16  L 1 12  L 1 6  L 2 1  L 5 0  L 8 0  L 12 0  L 14 0  L 17 3  L 21 8  L 22 14  L 25 21  L 25 28  L 25 36  L 25 44  L 25 53  L 23 60  L 22 68  L 22 76  L 21 84  L 20 91  L 20 97  L 20 104  L 20 110  L 19 110  L 17 111  L 16 111  L 14 113  L 10 114  L 9 116  L 9 116  Z N"/>
              </draw:custom-shape>
              <draw:custom-shape draw:style-name="gr7" draw:text-style-name="P2" svg:width="0.228in" svg:height="0.1205in" svg:x="0.7508in" svg:y="2.663in">
                <text:p/>
                <draw:enhanced-geometry svg:viewBox="0 0 128 80" draw:type="non-primitive" draw:enhanced-path="M 128 2  L 125 0  L 123 0  L 121 0  L 117 0  L 112 1  L 108 2  L 103 4  L 98 5  L 92 6  L 87 8  L 82 11  L 77 13  L 72 15  L 69 19  L 65 22  L 63 25  L 60 27  L 57 31  L 54 32  L 50 35  L 47 38  L 44 40  L 41 42  L 37 46  L 34 48  L 30 50  L 27 54  L 23 56  L 20 60  L 16 62  L 14 65  L 10 68  L 9 69  L 8 70  L 7 73  L 4 74  L 2 76  L 1 77  L 0 79  L 0 80  L 4 80  L 10 80  L 17 77  L 26 74  L 34 69  L 42 65  L 50 59  L 60 54  L 68 47  L 76 41  L 83 35  L 91 29  L 98 25  L 104 20  L 110 16  L 115 14  L 116 13  L 117 12  L 119 9  L 121 8  L 123 6  L 125 4  L 126 2  L 128 2  L 128 2  Z N"/>
              </draw:custom-shape>
              <draw:custom-shape draw:style-name="gr7" draw:text-style-name="P2" svg:width="0.2094in" svg:height="0.0327in" svg:x="0.3563in" svg:y="2.7949in">
                <text:p/>
                <draw:enhanced-geometry svg:viewBox="0 0 115 23" draw:type="non-primitive" draw:enhanced-path="M 115 6  L 113 8  L 111 10  L 110 11  L 108 13  L 106 15  L 103 16  L 101 17  L 99 18  L 95 18  L 92 19  L 89 19  L 86 19  L 82 19  L 79 18  L 76 17  L 73 17  L 70 16  L 67 16  L 63 16  L 60 16  L 55 17  L 52 18  L 48 19  L 43 19  L 39 20  L 35 22  L 31 22  L 27 23  L 23 23  L 19 23  L 15 23  L 12 23  L 11 22  L 9 20  L 7 19  L 5 19  L 2 18  L 1 17  L 0 17  L 0 17  L 2 12  L 8 9  L 14 6  L 20 4  L 27 3  L 34 2  L 41 2  L 49 2  L 56 0  L 65 0  L 72 2  L 79 2  L 84 2  L 90 2  L 96 2  L 101 2  L 101 2  L 103 2  L 104 3  L 107 4  L 109 4  L 111 5  L 113 5  L 115 6  L 115 6  Z N"/>
              </draw:custom-shape>
              <draw:custom-shape draw:style-name="gr7" draw:text-style-name="P2" svg:width="0.0551in" svg:height="0.2244in" svg:x="0.726in" svg:y="2.8441in">
                <text:p/>
                <draw:enhanced-geometry svg:viewBox="0 0 33 140" draw:type="non-primitive" draw:enhanced-path="M 31 140  L 29 138  L 27 137  L 26 135  L 23 133  L 22 129  L 20 127  L 19 122  L 17 117  L 15 113  L 14 108  L 13 103  L 12 98  L 10 93  L 10 88  L 10 83  L 12 79  L 10 74  L 10 70  L 9 66  L 9 62  L 8 56  L 7 53  L 7 48  L 6 43  L 5 39  L 3 34  L 2 29  L 1 25  L 0 20  L 0 15  L 0 11  L 0 6  L 2 3  L 5 2  L 7 1  L 9 0  L 13 3  L 15 8  L 17 14  L 20 21  L 22 29  L 23 38  L 24 47  L 27 56  L 27 64  L 28 74  L 28 82  L 29 91  L 29 100  L 30 107  L 31 114  L 33 120  L 31 121  L 31 123  L 31 125  L 31 129  L 31 133  L 31 135  L 31 137  L 31 140  L 31 140  Z N"/>
              </draw:custom-shape>
              <draw:custom-shape draw:style-name="gr7" draw:text-style-name="P2" svg:width="0.2094in" svg:height="0.0382in" svg:x="0.9539in" svg:y="2.9976in">
                <text:p/>
                <draw:enhanced-geometry svg:viewBox="0 0 115 23" draw:type="non-primitive" draw:enhanced-path="M 115 6  L 113 8  L 112 9  L 110 11  L 109 12  L 106 13  L 104 16  L 100 17  L 98 18  L 96 18  L 92 19  L 89 19  L 86 19  L 83 19  L 80 19  L 77 18  L 75 17  L 71 16  L 68 16  L 63 16  L 59 17  L 56 17  L 52 18  L 48 19  L 44 20  L 39 20  L 36 22  L 31 23  L 28 23  L 23 23  L 19 23  L 16 23  L 12 23  L 11 20  L 10 20  L 8 19  L 5 19  L 3 18  L 2 17  L 0 17  L 0 16  L 3 12  L 9 9  L 15 6  L 21 4  L 28 3  L 35 2  L 42 2  L 50 2  L 57 0  L 65 0  L 71 2  L 78 2  L 85 2  L 91 2  L 96 2  L 100 2  L 100 2  L 103 3  L 105 3  L 107 4  L 109 4  L 111 5  L 113 5  L 115 6  L 115 6  Z N"/>
              </draw:custom-shape>
              <draw:custom-shape draw:style-name="gr7" draw:text-style-name="P2" svg:width="0.0677in" svg:height="0.2299in" svg:x="0.985in" svg:y="2.8276in">
                <text:p/>
                <draw:enhanced-geometry svg:viewBox="0 0 32 139" draw:type="non-primitive" draw:enhanced-path="M 32 139  L 29 138  L 27 137  L 26 136  L 23 133  L 22 130  L 20 126  L 19 122  L 16 118  L 15 114  L 14 108  L 13 103  L 12 98  L 10 94  L 10 88  L 10 83  L 12 78  L 12 75  L 12 70  L 10 65  L 10 62  L 9 57  L 8 53  L 7 48  L 6 43  L 5 38  L 3 34  L 2 29  L 2 24  L 1 19  L 1 14  L 0 9  L 1 4  L 2 3  L 5 2  L 7 1  L 9 0  L 12 2  L 15 8  L 17 14  L 20 21  L 21 28  L 23 37  L 24 46  L 26 55  L 27 64  L 28 74  L 28 82  L 29 91  L 29 99  L 30 106  L 32 112  L 32 118  L 32 119  L 32 122  L 32 125  L 32 129  L 32 131  L 32 135  L 32 137  L 32 139  L 32 139  Z N"/>
              </draw:custom-shape>
              <draw:custom-shape draw:style-name="gr7" draw:text-style-name="P2" svg:width="0.0677in" svg:height="0.126in" svg:x="0.911in" svg:y="2.9319in">
                <text:p/>
                <draw:enhanced-geometry svg:viewBox="0 0 37 77" draw:type="non-primitive" draw:enhanced-path="M 0 3  L 0 4  L 1 6  L 2 11  L 5 16  L 7 21  L 9 30  L 12 37  L 15 44  L 17 51  L 21 59  L 23 65  L 27 69  L 29 73  L 33 77  L 35 77  L 37 75  L 37 72  L 37 67  L 37 62  L 37 58  L 35 51  L 34 45  L 32 38  L 29 32  L 27 26  L 25 20  L 22 14  L 21 10  L 19 5  L 17 3  L 16 0  L 16 0  L 0 3  L 0 3  Z N"/>
              </draw:custom-shape>
              <draw:custom-shape draw:style-name="gr7" draw:text-style-name="P2" svg:width="0.1106in" svg:height="0.0547in" svg:x="0.9972in" svg:y="2.7783in">
                <text:p/>
                <draw:enhanced-geometry svg:viewBox="0 0 58 34" draw:type="non-primitive" draw:enhanced-path="M 53 0  L 52 0  L 51 1  L 47 2  L 44 3  L 39 6  L 34 8  L 30 9  L 25 13  L 19 15  L 14 18  L 10 20  L 6 23  L 3 26  L 0 28  L 0 30  L 0 33  L 2 34  L 4 34  L 7 34  L 11 34  L 16 33  L 20 33  L 25 32  L 31 29  L 36 28  L 40 27  L 45 25  L 50 23  L 52 22  L 55 21  L 57 21  L 58 21  L 53 0  L 53 0  Z N"/>
              </draw:custom-shape>
              <draw:custom-shape draw:style-name="gr7" draw:text-style-name="P2" svg:width="0.1291in" svg:height="0.1039in" svg:x="1.1638in" svg:y="2.6524in">
                <text:p/>
                <draw:enhanced-geometry svg:viewBox="0 0 75 66" draw:type="non-primitive" draw:enhanced-path="M 1 13  L 3 13  L 4 15  L 7 18  L 12 21  L 17 26  L 22 31  L 28 35  L 35 41  L 42 46  L 49 51  L 55 55  L 61 60  L 65 62  L 69 65  L 72 66  L 74 66  L 74 64  L 75 62  L 75 60  L 75 59  L 75 56  L 75 55  L 75 53  L 75 51  L 74 47  L 74 45  L 74 42  L 74 42  L 73 41  L 71 40  L 68 38  L 64 35  L 59 31  L 54 27  L 48 24  L 42 19  L 37 15  L 31 11  L 25 7  L 20 5  L 14 3  L 11 0  L 7 0  L 5 0  L 3 1  L 1 4  L 0 5  L 0 7  L 0 10  L 0 11  L 1 12  L 1 13  L 1 13  Z N"/>
              </draw:custom-shape>
              <draw:custom-shape draw:style-name="gr7" draw:text-style-name="P2" svg:width="0.0862in" svg:height="0.115in" svg:x="1.0957in" svg:y="2.7291in">
                <text:p/>
                <draw:enhanced-geometry svg:viewBox="0 0 46 70" draw:type="non-primitive" draw:enhanced-path="M 36 0  L 35 1  L 33 3  L 31 5  L 29 9  L 25 14  L 22 18  L 18 24  L 15 30  L 11 36  L 8 42  L 5 48  L 3 54  L 0 58  L 0 63  L 0 66  L 2 70  L 3 70  L 5 70  L 8 68  L 11 65  L 15 62  L 19 57  L 23 51  L 26 47  L 30 41  L 35 35  L 37 30  L 40 25  L 43 21  L 45 17  L 46 16  L 46 15  L 36 0  L 36 0  Z N"/>
              </draw:custom-shape>
              <draw:custom-shape draw:style-name="gr7" draw:text-style-name="P2" svg:width="0.1291in" svg:height="0.1094in" svg:x="0.6953in" svg:y="2.5535in">
                <text:p/>
                <draw:enhanced-geometry svg:viewBox="0 0 73 71" draw:type="non-primitive" draw:enhanced-path="M 61 2  L 60 2  L 58 4  L 54 7  L 51 11  L 46 16  L 40 20  L 36 26  L 30 32  L 24 38  L 18 44  L 12 50  L 9 55  L 5 60  L 2 64  L 0 67  L 0 70  L 3 71  L 5 70  L 9 68  L 13 66  L 19 61  L 25 58  L 31 52  L 38 47  L 44 41  L 51 36  L 56 30  L 61 24  L 66 19  L 70 14  L 72 11  L 73 9  L 73 6  L 72 5  L 72 3  L 72 2  L 70 0  L 67 0  L 65 0  L 63 2  L 61 2  L 61 2  L 61 2  Z N"/>
              </draw:custom-shape>
              <draw:custom-shape draw:style-name="gr7" draw:text-style-name="P2" svg:width="0.0366in" svg:height="0.0984in" svg:x="0.4303in" svg:y="2.7563in">
                <text:p/>
                <draw:enhanced-geometry svg:viewBox="0 0 22 57" draw:type="non-primitive" draw:enhanced-path="M 8 0  L 8 1  L 7 2  L 7 5  L 6 9  L 5 12  L 5 17  L 3 23  L 2 28  L 1 32  L 1 38  L 0 43  L 1 48  L 1 50  L 1 53  L 2 56  L 5 57  L 5 56  L 7 55  L 8 52  L 10 49  L 12 44  L 13 41  L 14 36  L 16 31  L 16 27  L 17 22  L 19 17  L 20 14  L 21 10  L 21 8  L 22 5  L 22 5  L 8 0  L 8 0  Z N"/>
              </draw:custom-shape>
              <draw:custom-shape draw:style-name="gr8" draw:text-style-name="P2" svg:width="0.8689in" svg:height="1.4799in" svg:x="1.3547in" svg:y="0.8539in">
                <text:p/>
                <draw:enhanced-geometry svg:viewBox="0 0 477 917" draw:type="non-primitive" draw:enhanced-path="M 14 88  L 15 88  L 18 88  L 23 88  L 30 88  L 38 87  L 49 87  L 61 86  L 75 84  L 90 83  L 106 81  L 125 79  L 145 76  L 166 73  L 190 69  L 213 65  L 239 61  L 264 55  L 287 49  L 311 43  L 332 39  L 353 34  L 373 28  L 390 23  L 407 20  L 422 15  L 435 12  L 447 8  L 456 6  L 463 2  L 469 1  L 472 0  L 474 0  L 477 828  L 475 828  L 471 828  L 465 828  L 457 829  L 447 829  L 435 829  L 421 830  L 406 832  L 388 833  L 369 835  L 349 836  L 329 840  L 307 842  L 285 846  L 262 850  L 239 855  L 214 860  L 191 864  L 169 869  L 146 875  L 125 880  L 106 885  L 88 890  L 71 895  L 55 900  L 42 903  L 29 907  L 18 910  L 10 912  L 4 915  L 1 916  L 0 917  L 14 88  L 14 88  Z N"/>
              </draw:custom-shape>
              <draw:custom-shape draw:style-name="gr9" draw:text-style-name="P2" svg:width="0.5606in" svg:height="0.4437in" svg:x="1.3055in" svg:y="1.9449in">
                <text:p/>
                <draw:enhanced-geometry svg:viewBox="0 0 308 272" draw:type="non-primitive" draw:enhanced-path="M 274 0  L 308 218  L 0 272  L 38 12  L 274 0  L 274 0  Z N"/>
              </draw:custom-shape>
              <draw:custom-shape draw:style-name="gr10" draw:text-style-name="P2" svg:width="0.0551in" svg:height="0.1476in" svg:x="1.4965in" svg:y="0.8323in">
                <text:p/>
                <draw:enhanced-geometry svg:viewBox="0 0 29 92" draw:type="non-primitive" draw:enhanced-path="M 15 0  L 18 1  L 22 3  L 24 6  L 26 10  L 26 13  L 27 18  L 29 23  L 29 27  L 27 32  L 27 38  L 26 42  L 26 47  L 25 52  L 24 57  L 23 61  L 22 65  L 20 67  L 20 69  L 19 73  L 19 75  L 18 79  L 18 81  L 17 84  L 16 86  L 15 88  L 13 89  L 12 91  L 11 92  L 9 92  L 7 92  L 5 91  L 4 89  L 2 85  L 0 80  L 0 77  L 0 72  L 0 68  L 0 64  L 2 60  L 4 55  L 4 52  L 5 47  L 6 44  L 7 39  L 7 34  L 9 31  L 9 26  L 9 23  L 7 18  L 6 16  L 7 12  L 9 8  L 10 6  L 11 3  L 13 1  L 15 0  L 15 0  Z N"/>
              </draw:custom-shape>
              <draw:custom-shape draw:style-name="gr10" draw:text-style-name="P2" svg:width="0.1539in" svg:height="0.1807in" svg:x="1.6075in" svg:y="0.6402in">
                <text:p/>
                <draw:enhanced-geometry svg:viewBox="0 0 88 115" draw:type="non-primitive" draw:enhanced-path="M 2 115  L 1 114  L 0 112  L 0 110  L 1 106  L 1 103  L 2 99  L 4 94  L 6 91  L 8 85  L 10 81  L 14 77  L 16 73  L 20 68  L 23 65  L 27 63  L 31 59  L 34 57  L 37 53  L 40 50  L 42 46  L 44 42  L 47 38  L 49 34  L 53 31  L 54 26  L 57 23  L 60 18  L 63 15  L 65 10  L 69 6  L 72 3  L 76 0  L 80 0  L 82 2  L 84 3  L 88 3  L 87 9  L 85 15  L 83 20  L 80 27  L 76 33  L 71 40  L 65 47  L 60 56  L 54 63  L 47 70  L 41 76  L 35 83  L 30 88  L 26 93  L 21 98  L 19 103  L 16 104  L 15 105  L 13 107  L 10 110  L 7 111  L 4 113  L 2 114  L 2 115  L 2 115  Z N"/>
              </draw:custom-shape>
              <draw:custom-shape draw:style-name="gr10" draw:text-style-name="P2" svg:width="0.0736in" svg:height="0.0602in" svg:x="2.0882in" svg:y="0.8323in">
                <text:p/>
                <draw:enhanced-geometry svg:viewBox="0 0 41 38" draw:type="non-primitive" draw:enhanced-path="M 8 0  L 11 0  L 12 0  L 13 2  L 16 3  L 18 5  L 20 9  L 21 12  L 25 16  L 25 17  L 27 18  L 30 19  L 32 20  L 33 20  L 35 22  L 38 24  L 39 25  L 40 27  L 41 31  L 40 33  L 39 37  L 37 37  L 34 38  L 32 38  L 30 38  L 27 37  L 25 37  L 23 34  L 20 33  L 18 32  L 16 31  L 13 29  L 12 27  L 10 25  L 7 23  L 6 22  L 5 20  L 1 17  L 1 15  L 0 11  L 0 9  L 1 5  L 4 3  L 5 2  L 8 0  L 8 0  Z N"/>
              </draw:custom-shape>
              <draw:custom-shape draw:style-name="gr10" draw:text-style-name="P2" svg:width="0.0551in" svg:height="0.2354in" svg:x="1.4346in" svg:y="0.6567in">
                <text:p/>
                <draw:enhanced-geometry svg:viewBox="0 0 33 139" draw:type="non-primitive" draw:enhanced-path="M 32 139  L 30 138  L 29 138  L 27 136  L 25 133  L 23 130  L 21 126  L 19 122  L 18 118  L 16 113  L 14 109  L 13 103  L 12 98  L 12 93  L 12 89  L 12 83  L 12 79  L 12 75  L 12 70  L 11 65  L 11 62  L 10 57  L 9 52  L 7 48  L 6 43  L 5 38  L 4 34  L 4 29  L 3 24  L 2 18  L 2 14  L 0 9  L 2 4  L 3 3  L 6 2  L 9 1  L 10 0  L 13 3  L 17 8  L 19 14  L 21 21  L 23 29  L 25 37  L 26 46  L 27 56  L 29 64  L 29 73  L 30 83  L 31 91  L 31 99  L 32 106  L 32 112  L 33 118  L 33 119  L 33 122  L 33 125  L 33 129  L 32 132  L 32 134  L 32 137  L 32 139  L 32 139  Z N"/>
              </draw:custom-shape>
              <draw:custom-shape draw:style-name="gr10" draw:text-style-name="P2" svg:width="0.2154in" svg:height="0.0382in" svg:x="1.4657in" svg:y="0.613in">
                <text:p/>
                <draw:enhanced-geometry svg:viewBox="0 0 115 24" draw:type="non-primitive" draw:enhanced-path="M 115 5  L 114 7  L 112 9  L 110 11  L 108 12  L 104 15  L 101 17  L 97 18  L 93 19  L 89 21  L 84 22  L 81 23  L 76 24  L 73 24  L 68 24  L 64 23  L 62 22  L 58 22  L 56 21  L 53 21  L 50 21  L 47 21  L 44 21  L 41 21  L 39 22  L 35 22  L 32 22  L 29 22  L 26 23  L 22 22  L 20 22  L 16 22  L 13 22  L 12 19  L 9 19  L 8 18  L 6 17  L 3 17  L 2 16  L 1 16  L 0 15  L 5 11  L 9 8  L 15 5  L 21 3  L 28 2  L 35 1  L 42 0  L 50 0  L 57 0  L 66 0  L 73 0  L 80 1  L 85 1  L 91 1  L 96 1  L 101 2  L 102 2  L 103 2  L 105 2  L 108 3  L 110 4  L 112 4  L 114 5  L 115 5  L 115 5  Z N"/>
              </draw:custom-shape>
              <draw:custom-shape draw:style-name="gr10" draw:text-style-name="P2" svg:width="0.0429in" svg:height="0.1807in" svg:x="1.5209in" svg:y="0.6512in">
                <text:p/>
                <draw:enhanced-geometry svg:viewBox="0 0 24 115" draw:type="non-primitive" draw:enhanced-path="M 8 115  L 7 115  L 5 113  L 3 112  L 2 112  L 1 109  L 0 106  L 0 104  L 0 102  L 0 99  L 1 96  L 1 92  L 2 89  L 3 85  L 6 82  L 6 77  L 6 72  L 6 68  L 6 63  L 5 58  L 5 54  L 3 48  L 3 43  L 2 37  L 1 33  L 1 27  L 0 22  L 0 16  L 0 11  L 1 6  L 2 1  L 5 0  L 8 0  L 12 0  L 14 0  L 17 3  L 20 9  L 22 15  L 23 21  L 24 28  L 24 36  L 24 44  L 24 52  L 23 59  L 22 68  L 21 76  L 20 83  L 19 91  L 19 97  L 19 104  L 19 110  L 17 111  L 16 111  L 15 112  L 14 112  L 10 113  L 8 115  L 8 115  Z N"/>
              </draw:custom-shape>
              <draw:custom-shape draw:style-name="gr10" draw:text-style-name="P2" svg:width="0.1106in" svg:height="0.1642in" svg:x="1.4102in" svg:y="0.5307in">
                <text:p/>
                <draw:enhanced-geometry svg:viewBox="0 0 64 107" draw:type="non-primitive" draw:enhanced-path="M 57 107  L 56 107  L 54 107  L 52 106  L 50 106  L 48 105  L 45 102  L 44 100  L 44 98  L 43 95  L 42 92  L 41 88  L 41 86  L 40 81  L 40 77  L 37 73  L 36 68  L 34 65  L 31 60  L 28 57  L 25 52  L 22 49  L 20 44  L 16 39  L 14 34  L 10 31  L 8 26  L 4 22  L 3 17  L 1 12  L 0 6  L 1 5  L 4 3  L 7 2  L 9 0  L 15 2  L 20 5  L 23 10  L 28 16  L 32 22  L 36 27  L 38 36  L 42 43  L 45 50  L 48 58  L 50 65  L 54 73  L 56 79  L 58 86  L 61 92  L 64 97  L 63 99  L 61 101  L 58 104  L 57 107  L 57 107  Z N"/>
              </draw:custom-shape>
              <draw:custom-shape draw:style-name="gr10" draw:text-style-name="P2" svg:width="0.1661in" svg:height="0.0874in" svg:x="1.4531in" svg:y="0.728in">
                <text:p/>
                <draw:enhanced-geometry svg:viewBox="0 0 89 58" draw:type="non-primitive" draw:enhanced-path="M 89 0  L 89 1  L 89 4  L 88 5  L 86 7  L 85 10  L 83 13  L 81 15  L 79 19  L 76 21  L 74 24  L 70 26  L 68 28  L 64 31  L 61 32  L 57 33  L 55 34  L 51 34  L 49 35  L 47 37  L 44 38  L 42 40  L 40 41  L 37 42  L 36 45  L 32 46  L 30 47  L 28 50  L 25 51  L 23 52  L 20 53  L 17 54  L 14 57  L 13 55  L 10 57  L 8 57  L 7 57  L 4 58  L 2 58  L 0 58  L 0 58  L 1 54  L 3 50  L 5 46  L 10 41  L 15 38  L 21 33  L 27 30  L 32 26  L 40 23  L 45 19  L 51 17  L 57 13  L 62 11  L 68 8  L 71 6  L 75 4  L 76 3  L 77 3  L 79 1  L 82 1  L 84 0  L 86 0  L 88 0  L 89 0  L 89 0  Z N"/>
              </draw:custom-shape>
              <draw:custom-shape draw:style-name="gr10" draw:text-style-name="P2" svg:width="0.0677in" svg:height="0.0713in" svg:x="1.8228in" svg:y="0.6953in">
                <text:p/>
                <draw:enhanced-geometry svg:viewBox="0 0 41 38" draw:type="non-primitive" draw:enhanced-path="M 8 0  L 11 0  L 12 0  L 13 0  L 16 3  L 18 5  L 20 8  L 23 11  L 25 14  L 26 15  L 27 17  L 30 18  L 32 19  L 34 19  L 35 21  L 38 22  L 40 25  L 41 27  L 41 29  L 41 32  L 40 35  L 37 35  L 35 37  L 32 37  L 30 38  L 27 37  L 25 35  L 23 34  L 20 33  L 18 32  L 16 29  L 14 28  L 12 26  L 10 25  L 7 22  L 6 20  L 5 20  L 3 17  L 1 14  L 0 12  L 1 8  L 1 6  L 4 3  L 6 0  L 8 0  L 8 0  Z N"/>
              </draw:custom-shape>
              <draw:custom-shape draw:style-name="gr10" draw:text-style-name="P2" svg:width="0.1846in" svg:height="0.0547in" svg:x="1.478in" svg:y="0.9307in">
                <text:p/>
                <draw:enhanced-geometry svg:viewBox="0 0 104 37" draw:type="non-primitive" draw:enhanced-path="M 104 32  L 102 33  L 101 33  L 99 34  L 97 35  L 93 35  L 90 35  L 87 37  L 84 37  L 79 35  L 75 35  L 72 35  L 68 34  L 64 33  L 61 32  L 58 30  L 55 28  L 52 27  L 50 26  L 47 25  L 45 24  L 41 23  L 39 23  L 37 21  L 34 21  L 31 21  L 29 20  L 26 19  L 23 19  L 20 18  L 17 17  L 14 14  L 12 13  L 11 12  L 9 11  L 7 10  L 5 8  L 2 5  L 0 4  L 4 1  L 9 0  L 13 0  L 20 0  L 26 1  L 32 3  L 39 5  L 46 7  L 52 10  L 59 12  L 65 14  L 72 17  L 77 19  L 82 21  L 87 23  L 91 24  L 92 24  L 93 25  L 95 26  L 98 27  L 99 28  L 101 30  L 102 31  L 104 32  L 104 32  Z N"/>
              </draw:custom-shape>
              <draw:custom-shape draw:style-name="gr10" draw:text-style-name="P2" svg:width="0.1661in" svg:height="0.0874in" svg:x="1.3976in" svg:y="0.5307in">
                <text:p/>
                <draw:enhanced-geometry svg:viewBox="0 0 90 58" draw:type="non-primitive" draw:enhanced-path="M 90 0  L 90 2  L 90 4  L 88 5  L 88 7  L 86 10  L 85 13  L 83 16  L 80 18  L 77 22  L 74 24  L 71 26  L 69 29  L 65 30  L 61 32  L 59 33  L 56 34  L 52 34  L 50 36  L 47 37  L 45 39  L 43 40  L 40 42  L 38 43  L 37 45  L 33 46  L 31 47  L 29 49  L 26 51  L 23 52  L 20 53  L 17 54  L 15 57  L 13 56  L 11 56  L 9 56  L 7 57  L 5 57  L 3 58  L 0 58  L 0 58  L 2 54  L 4 50  L 6 45  L 11 42  L 16 37  L 22 33  L 27 30  L 33 26  L 40 23  L 46 19  L 52 16  L 58 13  L 63 10  L 69 9  L 72 6  L 76 4  L 77 4  L 78 3  L 80 3  L 83 2  L 85 0  L 86 0  L 88 0  L 90 0  L 90 0  Z N"/>
              </draw:custom-shape>
              <draw:custom-shape draw:style-name="gr10" draw:text-style-name="P2" svg:width="0.2402in" svg:height="0.137in" svg:x="1.5827in" svg:y="0.7445in">
                <text:p/>
                <draw:enhanced-geometry svg:viewBox="0 0 129 81" draw:type="non-primitive" draw:enhanced-path="M 129 2  L 127 1  L 125 0  L 121 0  L 118 1  L 113 1  L 108 2  L 104 3  L 99 4  L 93 7  L 88 8  L 82 10  L 78 13  L 73 15  L 70 18  L 66 22  L 64 24  L 61 27  L 58 30  L 56 31  L 52 35  L 48 37  L 45 40  L 41 42  L 38 45  L 34 48  L 31 50  L 27 54  L 25 56  L 21 59  L 18 62  L 14 65  L 12 68  L 11 69  L 10 71  L 7 72  L 5 75  L 3 78  L 0 81  L 5 81  L 12 79  L 19 77  L 26 74  L 34 69  L 43 64  L 52 59  L 60 54  L 68 47  L 78 41  L 85 35  L 93 29  L 100 24  L 106 20  L 112 16  L 117 14  L 117 13  L 119 11  L 121 9  L 122 8  L 125 6  L 127 4  L 128 2  L 129 2  L 129 2  Z N"/>
              </draw:custom-shape>
              <draw:custom-shape draw:style-name="gr10" draw:text-style-name="P2" svg:width="0.0429in" svg:height="0.1917in" svg:x="1.6075in" svg:y="0.5142in">
                <text:p/>
                <draw:enhanced-geometry svg:viewBox="0 0 26 118" draw:type="non-primitive" draw:enhanced-path="M 9 118  L 8 117  L 6 117  L 5 115  L 4 114  L 1 111  L 1 108  L 0 106  L 0 104  L 1 101  L 1 98  L 2 94  L 4 91  L 5 87  L 6 84  L 6 78  L 6 74  L 6 70  L 6 65  L 6 59  L 5 54  L 5 50  L 4 45  L 2 39  L 2 34  L 1 29  L 1 24  L 1 18  L 1 13  L 1 7  L 2 3  L 5 2  L 8 2  L 12 0  L 15 0  L 19 5  L 21 11  L 24 17  L 25 23  L 25 30  L 26 38  L 25 46  L 25 54  L 24 61  L 24 70  L 22 78  L 21 85  L 20 92  L 20 99  L 20 106  L 20 112  L 19 112  L 18 113  L 17 114  L 14 114  L 11 115  L 9 118  L 9 118  Z N"/>
              </draw:custom-shape>
              <draw:custom-shape draw:style-name="gr10" draw:text-style-name="P2" svg:width="0.1417in" svg:height="0.0492in" svg:x="1.3547in" svg:y="0.8213in">
                <text:p/>
                <draw:enhanced-geometry svg:viewBox="0 0 79 31" draw:type="non-primitive" draw:enhanced-path="M 18 0  L 22 0  L 25 0  L 27 2  L 31 3  L 32 3  L 34 4  L 37 6  L 39 7  L 40 9  L 43 10  L 44 11  L 47 12  L 50 12  L 53 13  L 57 14  L 61 16  L 64 16  L 65 16  L 67 16  L 70 17  L 72 17  L 73 18  L 76 18  L 77 19  L 79 22  L 79 24  L 79 24  L 78 26  L 77 26  L 76 29  L 70 29  L 65 30  L 60 30  L 56 31  L 51 30  L 46 30  L 42 29  L 38 29  L 33 26  L 29 25  L 25 24  L 20 23  L 17 22  L 13 20  L 10 19  L 8 18  L 5 17  L 3 16  L 2 16  L 2 14  L 0 11  L 2 9  L 3 7  L 4 6  L 5 5  L 8 4  L 10 3  L 12 2  L 15 2  L 18 0  L 18 0  Z N"/>
              </draw:custom-shape>
              <draw:custom-shape draw:style-name="gr10" draw:text-style-name="P2" svg:width="0.0551in" svg:height="0.1476in" svg:x="1.3669in" svg:y="0.6677in">
                <text:p/>
                <draw:enhanced-geometry svg:viewBox="0 0 28 91" draw:type="non-primitive" draw:enhanced-path="M 14 0  L 17 1  L 21 2  L 23 6  L 26 9  L 27 13  L 28 16  L 28 21  L 28 27  L 28 32  L 28 36  L 27 41  L 26 47  L 24 51  L 24 56  L 23 60  L 22 63  L 21 66  L 21 69  L 20 71  L 20 75  L 19 77  L 17 81  L 16 83  L 16 86  L 15 87  L 14 89  L 13 90  L 10 91  L 9 91  L 7 91  L 5 89  L 3 88  L 1 83  L 1 78  L 0 75  L 0 70  L 0 67  L 1 62  L 2 59  L 3 54  L 5 50  L 6 46  L 7 42  L 7 37  L 8 34  L 8 29  L 8 25  L 8 21  L 7 16  L 7 14  L 7 10  L 8 7  L 9 5  L 10 2  L 13 1  L 14 0  L 14 0  Z N"/>
              </draw:custom-shape>
              <draw:custom-shape draw:style-name="gr10" draw:text-style-name="P2" svg:width="0.1417in" svg:height="0.0657in" svg:x="1.6626in" svg:y="0.3992in">
                <text:p/>
                <draw:enhanced-geometry svg:viewBox="0 0 80 45" draw:type="non-primitive" draw:enhanced-path="M 0 6  L 2 2  L 4 1  L 6 0  L 9 1  L 11 1  L 12 2  L 14 2  L 15 4  L 18 6  L 19 7  L 21 9  L 25 12  L 27 13  L 29 14  L 33 15  L 36 18  L 40 18  L 43 19  L 47 20  L 51 20  L 55 21  L 59 22  L 62 23  L 66 25  L 69 26  L 73 27  L 76 29  L 80 32  L 80 34  L 80 38  L 79 40  L 79 42  L 74 43  L 69 45  L 65 45  L 60 43  L 54 42  L 48 40  L 43 38  L 39 35  L 33 33  L 28 29  L 22 26  L 18 23  L 13 21  L 8 19  L 5 16  L 1 15  L 0 14  L 0 11  L 1 7  L 0 6  L 0 6  Z N"/>
              </draw:custom-shape>
              <draw:custom-shape draw:style-name="gr10" draw:text-style-name="P2" svg:width="0.0677in" svg:height="0.0602in" svg:x="1.6504in" svg:y="0.5307in">
                <text:p/>
                <draw:enhanced-geometry svg:viewBox="0 0 41 38" draw:type="non-primitive" draw:enhanced-path="M 9 0  L 11 0  L 13 0  L 14 2  L 15 3  L 18 5  L 20 9  L 21 12  L 24 16  L 25 17  L 27 18  L 29 19  L 32 20  L 34 20  L 36 22  L 38 24  L 40 25  L 41 27  L 41 31  L 41 33  L 40 37  L 38 37  L 35 38  L 32 38  L 31 38  L 27 37  L 25 37  L 22 36  L 21 34  L 18 32  L 15 31  L 13 29  L 12 27  L 9 25  L 7 23  L 6 22  L 4 20  L 2 17  L 1 15  L 0 12  L 1 9  L 1 6  L 4 4  L 6 0  L 9 0  L 9 0  Z N"/>
              </draw:custom-shape>
              <draw:custom-shape draw:style-name="gr10" draw:text-style-name="P2" svg:width="0.0799in" svg:height="0.0602in" svg:x="1.5394in" svg:y="0.5307in">
                <text:p/>
                <draw:enhanced-geometry svg:viewBox="0 0 41 38" draw:type="non-primitive" draw:enhanced-path="M 8 0  L 9 0  L 11 0  L 13 2  L 14 3  L 16 5  L 18 9  L 21 12  L 23 16  L 24 17  L 27 18  L 28 19  L 30 20  L 33 20  L 35 22  L 37 24  L 40 25  L 41 27  L 41 31  L 41 33  L 38 37  L 36 37  L 34 38  L 31 38  L 29 38  L 27 37  L 24 37  L 22 36  L 20 34  L 17 32  L 15 31  L 13 29  L 11 27  L 9 25  L 7 23  L 6 22  L 3 20  L 1 17  L 0 15  L 0 12  L 0 9  L 1 6  L 2 4  L 4 0  L 8 0  L 8 0  Z N"/>
              </draw:custom-shape>
              <draw:custom-shape draw:style-name="gr10" draw:text-style-name="P2" svg:width="0.1417in" svg:height="0.0764in" svg:x="1.7492in" svg:y="0.5528in">
                <text:p/>
                <draw:enhanced-geometry svg:viewBox="0 0 80 44" draw:type="non-primitive" draw:enhanced-path="M 0 5  L 2 2  L 4 1  L 6 0  L 8 1  L 9 1  L 12 1  L 13 2  L 15 5  L 16 6  L 19 8  L 21 9  L 25 12  L 27 14  L 31 15  L 33 16  L 36 17  L 40 19  L 43 20  L 47 20  L 50 21  L 54 22  L 59 22  L 62 23  L 66 25  L 69 26  L 73 27  L 76 29  L 80 32  L 80 34  L 79 37  L 79 40  L 77 42  L 74 43  L 69 44  L 65 44  L 60 43  L 54 42  L 49 40  L 43 37  L 39 35  L 33 33  L 28 29  L 22 26  L 18 23  L 13 20  L 9 19  L 5 16  L 1 15  L 0 13  L 1 10  L 1 7  L 0 5  L 0 5  Z N"/>
              </draw:custom-shape>
              <draw:custom-shape draw:style-name="gr10" draw:text-style-name="P2" svg:width="0.1598in" svg:height="0.0984in" svg:x="1.7492in" svg:y="0.6291in">
                <text:p/>
                <draw:enhanced-geometry svg:viewBox="0 0 90 59" draw:type="non-primitive" draw:enhanced-path="M 90 0  L 89 2  L 89 4  L 89 5  L 88 7  L 85 10  L 84 13  L 82 16  L 79 19  L 76 22  L 74 24  L 70 26  L 68 29  L 64 31  L 62 32  L 58 33  L 56 34  L 53 34  L 49 36  L 47 37  L 44 38  L 42 40  L 40 41  L 37 43  L 36 45  L 34 46  L 31 47  L 28 49  L 26 51  L 23 52  L 21 53  L 17 54  L 14 57  L 13 56  L 10 56  L 8 57  L 7 57  L 4 58  L 2 58  L 1 58  L 0 59  L 1 54  L 3 50  L 7 46  L 10 41  L 15 37  L 21 33  L 27 30  L 33 26  L 40 23  L 45 19  L 51 16  L 57 13  L 63 10  L 68 9  L 72 6  L 76 4  L 76 4  L 77 3  L 79 2  L 82 2  L 84 2  L 87 0  L 89 0  L 90 0  L 90 0  Z N"/>
              </draw:custom-shape>
              <draw:custom-shape draw:style-name="gr10" draw:text-style-name="P2" svg:width="0.1354in" svg:height="0.1039in" svg:x="1.626in" svg:y="0.4374in">
                <text:p/>
                <draw:enhanced-geometry svg:viewBox="0 0 75 65" draw:type="non-primitive" draw:enhanced-path="M 3 0  L 5 0  L 9 3  L 12 4  L 16 6  L 20 10  L 24 13  L 28 17  L 33 21  L 37 24  L 41 28  L 45 32  L 50 36  L 53 38  L 57 40  L 60 43  L 64 44  L 66 45  L 68 46  L 71 48  L 73 51  L 74 53  L 75 57  L 74 60  L 73 62  L 70 64  L 67 65  L 64 65  L 61 65  L 58 65  L 55 64  L 52 62  L 50 61  L 47 59  L 44 57  L 41 54  L 39 52  L 37 50  L 36 47  L 33 46  L 31 44  L 28 41  L 27 40  L 24 37  L 21 34  L 18 31  L 16 27  L 12 24  L 10 20  L 6 17  L 5 13  L 3 10  L 1 7  L 0 5  L 0 3  L 1 2  L 3 0  L 3 0  Z N"/>
              </draw:custom-shape>
              <draw:custom-shape draw:style-name="gr10" draw:text-style-name="P2" svg:width="0.1539in" svg:height="0.0764in" svg:x="2.0634in" svg:y="0.2236in">
                <text:p/>
                <draw:enhanced-geometry svg:viewBox="0 0 81 43" draw:type="non-primitive" draw:enhanced-path="M 2 4  L 3 2  L 5 0  L 7 0  L 10 0  L 12 1  L 16 3  L 18 4  L 20 7  L 23 9  L 25 12  L 27 13  L 31 14  L 34 15  L 38 16  L 40 17  L 44 19  L 47 19  L 52 20  L 56 21  L 59 22  L 63 23  L 67 24  L 70 24  L 73 27  L 77 29  L 81 31  L 81 34  L 80 36  L 79 39  L 79 41  L 74 43  L 70 43  L 65 43  L 60 43  L 54 41  L 50 40  L 44 37  L 39 35  L 33 33  L 29 29  L 24 26  L 18 23  L 13 21  L 10 19  L 5 16  L 2 15  L 0 13  L 2 10  L 2 7  L 2 4  L 2 4  Z N"/>
              </draw:custom-shape>
              <draw:custom-shape draw:style-name="gr10" draw:text-style-name="P2" svg:width="0.1598in" svg:height="0.0929in" svg:x="1.9031in" svg:y="0.2457in">
                <text:p/>
                <draw:enhanced-geometry svg:viewBox="0 0 89 57" draw:type="non-primitive" draw:enhanced-path="M 89 0  L 89 1  L 89 3  L 88 4  L 87 7  L 84 9  L 83 12  L 81 15  L 79 18  L 76 21  L 73 23  L 70 25  L 67 28  L 63 30  L 60 31  L 58 32  L 54 34  L 50 34  L 48 35  L 46 36  L 43 38  L 41 39  L 39 41  L 38 43  L 35 44  L 33 45  L 31 46  L 28 49  L 26 50  L 22 51  L 20 52  L 18 53  L 14 56  L 12 55  L 11 56  L 8 56  L 6 57  L 4 57  L 2 57  L 0 57  L 0 57  L 1 53  L 4 49  L 6 45  L 11 41  L 15 37  L 20 32  L 26 29  L 33 27  L 39 22  L 45 19  L 50 16  L 58 12  L 62 10  L 67 8  L 72 5  L 75 3  L 76 3  L 77 2  L 80 2  L 82 1  L 84 1  L 86 0  L 88 0  L 89 0  L 89 0  Z N"/>
              </draw:custom-shape>
              <draw:custom-shape draw:style-name="gr10" draw:text-style-name="P2" svg:width="0.2031in" svg:height="0.1205in" svg:x="1.3791in" svg:y="0.8594in">
                <text:p/>
                <draw:enhanced-geometry svg:viewBox="0 0 118 75" draw:type="non-primitive" draw:enhanced-path="M 118 1  L 115 0  L 113 0  L 109 0  L 106 1  L 101 2  L 96 3  L 92 6  L 86 8  L 80 12  L 75 14  L 69 17  L 65 20  L 60 23  L 57 27  L 53 29  L 51 33  L 47 35  L 44 37  L 41 40  L 38 41  L 34 43  L 32 46  L 28 47  L 26 49  L 22 50  L 19 53  L 15 55  L 12 57  L 8 59  L 6 62  L 3 64  L 0 68  L 0 69  L 1 71  L 1 73  L 3 75  L 7 75  L 13 74  L 19 71  L 26 69  L 33 64  L 40 61  L 47 55  L 55 50  L 62 44  L 69 39  L 76 33  L 84 28  L 89 22  L 95 19  L 100 15  L 105 13  L 106 12  L 107 10  L 109 8  L 112 7  L 113 5  L 115 2  L 116 1  L 118 1  L 118 1  Z N"/>
              </draw:custom-shape>
              <draw:custom-shape draw:style-name="gr10" draw:text-style-name="P2" svg:width="0.1539in" svg:height="0.0657in" svg:x="1.5209in" svg:y="0.476in">
                <text:p/>
                <draw:enhanced-geometry svg:viewBox="0 0 81 43" draw:type="non-primitive" draw:enhanced-path="M 0 4  L 3 2  L 4 1  L 6 0  L 8 0  L 10 0  L 12 1  L 13 2  L 15 3  L 18 4  L 20 7  L 21 8  L 25 11  L 27 13  L 31 14  L 33 15  L 37 16  L 40 17  L 44 18  L 47 18  L 52 20  L 55 21  L 59 22  L 64 23  L 67 24  L 71 24  L 74 27  L 78 29  L 81 31  L 80 34  L 79 36  L 79 38  L 78 41  L 73 43  L 69 43  L 64 43  L 60 43  L 54 42  L 49 39  L 44 37  L 39 35  L 33 32  L 28 29  L 22 25  L 18 23  L 13 20  L 10 18  L 5 16  L 1 15  L 0 13  L 1 10  L 1 7  L 0 4  L 0 4  Z N"/>
              </draw:custom-shape>
              <draw:custom-shape draw:style-name="gr10" draw:text-style-name="P2" svg:width="0.1539in" svg:height="0.0657in" svg:x="1.9094in" svg:y="0.6787in">
                <text:p/>
                <draw:enhanced-geometry svg:viewBox="0 0 81 44" draw:type="non-primitive" draw:enhanced-path="M 1 6  L 2 3  L 5 1  L 6 0  L 9 1  L 11 1  L 12 2  L 13 3  L 15 5  L 18 6  L 20 8  L 22 9  L 25 13  L 27 14  L 31 15  L 34 16  L 36 18  L 40 19  L 43 20  L 47 20  L 52 21  L 55 22  L 59 22  L 62 23  L 66 25  L 69 26  L 73 27  L 76 29  L 81 32  L 81 34  L 80 37  L 79 40  L 79 42  L 74 44  L 69 44  L 65 44  L 60 44  L 54 42  L 49 41  L 43 39  L 39 35  L 33 33  L 28 29  L 22 27  L 18 23  L 13 21  L 8 19  L 5 16  L 1 15  L 0 14  L 1 10  L 1 7  L 1 6  L 1 6  Z N"/>
              </draw:custom-shape>
              <draw:custom-shape draw:style-name="gr10" draw:text-style-name="P2" svg:width="0.2031in" svg:height="0.0327in" svg:x="1.8909in" svg:y="0.4539in">
                <text:p/>
                <draw:enhanced-geometry svg:viewBox="0 0 114 23" draw:type="non-primitive" draw:enhanced-path="M 114 5  L 113 6  L 112 9  L 110 11  L 108 12  L 106 13  L 103 14  L 101 16  L 99 17  L 95 18  L 93 18  L 89 18  L 86 19  L 83 18  L 80 18  L 76 17  L 74 16  L 71 14  L 67 14  L 64 14  L 60 16  L 55 16  L 52 17  L 48 18  L 44 19  L 40 20  L 35 20  L 32 21  L 27 23  L 24 23  L 20 23  L 15 23  L 13 21  L 12 20  L 10 19  L 7 19  L 6 18  L 4 17  L 1 17  L 0 16  L 0 14  L 4 11  L 8 9  L 14 5  L 20 4  L 27 2  L 34 2  L 41 0  L 49 0  L 56 0  L 65 0  L 72 0  L 79 0  L 85 0  L 90 2  L 96 0  L 100 0  L 101 0  L 102 2  L 105 2  L 107 3  L 109 4  L 112 4  L 113 5  L 114 5  L 114 5  Z N"/>
              </draw:custom-shape>
              <draw:custom-shape draw:style-name="gr10" draw:text-style-name="P2" svg:width="0.0736in" svg:height="0.0602in" svg:x="1.7366in" svg:y="0.4539in">
                <text:p/>
                <draw:enhanced-geometry svg:viewBox="0 0 41 39" draw:type="non-primitive" draw:enhanced-path="M 8 0  L 10 0  L 12 2  L 13 3  L 14 4  L 16 6  L 19 10  L 21 13  L 23 17  L 24 18  L 27 19  L 28 20  L 32 20  L 34 21  L 36 23  L 37 25  L 40 26  L 40 29  L 41 32  L 41 34  L 40 37  L 37 38  L 34 39  L 32 39  L 29 39  L 27 38  L 24 38  L 22 37  L 20 36  L 17 33  L 15 32  L 13 30  L 10 29  L 9 26  L 7 24  L 6 23  L 5 20  L 2 18  L 1 16  L 0 12  L 1 10  L 1 6  L 3 4  L 5 2  L 8 0  L 8 0  Z N"/>
              </draw:custom-shape>
              <draw:custom-shape draw:style-name="gr10" draw:text-style-name="P2" svg:width="0.228in" svg:height="0.137in" svg:x="1.8598in" svg:y="0.3004in">
                <text:p/>
                <draw:enhanced-geometry svg:viewBox="0 0 128 82" draw:type="non-primitive" draw:enhanced-path="M 128 2  L 126 1  L 123 1  L 121 0  L 118 1  L 113 1  L 108 2  L 103 3  L 99 6  L 93 7  L 87 9  L 82 12  L 78 14  L 73 16  L 69 20  L 66 22  L 64 26  L 60 28  L 58 30  L 54 33  L 51 35  L 47 37  L 45 41  L 41 43  L 38 46  L 34 48  L 31 51  L 27 54  L 24 56  L 20 60  L 17 62  L 14 66  L 11 69  L 10 69  L 10 71  L 7 73  L 5 75  L 4 77  L 1 78  L 0 80  L 0 82  L 6 81  L 12 81  L 19 78  L 26 75  L 34 70  L 42 66  L 52 60  L 60 54  L 68 48  L 78 41  L 85 35  L 93 30  L 100 25  L 106 21  L 112 16  L 116 14  L 116 14  L 119 12  L 120 10  L 122 8  L 125 7  L 126 5  L 127 3  L 128 2  L 128 2  Z N"/>
              </draw:custom-shape>
              <draw:custom-shape draw:style-name="gr10" draw:text-style-name="P2" svg:width="0.0551in" svg:height="0.2299in" svg:x="1.965in" svg:y="0.3004in">
                <text:p/>
                <draw:enhanced-geometry svg:viewBox="0 0 32 140" draw:type="non-primitive" draw:enhanced-path="M 30 140  L 28 139  L 27 138  L 25 136  L 24 133  L 21 130  L 20 126  L 18 123  L 17 118  L 14 113  L 13 109  L 12 103  L 12 98  L 11 94  L 11 89  L 11 84  L 11 79  L 11 75  L 11 70  L 10 67  L 10 62  L 8 57  L 7 52  L 6 48  L 6 44  L 4 38  L 3 34  L 3 29  L 1 24  L 0 20  L 0 15  L 0 10  L 0 6  L 1 3  L 5 2  L 7 1  L 8 0  L 12 3  L 15 8  L 18 14  L 20 21  L 21 29  L 24 37  L 25 47  L 26 56  L 26 64  L 27 74  L 28 82  L 30 91  L 30 99  L 31 106  L 31 113  L 32 119  L 32 121  L 32 123  L 31 126  L 31 130  L 31 132  L 30 136  L 30 138  L 30 140  L 30 140  Z N"/>
              </draw:custom-shape>
              <draw:custom-shape draw:style-name="gr10" draw:text-style-name="P2" svg:width="0.1539in" svg:height="0.0713in" svg:x="1.7799in" svg:y="0.3386in">
                <text:p/>
                <draw:enhanced-geometry svg:viewBox="0 0 81 44" draw:type="non-primitive" draw:enhanced-path="M 0 5  L 2 3  L 4 0  L 6 0  L 10 0  L 11 0  L 12 2  L 14 3  L 15 4  L 18 5  L 20 7  L 21 9  L 25 12  L 27 13  L 29 14  L 33 16  L 37 17  L 40 18  L 44 18  L 47 19  L 52 20  L 55 20  L 59 21  L 62 23  L 67 24  L 71 25  L 74 26  L 78 28  L 81 31  L 80 33  L 79 37  L 79 39  L 78 41  L 73 44  L 69 44  L 65 44  L 60 44  L 54 41  L 49 40  L 45 38  L 39 36  L 33 32  L 28 30  L 24 26  L 18 24  L 13 20  L 10 19  L 5 17  L 1 16  L 0 13  L 0 11  L 1 7  L 0 5  L 0 5  Z N"/>
              </draw:custom-shape>
              <draw:custom-shape draw:style-name="gr10" draw:text-style-name="P2" svg:width="0.0429in" svg:height="0.1862in" svg:x="2.1374in" svg:y="0.3004in">
                <text:p/>
                <draw:enhanced-geometry svg:viewBox="0 0 24 116" draw:type="non-primitive" draw:enhanced-path="M 8 116  L 6 115  L 5 115  L 4 113  L 3 112  L 0 110  L 0 106  L 0 104  L 0 102  L 0 99  L 0 97  L 1 94  L 3 90  L 4 85  L 6 82  L 6 77  L 6 72  L 6 68  L 6 63  L 5 57  L 4 52  L 4 48  L 3 43  L 1 37  L 1 33  L 0 27  L 0 22  L 0 16  L 0 11  L 0 6  L 1 1  L 4 0  L 7 0  L 11 0  L 13 0  L 17 3  L 20 9  L 21 15  L 24 21  L 24 28  L 24 36  L 24 44  L 24 52  L 23 60  L 21 68  L 21 76  L 20 84  L 19 91  L 18 98  L 18 104  L 19 110  L 18 111  L 17 111  L 16 112  L 13 112  L 12 113  L 10 113  L 8 115  L 8 116  L 8 116  Z N"/>
              </draw:custom-shape>
              <draw:custom-shape draw:style-name="gr10" draw:text-style-name="P2" svg:width="0.1598in" svg:height="0.0984in" svg:x="2.0201in" svg:y="0.328in">
                <text:p/>
                <draw:enhanced-geometry svg:viewBox="0 0 90 58" draw:type="non-primitive" draw:enhanced-path="M 90 0  L 90 2  L 90 4  L 89 5  L 88 9  L 87 11  L 84 13  L 82 16  L 80 19  L 77 22  L 74 24  L 71 26  L 68 29  L 64 31  L 62 32  L 58 33  L 56 34  L 53 36  L 49 36  L 47 38  L 44 39  L 42 40  L 40 42  L 37 44  L 36 45  L 34 46  L 30 49  L 28 50  L 26 51  L 23 52  L 21 54  L 17 56  L 14 57  L 13 56  L 10 56  L 9 57  L 7 57  L 4 58  L 2 58  L 1 58  L 0 58  L 1 54  L 3 50  L 7 45  L 11 42  L 16 37  L 22 33  L 28 30  L 34 26  L 40 23  L 45 19  L 51 17  L 57 13  L 63 11  L 68 9  L 72 6  L 76 4  L 76 4  L 78 3  L 80 3  L 82 3  L 84 2  L 87 0  L 88 0  L 90 0  L 90 0  Z N"/>
              </draw:custom-shape>
              <draw:custom-shape draw:style-name="gr10" draw:text-style-name="P2" svg:width="0.1291in" svg:height="0.1039in" svg:x="1.8047in" svg:y="0.4374in">
                <text:p/>
                <draw:enhanced-geometry svg:viewBox="0 0 74 65" draw:type="non-primitive" draw:enhanced-path="M 2 0  L 5 0  L 8 1  L 12 3  L 15 7  L 20 9  L 24 13  L 28 16  L 32 21  L 36 24  L 40 28  L 45 31  L 48 35  L 53 38  L 56 41  L 60 43  L 63 44  L 66 44  L 68 47  L 70 49  L 73 51  L 74 54  L 74 57  L 74 59  L 72 63  L 68 64  L 66 65  L 63 65  L 60 65  L 58 64  L 54 63  L 52 62  L 49 61  L 46 58  L 43 57  L 41 54  L 39 52  L 36 50  L 34 48  L 32 45  L 29 44  L 28 42  L 26 40  L 22 37  L 20 35  L 18 31  L 14 28  L 12 24  L 9 21  L 6 17  L 5 14  L 2 10  L 1 7  L 0 4  L 0 2  L 1 1  L 2 0  L 2 0  Z N"/>
              </draw:custom-shape>
              <draw:custom-shape draw:style-name="gr10" draw:text-style-name="P2" svg:width="0.1354in" svg:height="0.0713in" svg:x="2.0882in" svg:y="0.3772in">
                <text:p/>
                <draw:enhanced-geometry svg:viewBox="0 0 80 44" draw:type="non-primitive" draw:enhanced-path="M 0 4  L 1 2  L 3 0  L 6 0  L 8 0  L 9 1  L 11 1  L 13 2  L 15 3  L 16 5  L 19 7  L 21 9  L 23 11  L 26 13  L 29 15  L 33 15  L 36 17  L 38 17  L 42 18  L 47 20  L 50 21  L 54 21  L 57 22  L 62 23  L 65 23  L 69 24  L 72 27  L 76 28  L 80 30  L 80 32  L 78 36  L 77 38  L 77 42  L 72 43  L 68 44  L 63 44  L 58 43  L 54 41  L 48 40  L 43 37  L 37 35  L 33 31  L 27 29  L 22 25  L 17 23  L 13 20  L 8 17  L 4 16  L 1 15  L 0 13  L 0 10  L 0 8  L 0 7  L 0 4  L 0 4  L 0 4  Z N"/>
              </draw:custom-shape>
              <draw:custom-shape draw:style-name="gr10" draw:text-style-name="P2" svg:width="0.1598in" svg:height="0.0984in" svg:x="1.7492in" svg:y="0.3386in">
                <text:p/>
                <draw:enhanced-geometry svg:viewBox="0 0 90 58" draw:type="non-primitive" draw:enhanced-path="M 90 0  L 90 2  L 90 4  L 89 6  L 88 9  L 87 10  L 84 13  L 82 16  L 81 19  L 77 21  L 75 24  L 71 26  L 69 28  L 65 31  L 62 32  L 58 33  L 56 34  L 53 36  L 49 37  L 47 38  L 44 39  L 42 40  L 40 41  L 37 43  L 36 45  L 34 46  L 31 48  L 28 50  L 26 51  L 23 52  L 21 54  L 17 55  L 14 57  L 13 55  L 10 55  L 9 57  L 7 57  L 4 58  L 2 58  L 1 58  L 0 58  L 1 53  L 3 50  L 7 45  L 11 41  L 16 37  L 22 33  L 28 30  L 34 26  L 40 23  L 45 19  L 51 17  L 57 13  L 63 10  L 68 7  L 72 6  L 76 4  L 76 3  L 78 3  L 81 3  L 83 2  L 84 2  L 87 0  L 89 0  L 90 0  L 90 0  Z N"/>
              </draw:custom-shape>
              <draw:custom-shape draw:style-name="gr10" draw:text-style-name="P2" svg:width="0.2031in" svg:height="0.0382in" svg:x="1.6626in" svg:y="0.8213in">
                <text:p/>
                <draw:enhanced-geometry svg:viewBox="0 0 115 22" draw:type="non-primitive" draw:enhanced-path="M 115 5  L 113 7  L 113 8  L 110 10  L 108 11  L 106 14  L 103 15  L 101 16  L 99 17  L 95 17  L 92 18  L 89 18  L 86 18  L 82 18  L 80 18  L 76 17  L 74 16  L 70 15  L 67 15  L 63 15  L 60 16  L 56 16  L 52 17  L 48 18  L 45 18  L 40 20  L 35 21  L 32 21  L 27 22  L 24 22  L 19 22  L 15 22  L 12 21  L 11 20  L 9 18  L 7 18  L 6 17  L 4 17  L 2 16  L 0 16  L 0 15  L 4 10  L 8 8  L 14 4  L 21 3  L 27 1  L 34 1  L 42 0  L 49 0  L 56 0  L 65 0  L 72 0  L 79 1  L 85 1  L 92 1  L 96 1  L 101 1  L 101 1  L 103 1  L 106 2  L 108 3  L 109 4  L 112 4  L 113 4  L 115 5  L 115 5  Z N"/>
              </draw:custom-shape>
              <draw:custom-shape draw:style-name="gr10" draw:text-style-name="P2" svg:width="0.0799in" svg:height="0.0602in" svg:x="1.9094in" svg:y="0.4921in">
                <text:p/>
                <draw:enhanced-geometry svg:viewBox="0 0 41 39" draw:type="non-primitive" draw:enhanced-path="M 8 0  L 9 0  L 12 1  L 13 1  L 14 2  L 17 6  L 20 9  L 21 12  L 23 15  L 25 16  L 27 18  L 29 19  L 32 20  L 33 21  L 35 22  L 37 23  L 40 26  L 41 28  L 41 30  L 41 33  L 39 36  L 36 38  L 34 39  L 32 39  L 29 39  L 27 38  L 25 36  L 22 35  L 20 35  L 17 33  L 15 30  L 13 29  L 12 27  L 9 25  L 7 23  L 6 21  L 3 20  L 1 18  L 0 14  L 0 12  L 0 9  L 1 6  L 3 4  L 5 1  L 8 0  L 8 0  Z N"/>
              </draw:custom-shape>
              <draw:custom-shape draw:style-name="gr10" draw:text-style-name="P2" svg:width="0.2217in" svg:height="0.126in" svg:x="1.9094in" svg:y="0.5142in">
                <text:p/>
                <draw:enhanced-geometry svg:viewBox="0 0 117 75" draw:type="non-primitive" draw:enhanced-path="M 117 1  L 116 0  L 114 0  L 110 0  L 106 0  L 102 0  L 97 1  L 92 3  L 88 5  L 82 6  L 77 8  L 71 11  L 67 13  L 62 15  L 58 19  L 55 21  L 53 25  L 49 27  L 47 30  L 43 32  L 40 34  L 36 37  L 34 39  L 30 41  L 27 45  L 23 47  L 20 51  L 16 53  L 13 57  L 9 59  L 6 62  L 3 65  L 0 68  L 0 71  L 1 72  L 2 74  L 3 75  L 8 75  L 13 74  L 20 73  L 27 69  L 33 66  L 40 61  L 48 57  L 55 51  L 62 45  L 70 39  L 77 34  L 83 28  L 89 24  L 95 20  L 99 17  L 104 14  L 105 13  L 106 12  L 109 10  L 111 7  L 112 6  L 115 4  L 116 3  L 117 1  L 117 1  Z N"/>
              </draw:custom-shape>
              <draw:custom-shape draw:style-name="gr10" draw:text-style-name="P2" svg:width="0.1417in" svg:height="0.0764in" svg:x="1.9894in" svg:y="0.5799in">
                <text:p/>
                <draw:enhanced-geometry svg:viewBox="0 0 80 44" draw:type="non-primitive" draw:enhanced-path="M 0 6  L 1 2  L 3 1  L 6 0  L 8 1  L 9 1  L 12 1  L 13 2  L 15 3  L 16 4  L 19 7  L 21 9  L 24 11  L 27 13  L 30 14  L 33 15  L 36 16  L 40 17  L 43 18  L 47 18  L 50 20  L 54 21  L 58 21  L 62 22  L 65 23  L 69 24  L 73 27  L 76 28  L 80 30  L 80 34  L 78 36  L 78 40  L 77 41  L 73 43  L 68 44  L 63 44  L 58 43  L 54 42  L 48 40  L 43 37  L 37 35  L 33 32  L 27 29  L 22 27  L 17 23  L 13 21  L 8 18  L 3 16  L 0 15  L 0 14  L 0 10  L 0 7  L 0 6  L 0 6  Z N"/>
              </draw:custom-shape>
              <draw:custom-shape draw:style-name="gr10" draw:text-style-name="P2" svg:width="0.0799in" svg:height="0.1642in" svg:x="2.1374in" svg:y="0.4539in">
                <text:p/>
                <draw:enhanced-geometry svg:viewBox="0 0 41 100" draw:type="non-primitive" draw:enhanced-path="M 37 0  L 38 0  L 40 2  L 41 4  L 41 7  L 41 9  L 41 13  L 41 16  L 41 20  L 41 24  L 40 28  L 38 32  L 37 35  L 36 39  L 35 42  L 33 45  L 30 48  L 29 50  L 27 53  L 26 55  L 26 58  L 24 60  L 23 62  L 22 65  L 22 68  L 21 70  L 20 73  L 19 75  L 17 79  L 16 81  L 15 85  L 14 87  L 12 90  L 9 92  L 6 95  L 4 97  L 3 99  L 2 100  L 2 100  L 0 96  L 0 92  L 0 86  L 0 80  L 1 74  L 3 68  L 6 61  L 8 55  L 12 48  L 14 41  L 17 35  L 20 29  L 22 24  L 24 19  L 27 14  L 29 11  L 30 8  L 33 6  L 35 4  L 36 1  L 37 0  L 37 0  L 37 0  Z N"/>
              </draw:custom-shape>
              <draw:custom-shape draw:style-name="gr10" draw:text-style-name="P2" svg:width="0.2217in" svg:height="0.0327in" svg:x="1.9524in" svg:y="0.7827in">
                <text:p/>
                <draw:enhanced-geometry svg:viewBox="0 0 115 23" draw:type="non-primitive" draw:enhanced-path="M 115 6  L 114 7  L 112 9  L 110 11  L 109 12  L 106 13  L 104 16  L 102 16  L 98 18  L 96 18  L 92 18  L 90 18  L 87 19  L 83 18  L 81 18  L 77 17  L 75 16  L 71 15  L 68 15  L 64 15  L 61 16  L 56 16  L 52 17  L 48 18  L 44 19  L 40 20  L 36 20  L 31 22  L 28 23  L 23 23  L 20 23  L 16 23  L 13 22  L 11 20  L 10 19  L 8 19  L 6 18  L 3 18  L 2 17  L 0 16  L 0 16  L 3 11  L 9 9  L 14 5  L 21 4  L 27 2  L 35 2  L 42 0  L 50 0  L 57 0  L 64 0  L 71 0  L 78 0  L 85 0  L 91 2  L 96 0  L 101 0  L 102 0  L 103 2  L 105 2  L 108 3  L 110 4  L 111 4  L 114 5  L 115 6  L 115 6  Z N"/>
              </draw:custom-shape>
              <draw:custom-shape draw:style-name="gr10" draw:text-style-name="P2" svg:width="0.228in" svg:height="0.1315in" svg:x="1.9524in" svg:y="0.6512in">
                <text:p/>
                <draw:enhanced-geometry svg:viewBox="0 0 129 80" draw:type="non-primitive" draw:enhanced-path="M 129 1  L 127 0  L 125 0  L 121 0  L 118 0  L 113 1  L 108 1  L 103 2  L 99 4  L 93 7  L 88 8  L 82 10  L 78 12  L 73 16  L 69 18  L 66 22  L 64 24  L 60 26  L 58 29  L 54 31  L 51 34  L 48 37  L 45 39  L 41 42  L 38 45  L 34 48  L 31 50  L 27 52  L 25 56  L 21 58  L 18 62  L 14 65  L 11 68  L 11 69  L 10 70  L 7 72  L 5 75  L 4 76  L 1 78  L 0 79  L 0 80  L 5 80  L 11 79  L 18 77  L 26 73  L 34 69  L 42 64  L 51 58  L 60 53  L 68 46  L 76 41  L 85 35  L 93 29  L 100 24  L 106 19  L 112 16  L 115 14  L 116 12  L 118 11  L 120 9  L 122 8  L 123 5  L 126 4  L 127 2  L 129 1  L 129 1  Z N"/>
              </draw:custom-shape>
              <draw:custom-shape draw:style-name="gr10" draw:text-style-name="P2" svg:width="0.0677in" svg:height="0.2299in" svg:x="2.1374in" svg:y="0.6512in">
                <text:p/>
                <draw:enhanced-geometry svg:viewBox="0 0 31 139" draw:type="non-primitive" draw:enhanced-path="M 30 139  L 29 138  L 27 137  L 26 136  L 23 133  L 21 130  L 20 126  L 17 122  L 16 118  L 15 113  L 14 109  L 13 104  L 12 99  L 10 94  L 10 89  L 10 84  L 12 79  L 12 76  L 12 71  L 10 67  L 10 62  L 8 57  L 8 54  L 7 49  L 6 44  L 4 40  L 3 35  L 2 30  L 1 25  L 0 20  L 0 15  L 0 10  L 1 6  L 2 3  L 4 2  L 7 1  L 8 0  L 12 3  L 15 8  L 17 14  L 20 21  L 21 29  L 23 37  L 24 47  L 26 56  L 27 64  L 27 74  L 28 82  L 29 91  L 29 99  L 30 106  L 30 113  L 31 119  L 31 120  L 31 123  L 31 126  L 31 130  L 31 132  L 30 136  L 30 137  L 30 139  L 30 139  Z N"/>
              </draw:custom-shape>
              <draw:custom-shape draw:style-name="gr10" draw:text-style-name="P2" svg:width="0.0799in" svg:height="0.1642in" svg:x="2.0079in" svg:y="0.728in">
                <text:p/>
                <draw:enhanced-geometry svg:viewBox="0 0 43 101" draw:type="non-primitive" draw:enhanced-path="M 39 0  L 40 2  L 41 3  L 41 5  L 43 7  L 43 11  L 43 14  L 43 17  L 43 22  L 43 25  L 41 29  L 40 32  L 39 36  L 38 39  L 37 43  L 34 46  L 32 49  L 31 51  L 28 53  L 27 56  L 26 58  L 26 61  L 25 64  L 24 66  L 23 68  L 23 71  L 21 74  L 20 77  L 19 79  L 18 81  L 17 85  L 14 88  L 13 91  L 11 93  L 7 97  L 6 98  L 5 99  L 4 100  L 3 101  L 2 97  L 0 92  L 0 87  L 2 81  L 3 74  L 5 68  L 7 61  L 10 56  L 13 49  L 16 43  L 19 36  L 21 31  L 24 25  L 26 20  L 28 16  L 31 12  L 31 11  L 32 10  L 33 7  L 34 6  L 36 4  L 38 3  L 38 0  L 39 0  L 39 0  Z N"/>
              </draw:custom-shape>
              <draw:custom-shape draw:style-name="gr10" draw:text-style-name="P2" svg:width="0.0429in" svg:height="0.1862in" svg:x="1.7614in" svg:y="0.6185in">
                <text:p/>
                <draw:enhanced-geometry svg:viewBox="0 0 25 116" draw:type="non-primitive" draw:enhanced-path="M 10 116  L 7 115  L 5 115  L 4 114  L 3 112  L 0 110  L 0 106  L 0 104  L 0 102  L 0 99  L 2 97  L 2 94  L 3 90  L 4 87  L 5 83  L 6 78  L 6 74  L 6 69  L 6 64  L 5 58  L 5 54  L 4 49  L 4 44  L 3 38  L 2 33  L 0 28  L 0 22  L 0 17  L 0 11  L 0 7  L 3 1  L 5 0  L 9 0  L 11 0  L 14 0  L 18 3  L 20 9  L 23 15  L 24 22  L 24 29  L 25 36  L 24 44  L 24 53  L 24 61  L 23 68  L 22 76  L 22 84  L 20 91  L 19 98  L 19 104  L 19 110  L 19 111  L 18 111  L 16 112  L 14 112  L 12 114  L 11 114  L 10 115  L 10 116  L 10 116  Z N"/>
              </draw:custom-shape>
              <draw:custom-shape draw:style-name="gr10" draw:text-style-name="P2" svg:width="0.228in" svg:height="0.126in" svg:x="1.6626in" svg:y="0.5031in">
                <text:p/>
                <draw:enhanced-geometry svg:viewBox="0 0 129 80" draw:type="non-primitive" draw:enhanced-path="M 129 2  L 127 0  L 124 0  L 121 0  L 117 0  L 113 1  L 109 2  L 103 2  L 99 5  L 93 6  L 88 8  L 83 11  L 79 13  L 74 15  L 69 18  L 66 21  L 63 23  L 60 26  L 58 28  L 54 32  L 52 34  L 48 36  L 45 39  L 41 41  L 39 45  L 34 47  L 31 50  L 27 53  L 25 56  L 21 59  L 18 61  L 14 65  L 11 67  L 11 68  L 9 70  L 7 72  L 6 74  L 4 76  L 2 77  L 0 79  L 0 80  L 5 80  L 12 79  L 19 76  L 26 74  L 34 69  L 42 65  L 51 59  L 60 53  L 68 47  L 76 41  L 85 34  L 93 29  L 100 23  L 106 20  L 112 16  L 115 14  L 116 13  L 119 11  L 120 9  L 122 7  L 124 6  L 126 4  L 127 2  L 129 2  L 129 2  Z N"/>
              </draw:custom-shape>
              <draw:custom-shape draw:style-name="gr10" draw:text-style-name="P2" svg:width="0.2154in" svg:height="0.0382in" svg:x="1.552in" svg:y="0.9035in">
                <text:p/>
                <draw:enhanced-geometry svg:viewBox="0 0 116 22" draw:type="non-primitive" draw:enhanced-path="M 116 5  L 114 7  L 112 8  L 111 10  L 109 12  L 107 14  L 104 15  L 102 16  L 99 17  L 96 17  L 92 19  L 90 19  L 87 19  L 83 19  L 80 19  L 77 17  L 74 16  L 70 15  L 68 15  L 64 15  L 61 16  L 56 16  L 53 17  L 49 19  L 44 20  L 40 20  L 36 21  L 31 22  L 28 22  L 24 22  L 20 22  L 16 22  L 13 21  L 11 20  L 10 20  L 8 19  L 6 19  L 3 17  L 2 16  L 0 16  L 0 15  L 3 12  L 8 8  L 14 6  L 21 5  L 28 2  L 35 1  L 42 1  L 50 1  L 58 0  L 65 0  L 73 1  L 80 1  L 85 1  L 91 1  L 97 1  L 101 1  L 102 1  L 104 2  L 105 2  L 108 3  L 110 3  L 112 5  L 114 5  L 116 5  L 116 5  Z N"/>
              </draw:custom-shape>
              <draw:custom-shape draw:style-name="gr10" draw:text-style-name="P2" svg:width="0.0551in" svg:height="0.2189in" svg:x="1.6382in" svg:y="0.6898in">
                <text:p/>
                <draw:enhanced-geometry svg:viewBox="0 0 33 140" draw:type="non-primitive" draw:enhanced-path="M 32 140  L 30 138  L 28 137  L 27 136  L 25 134  L 22 130  L 21 125  L 19 122  L 18 117  L 15 113  L 14 108  L 13 103  L 12 98  L 12 93  L 12 88  L 12 83  L 12 79  L 12 75  L 12 70  L 11 66  L 11 61  L 10 56  L 8 52  L 7 48  L 6 43  L 5 39  L 4 34  L 3 28  L 3 25  L 1 19  L 1 14  L 0 9  L 1 5  L 3 2  L 6 1  L 8 0  L 10 0  L 13 2  L 15 7  L 18 13  L 21 20  L 22 28  L 24 36  L 26 46  L 27 54  L 27 63  L 28 73  L 30 82  L 31 90  L 31 98  L 32 107  L 32 113  L 33 118  L 33 120  L 33 122  L 32 124  L 32 129  L 32 131  L 32 135  L 32 137  L 32 140  L 32 140  Z N"/>
              </draw:custom-shape>
              <draw:custom-shape draw:style-name="gr10" draw:text-style-name="P2" svg:width="0.2094in" svg:height="0.0382in" svg:x="1.8661in" svg:y="0.8433in">
                <text:p/>
                <draw:enhanced-geometry svg:viewBox="0 0 114 23" draw:type="non-primitive" draw:enhanced-path="M 114 6  L 113 8  L 112 10  L 110 11  L 108 12  L 106 15  L 103 16  L 101 17  L 99 18  L 95 18  L 93 19  L 89 19  L 86 19  L 83 18  L 80 18  L 76 17  L 74 16  L 70 16  L 67 16  L 63 16  L 60 16  L 55 16  L 52 17  L 48 18  L 43 19  L 40 20  L 35 22  L 32 22  L 27 23  L 24 23  L 20 23  L 15 23  L 13 22  L 12 20  L 9 19  L 7 19  L 6 18  L 4 18  L 1 17  L 0 17  L 0 16  L 4 12  L 8 9  L 14 6  L 20 4  L 27 3  L 34 2  L 41 2  L 49 2  L 56 0  L 65 2  L 72 2  L 79 2  L 85 2  L 90 2  L 96 2  L 100 2  L 101 2  L 102 3  L 104 3  L 107 4  L 109 5  L 112 5  L 113 6  L 114 6  L 114 6  Z N"/>
              </draw:custom-shape>
              <draw:custom-shape draw:style-name="gr10" draw:text-style-name="P2" svg:width="0.0551in" svg:height="0.2244in" svg:x="1.9094in" svg:y="0.6787in">
                <text:p/>
                <draw:enhanced-geometry svg:viewBox="0 0 32 138" draw:type="non-primitive" draw:enhanced-path="M 31 138  L 29 137  L 27 136  L 25 135  L 24 132  L 21 129  L 20 125  L 18 122  L 17 117  L 16 112  L 13 108  L 12 102  L 12 97  L 11 92  L 11 87  L 11 82  L 12 77  L 12 74  L 11 69  L 11 64  L 10 61  L 9 56  L 7 51  L 7 47  L 6 43  L 4 38  L 4 34  L 3 29  L 2 24  L 0 19  L 0 14  L 0 9  L 2 4  L 3 2  L 5 1  L 7 0  L 9 0  L 12 2  L 14 7  L 17 13  L 19 20  L 21 28  L 23 36  L 24 45  L 26 55  L 26 63  L 27 72  L 29 82  L 30 90  L 30 98  L 30 106  L 31 112  L 32 118  L 32 119  L 32 122  L 31 124  L 31 128  L 31 131  L 31 135  L 31 136  L 31 138  L 31 138  Z N"/>
              </draw:custom-shape>
              <draw:custom-shape draw:style-name="gr10" draw:text-style-name="P2" svg:width="0.0677in" svg:height="0.126in" svg:x="1.7366in" svg:y="0.8539in">
                <text:p/>
                <draw:enhanced-geometry svg:viewBox="0 0 37 75" draw:type="non-primitive" draw:enhanced-path="M 0 1  L 0 3  L 1 5  L 2 10  L 4 15  L 6 21  L 8 28  L 12 35  L 14 44  L 18 51  L 20 58  L 24 64  L 26 69  L 28 73  L 32 75  L 33 75  L 35 74  L 37 71  L 37 67  L 37 62  L 37 56  L 34 51  L 33 45  L 31 38  L 28 32  L 26 25  L 24 19  L 21 14  L 19 10  L 18 5  L 17 3  L 15 0  L 15 0  L 0 1  L 0 1  Z N"/>
              </draw:custom-shape>
              <draw:custom-shape draw:style-name="gr10" draw:text-style-name="P2" svg:width="0.1106in" svg:height="0.0602in" svg:x="1.9094in" svg:y="0.6185in">
                <text:p/>
                <draw:enhanced-geometry svg:viewBox="0 0 57 34" draw:type="non-primitive" draw:enhanced-path="M 54 0  L 53 0  L 50 1  L 48 2  L 44 3  L 40 5  L 35 7  L 29 9  L 24 12  L 20 14  L 14 16  L 9 19  L 7 22  L 3 25  L 1 27  L 0 29  L 1 32  L 2 33  L 4 34  L 7 34  L 11 34  L 15 33  L 21 32  L 26 30  L 30 29  L 36 28  L 41 26  L 44 25  L 49 23  L 53 22  L 55 21  L 56 20  L 57 20  L 54 0  L 54 0  Z N"/>
              </draw:custom-shape>
              <draw:custom-shape draw:style-name="gr10" draw:text-style-name="P2" svg:width="0.1291in" svg:height="0.1094in" svg:x="2.0756in" svg:y="0.4921in">
                <text:p/>
                <draw:enhanced-geometry svg:viewBox="0 0 75 66" draw:type="non-primitive" draw:enhanced-path="M 1 13  L 1 13  L 3 15  L 7 18  L 10 22  L 15 26  L 22 30  L 28 35  L 35 41  L 41 46  L 48 52  L 54 56  L 60 60  L 64 62  L 68 66  L 71 66  L 72 66  L 72 65  L 74 63  L 74 61  L 75 60  L 74 56  L 74 53  L 74 50  L 74 48  L 72 47  L 72 46  L 72 43  L 72 43  L 71 42  L 70 41  L 67 39  L 63 35  L 58 32  L 53 28  L 47 23  L 42 20  L 35 15  L 29 12  L 23 8  L 18 5  L 14 2  L 9 1  L 7 0  L 4 1  L 2 2  L 1 4  L 0 6  L 0 8  L 0 9  L 0 12  L 0 13  L 1 13  L 1 13  Z N"/>
              </draw:custom-shape>
              <draw:custom-shape draw:style-name="gr10" draw:text-style-name="P2" svg:width="0.0862in" svg:height="0.115in" svg:x="2.0079in" svg:y="0.5744in">
                <text:p/>
                <draw:enhanced-geometry svg:viewBox="0 0 47 71" draw:type="non-primitive" draw:enhanced-path="M 35 0  L 35 0  L 34 2  L 32 4  L 28 8  L 24 13  L 22 18  L 19 23  L 15 30  L 10 36  L 7 42  L 5 48  L 2 54  L 0 58  L 0 63  L 0 66  L 1 70  L 2 71  L 5 70  L 8 69  L 12 65  L 15 62  L 19 57  L 22 51  L 27 47  L 30 41  L 34 35  L 37 30  L 40 25  L 42 21  L 44 17  L 46 16  L 47 15  L 35 0  L 35 0  Z N"/>
              </draw:custom-shape>
              <draw:custom-shape draw:style-name="gr10" draw:text-style-name="P2" svg:width="0.1291in" svg:height="0.1205in" svg:x="1.7799in" svg:y="0.5307in">
                <text:p/>
                <draw:enhanced-geometry svg:viewBox="0 0 73 70" draw:type="non-primitive" draw:enhanced-path="M 61 1  L 60 1  L 58 3  L 54 7  L 51 10  L 45 15  L 40 20  L 34 26  L 28 31  L 22 37  L 17 43  L 12 49  L 7 55  L 4 60  L 1 63  L 0 67  L 0 69  L 1 70  L 5 69  L 8 68  L 13 65  L 18 61  L 25 57  L 31 51  L 38 47  L 44 41  L 51 35  L 55 29  L 61 23  L 65 19  L 69 14  L 72 10  L 73 8  L 73 6  L 72 3  L 72 2  L 71 1  L 69 0  L 67 0  L 65 0  L 62 1  L 61 1  L 61 1  L 61 1  Z N"/>
              </draw:custom-shape>
              <draw:custom-shape draw:style-name="gr10" draw:text-style-name="P2" svg:width="0.0429in" svg:height="0.0874in" svg:x="1.5764in" svg:y="0.8433in">
                <text:p/>
                <draw:enhanced-geometry svg:viewBox="0 0 23 57" draw:type="non-primitive" draw:enhanced-path="M 8 0  L 7 0  L 7 2  L 6 4  L 6 8  L 5 13  L 3 17  L 3 22  L 2 28  L 1 33  L 1 38  L 0 43  L 0 48  L 0 51  L 1 54  L 2 56  L 3 57  L 5 57  L 7 55  L 8 53  L 11 49  L 12 46  L 13 41  L 15 36  L 16 31  L 18 27  L 19 22  L 20 17  L 21 14  L 21 10  L 22 8  L 22 7  L 23 6  L 8 0  L 8 0  Z N"/>
              </draw:custom-shape>
              <draw:custom-shape draw:style-name="gr10" draw:text-style-name="P2" svg:width="0.0429in" svg:height="0.1807in" svg:x="1.8354in" svg:y="0.7665in">
                <text:p/>
                <draw:enhanced-geometry svg:viewBox="0 0 25 116" draw:type="non-primitive" draw:enhanced-path="M 9 116  L 6 116  L 5 115  L 4 114  L 3 114  L 0 110  L 0 108  L 0 106  L 0 103  L 0 101  L 0 97  L 2 94  L 3 90  L 4 87  L 5 83  L 6 79  L 6 74  L 6 69  L 6 65  L 5 60  L 4 54  L 4 49  L 3 45  L 2 39  L 2 33  L 0 28  L 0 22  L 0 18  L 0 12  L 2 7  L 3 1  L 5 0  L 9 0  L 12 0  L 15 0  L 18 4  L 22 9  L 23 15  L 24 22  L 25 29  L 25 36  L 25 45  L 24 53  L 24 61  L 23 69  L 22 76  L 22 84  L 20 92  L 19 99  L 19 106  L 19 111  L 19 111  L 18 113  L 16 113  L 15 114  L 12 114  L 10 115  L 9 115  L 9 116  L 9 116  Z N"/>
              </draw:custom-shape>
              <draw:custom-shape draw:style-name="gr10" draw:text-style-name="P2" svg:width="0.1417in" svg:height="0.0657in" svg:x="1.2067in" svg:y="0.2839in">
                <text:p/>
                <draw:enhanced-geometry svg:viewBox="0 0 80 44" draw:type="non-primitive" draw:enhanced-path="M 0 6  L 2 2  L 5 1  L 6 0  L 9 0  L 12 1  L 15 3  L 18 4  L 20 7  L 21 8  L 25 11  L 27 13  L 30 14  L 33 15  L 36 16  L 40 17  L 43 18  L 47 18  L 52 20  L 55 21  L 59 21  L 62 22  L 66 23  L 69 24  L 73 27  L 76 28  L 80 30  L 80 34  L 80 36  L 79 40  L 79 42  L 74 43  L 69 44  L 65 44  L 59 43  L 54 42  L 49 40  L 43 37  L 39 35  L 33 32  L 28 29  L 22 25  L 18 23  L 13 21  L 8 18  L 4 16  L 0 15  L 0 13  L 1 10  L 1 7  L 0 6  L 0 6  Z N"/>
              </draw:custom-shape>
              <draw:custom-shape draw:style-name="gr10" draw:text-style-name="P2" svg:width="0.0736in" svg:height="0.0547in" svg:x="1.25in" svg:y="0.3992in">
                <text:p/>
                <draw:enhanced-geometry svg:viewBox="0 0 41 37" draw:type="non-primitive" draw:enhanced-path="M 8 0  L 10 0  L 11 0  L 13 1  L 15 2  L 17 4  L 20 8  L 22 11  L 24 14  L 24 15  L 27 16  L 29 17  L 31 18  L 34 19  L 35 21  L 37 23  L 40 25  L 40 28  L 41 30  L 40 32  L 40 35  L 36 36  L 34 37  L 31 37  L 29 37  L 27 36  L 24 36  L 22 35  L 20 34  L 17 31  L 15 30  L 13 28  L 11 27  L 9 24  L 7 22  L 5 21  L 4 19  L 1 17  L 0 14  L 0 11  L 0 9  L 1 5  L 2 3  L 4 1  L 8 0  L 8 0  Z N"/>
              </draw:custom-shape>
              <draw:custom-shape draw:style-name="gr10" draw:text-style-name="P2" svg:width="0.0736in" svg:height="0.0602in" svg:x="1.2807in" svg:y="0.3386in">
                <text:p/>
                <draw:enhanced-geometry svg:viewBox="0 0 41 39" draw:type="non-primitive" draw:enhanced-path="M 8 0  L 9 0  L 11 1  L 13 1  L 15 2  L 17 6  L 20 9  L 21 13  L 23 16  L 24 18  L 27 19  L 29 20  L 31 20  L 33 21  L 35 22  L 37 23  L 40 26  L 41 28  L 41 30  L 41 34  L 38 36  L 36 38  L 34 38  L 31 38  L 29 39  L 27 38  L 24 36  L 22 35  L 20 34  L 17 33  L 15 30  L 13 29  L 11 27  L 9 26  L 7 23  L 6 22  L 3 20  L 1 18  L 1 15  L 0 12  L 0 9  L 1 6  L 3 4  L 4 1  L 8 0  L 8 0  Z N"/>
              </draw:custom-shape>
              <draw:custom-shape draw:style-name="gr10" draw:text-style-name="P2" svg:width="0.1417in" svg:height="0.0764in" svg:x="1.324in" svg:y="0.2236in">
                <text:p/>
                <draw:enhanced-geometry svg:viewBox="0 0 80 44" draw:type="non-primitive" draw:enhanced-path="M 1 4  L 2 2  L 5 0  L 6 0  L 9 0  L 11 1  L 12 2  L 13 2  L 15 4  L 18 6  L 19 8  L 21 9  L 25 13  L 27 14  L 29 15  L 33 16  L 36 17  L 40 19  L 43 19  L 47 20  L 52 21  L 55 21  L 59 22  L 62 23  L 66 24  L 69 26  L 73 27  L 76 29  L 80 31  L 80 34  L 80 36  L 79 40  L 79 42  L 74 43  L 69 44  L 65 44  L 60 43  L 54 42  L 48 40  L 43 37  L 39 35  L 33 33  L 27 29  L 22 26  L 18 23  L 13 21  L 8 19  L 5 16  L 1 15  L 0 13  L 0 10  L 1 7  L 1 4  L 1 4  Z N"/>
              </draw:custom-shape>
              <draw:custom-shape draw:style-name="gr10" draw:text-style-name="P2" svg:width="0.1417in" svg:height="0.1039in" svg:x="1.4224in" svg:y="0.4374in">
                <text:p/>
                <draw:enhanced-geometry svg:viewBox="0 0 75 66" draw:type="non-primitive" draw:enhanced-path="M 2 0  L 5 0  L 8 3  L 12 4  L 15 7  L 19 10  L 23 13  L 27 17  L 32 21  L 36 25  L 40 28  L 45 32  L 48 36  L 53 39  L 56 41  L 59 43  L 62 44  L 65 45  L 68 46  L 70 48  L 73 51  L 74 53  L 75 57  L 74 60  L 73 62  L 69 65  L 67 65  L 63 66  L 61 66  L 58 65  L 54 64  L 52 62  L 49 61  L 46 59  L 43 57  L 41 54  L 39 53  L 36 50  L 34 47  L 32 46  L 31 44  L 28 41  L 26 40  L 23 37  L 21 34  L 18 31  L 15 27  L 12 24  L 9 21  L 6 17  L 5 13  L 2 11  L 1 7  L 0 5  L 0 3  L 0 2  L 2 0  L 2 0  Z N"/>
              </draw:custom-shape>
              <draw:custom-shape draw:style-name="gr10" draw:text-style-name="P2" svg:width="0.1598in" svg:height="0.0984in" svg:x="1.2929in" svg:y="0.2236in">
                <text:p/>
                <draw:enhanced-geometry svg:viewBox="0 0 90 58" draw:type="non-primitive" draw:enhanced-path="M 90 0  L 90 1  L 89 3  L 88 6  L 88 8  L 85 10  L 84 13  L 82 16  L 79 19  L 77 21  L 74 24  L 71 27  L 68 29  L 64 30  L 61 33  L 58 33  L 55 34  L 52 35  L 49 36  L 47 37  L 44 39  L 42 40  L 41 42  L 38 43  L 36 46  L 34 47  L 31 48  L 29 49  L 27 51  L 23 53  L 21 54  L 17 55  L 14 56  L 13 56  L 11 56  L 9 56  L 7 57  L 4 57  L 2 58  L 1 58  L 0 58  L 1 54  L 3 50  L 7 46  L 11 42  L 16 37  L 21 34  L 27 30  L 34 27  L 40 23  L 45 20  L 51 16  L 57 14  L 63 10  L 68 8  L 72 6  L 76 4  L 76 3  L 78 3  L 81 2  L 83 2  L 84 1  L 86 1  L 89 0  L 90 0  L 90 0  Z N"/>
              </draw:custom-shape>
              <draw:custom-shape draw:style-name="gr10" draw:text-style-name="P2" svg:width="0.0799in" svg:height="0.0602in" svg:x="1.213in" svg:y="0.2236in">
                <text:p/>
                <draw:enhanced-geometry svg:viewBox="0 0 40 38" draw:type="non-primitive" draw:enhanced-path="M 7 0  L 10 0  L 11 0  L 12 1  L 14 3  L 17 5  L 19 8  L 21 11  L 24 14  L 25 16  L 26 17  L 29 18  L 31 19  L 33 20  L 34 21  L 37 23  L 39 25  L 40 27  L 40 31  L 40 32  L 39 35  L 36 37  L 34 37  L 31 37  L 29 38  L 26 37  L 24 37  L 21 34  L 20 34  L 17 32  L 14 31  L 13 28  L 11 26  L 9 25  L 6 23  L 5 20  L 4 19  L 2 17  L 0 14  L 0 11  L 0 8  L 2 5  L 3 3  L 5 1  L 7 0  L 7 0  Z N"/>
              </draw:custom-shape>
              <draw:custom-shape draw:style-name="gr10" draw:text-style-name="P2" svg:width="0.0366in" svg:height="0.1642in" svg:x="1.2685in" svg:y="0.3606in">
                <text:p/>
                <draw:enhanced-geometry svg:viewBox="0 0 21 103" draw:type="non-primitive" draw:enhanced-path="M 0 2  L 0 4  L 0 6  L 0 12  L 0 18  L 1 25  L 1 34  L 3 42  L 4 52  L 5 61  L 6 70  L 7 79  L 8 86  L 10 93  L 12 97  L 13 101  L 14 103  L 15 102  L 17 101  L 18 97  L 19 95  L 19 90  L 20 86  L 20 80  L 21 74  L 20 68  L 20 62  L 20 55  L 20 49  L 20 43  L 19 39  L 19 34  L 18 31  L 17 27  L 15 24  L 14 20  L 13 18  L 11 14  L 10 11  L 8 8  L 6 6  L 5 4  L 4 1  L 3 0  L 1 0  L 0 0  L 0 0  L 0 0  L 0 2  L 0 2  Z N"/>
              </draw:custom-shape>
              <draw:custom-shape draw:style-name="gr10" draw:text-style-name="P2" svg:width="0.1846in" svg:height="0.0382in" svg:x="1.478in" svg:y="0.4264in">
                <text:p/>
                <draw:enhanced-geometry svg:viewBox="0 0 104 20" draw:type="non-primitive" draw:enhanced-path="M 104 5  L 103 6  L 102 8  L 101 9  L 99 11  L 97 12  L 95 13  L 93 15  L 90 15  L 87 16  L 84 16  L 82 16  L 79 17  L 76 16  L 73 16  L 70 16  L 68 15  L 65 13  L 62 13  L 59 13  L 55 15  L 52 15  L 48 15  L 45 16  L 41 17  L 38 18  L 34 18  L 29 19  L 26 20  L 22 20  L 19 20  L 15 20  L 13 19  L 12 18  L 11 18  L 8 17  L 6 16  L 5 16  L 2 15  L 1 15  L 0 13  L 4 10  L 8 8  L 14 5  L 20 3  L 26 2  L 33 0  L 39 0  L 46 0  L 53 0  L 60 0  L 66 0  L 73 0  L 77 0  L 83 0  L 88 0  L 92 0  L 93 0  L 94 0  L 96 2  L 99 3  L 100 3  L 102 4  L 103 4  L 104 5  L 104 5  Z N"/>
              </draw:custom-shape>
              <draw:custom-shape draw:style-name="gr10" draw:text-style-name="P2" svg:width="0.1476in" svg:height="0.0874in" svg:x="1.8047in" svg:y="0.2236in">
                <text:p/>
                <draw:enhanced-geometry svg:viewBox="0 0 81 52" draw:type="non-primitive" draw:enhanced-path="M 81 0  L 80 0  L 80 3  L 79 5  L 79 7  L 76 10  L 75 12  L 73 15  L 72 17  L 68 19  L 66 22  L 64 24  L 61 26  L 58 27  L 55 29  L 53 30  L 49 31  L 47 32  L 45 33  L 42 33  L 40 36  L 38 36  L 37 38  L 34 39  L 32 40  L 30 42  L 27 43  L 25 44  L 24 46  L 20 47  L 18 49  L 15 50  L 13 50  L 11 50  L 10 50  L 7 50  L 6 51  L 4 52  L 3 52  L 1 52  L 0 52  L 1 49  L 4 44  L 6 40  L 10 37  L 14 33  L 19 30  L 25 27  L 31 24  L 35 20  L 41 17  L 46 15  L 52 12  L 57 9  L 61 6  L 65 5  L 68 3  L 68 3  L 71 3  L 72 2  L 74 2  L 76 0  L 78 0  L 79 0  L 81 0  L 81 0  Z N"/>
              </draw:custom-shape>
              <draw:custom-shape draw:style-name="gr10" draw:text-style-name="P2" svg:width="0.1291in" svg:height="0.0657in" svg:x="1.8598in" svg:y="0.2622in">
                <text:p/>
                <draw:enhanced-geometry svg:viewBox="0 0 71 40" draw:type="non-primitive" draw:enhanced-path="M 0 5  L 1 2  L 3 1  L 4 0  L 7 1  L 9 2  L 13 4  L 14 5  L 16 7  L 18 8  L 21 11  L 23 12  L 26 13  L 29 14  L 31 17  L 35 17  L 38 18  L 42 18  L 45 19  L 48 19  L 51 20  L 55 21  L 58 22  L 62 24  L 65 25  L 68 26  L 71 28  L 71 31  L 70 34  L 69 36  L 69 39  L 65 40  L 61 40  L 57 40  L 53 40  L 48 39  L 43 36  L 38 34  L 34 33  L 29 29  L 24 27  L 20 25  L 15 22  L 11 19  L 7 17  L 3 15  L 0 14  L 0 12  L 0 9  L 0 7  L 0 5  L 0 5  Z N"/>
              </draw:custom-shape>
              <draw:custom-shape draw:style-name="gr10" draw:text-style-name="P2" svg:width="0.0614in" svg:height="0.0602in" svg:x="1.5335in" svg:y="0.2236in">
                <text:p/>
                <draw:enhanced-geometry svg:viewBox="0 0 37 34" draw:type="non-primitive" draw:enhanced-path="M 8 0  L 9 0  L 12 1  L 13 1  L 14 2  L 16 6  L 17 8  L 20 12  L 22 14  L 23 15  L 24 16  L 27 18  L 29 18  L 30 19  L 33 20  L 34 22  L 36 23  L 36 26  L 37 28  L 36 30  L 35 33  L 33 34  L 30 34  L 28 34  L 27 34  L 24 34  L 22 33  L 20 32  L 17 32  L 16 29  L 14 28  L 12 26  L 10 25  L 7 21  L 3 18  L 1 15  L 1 14  L 0 11  L 1 8  L 1 6  L 3 3  L 5 1  L 8 0  L 8 0  Z N"/>
              </draw:custom-shape>
              <draw:custom-shape draw:style-name="gr10" draw:text-style-name="P2" svg:width="0.1909in" svg:height="0.1094in" svg:x="1.5335in" svg:y="0.2512in">
                <text:p/>
                <draw:enhanced-geometry svg:viewBox="0 0 105 68" draw:type="non-primitive" draw:enhanced-path="M 105 1  L 103 0  L 102 0  L 98 0  L 95 0  L 91 0  L 87 1  L 83 2  L 78 5  L 74 6  L 68 7  L 64 9  L 60 12  L 56 14  L 53 16  L 49 19  L 47 22  L 44 25  L 41 26  L 39 28  L 36 31  L 33 33  L 29 35  L 27 38  L 23 40  L 21 42  L 17 45  L 14 47  L 12 50  L 8 53  L 5 55  L 2 59  L 0 61  L 1 65  L 1 68  L 6 68  L 12 67  L 16 65  L 23 62  L 29 59  L 35 54  L 42 49  L 49 46  L 56 40  L 62 35  L 69 31  L 75 26  L 81 21  L 86 18  L 90 14  L 94 12  L 97 9  L 100 7  L 103 4  L 105 1  L 105 1  Z N"/>
              </draw:custom-shape>
              <draw:custom-shape draw:style-name="gr10" draw:text-style-name="P2" svg:width="0.1291in" svg:height="0.0657in" svg:x="1.5949in" svg:y="0.3114in">
                <text:p/>
                <draw:enhanced-geometry svg:viewBox="0 0 73 40" draw:type="non-primitive" draw:enhanced-path="M 0 4  L 2 2  L 5 1  L 6 0  L 9 1  L 12 1  L 15 3  L 16 4  L 19 6  L 21 8  L 24 10  L 25 11  L 28 13  L 31 14  L 34 15  L 38 16  L 40 16  L 43 17  L 47 19  L 51 20  L 54 20  L 58 21  L 61 22  L 63 23  L 67 24  L 70 27  L 73 29  L 73 30  L 73 34  L 72 35  L 72 37  L 67 38  L 63 40  L 59 40  L 54 40  L 49 38  L 45 36  L 40 35  L 35 33  L 31 29  L 26 27  L 21 24  L 16 22  L 12 19  L 8 16  L 5 15  L 1 14  L 0 13  L 1 9  L 1 6  L 0 4  L 0 4  Z N"/>
              </draw:custom-shape>
              <draw:custom-shape draw:style-name="gr10" draw:text-style-name="P2" svg:width="0.0677in" svg:height="0.1425in" svg:x="1.7244in" svg:y="0.2346in">
                <text:p/>
                <draw:enhanced-geometry svg:viewBox="0 0 39 92" draw:type="non-primitive" draw:enhanced-path="M 37 0  L 37 1  L 38 2  L 39 4  L 39 7  L 39 10  L 39 12  L 39 15  L 39 19  L 39 22  L 38 26  L 37 29  L 35 33  L 34 35  L 33 39  L 31 41  L 30 45  L 27 46  L 26 48  L 25 51  L 25 53  L 24 54  L 23 56  L 21 60  L 21 62  L 20 65  L 19 67  L 19 69  L 18 72  L 17 74  L 16 78  L 13 80  L 12 82  L 10 83  L 7 87  L 5 89  L 4 92  L 1 87  L 1 83  L 0 78  L 1 73  L 3 67  L 5 62  L 7 56  L 10 51  L 12 44  L 14 39  L 17 33  L 20 28  L 21 22  L 24 18  L 26 14  L 27 11  L 28 8  L 32 6  L 34 2  L 37 0  L 37 0  Z N"/>
              </draw:custom-shape>
              <draw:custom-shape draw:style-name="gr10" draw:text-style-name="P2" svg:width="0.0921in" svg:height="0.0492in" svg:x="1.5335in" svg:y="0.3496in">
                <text:p/>
                <draw:enhanced-geometry svg:viewBox="0 0 51 29" draw:type="non-primitive" draw:enhanced-path="M 48 0  L 48 0  L 45 0  L 43 1  L 40 2  L 36 3  L 31 6  L 27 8  L 22 10  L 17 12  L 13 14  L 9 16  L 6 20  L 2 21  L 1 23  L 0 26  L 1 28  L 2 28  L 4 29  L 7 29  L 10 29  L 14 28  L 18 28  L 23 27  L 28 26  L 33 24  L 36 22  L 41 21  L 44 20  L 47 19  L 49 19  L 51 17  L 51 17  L 48 0  L 48 0  Z N"/>
              </draw:custom-shape>
              <draw:custom-shape draw:style-name="gr10" draw:text-style-name="P2" svg:width="0.1291in" svg:height="0.0874in" svg:x="1.6752in" svg:y="0.2346in">
                <text:p/>
                <draw:enhanced-geometry svg:viewBox="0 0 69 59" draw:type="non-primitive" draw:enhanced-path="M 2 11  L 2 12  L 4 13  L 6 15  L 10 19  L 15 22  L 20 27  L 26 32  L 32 37  L 38 40  L 44 45  L 49 49  L 54 53  L 59 55  L 63 58  L 65 59  L 66 59  L 67 55  L 69 53  L 69 49  L 69 46  L 67 42  L 67 40  L 66 39  L 66 38  L 66 38  L 64 37  L 61 34  L 58 31  L 53 28  L 49 25  L 44 21  L 39 18  L 33 13  L 27 10  L 23 7  L 18 4  L 13 1  L 10 0  L 8 0  L 5 0  L 3 1  L 2 2  L 0 5  L 0 7  L 0 10  L 2 11  L 2 11  Z N"/>
              </draw:custom-shape>
              <draw:custom-shape draw:style-name="gr10" draw:text-style-name="P2" svg:width="0.0736in" svg:height="0.1094in" svg:x="1.6197in" svg:y="0.3004in">
                <text:p/>
                <draw:enhanced-geometry svg:viewBox="0 0 43 64" draw:type="non-primitive" draw:enhanced-path="M 32 0  L 32 1  L 30 2  L 28 4  L 26 9  L 23 13  L 20 17  L 18 22  L 14 28  L 11 33  L 7 38  L 5 44  L 2 49  L 1 54  L 0 57  L 0 61  L 2 63  L 3 64  L 6 64  L 8 62  L 12 60  L 14 56  L 19 52  L 22 48  L 26 43  L 29 37  L 32 33  L 35 28  L 38 23  L 40 20  L 41 17  L 42 15  L 43 15  L 32 0  L 32 0  Z N"/>
              </draw:custom-shape>
              <draw:custom-shape draw:style-name="gr10" draw:text-style-name="P2" svg:width="0.1169in" svg:height="0.0547in" svg:x="1.8909in" svg:y="0.8925in">
                <text:p/>
                <draw:enhanced-geometry svg:viewBox="0 0 62 35" draw:type="non-primitive" draw:enhanced-path="M 51 0  L 49 0  L 48 1  L 45 3  L 41 5  L 38 6  L 32 10  L 27 12  L 22 16  L 18 18  L 12 20  L 8 24  L 5 26  L 2 28  L 0 31  L 0 33  L 1 34  L 4 34  L 7 35  L 11 35  L 15 35  L 19 34  L 24 33  L 29 32  L 34 31  L 39 30  L 44 27  L 48 25  L 53 24  L 55 21  L 59 19  L 61 17  L 62 14  L 62 12  L 62 10  L 62 8  L 62 6  L 60 4  L 59 3  L 55 1  L 53 0  L 52 0  L 51 0  L 51 0  Z N"/>
              </draw:custom-shape>
              <draw:custom-shape draw:style-name="gr11" draw:text-style-name="P2" svg:width="1.0228in" svg:height="0.7839in" svg:x="0.3563in" svg:y="0.2236in">
                <text:p/>
                <draw:enhanced-geometry svg:viewBox="0 0 564 488" draw:type="non-primitive" draw:enhanced-path="M 452 0  L 453 3  L 454 7  L 456 15  L 460 25  L 463 37  L 468 52  L 473 68  L 479 88  L 485 108  L 490 131  L 497 154  L 503 179  L 510 205  L 516 230  L 522 257  L 529 284  L 534 310  L 540 335  L 543 356  L 548 377  L 550 396  L 554 412  L 556 427  L 559 440  L 560 452  L 561 461  L 562 470  L 562 477  L 563 481  L 563 485  L 563 487  L 564 488  L 562 488  L 557 488  L 549 488  L 539 488  L 526 488  L 510 488  L 493 487  L 473 487  L 452 485  L 429 484  L 405 481  L 380 478  L 353 473  L 327 468  L 299 463  L 272 457  L 244 448  L 218 440  L 191 431  L 167 421  L 143 412  L 121 403  L 100 393  L 80 385  L 62 376  L 46 369  L 32 362  L 20 356  L 11 350  L 5 346  L 0 344  L 0 344  L 0 2  L 452 0  L 452 0  Z N"/>
              </draw:custom-shape>
              <draw:custom-shape draw:style-name="gr12" draw:text-style-name="P2" svg:width="0.4866in" svg:height="0.2189in" svg:x="1.3362in" svg:y="2.2354in">
                <text:p/>
                <draw:enhanced-geometry svg:viewBox="0 0 265 139" draw:type="non-primitive" draw:enhanced-path="M 0 129  L 265 139  L 238 0  L 237 0  L 235 0  L 230 2  L 224 3  L 217 4  L 209 6  L 200 9  L 189 11  L 178 12  L 167 16  L 155 18  L 143 21  L 130 24  L 119 27  L 108 31  L 96 34  L 86 38  L 75 41  L 66 44  L 58 46  L 49 48  L 42 51  L 35 52  L 29 54  L 24 55  L 19 57  L 14 58  L 12 58  L 9 59  L 7 59  L 6 59  L 6 60  L 0 129  L 0 129  Z N"/>
              </draw:custom-shape>
              <draw:custom-shape draw:style-name="gr13" draw:text-style-name="P2" svg:width="0.2217in" svg:height="0.1752in" svg:x="1.626in" svg:y="0.9693in">
                <text:p/>
                <draw:enhanced-geometry svg:viewBox="0 0 119 108" draw:type="non-primitive" draw:enhanced-path="M 59 13  L 43 0  L 43 0  L 42 1  L 41 3  L 38 5  L 36 6  L 34 10  L 31 12  L 28 15  L 25 13  L 23 12  L 21 10  L 18 8  L 16 6  L 15 5  L 13 5  L 0 22  L 1 24  L 3 25  L 6 26  L 8 28  L 10 30  L 14 32  L 16 33  L 15 35  L 14 39  L 13 41  L 11 44  L 10 46  L 10 48  L 10 51  L 10 54  L 10 56  L 10 59  L 10 61  L 11 64  L 13 66  L 15 67  L 16 69  L 18 72  L 24 75  L 29 78  L 34 78  L 40 78  L 44 75  L 48 73  L 52 69  L 56 66  L 59 62  L 64 58  L 67 54  L 71 52  L 74 49  L 77 48  L 79 47  L 82 48  L 84 51  L 85 53  L 85 55  L 84 60  L 82 62  L 81 67  L 78 71  L 76 75  L 72 78  L 69 81  L 67 85  L 64 88  L 61 91  L 59 92  L 58 93  L 58 94  L 78 108  L 78 107  L 79 107  L 81 105  L 83 103  L 85 100  L 88 98  L 89 95  L 90 94  L 91 92  L 94 89  L 96 92  L 98 93  L 99 94  L 102 95  L 104 96  L 105 98  L 105 99  L 106 99  L 119 81  L 119 80  L 118 80  L 116 78  L 113 78  L 111 75  L 109 74  L 106 72  L 105 71  L 105 68  L 106 66  L 108 62  L 108 60  L 108 58  L 109 55  L 109 52  L 109 51  L 108 47  L 108 45  L 106 42  L 105 40  L 103 39  L 102 37  L 99 34  L 97 33  L 91 28  L 85 26  L 79 25  L 75 26  L 70 27  L 65 30  L 61 33  L 57 37  L 52 39  L 49 44  L 45 46  L 43 49  L 40 52  L 37 53  L 35 53  L 34 53  L 33 51  L 33 48  L 33 45  L 35 42  L 36 39  L 38 35  L 41 32  L 43 30  L 47 26  L 49 22  L 51 19  L 54 18  L 56 15  L 57 13  L 58 13  L 59 13  L 59 13  Z N"/>
              </draw:custom-shape>
              <draw:custom-shape draw:style-name="gr13" draw:text-style-name="P2" svg:width="0.1661in" svg:height="0.263in" svg:x="1.965in" svg:y="1.0626in">
                <text:p/>
                <draw:enhanced-geometry svg:viewBox="0 0 95 158" draw:type="non-primitive" draw:enhanced-path="M 87 49  L 87 24  L 86 24  L 84 24  L 82 24  L 78 23  L 77 23  L 75 23  L 73 22  L 71 22  L 69 22  L 67 22  L 63 22  L 61 22  L 61 18  L 61 15  L 61 13  L 61 10  L 61 9  L 61 7  L 61 4  L 61 2  L 61 0  L 61 0  L 34 1  L 34 1  L 34 3  L 34 4  L 34 8  L 34 10  L 34 11  L 34 14  L 34 16  L 34 18  L 34 23  L 30 23  L 28 24  L 25 24  L 21 26  L 19 27  L 16 28  L 13 30  L 10 31  L 8 34  L 7 35  L 5 38  L 3 41  L 2 43  L 1 47  L 0 50  L 0 54  L 0 62  L 2 69  L 5 74  L 9 77  L 14 81  L 20 83  L 26 84  L 33 86  L 40 86  L 46 88  L 51 88  L 57 89  L 62 90  L 66 92  L 68 95  L 69 98  L 68 102  L 67 104  L 63 106  L 60 108  L 54 109  L 49 109  L 43 110  L 37 110  L 32 110  L 26 109  L 21 109  L 16 109  L 13 108  L 9 108  L 7 108  L 7 108  L 9 138  L 9 138  L 10 138  L 12 138  L 13 138  L 15 138  L 16 138  L 19 138  L 21 138  L 23 138  L 26 139  L 28 139  L 32 139  L 34 139  L 37 139  L 37 143  L 37 145  L 37 149  L 37 151  L 37 153  L 37 156  L 37 157  L 37 158  L 64 158  L 64 157  L 64 156  L 64 152  L 64 150  L 64 147  L 64 146  L 64 144  L 64 143  L 64 139  L 64 136  L 67 135  L 70 133  L 73 132  L 76 131  L 78 130  L 81 128  L 83 126  L 87 124  L 88 122  L 89 119  L 91 117  L 93 115  L 94 111  L 95 109  L 95 105  L 95 102  L 95 92  L 93 85  L 89 79  L 86 75  L 80 71  L 74 69  L 68 67  L 62 65  L 55 63  L 49 62  L 43 62  L 39 61  L 35 60  L 32 60  L 30 57  L 30 55  L 32 52  L 34 50  L 36 49  L 40 48  L 44 47  L 49 47  L 54 47  L 60 47  L 64 47  L 69 47  L 74 47  L 77 48  L 81 48  L 84 48  L 86 49  L 87 49  L 87 49  Z N"/>
              </draw:custom-shape>
              <draw:custom-shape draw:style-name="gr13" draw:text-style-name="P2" svg:width="0.1909in" svg:height="0.1807in" svg:x="1.9031in" svg:y="1.5886in">
                <text:p/>
                <draw:enhanced-geometry svg:viewBox="0 0 108 118" draw:type="non-primitive" draw:enhanced-path="M 95 60  L 108 43  L 107 43  L 107 42  L 104 41  L 103 39  L 101 36  L 100 34  L 96 32  L 94 28  L 95 26  L 96 23  L 99 21  L 100 19  L 102 16  L 103 15  L 103 14  L 104 14  L 87 0  L 86 0  L 84 2  L 83 3  L 82 6  L 81 8  L 79 10  L 77 13  L 75 15  L 73 14  L 70 13  L 67 12  L 66 10  L 62 9  L 60 9  L 58 9  L 55 9  L 53 9  L 50 9  L 48 9  L 46 10  L 43 12  L 41 13  L 39 15  L 38 17  L 33 22  L 31 28  L 29 33  L 31 37  L 32 42  L 34 47  L 38 51  L 41 56  L 45 60  L 49 63  L 53 67  L 55 70  L 58 74  L 60 76  L 60 80  L 59 82  L 56 83  L 54 84  L 50 84  L 47 83  L 43 81  L 40 80  L 36 76  L 33 74  L 28 70  L 26 67  L 22 64  L 20 62  L 18 59  L 15 57  L 14 56  L 0 76  L 1 77  L 2 78  L 5 81  L 6 82  L 9 85  L 11 87  L 13 89  L 14 90  L 16 91  L 15 94  L 14 96  L 12 98  L 11 101  L 9 102  L 8 103  L 8 104  L 8 105  L 26 118  L 26 117  L 27 117  L 28 115  L 29 114  L 31 111  L 33 109  L 34 107  L 36 104  L 39 104  L 41 105  L 43 107  L 47 108  L 49 108  L 52 108  L 54 108  L 56 108  L 59 108  L 61 107  L 63 107  L 66 105  L 68 103  L 70 102  L 73 100  L 75 98  L 79 91  L 81 85  L 82 81  L 81 75  L 80 70  L 77 66  L 74 61  L 72 56  L 67 53  L 65 48  L 61 44  L 59 42  L 55 39  L 55 37  L 55 35  L 56 34  L 58 33  L 60 33  L 62 33  L 66 34  L 69 36  L 72 39  L 75 41  L 79 43  L 82 47  L 84 49  L 88 51  L 90 54  L 92 56  L 94 59  L 95 60  L 95 60  L 95 60  Z N"/>
              </draw:custom-shape>
              <draw:custom-shape draw:style-name="gr13" draw:text-style-name="P2" svg:width="0.0862in" svg:height="0.115in" svg:x="2.1311in" svg:y="0.9197in">
                <text:p/>
                <draw:enhanced-geometry svg:viewBox="0 0 52 74" draw:type="non-primitive" draw:enhanced-path="M 52 50  L 48 50  L 46 49  L 44 47  L 42 43  L 41 39  L 41 35  L 40 30  L 40 26  L 40 21  L 40 16  L 40 12  L 40 8  L 40 5  L 40 2  L 40 1  L 40 0  L 15 3  L 15 3  L 15 5  L 15 7  L 15 10  L 15 12  L 15 14  L 15 15  L 15 17  L 15 20  L 15 22  L 15 25  L 17 28  L 13 28  L 11 28  L 7 28  L 6 28  L 4 28  L 1 28  L 0 28  L 0 28  L 3 51  L 3 51  L 4 51  L 6 50  L 8 50  L 12 50  L 14 50  L 18 49  L 20 49  L 21 51  L 23 54  L 24 56  L 25 59  L 26 61  L 28 63  L 30 66  L 32 67  L 33 68  L 35 70  L 38 71  L 40 71  L 42 73  L 45 74  L 48 74  L 51 74  L 52 50  L 52 50  Z N"/>
              </draw:custom-shape>
              <draw:custom-shape draw:style-name="gr13" draw:text-style-name="P2" svg:width="0.1354in" svg:height="0.126in" svg:x="2.0882in" svg:y="1.8189in">
                <text:p/>
                <draw:enhanced-geometry svg:viewBox="0 0 75 77" draw:type="non-primitive" draw:enhanced-path="M 75 27  L 73 26  L 70 26  L 67 27  L 64 29  L 62 31  L 59 35  L 56 37  L 53 41  L 50 43  L 47 47  L 45 49  L 41 51  L 39 53  L 36 54  L 35 54  L 34 53  L 33 50  L 32 48  L 33 46  L 34 42  L 35 39  L 37 35  L 40 31  L 42 29  L 45 26  L 48 22  L 50 19  L 53 17  L 54 15  L 56 13  L 57 13  L 57 13  L 42 0  L 42 0  L 41 1  L 40 2  L 39 3  L 35 6  L 33 8  L 30 12  L 27 14  L 25 13  L 22 10  L 20 9  L 18 8  L 15 6  L 14 5  L 13 5  L 0 22  L 1 23  L 2 24  L 5 26  L 7 28  L 9 29  L 12 31  L 14 34  L 13 35  L 12 39  L 10 40  L 9 43  L 9 46  L 8 48  L 8 50  L 8 53  L 8 55  L 9 57  L 9 60  L 10 63  L 12 64  L 13 67  L 15 69  L 18 71  L 22 75  L 28 77  L 33 77  L 37 77  L 41 75  L 45 73  L 48 69  L 53 66  L 55 61  L 59 57  L 61 54  L 64 50  L 67 48  L 69 47  L 71 46  L 75 48  L 75 27  L 75 27  Z N"/>
              </draw:custom-shape>
              <draw:custom-shape draw:style-name="gr13" draw:text-style-name="P2" svg:width="0.0307in" svg:height="0.0382in" svg:x="2.1929in" svg:y="1.9449in">
                <text:p/>
                <draw:enhanced-geometry svg:viewBox="0 0 13 24" draw:type="non-primitive" draw:enhanced-path="M 13 0  L 0 13  L 13 24  L 13 0  L 13 0  Z N"/>
              </draw:custom-shape>
              <draw:custom-shape draw:style-name="gr14" draw:text-style-name="P2" svg:width="0.8504in" svg:height="0.7618in" svg:x="0.4858in" svg:y="0.2236in">
                <text:p/>
                <draw:enhanced-geometry svg:viewBox="0 0 470 474" draw:type="non-primitive" draw:enhanced-path="M 163 442  L 163 442  L 163 441  L 164 438  L 164 437  L 165 434  L 166 430  L 167 427  L 169 423  L 170 418  L 171 415  L 173 410  L 176 406  L 177 402  L 179 397  L 183 393  L 185 389  L 188 384  L 191 381  L 194 376  L 198 373  L 201 368  L 206 365  L 210 360  L 213 356  L 217 353  L 219 349  L 223 346  L 225 345  L 226 342  L 228 341  L 230 340  L 230 340  L 230 339  L 228 338  L 226 334  L 225 331  L 223 326  L 219 321  L 215 314  L 212 308  L 206 301  L 200 294  L 194 286  L 188 279  L 180 271  L 173 264  L 165 255  L 157 248  L 146 241  L 137 234  L 127 226  L 118 219  L 109 212  L 99 205  L 90 197  L 82 189  L 72 180  L 64 172  L 56 164  L 48 155  L 41 145  L 34 136  L 27 125  L 22 115  L 16 103  L 11 92  L 8 82  L 5 73  L 3 62  L 2 53  L 0 44  L 0 36  L 0 28  L 0 21  L 0 15  L 0 10  L 0 7  L 1 1  L 139 0  L 139 1  L 139 2  L 139 4  L 138 7  L 138 9  L 138 13  L 138 16  L 138 19  L 138 23  L 138 27  L 138 30  L 138 35  L 139 39  L 139 42  L 140 47  L 140 49  L 142 53  L 143 56  L 143 60  L 144 62  L 145 65  L 146 68  L 149 71  L 149 74  L 150 75  L 151 77  L 152 80  L 153 82  L 154 83  L 153 82  L 153 81  L 153 80  L 153 77  L 153 75  L 152 73  L 152 69  L 152 65  L 151 62  L 151 58  L 151 54  L 151 49  L 151 44  L 152 41  L 152 36  L 153 33  L 153 28  L 154 23  L 154 20  L 156 17  L 157 14  L 157 12  L 158 9  L 159 7  L 160 4  L 161 2  L 163 1  L 163 1  L 350 0  L 349 0  L 347 2  L 345 3  L 340 7  L 335 12  L 330 16  L 325 21  L 320 27  L 313 33  L 308 40  L 302 47  L 299 55  L 295 62  L 293 69  L 291 77  L 291 84  L 292 91  L 293 98  L 294 104  L 296 110  L 299 116  L 301 122  L 303 128  L 307 134  L 311 138  L 314 144  L 318 149  L 322 155  L 326 160  L 332 166  L 336 172  L 341 179  L 346 185  L 350 192  L 355 199  L 360 206  L 363 213  L 367 220  L 370 227  L 374 234  L 377 240  L 380 245  L 382 250  L 384 254  L 386 258  L 388 261  L 388 263  L 389 264  L 389 263  L 390 263  L 391 261  L 395 259  L 396 258  L 399 258  L 401 257  L 403 255  L 406 253  L 409 252  L 413 251  L 416 250  L 418 247  L 422 246  L 425 244  L 428 243  L 430 241  L 434 240  L 436 239  L 438 238  L 441 237  L 442 236  L 443 234  L 445 233  L 447 232  L 448 232  L 448 232  L 448 236  L 448 237  L 448 238  L 448 240  L 448 244  L 448 246  L 449 250  L 449 253  L 450 257  L 450 261  L 451 265  L 454 270  L 455 275  L 456 280  L 457 286  L 460 291  L 461 297  L 462 300  L 463 306  L 464 309  L 465 314  L 467 318  L 468 321  L 468 325  L 469 327  L 469 329  L 469 331  L 470 332  L 470 333  L 469 333  L 467 334  L 465 335  L 463 336  L 462 338  L 460 340  L 457 341  L 455 343  L 451 346  L 449 347  L 447 349  L 444 352  L 442 353  L 438 355  L 436 356  L 433 359  L 430 360  L 427 362  L 423 363  L 420 366  L 417 367  L 414 369  L 410 370  L 408 372  L 406 373  L 403 374  L 401 375  L 400 376  L 400 376  L 401 379  L 403 382  L 406 387  L 407 392  L 410 399  L 413 404  L 415 413  L 416 420  L 417 427  L 417 434  L 416 441  L 414 448  L 411 454  L 406 460  L 400 464  L 391 467  L 384 469  L 377 469  L 370 468  L 363 465  L 356 463  L 350 460  L 345 457  L 339 453  L 334 449  L 329 444  L 327 442  L 323 438  L 322 436  L 320 435  L 320 435  L 332 422  L 326 411  L 326 411  L 325 411  L 322 413  L 321 414  L 319 414  L 315 416  L 313 417  L 309 420  L 306 421  L 301 423  L 298 426  L 294 428  L 291 430  L 287 433  L 284 435  L 281 437  L 278 440  L 274 443  L 272 445  L 269 448  L 267 450  L 265 453  L 262 456  L 261 458  L 259 460  L 258 462  L 257 464  L 255 465  L 254 468  L 254 469  L 183 474  L 163 442  L 163 442  Z N"/>
              </draw:custom-shape>
              <draw:custom-shape draw:style-name="gr15" draw:text-style-name="P2" svg:width="0.7827in" svg:height="0.8823in" svg:x="1.4346in" svg:y="2.1752in">
                <text:p/>
                <draw:enhanced-geometry svg:viewBox="0 0 433 544" draw:type="non-primitive" draw:enhanced-path="M 104 56  L 140 87  L 140 88  L 140 91  L 141 95  L 143 102  L 144 110  L 145 120  L 147 130  L 148 141  L 148 152  L 148 165  L 147 178  L 145 191  L 142 203  L 137 216  L 130 228  L 123 239  L 114 250  L 105 259  L 98 267  L 90 274  L 83 281  L 76 287  L 69 294  L 63 300  L 57 307  L 50 314  L 44 321  L 40 330  L 34 339  L 28 349  L 22 362  L 17 376  L 12 391  L 8 406  L 6 420  L 3 435  L 1 449  L 1 463  L 0 476  L 1 489  L 1 501  L 1 511  L 2 521  L 2 529  L 3 535  L 5 541  L 5 543  L 6 544  L 172 544  L 172 543  L 171 542  L 170 538  L 169 535  L 166 530  L 165 524  L 163 518  L 162 511  L 159 504  L 157 497  L 155 489  L 154 481  L 152 473  L 151 464  L 150 457  L 150 449  L 150 442  L 151 435  L 151 428  L 152 422  L 154 415  L 155 410  L 157 405  L 158 400  L 159 396  L 161 392  L 162 388  L 164 386  L 164 383  L 165 382  L 165 381  L 166 381  L 165 381  L 165 383  L 165 386  L 165 389  L 165 394  L 165 400  L 166 406  L 166 412  L 166 419  L 168 426  L 169 434  L 170 442  L 171 450  L 174 459  L 176 467  L 178 476  L 181 484  L 183 491  L 186 498  L 189 505  L 191 511  L 195 516  L 197 522  L 201 527  L 202 530  L 204 534  L 206 537  L 209 539  L 209 541  L 211 543  L 211 543  L 212 544  L 407 543  L 405 542  L 401 538  L 396 531  L 389 524  L 380 514  L 371 502  L 360 490  L 351 476  L 340 461  L 330 446  L 319 429  L 311 414  L 303 398  L 297 381  L 293 366  L 291 352  L 290 337  L 291 321  L 292 306  L 294 291  L 297 277  L 300 263  L 304 250  L 307 237  L 312 225  L 316 215  L 319 204  L 323 197  L 325 190  L 327 185  L 328 182  L 330 182  L 331 182  L 332 183  L 334 184  L 335 185  L 338 188  L 340 190  L 344 192  L 346 196  L 348 201  L 352 204  L 354 209  L 355 215  L 357 220  L 358 228  L 358 236  L 357 243  L 354 251  L 352 259  L 347 267  L 342 274  L 338 283  L 333 290  L 327 297  L 323 304  L 317 310  L 312 314  L 307 319  L 304 322  L 301 326  L 299 327  L 299 328  L 358 379  L 358 379  L 359 378  L 360 375  L 364 373  L 366 369  L 369 365  L 374 361  L 378 357  L 382 351  L 386 346  L 391 340  L 395 334  L 399 328  L 404 324  L 407 318  L 411 313  L 413 307  L 415 303  L 418 297  L 421 291  L 422 285  L 425 280  L 426 274  L 427 271  L 428 265  L 429 262  L 430 258  L 432 254  L 432 252  L 432 250  L 433 249  L 433 249  L 433 141  L 432 140  L 432 138  L 429 135  L 428 131  L 425 127  L 422 122  L 419 117  L 415 111  L 411 106  L 406 98  L 400 93  L 395 87  L 389 81  L 384 76  L 378 70  L 372 67  L 364 62  L 358 59  L 352 55  L 346 53  L 339 49  L 334 47  L 328 45  L 325 42  L 320 40  L 317 39  L 313 36  L 310 35  L 307 35  L 306 34  L 305 34  L 305 13  L 269 0  L 104 56  L 104 56  Z N"/>
              </draw:custom-shape>
              <draw:custom-shape draw:style-name="gr13" draw:text-style-name="P2" svg:width="0.3079in" svg:height="0.2465in" svg:x="1.3976in" svg:y="0.2457in">
                <text:p/>
                <draw:enhanced-geometry svg:viewBox="0 0 166 151" draw:type="non-primitive" draw:enhanced-path="M 20 104  L 22 91  L 0 79  L 28 9  L 31 0  L 166 54  L 119 151  L 88 132  L 74 144  L 20 104  L 20 104  Z N"/>
              </draw:custom-shape>
              <draw:custom-shape draw:style-name="gr13" draw:text-style-name="P2" svg:width="0.2587in" svg:height="0.3669in" svg:x="1.2929in" svg:y="0.4102in">
                <text:p/>
                <draw:enhanced-geometry svg:viewBox="0 0 140 223" draw:type="non-primitive" draw:enhanced-path="M 0 119  L 0 118  L 3 117  L 4 116  L 7 114  L 10 111  L 15 108  L 18 103  L 23 99  L 27 94  L 32 89  L 37 84  L 42 78  L 45 72  L 50 67  L 53 60  L 57 54  L 59 47  L 61 41  L 63 35  L 66 30  L 67 26  L 70 21  L 71 17  L 73 14  L 74 10  L 74 7  L 76 4  L 77 3  L 78 0  L 78 0  L 140 27  L 139 27  L 139 28  L 139 29  L 139 33  L 139 35  L 138 38  L 137 43  L 135 49  L 134 55  L 132 62  L 130 70  L 127 78  L 124 89  L 119 99  L 114 111  L 110 123  L 103 135  L 97 146  L 90 157  L 83 167  L 74 176  L 67 184  L 60 191  L 54 198  L 47 204  L 42 208  L 36 213  L 31 217  L 27 219  L 24 221  L 23 223  L 22 223  L 0 119  L 0 119  Z N"/>
              </draw:custom-shape>
              <draw:custom-shape draw:style-name="gr13" draw:text-style-name="P2" svg:width="0.5543in" svg:height="0.2685in" svg:x="1.4346in" svg:y="1.9945in">
                <text:p/>
                <draw:enhanced-geometry svg:viewBox="0 0 307 171" draw:type="non-primitive" draw:enhanced-path="M 0 0  L 0 0  L 0 2  L 1 6  L 2 9  L 5 15  L 7 21  L 9 28  L 12 36  L 15 43  L 19 52  L 22 60  L 26 69  L 30 77  L 34 86  L 39 94  L 43 101  L 48 108  L 53 115  L 57 121  L 63 128  L 68 134  L 73 140  L 77 144  L 83 150  L 87 154  L 91 158  L 95 162  L 98 165  L 101 167  L 103 169  L 104 170  L 104 171  L 135 163  L 135 163  L 136 163  L 137 163  L 140 162  L 142 162  L 145 161  L 149 160  L 154 160  L 157 157  L 162 157  L 168 156  L 174 155  L 179 154  L 185 153  L 192 150  L 199 150  L 206 148  L 215 147  L 223 144  L 231 143  L 240 141  L 249 140  L 258 137  L 266 136  L 273 135  L 281 133  L 287 133  L 293 131  L 298 130  L 301 130  L 304 129  L 305 129  L 305 128  L 305 127  L 306 123  L 306 120  L 307 115  L 307 109  L 307 103  L 307 97  L 306 92  L 304 84  L 301 79  L 298 73  L 293 68  L 289 63  L 281 60  L 273 58  L 264 55  L 256 56  L 249 58  L 242 61  L 235 65  L 229 70  L 223 75  L 218 82  L 213 88  L 209 94  L 206 100  L 203 104  L 201 109  L 199 113  L 198 115  L 198 115  L 198 115  L 197 115  L 195 113  L 191 111  L 188 109  L 183 107  L 178 103  L 174 101  L 168 96  L 162 93  L 157 88  L 151 83  L 144 79  L 138 74  L 134 68  L 128 62  L 122 56  L 118 49  L 114 43  L 110 38  L 107 33  L 104 27  L 102 22  L 101 19  L 98 14  L 97 11  L 95 7  L 95 5  L 94 2  L 94 1  L 94 0  L 0 0  L 0 0  Z N"/>
              </draw:custom-shape>
              <draw:custom-shape draw:style-name="gr13" draw:text-style-name="P2" svg:width="0.1846in" svg:height="0.2028in" svg:x="0.7693in" svg:y="0.9417in">
                <text:p/>
                <draw:enhanced-geometry svg:viewBox="0 0 99 128" draw:type="non-primitive" draw:enhanced-path="M 7 0  L 5 0  L 5 1  L 5 3  L 4 6  L 4 8  L 3 12  L 3 15  L 3 19  L 2 23  L 1 28  L 1 33  L 1 38  L 0 43  L 0 49  L 0 55  L 0 61  L 0 67  L 0 72  L 0 78  L 1 84  L 1 90  L 1 95  L 2 101  L 3 105  L 3 110  L 4 115  L 5 118  L 5 122  L 7 124  L 7 126  L 7 128  L 7 128  L 93 123  L 93 123  L 93 122  L 92 121  L 92 118  L 91 116  L 90 114  L 90 111  L 89 108  L 88 104  L 86 101  L 86 97  L 85 94  L 85 89  L 85 85  L 85 81  L 85 77  L 85 72  L 86 68  L 88 63  L 89 58  L 90 54  L 91 49  L 91 46  L 93 42  L 93 37  L 95 35  L 96 31  L 97 29  L 97 27  L 98 26  L 98 24  L 99 24  L 59 15  L 7 0  L 7 0  Z N"/>
              </draw:custom-shape>
              <draw:custom-shape draw:style-name="gr16" draw:text-style-name="P2" svg:width="0.4803in" svg:height="0.7343in" svg:x="1.324in" svg:y="1.1831in">
                <text:p/>
                <draw:enhanced-geometry svg:viewBox="0 0 266 455" draw:type="non-primitive" draw:enhanced-path="M 0 3  L 0 455  L 266 455  L 208 0  L 0 3  L 0 3  Z N"/>
              </draw:custom-shape>
              <draw:custom-shape draw:style-name="gr17" draw:text-style-name="P2" svg:width="0.6839in" svg:height="0.7453in" svg:x="0.7382in" svg:y="1.1996in">
                <text:p/>
                <draw:enhanced-geometry svg:viewBox="0 0 381 462" draw:type="non-primitive" draw:enhanced-path="M 11 0  L 0 462  L 372 425  L 372 424  L 372 421  L 372 414  L 373 405  L 374 395  L 375 383  L 375 369  L 376 353  L 377 335  L 379 317  L 379 298  L 380 276  L 380 254  L 381 232  L 380 208  L 380 185  L 380 161  L 379 140  L 377 120  L 377 102  L 376 85  L 375 70  L 375 56  L 375 44  L 374 34  L 373 24  L 372 16  L 372 10  L 372 5  L 372 2  L 372 1  L 372 0  L 11 0  L 11 0  Z N"/>
              </draw:custom-shape>
              <draw:custom-shape draw:style-name="gr13" draw:text-style-name="P2" svg:width="0.2709in" svg:height="0.4in" svg:x="1.3669in" svg:y="1.4791in">
                <text:p/>
                <draw:enhanced-geometry svg:viewBox="0 0 150 249" draw:type="non-primitive" draw:enhanced-path="M 25 4  L 43 0  L 70 143  L 150 249  L 121 248  L 0 124  L 25 4  L 25 4  Z N"/>
              </draw:custom-shape>
              <draw:custom-shape draw:style-name="gr18" draw:text-style-name="P2" svg:width="0.3941in" svg:height="0.4547in" svg:x="1.028in" svg:y="1.4134in">
                <text:p/>
                <draw:enhanced-geometry svg:viewBox="0 0 217 284" draw:type="non-primitive" draw:enhanced-path="M 0 170  L 0 171  L 1 173  L 2 175  L 3 178  L 6 181  L 7 184  L 9 189  L 12 194  L 14 198  L 17 203  L 20 208  L 22 214  L 26 218  L 28 224  L 31 229  L 34 235  L 37 239  L 40 244  L 43 249  L 46 253  L 49 258  L 53 263  L 55 266  L 57 270  L 61 273  L 62 277  L 64 279  L 65 280  L 67 283  L 68 284  L 68 284  L 97 284  L 217 121  L 217 45  L 183 58  L 179 105  L 178 103  L 177 103  L 176 101  L 175 100  L 172 96  L 170 94  L 166 90  L 164 87  L 161 82  L 157 79  L 153 73  L 149 69  L 145 63  L 142 59  L 137 53  L 134 48  L 130 42  L 126 38  L 123 32  L 119 28  L 116 24  L 114 20  L 111 17  L 109 13  L 107 10  L 104 7  L 103 5  L 102 3  L 100 0  L 100 0  L 62 21  L 0 170  L 0 170  Z N"/>
              </draw:custom-shape>
              <draw:custom-shape draw:style-name="gr18" draw:text-style-name="P2" svg:width="0.7886in" svg:height="0.548in" svg:x="0.6091in" svg:y="1.9067in">
                <text:p/>
                <draw:enhanced-geometry svg:viewBox="0 0 438 343" draw:type="non-primitive" draw:enhanced-path="M 219 13  L 71 106  L 0 343  L 247 332  L 308 305  L 415 268  L 415 265  L 416 259  L 417 249  L 419 235  L 422 218  L 424 201  L 426 181  L 430 161  L 431 140  L 433 119  L 436 98  L 437 79  L 438 60  L 438 45  L 438 32  L 437 23  L 433 16  L 425 10  L 413 6  L 399 3  L 382 1  L 364 0  L 344 0  L 324 1  L 304 3  L 286 5  L 268 6  L 252 8  L 237 10  L 228 11  L 221 12  L 219 13  L 219 13  Z N"/>
              </draw:custom-shape>
              <draw:custom-shape draw:style-name="gr19" draw:text-style-name="P2" svg:width="0.2465in" svg:height="0.3669in" svg:x="1.3484in" svg:y="1.5118in">
                <text:p/>
                <draw:enhanced-geometry svg:viewBox="0 0 137 228" draw:type="non-primitive" draw:enhanced-path="M 41 0  L 64 135  L 137 228  L 29 227  L 0 155  L 41 0  L 41 0  Z N"/>
              </draw:custom-shape>
              <draw:custom-shape draw:style-name="gr20" draw:text-style-name="P2" svg:width="0.4374in" svg:height="0.4547in" svg:x="0.985in" svg:y="1.4516in">
                <text:p/>
                <draw:enhanced-geometry svg:viewBox="0 0 244 281" draw:type="non-primitive" draw:enhanced-path="M 0 55  L 0 56  L 1 59  L 4 64  L 7 72  L 12 81  L 17 90  L 21 100  L 27 112  L 33 124  L 39 136  L 46 147  L 52 159  L 58 170  L 62 180  L 67 190  L 72 197  L 76 204  L 80 211  L 85 219  L 89 226  L 95 233  L 100 240  L 103 247  L 109 253  L 113 259  L 116 265  L 120 269  L 123 273  L 126 276  L 128 279  L 129 281  L 129 281  L 232 271  L 232 269  L 232 268  L 232 266  L 232 263  L 232 260  L 234 256  L 234 252  L 234 247  L 235 241  L 235 235  L 236 228  L 236 222  L 237 215  L 237 208  L 237 201  L 238 194  L 238 187  L 238 180  L 239 172  L 239 164  L 241 153  L 241 143  L 242 131  L 243 120  L 243 109  L 243 97  L 243 86  L 244 75  L 244 64  L 244 55  L 243 47  L 243 39  L 221 49  L 218 116  L 215 112  L 211 110  L 208 108  L 205 105  L 202 103  L 200 100  L 197 98  L 195 96  L 191 93  L 189 91  L 187 88  L 183 85  L 181 82  L 177 78  L 174 75  L 170 70  L 167 65  L 163 61  L 159 55  L 155 50  L 150 44  L 147 38  L 142 32  L 139 27  L 135 21  L 132 16  L 128 11  L 126 8  L 123 4  L 121 2  L 121 1  L 121 0  L 100 14  L 142 91  L 73 18  L 0 55  L 0 55  Z N"/>
              </draw:custom-shape>
              <draw:custom-shape draw:style-name="gr13" draw:text-style-name="P2" svg:width="0.4866in" svg:height="0.4823in" svg:x="0.7815in" svg:y="1.2378in">
                <text:p/>
                <draw:enhanced-geometry svg:viewBox="0 0 274 301" draw:type="non-primitive" draw:enhanced-path="M 89 301  L 89 301  L 92 301  L 95 299  L 100 298  L 105 297  L 112 296  L 118 295  L 126 294  L 134 291  L 142 289  L 151 287  L 160 284  L 168 282  L 177 280  L 186 276  L 194 274  L 201 270  L 208 267  L 215 263  L 222 258  L 228 255  L 234 251  L 239 247  L 244 244  L 249 241  L 253 237  L 256 234  L 260 231  L 261 230  L 263 229  L 264 228  L 264 228  L 214 91  L 264 93  L 274 24  L 215 0  L 1 15  L 0 38  L 0 39  L 0 41  L 1 47  L 4 54  L 5 63  L 7 73  L 11 85  L 14 97  L 17 110  L 21 124  L 25 138  L 30 152  L 33 165  L 38 179  L 43 192  L 47 203  L 52 214  L 57 224  L 60 235  L 65 244  L 68 253  L 72 261  L 75 268  L 78 275  L 80 281  L 82 285  L 85 290  L 86 294  L 87 297  L 88 299  L 89 301  L 89 301  L 89 301  Z N"/>
              </draw:custom-shape>
              <draw:custom-shape draw:style-name="gr21" draw:text-style-name="P2" svg:width="0.5421in" svg:height="0.948in" svg:x="1.3917in" svg:y="1.0732in">
                <text:p/>
                <draw:enhanced-geometry svg:viewBox="0 0 298 588" draw:type="non-primitive" draw:enhanced-path="M 7 494  L 193 500  L 150 80  L 10 89  L 0 15  L 222 0  L 298 588  L 3 571  L 7 494  L 7 494  Z N"/>
              </draw:custom-shape>
              <draw:custom-shape draw:style-name="gr22" draw:text-style-name="P2" svg:width="0.4252in" svg:height="0.4547in" svg:x="0.8in" svg:y="1.2378in">
                <text:p/>
                <draw:enhanced-geometry svg:viewBox="0 0 233 282" draw:type="non-primitive" draw:enhanced-path="M 0 2  L 0 2  L 0 5  L 1 7  L 1 11  L 2 15  L 3 21  L 4 28  L 6 36  L 7 43  L 8 53  L 10 62  L 13 73  L 14 83  L 17 95  L 20 107  L 22 119  L 26 131  L 29 144  L 34 157  L 38 171  L 43 184  L 49 198  L 54 211  L 58 224  L 63 236  L 68 246  L 72 257  L 76 265  L 78 272  L 82 277  L 83 280  L 84 282  L 104 276  L 88 196  L 121 272  L 143 267  L 125 185  L 162 262  L 180 252  L 162 168  L 203 242  L 226 228  L 175 70  L 230 75  L 233 38  L 163 17  L 160 0  L 0 2  L 0 2  Z N"/>
              </draw:custom-shape>
              <draw:custom-shape draw:style-name="gr23" draw:text-style-name="P2" svg:width="0.7579in" svg:height="0.9098in" svg:x="0.652in" svg:y="1.0953in">
                <text:p/>
                <draw:enhanced-geometry svg:viewBox="0 0 421 561" draw:type="non-primitive" draw:enhanced-path="M 73 104  L 421 77  L 415 0  L 17 20  L 0 545  L 414 561  L 420 485  L 81 471  L 73 104  L 73 104  Z N"/>
              </draw:custom-shape>
              <draw:custom-shape draw:style-name="gr10" draw:text-style-name="P2" svg:width="0.302in" svg:height="0.1039in" svg:x="1.0528in" svg:y="2.3343in">
                <text:p/>
                <draw:enhanced-geometry svg:viewBox="0 0 171 67" draw:type="non-primitive" draw:enhanced-path="M 0 67  L 163 67  L 171 0  L 0 67  L 0 67  Z N"/>
              </draw:custom-shape>
              <draw:g>
                <draw:custom-shape draw:style-name="gr24" draw:text-style-name="P2" svg:width="0.7276in" svg:height="0.8453in" svg:x="1.4898in" svg:y="2.311in">
                  <text:p/>
                  <draw:enhanced-geometry svg:viewBox="0 0 406 529" draw:type="non-primitive" draw:enhanced-path="M 108 32  L 138 60  L 138 60  L 139 63  L 140 66  L 142 72  L 144 79  L 145 87  L 147 97  L 148 106  L 149 117  L 149 128  L 149 140  L 148 153  L 147 166  L 145 179  L 141 192  L 137 204  L 131 216  L 124 227  L 118 236  L 111 244  L 104 251  L 96 260  L 88 267  L 81 274  L 73 281  L 65 288  L 58 296  L 50 305  L 43 316  L 35 328  L 27 342  L 22 357  L 16 373  L 11 390  L 6 406  L 4 421  L 2 436  L 0 450  L 0 462  L 0 475  L 0 486  L 0 496  L 2 505  L 3 512  L 3 518  L 4 522  L 5 525  L 5 526  L 138 528  L 138 527  L 137 525  L 135 521  L 134 516  L 132 511  L 130 504  L 127 495  L 125 487  L 123 478  L 121 468  L 120 458  L 119 448  L 118 438  L 118 427  L 118 418  L 119 409  L 121 399  L 124 390  L 126 380  L 131 372  L 134 364  L 138 356  L 142 349  L 146 342  L 151 335  L 154 329  L 158 324  L 161 321  L 164 316  L 166 314  L 167 312  L 167 312  L 167 312  L 167 315  L 166 317  L 166 322  L 166 326  L 166 332  L 165 338  L 165 346  L 165 355  L 165 363  L 165 373  L 165 384  L 166 394  L 167 405  L 168 417  L 171 430  L 172 441  L 175 452  L 178 462  L 182 472  L 186 480  L 189 488  L 193 495  L 198 502  L 201 507  L 203 513  L 207 516  L 209 520  L 212 522  L 214 525  L 215 526  L 215 526  L 370 529  L 369 528  L 365 525  L 360 519  L 352 512  L 344 502  L 335 492  L 325 480  L 315 466  L 304 452  L 294 437  L 284 420  L 276 404  L 268 386  L 262 369  L 259 351  L 256 333  L 256 316  L 257 298  L 259 281  L 262 264  L 266 248  L 270 233  L 274 219  L 279 204  L 283 192  L 288 181  L 293 170  L 296 162  L 300 155  L 302 151  L 304 147  L 306 146  L 307 146  L 308 146  L 311 147  L 314 148  L 317 149  L 321 152  L 325 154  L 330 156  L 334 160  L 338 165  L 343 170  L 347 176  L 350 183  L 354 192  L 356 201  L 357 212  L 357 221  L 356 230  L 354 241  L 349 250  L 345 258  L 341 267  L 335 275  L 329 282  L 324 289  L 318 294  L 314 298  L 310 303  L 307 305  L 304 308  L 304 308  L 340 339  L 341 338  L 343 336  L 347 332  L 351 328  L 357 321  L 363 312  L 370 303  L 377 292  L 383 281  L 390 268  L 396 254  L 401 238  L 404 222  L 406 204  L 406 186  L 405 167  L 402 147  L 396 129  L 388 114  L 379 99  L 369 87  L 357 75  L 345 66  L 334 58  L 321 50  L 310 44  L 300 39  L 290 34  L 282 32  L 276 30  L 272 29  L 270 29  L 273 0  L 273 0  L 270 0  L 268 0  L 266 2  L 261 2  L 256 3  L 252 4  L 247 5  L 240 5  L 234 6  L 228 7  L 221 9  L 215 10  L 208 11  L 202 12  L 196 13  L 189 14  L 184 16  L 176 17  L 169 18  L 162 19  L 154 22  L 147 23  L 140 24  L 134 25  L 127 26  L 123 27  L 118 29  L 113 30  L 111 31  L 108 31  L 108 32  L 108 32  Z N"/>
                </draw:custom-shape>
                <draw:custom-shape draw:style-name="gr25" draw:text-style-name="P2" svg:width="0.4in" svg:height="0.2673in" svg:x="1.478in" svg:y="2.0874in">
                  <text:p/>
                  <draw:enhanced-geometry svg:viewBox="0 0 222 169" draw:type="non-primitive" draw:enhanced-path="M 0 0  L 0 0  L 0 3  L 1 6  L 3 10  L 5 15  L 7 21  L 11 28  L 13 37  L 16 44  L 20 52  L 23 60  L 27 68  L 32 76  L 35 85  L 40 92  L 45 99  L 49 106  L 54 112  L 59 119  L 64 124  L 69 130  L 75 136  L 81 142  L 86 148  L 90 151  L 96 156  L 100 160  L 103 163  L 107 166  L 109 168  L 110 169  L 111 169  L 222 148  L 169 137  L 164 134  L 160 130  L 154 127  L 150 124  L 145 121  L 141 119  L 137 115  L 133 113  L 128 108  L 124 105  L 120 101  L 116 98  L 111 93  L 107 87  L 102 82  L 97 76  L 91 69  L 87 62  L 82 56  L 79 49  L 74 44  L 70 38  L 67 32  L 64 26  L 61 21  L 59 17  L 56 13  L 55 10  L 54 6  L 53 5  L 53 4  L 53 3  L 0 0  L 0 0  Z N"/>
                </draw:custom-shape>
                <draw:custom-shape draw:style-name="gr25" draw:text-style-name="P2" svg:width="0.1272in" svg:height="0.1035in" svg:x="1.8539in" svg:y="2.2126in">
                  <text:p/>
                  <draw:enhanced-geometry svg:viewBox="0 0 74 70" draw:type="non-primitive" draw:enhanced-path="M 17 70  L 20 46  L 0 42  L 0 41  L 1 39  L 2 37  L 5 34  L 6 30  L 10 27  L 12 23  L 15 18  L 19 15  L 24 10  L 27 7  L 32 4  L 36 2  L 42 1  L 47 0  L 53 1  L 58 3  L 62 5  L 66 9  L 68 14  L 71 17  L 72 23  L 73 28  L 74 34  L 74 38  L 74 43  L 73 48  L 73 51  L 72 55  L 72 58  L 72 59  L 72 61  L 17 70  L 17 70  Z N"/>
                </draw:custom-shape>
              </draw:g>
              <draw:custom-shape draw:style-name="gr26" draw:text-style-name="P2" svg:width="0.1291in" svg:height="0.0713in" svg:x="0.7937in" svg:y="2.0984in">
                <text:p/>
                <draw:enhanced-geometry svg:viewBox="0 0 69 42" draw:type="non-primitive" draw:enhanced-path="M 9 1  L 69 0  L 64 42  L 0 41  L 9 1  L 9 1  Z N"/>
              </draw:custom-shape>
              <draw:custom-shape draw:style-name="gr26" draw:text-style-name="P2" svg:width="0.1106in" svg:height="0.0713in" svg:x="0.9539in" svg:y="2.0984in">
                <text:p/>
                <draw:enhanced-geometry svg:viewBox="0 0 65 42" draw:type="non-primitive" draw:enhanced-path="M 6 1  L 65 0  L 61 42  L 0 40  L 6 1  L 6 1  Z N"/>
              </draw:custom-shape>
              <draw:custom-shape draw:style-name="gr26" draw:text-style-name="P2" svg:width="0.1047in" svg:height="0.0764in" svg:x="1.1083in" svg:y="2.0984in">
                <text:p/>
                <draw:enhanced-geometry svg:viewBox="0 0 64 46" draw:type="non-primitive" draw:enhanced-path="M 5 1  L 64 0  L 63 46  L 0 45  L 5 1  L 5 1  Z N"/>
              </draw:custom-shape>
              <draw:custom-shape draw:style-name="gr26" draw:text-style-name="P2" svg:width="0.1047in" svg:height="0.0657in" svg:x="1.25in" svg:y="2.1094in">
                <text:p/>
                <draw:enhanced-geometry svg:viewBox="0 0 62 45" draw:type="non-primitive" draw:enhanced-path="M 3 1  L 62 0  L 61 45  L 0 43  L 3 1  L 3 1  Z N"/>
              </draw:custom-shape>
              <draw:custom-shape draw:style-name="gr26" draw:text-style-name="P2" svg:width="0.1291in" svg:height="0.0657in" svg:x="0.7693in" svg:y="2.2083in">
                <text:p/>
                <draw:enhanced-geometry svg:viewBox="0 0 71 44" draw:type="non-primitive" draw:enhanced-path="M 9 0  L 71 0  L 67 44  L 0 42  L 9 0  L 9 0  Z N"/>
              </draw:custom-shape>
              <draw:custom-shape draw:style-name="gr26" draw:text-style-name="P2" svg:width="0.1047in" svg:height="0.0657in" svg:x="0.9354in" svg:y="2.2083in">
                <text:p/>
                <draw:enhanced-geometry svg:viewBox="0 0 62 44" draw:type="non-primitive" draw:enhanced-path="M 8 0  L 62 0  L 57 44  L 0 44  L 8 0  L 8 0  Z N"/>
              </draw:custom-shape>
              <draw:custom-shape draw:style-name="gr26" draw:text-style-name="P2" svg:width="0.1232in" svg:height="0.0764in" svg:x="1.0835in" svg:y="2.2083in">
                <text:p/>
                <draw:enhanced-geometry svg:viewBox="0 0 63 49" draw:type="non-primitive" draw:enhanced-path="M 7 1  L 63 0  L 59 49  L 0 45  L 7 1  L 7 1  Z N"/>
              </draw:custom-shape>
              <draw:custom-shape draw:style-name="gr26" draw:text-style-name="P2" svg:width="0.1232in" svg:height="0.0874in" svg:x="1.2252in" svg:y="2.2083in">
                <text:p/>
                <draw:enhanced-geometry svg:viewBox="0 0 66 49" draw:type="non-primitive" draw:enhanced-path="M 6 0  L 66 1  L 65 49  L 0 47  L 6 0  L 6 0  Z N"/>
              </draw:custom-shape>
              <draw:custom-shape draw:style-name="gr26" draw:text-style-name="P2" svg:width="0.1417in" svg:height="0.0764in" svg:x="0.7508in" svg:y="2.3012in">
                <text:p/>
                <draw:enhanced-geometry svg:viewBox="0 0 77 47" draw:type="non-primitive" draw:enhanced-path="M 10 0  L 77 1  L 70 46  L 0 47  L 10 0  L 10 0  Z N"/>
              </draw:custom-shape>
              <draw:custom-shape draw:style-name="gr26" draw:text-style-name="P2" svg:width="0.1169in" svg:height="0.0713in" svg:x="0.911in" svg:y="2.3012in">
                <text:p/>
                <draw:enhanced-geometry svg:viewBox="0 0 63 46" draw:type="non-primitive" draw:enhanced-path="M 8 0  L 0 46  L 59 44  L 63 3  L 8 0  L 8 0  Z N"/>
              </draw:custom-shape>
              <draw:custom-shape draw:style-name="gr26" draw:text-style-name="P2" svg:width="0.1047in" svg:height="0.0713in" svg:x="1.0772in" svg:y="2.3012in">
                <text:p/>
                <draw:enhanced-geometry svg:viewBox="0 0 59 40" draw:type="non-primitive" draw:enhanced-path="M 3 0  L 0 39  L 57 40  L 59 1  L 3 0  L 3 0  Z N"/>
              </draw:custom-shape>
              <draw:custom-shape draw:style-name="gr27" draw:text-style-name="P2" svg:width="0.2031in" svg:height="0.0764in" svg:x="0.2945in" svg:y="1.715in">
                <text:p/>
                <draw:enhanced-geometry svg:viewBox="0 0 115 47" draw:type="non-primitive" draw:enhanced-path="M 2 47  L 115 25  L 112 0  L 0 11  L 2 47  L 2 47  Z N"/>
              </draw:custom-shape>
              <draw:custom-shape draw:style-name="gr27" draw:text-style-name="P2" svg:width="0.1846in" svg:height="0.0764in" svg:x="0.2394in" svg:y="1.4024in">
                <text:p/>
                <draw:enhanced-geometry svg:viewBox="0 0 96 52" draw:type="non-primitive" draw:enhanced-path="M 0 35  L 96 52  L 96 28  L 6 0  L 0 35  L 0 35  Z N"/>
              </draw:custom-shape>
              <draw:custom-shape draw:style-name="gr27" draw:text-style-name="P2" svg:width="0.2154in" svg:height="0.1587in" svg:x="0.4118in" svg:y="1.0626in">
                <text:p/>
                <draw:enhanced-geometry svg:viewBox="0 0 117 95" draw:type="non-primitive" draw:enhanced-path="M 0 27  L 105 95  L 117 77  L 19 0  L 0 27  L 0 27  Z N"/>
              </draw:custom-shape>
              <draw:custom-shape draw:style-name="gr27" draw:text-style-name="P2" svg:width="0.0984in" svg:height="0.126in" svg:x="0.4673in" svg:y="2.1752in">
                <text:p/>
                <draw:enhanced-geometry svg:viewBox="0 0 56 74" draw:type="non-primitive" draw:enhanced-path="M 39 0  L 0 62  L 30 74  L 56 7  L 39 0  L 39 0  Z N"/>
              </draw:custom-shape>
              <draw:custom-shape draw:style-name="gr27" draw:text-style-name="P2" svg:width="0.2031in" svg:height="0.126in" svg:x="0.2945in" svg:y="1.9835in">
                <text:p/>
                <draw:enhanced-geometry svg:viewBox="0 0 114 81" draw:type="non-primitive" draw:enhanced-path="M 0 81  L 114 26  L 113 0  L 1 42  L 0 81  L 0 81  Z N"/>
              </draw:custom-shape>
              <draw:custom-shape draw:style-name="gr28" draw:text-style-name="P2" svg:width="0.1106in" svg:height="0.0874in" svg:x="1.4531in" svg:y="0.3882in">
                <text:p/>
                <draw:enhanced-geometry svg:viewBox="0 0 56 54" draw:type="non-primitive" draw:enhanced-path="M 7 0  L 6 0  L 6 1  L 4 4  L 4 6  L 3 10  L 2 14  L 1 18  L 1 22  L 0 27  L 0 32  L 1 35  L 2 40  L 4 44  L 7 47  L 10 51  L 15 53  L 20 54  L 24 54  L 29 53  L 33 53  L 36 51  L 40 48  L 43 46  L 46 44  L 48 40  L 50 38  L 53 34  L 54 32  L 55 31  L 56 29  L 56 27  L 56 27  L 42 19  L 41 20  L 40 22  L 39 25  L 37 27  L 36 29  L 34 32  L 33 34  L 30 37  L 28 38  L 27 39  L 24 40  L 22 40  L 21 40  L 19 39  L 16 37  L 14 34  L 13 32  L 13 29  L 13 26  L 13 24  L 13 21  L 14 19  L 14 15  L 15 13  L 16 11  L 17 10  L 19 6  L 20 6  L 7 0  L 7 0  Z N"/>
              </draw:custom-shape>
              <draw:g>
                <draw:custom-shape draw:style-name="gr29" draw:text-style-name="P2" svg:width="0.8339in" svg:height="0.7961in" svg:x="0.5843in" svg:y="0.0484in">
                  <text:p/>
                  <draw:enhanced-geometry svg:viewBox="0 0 461 500" draw:type="non-primitive" draw:enhanced-path="M 461 317  L 453 322  L 446 328  L 436 334  L 428 338  L 420 343  L 411 349  L 403 352  L 396 357  L 389 361  L 382 364  L 376 368  L 372 370  L 368 372  L 365 373  L 363 375  L 362 375  L 362 376  L 363 377  L 366 379  L 368 382  L 370 385  L 374 390  L 376 395  L 380 399  L 382 405  L 385 411  L 387 417  L 388 423  L 389 429  L 389 436  L 388 441  L 386 447  L 382 452  L 379 456  L 374 457  L 369 458  L 365 457  L 360 456  L 355 454  L 350 452  L 346 448  L 341 446  L 338 443  L 334 440  L 332 438  L 329 436  L 328 434  L 327 434  L 340 423  L 314 393  L 314 393  L 312 395  L 311 396  L 308 397  L 305 398  L 300 400  L 297 403  L 292 406  L 287 409  L 282 411  L 278 414  L 273 417  L 268 420  L 264 424  L 260 426  L 257 430  L 253 433  L 250 438  L 245 441  L 241 446  L 238 451  L 233 456  L 230 461  L 226 466  L 221 470  L 219 474  L 216 478  L 213 481  L 211 484  L 210 486  L 209 487  L 209 488  L 180 500  L 162 471  L 162 470  L 162 468  L 162 465  L 163 463  L 163 458  L 165 453  L 165 448  L 167 443  L 169 437  L 171 431  L 173 425  L 176 419  L 178 412  L 182 407  L 185 402  L 189 397  L 192 392  L 196 387  L 199 383  L 204 378  L 207 373  L 211 370  L 216 365  L 219 363  L 223 358  L 226 356  L 228 353  L 232 351  L 233 349  L 235 348  L 235 346  L 237 346  L 235 346  L 235 343  L 233 339  L 231 335  L 227 329  L 224 322  L 219 314  L 213 305  L 206 296  L 199 287  L 191 276  L 182 266  L 171 255  L 160 244  L 149 234  L 135 224  L 122 214  L 109 206  L 97 196  L 88 189  L 78 181  L 70 174  L 62 167  L 56 160  L 49 153  L 43 146  L 38 138  L 34 131  L 29 121  L 24 113  L 20 104  L 15 94  L 11 84  L 8 74  L 6 65  L 3 57  L 2 49  L 1 40  L 0 33  L 0 27  L 0 22  L 0 17  L 1 12  L 1 9  L 1 5  L 2 3  L 2 2  L 2 2  L 112 2  L 111 2  L 111 3  L 111 4  L 111 6  L 111 10  L 110 13  L 110 17  L 110 22  L 110 26  L 110 31  L 111 37  L 111 43  L 112 49  L 113 56  L 115 61  L 117 70  L 119 77  L 123 84  L 128 91  L 133 99  L 138 106  L 144 113  L 151 120  L 157 127  L 163 133  L 169 138  L 173 144  L 179 147  L 183 151  L 186 153  L 187 155  L 189 156  L 187 155  L 186 153  L 185 151  L 183 148  L 179 144  L 177 139  L 173 133  L 170 127  L 166 120  L 163 113  L 159 105  L 157 97  L 155 88  L 152 79  L 151 71  L 151 61  L 151 52  L 152 44  L 152 37  L 153 31  L 156 25  L 157 20  L 159 16  L 162 12  L 163 10  L 165 7  L 166 5  L 167 4  L 170 3  L 171 2  L 312 0  L 312 2  L 309 3  L 306 5  L 302 9  L 297 12  L 292 17  L 287 22  L 281 29  L 275 36  L 271 43  L 267 50  L 264 59  L 260 67  L 259 77  L 259 87  L 261 98  L 262 107  L 266 115  L 268 124  L 272 131  L 275 137  L 279 142  L 281 148  L 286 153  L 289 159  L 294 163  L 298 169  L 304 175  L 308 181  L 313 188  L 319 196  L 325 206  L 329 214  L 334 222  L 339 230  L 343 239  L 347 244  L 350 251  L 354 258  L 358 264  L 359 269  L 361 273  L 363 277  L 365 281  L 366 283  L 366 285  L 367 285  L 367 287  L 368 285  L 369 285  L 372 284  L 376 282  L 380 280  L 385 277  L 390 275  L 396 273  L 402 269  L 408 266  L 413 263  L 419 261  L 424 257  L 428 256  L 433 254  L 436 253  L 437 251  L 440 253  L 442 256  L 444 260  L 446 264  L 448 270  L 450 276  L 453 282  L 454 288  L 456 294  L 457 300  L 458 305  L 460 310  L 460 314  L 461 316  L 461 317  L 461 317  Z N"/>
                </draw:custom-shape>
                <draw:custom-shape draw:style-name="gr25" draw:text-style-name="P2" svg:width="0.1287in" svg:height="0.2724in" svg:x="0.8661in" svg:y="0.7681in">
                  <text:p/>
                  <draw:enhanced-geometry svg:viewBox="0 0 71 169" draw:type="non-primitive" draw:enhanced-path="M 8 0  L 8 2  L 7 4  L 6 6  L 6 9  L 5 12  L 3 16  L 2 19  L 2 24  L 1 29  L 1 34  L 1 40  L 0 47  L 0 54  L 1 63  L 1 71  L 2 79  L 2 88  L 3 97  L 5 106  L 6 114  L 8 122  L 9 132  L 10 139  L 12 146  L 14 153  L 15 158  L 15 162  L 16 166  L 17 168  L 17 169  L 71 152  L 71 152  L 70 149  L 70 147  L 69 144  L 67 139  L 66 134  L 64 128  L 63 122  L 61 117  L 60 110  L 59 103  L 57 97  L 56 90  L 55 83  L 55 77  L 55 71  L 55 65  L 56 59  L 57 53  L 59 49  L 59 44  L 60 39  L 61 36  L 63 32  L 64 29  L 66 25  L 67 23  L 67 22  L 69 18  L 70 17  L 8 0  L 8 0  Z N"/>
                </draw:custom-shape>
                <draw:custom-shape draw:style-name="gr30" draw:text-style-name="P2" svg:width="0.2146in" svg:height="0.3051in" svg:x="1.3752in" svg:y="0.261in">
                  <text:p/>
                  <draw:enhanced-geometry svg:viewBox="0 0 119 188" draw:type="non-primitive" draw:enhanced-path="M 1 118  L 0 118  L 1 116  L 3 115  L 7 113  L 12 109  L 16 106  L 22 100  L 29 94  L 35 87  L 43 79  L 50 68  L 58 58  L 65 46  L 73 32  L 80 17  L 87 0  L 119 14  L 119 16  L 118 20  L 117 26  L 116 36  L 112 45  L 110 57  L 105 70  L 101 84  L 95 98  L 88 112  L 78 126  L 69 141  L 58 154  L 47 167  L 33 177  L 17 188  L 15 179  L 13 170  L 12 162  L 10 156  L 8 149  L 7 143  L 6 138  L 6 134  L 4 129  L 3 126  L 2 123  L 2 121  L 1 119  L 1 118  L 1 118  L 1 118  Z N"/>
                </draw:custom-shape>
                <draw:custom-shape draw:style-name="gr31" draw:text-style-name="P2" svg:width="0.2268in" svg:height="0.1689in" svg:x="1.5039in" svg:y="0.1083in">
                  <text:p/>
                  <draw:enhanced-geometry svg:viewBox="0 0 125 107" draw:type="non-primitive" draw:enhanced-path="M 0 53  L 90 107  L 125 38  L 20 0  L 0 53  L 0 53  Z N"/>
                </draw:custom-shape>
              </draw:g>
            </draw:g>
          </table:table-cell>
          <table:table-cell table:number-columns-repeated="251"/>
        </table:table-row>
        <table:table-row table:style-name="ro1">
          <table:table-cell table:style-name="ce7" office:value-type="string">
            <text:p>Nazione</text:p>
          </table:table-cell>
          <table:table-cell table:style-name="ce7" office:value-type="string">
            <text:p>Numero di <text:s/>PC (mil)</text:p>
          </table:table-cell>
          <table:table-cell table:style-name="ce7" office:value-type="string">
            <text:p>Popolazione</text:p>
          </table:table-cell>
          <table:table-cell table:style-name="ce7" office:value-type="string">
            <text:p>Percentuale</text:p>
          </table:table-cell>
          <table:table-cell table:number-columns-repeated="252"/>
        </table:table-row>
        <table:table-row table:style-name="ro1">
          <table:table-cell office:value-type="string">
            <text:p>United States</text:p>
          </table:table-cell>
          <table:table-cell office:value-type="float" office:value="223.81">
            <text:p>223,81</text:p>
          </table:table-cell>
          <table:table-cell table:number-columns-repeated="254"/>
        </table:table-row>
        <table:table-row table:style-name="ro1">
          <table:table-cell office:value-type="string">
            <text:p>Japan</text:p>
          </table:table-cell>
          <table:table-cell office:value-type="float" office:value="69.2">
            <text:p>69,20</text:p>
          </table:table-cell>
          <table:table-cell table:number-columns-repeated="254"/>
        </table:table-row>
        <table:table-row table:style-name="ro1">
          <table:table-cell office:value-type="string">
            <text:p>China</text:p>
          </table:table-cell>
          <table:table-cell office:value-type="float" office:value="52.99">
            <text:p>52,99</text:p>
          </table:table-cell>
          <table:table-cell table:number-columns-repeated="254"/>
        </table:table-row>
        <table:table-row table:style-name="ro1">
          <table:table-cell office:value-type="string">
            <text:p>Germany</text:p>
          </table:table-cell>
          <table:table-cell office:value-type="float" office:value="46.3">
            <text:p>46,30</text:p>
          </table:table-cell>
          <table:table-cell table:number-columns-repeated="254"/>
        </table:table-row>
        <table:table-row table:style-name="ro1">
          <table:table-cell office:value-type="string">
            <text:p>United Kingdom</text:p>
          </table:table-cell>
          <table:table-cell office:value-type="float" office:value="35.89">
            <text:p>35,89</text:p>
          </table:table-cell>
          <table:table-cell table:number-columns-repeated="254"/>
        </table:table-row>
        <table:table-row table:style-name="ro1">
          <table:table-cell office:value-type="string">
            <text:p>France</text:p>
          </table:table-cell>
          <table:table-cell office:value-type="float" office:value="29.41">
            <text:p>29,41</text:p>
          </table:table-cell>
          <table:table-cell table:number-columns-repeated="254"/>
        </table:table-row>
        <table:table-row table:style-name="ro1">
          <table:table-cell office:value-type="string">
            <text:p>South Korea</text:p>
          </table:table-cell>
          <table:table-cell office:value-type="float" office:value="26.2">
            <text:p>26,20</text:p>
          </table:table-cell>
          <table:table-cell table:number-columns-repeated="254"/>
        </table:table-row>
        <table:table-row table:style-name="ro1">
          <table:table-cell office:value-type="string">
            <text:p>Italy</text:p>
          </table:table-cell>
          <table:table-cell office:value-type="float" office:value="22.65">
            <text:p>22,65</text:p>
          </table:table-cell>
          <table:table-cell table:number-columns-repeated="254"/>
        </table:table-row>
        <table:table-row table:style-name="ro1">
          <table:table-cell office:value-type="string">
            <text:p>Canada</text:p>
          </table:table-cell>
          <table:table-cell office:value-type="float" office:value="22.39">
            <text:p>22,39</text:p>
          </table:table-cell>
          <table:table-cell table:number-columns-repeated="254"/>
        </table:table-row>
        <table:table-row table:style-name="ro1">
          <table:table-cell office:value-type="string">
            <text:p>Brazil</text:p>
          </table:table-cell>
          <table:table-cell office:value-type="float" office:value="19.35">
            <text:p>19,35</text:p>
          </table:table-cell>
          <table:table-cell table:number-columns-repeated="254"/>
        </table:table-row>
        <table:table-row table:style-name="ro1">
          <table:table-cell office:value-type="string">
            <text:p>Russia</text:p>
          </table:table-cell>
          <table:table-cell office:value-type="float" office:value="19.01">
            <text:p>19,01</text:p>
          </table:table-cell>
          <table:table-cell table:number-columns-repeated="254"/>
        </table:table-row>
        <table:table-row table:style-name="ro1">
          <table:table-cell office:value-type="string">
            <text:p>Australia</text:p>
          </table:table-cell>
          <table:table-cell office:value-type="float" office:value="13.72">
            <text:p>13,72</text:p>
          </table:table-cell>
          <table:table-cell table:number-columns-repeated="254"/>
        </table:table-row>
        <table:table-row table:style-name="ro1">
          <table:table-cell office:value-type="string">
            <text:p>India</text:p>
          </table:table-cell>
          <table:table-cell office:value-type="float" office:value="13.03">
            <text:p>13,03</text:p>
          </table:table-cell>
          <table:table-cell table:number-columns-repeated="254"/>
        </table:table-row>
        <table:table-row table:style-name="ro1">
          <table:table-cell office:value-type="string">
            <text:p>Mexico</text:p>
          </table:table-cell>
          <table:table-cell office:value-type="float" office:value="11.21">
            <text:p>11,21</text:p>
          </table:table-cell>
          <table:table-cell table:number-columns-repeated="254"/>
        </table:table-row>
        <table:table-row table:style-name="ro1">
          <table:table-cell office:value-type="string">
            <text:p>Netherlands</text:p>
          </table:table-cell>
          <table:table-cell office:value-type="float" office:value="11.11">
            <text:p>11,11</text:p>
          </table:table-cell>
          <table:table-cell table:number-columns-repeated="254"/>
        </table:table-row>
      </table:table>
      <table:table table:name="PC" table:style-name="ta4" table:print="false">
        <table:table-column table:style-name="co9" table:default-cell-style-name="Default"/>
        <table:table-row table:style-name="ro1">
          <table:table-cell/>
        </table:table-row>
        <table:table-row table:style-name="ro1">
          <table:table-cell>
            <draw:frame table:end-cell-address="PC.L36" table:end-x="0.024in" table:end-y="0.1433in" draw:z-index="0" svg:width="9.6059in" svg:height="5.7091in" svg:x="0.1969in" svg:y="0.0323in">
              <draw:object draw:notify-on-update-of-ranges="'PC in uso'.A3:'PC in uso'.B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Mondo2002" table:style-name="ta5" table:print="false">
        <table:table-column table:style-name="co10" table:default-cell-style-name="ce13"/>
        <table:table-column table:style-name="co11" table:default-cell-style-name="ce15"/>
        <table:table-column table:style-name="co12" table:default-cell-style-name="ce13"/>
        <table:table-column table:style-name="co13" table:number-columns-repeated="253" table:default-cell-style-name="ce13"/>
        <table:table-row table:style-name="ro1">
          <table:table-cell table:style-name="ce7" office:value-type="string">
            <text:p>Anno</text:p>
          </table:table-cell>
          <table:table-cell table:style-name="ce14" office:value-type="string" office:string-value="Popolazione">
            <text:p><text:s/>Popolazione </text:p>
          </table:table-cell>
          <table:table-cell table:style-name="ce7" office:value-type="string">
            <text:p>Paese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5268405">
            <text:p><text:s/>25.268.405 <text:s text:c="3"/></text:p>
          </table:table-cell>
          <table:table-cell office:value-type="string">
            <text:p>Afghanistan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508512">
            <text:p><text:s/>3.508.512 <text:s text:c="3"/></text:p>
          </table:table-cell>
          <table:table-cell office:value-type="string">
            <text:p>Alban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1287142">
            <text:p><text:s/>31.287.142 <text:s text:c="3"/></text:p>
          </table:table-cell>
          <table:table-cell office:value-type="string">
            <text:p>Alger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7716">
            <text:p><text:s/>57.716 <text:s text:c="3"/></text:p>
          </table:table-cell>
          <table:table-cell office:value-type="string">
            <text:p>American Samo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8403">
            <text:p><text:s/>68.403 <text:s text:c="3"/></text:p>
          </table:table-cell>
          <table:table-cell office:value-type="string">
            <text:p>Andorr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866106">
            <text:p><text:s/>10.866.106 <text:s text:c="3"/></text:p>
          </table:table-cell>
          <table:table-cell office:value-type="string">
            <text:p>Angol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2446">
            <text:p><text:s/>12.446 <text:s text:c="3"/></text:p>
          </table:table-cell>
          <table:table-cell office:value-type="string">
            <text:p>Anguill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7448">
            <text:p><text:s/>67.448 <text:s text:c="3"/></text:p>
          </table:table-cell>
          <table:table-cell office:value-type="string">
            <text:p>Antigua and Barbud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8331121">
            <text:p><text:s/>38.331.121 <text:s text:c="3"/></text:p>
          </table:table-cell>
          <table:table-cell office:value-type="string">
            <text:p>Argentin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013818">
            <text:p><text:s/>3.013.818 <text:s text:c="3"/></text:p>
          </table:table-cell>
          <table:table-cell office:value-type="string">
            <text:p>Armen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0441">
            <text:p><text:s/>70.441 <text:s text:c="3"/></text:p>
          </table:table-cell>
          <table:table-cell office:value-type="string">
            <text:p>Arub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9546792">
            <text:p><text:s/>19.546.792 <text:s text:c="3"/></text:p>
          </table:table-cell>
          <table:table-cell office:value-type="string">
            <text:p>Austral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148312">
            <text:p><text:s/>8.148.312 <text:s text:c="3"/></text:p>
          </table:table-cell>
          <table:table-cell office:value-type="string">
            <text:p>Austr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798497">
            <text:p><text:s/>7.798.497 <text:s text:c="3"/></text:p>
          </table:table-cell>
          <table:table-cell office:value-type="string">
            <text:p>Azerbaijan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95131">
            <text:p><text:s/>295.131 <text:s text:c="3"/></text:p>
          </table:table-cell>
          <table:table-cell office:value-type="string">
            <text:p>Bahamas. The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56397">
            <text:p><text:s/>656.397 <text:s text:c="3"/></text:p>
          </table:table-cell>
          <table:table-cell office:value-type="string">
            <text:p>Bahrain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35656790">
            <text:p><text:s/>135.656.790 <text:s text:c="3"/></text:p>
          </table:table-cell>
          <table:table-cell office:value-type="string">
            <text:p>Bangladesh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75673">
            <text:p><text:s/>275.673 <text:s text:c="3"/></text:p>
          </table:table-cell>
          <table:table-cell office:value-type="string">
            <text:p>Barbados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335382">
            <text:p><text:s/>10.335.382 <text:s text:c="3"/></text:p>
          </table:table-cell>
          <table:table-cell office:value-type="string">
            <text:p>Belarus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311970">
            <text:p><text:s/>10.311.970 <text:s text:c="3"/></text:p>
          </table:table-cell>
          <table:table-cell office:value-type="string">
            <text:p>Belgium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61138">
            <text:p><text:s/>261.138 <text:s text:c="3"/></text:p>
          </table:table-cell>
          <table:table-cell office:value-type="string">
            <text:p>Belize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026113">
            <text:p><text:s/>7.026.113 <text:s text:c="3"/></text:p>
          </table:table-cell>
          <table:table-cell office:value-type="string">
            <text:p>Benin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4004">
            <text:p><text:s/>64.004 <text:s text:c="3"/></text:p>
          </table:table-cell>
          <table:table-cell office:value-type="string">
            <text:p>Bermud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094176">
            <text:p><text:s/>2.094.176 <text:s text:c="3"/></text:p>
          </table:table-cell>
          <table:table-cell office:value-type="string">
            <text:p>Bhutan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445134">
            <text:p><text:s/>8.445.134 <text:s text:c="3"/></text:p>
          </table:table-cell>
          <table:table-cell office:value-type="string">
            <text:p>Boliv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165416">
            <text:p><text:s/>4.165.416 <text:s text:c="3"/></text:p>
          </table:table-cell>
          <table:table-cell office:value-type="string">
            <text:p>Bosnia and Herzegovin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630347">
            <text:p><text:s/>1.630.347 <text:s text:c="3"/></text:p>
          </table:table-cell>
          <table:table-cell office:value-type="string">
            <text:p>Botswan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79914212">
            <text:p><text:s/>179.914.212 <text:s text:c="3"/></text:p>
          </table:table-cell>
          <table:table-cell office:value-type="string">
            <text:p>Brazil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50898">
            <text:p><text:s/>350.898 <text:s text:c="3"/></text:p>
          </table:table-cell>
          <table:table-cell office:value-type="string">
            <text:p>Brunei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661799">
            <text:p><text:s/>7.661.799 <text:s text:c="3"/></text:p>
          </table:table-cell>
          <table:table-cell office:value-type="string">
            <text:p>Bulgar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2251209">
            <text:p><text:s/>12.251.209 <text:s text:c="3"/></text:p>
          </table:table-cell>
          <table:table-cell office:value-type="string">
            <text:p>Burkina Faso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5598081">
            <text:p><text:s/>45.598.081 <text:s text:c="3"/></text:p>
          </table:table-cell>
          <table:table-cell office:value-type="string">
            <text:p>Burm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021078">
            <text:p><text:s/>7.021.078 <text:s text:c="3"/></text:p>
          </table:table-cell>
          <table:table-cell office:value-type="string">
            <text:p>Burundi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2926707">
            <text:p><text:s/>12.926.707 <text:s text:c="3"/></text:p>
          </table:table-cell>
          <table:table-cell office:value-type="string">
            <text:p>Cambod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5929988">
            <text:p><text:s/>15.929.988 <text:s text:c="3"/></text:p>
          </table:table-cell>
          <table:table-cell office:value-type="string">
            <text:p>Cameroon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1902268">
            <text:p><text:s/>31.902.268 <text:s text:c="3"/></text:p>
          </table:table-cell>
          <table:table-cell office:value-type="string">
            <text:p>Canad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08760">
            <text:p><text:s/>408.760 <text:s text:c="3"/></text:p>
          </table:table-cell>
          <table:table-cell office:value-type="string">
            <text:p>Cape Verde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0762">
            <text:p><text:s/>40.762 <text:s text:c="3"/></text:p>
          </table:table-cell>
          <table:table-cell office:value-type="string">
            <text:p>Cayman Islands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048013">
            <text:p><text:s/>4.048.013 <text:s text:c="3"/></text:p>
          </table:table-cell>
          <table:table-cell office:value-type="string">
            <text:p>Central African Republic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835739">
            <text:p><text:s/>8.835.739 <text:s text:c="3"/></text:p>
          </table:table-cell>
          <table:table-cell office:value-type="string">
            <text:p>Chad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5497046">
            <text:p><text:s/>15.497.046 <text:s text:c="3"/></text:p>
          </table:table-cell>
          <table:table-cell office:value-type="string">
            <text:p>Chile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284275902">
            <text:p><text:s/>1.284.275.902 <text:s text:c="3"/></text:p>
          </table:table-cell>
          <table:table-cell office:value-type="string">
            <text:p>Chin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1008227">
            <text:p><text:s/>41.008.227 <text:s text:c="3"/></text:p>
          </table:table-cell>
          <table:table-cell office:value-type="string">
            <text:p>Colomb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14382">
            <text:p><text:s/>614.382 <text:s text:c="3"/></text:p>
          </table:table-cell>
          <table:table-cell office:value-type="string">
            <text:p>Comoros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328795">
            <text:p><text:s/>3.328.795 <text:s text:c="3"/></text:p>
          </table:table-cell>
          <table:table-cell office:value-type="string">
            <text:p>Congo (Brazzaville)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5379852">
            <text:p><text:s/>55.379.852 <text:s text:c="3"/></text:p>
          </table:table-cell>
          <table:table-cell office:value-type="string">
            <text:p>Congo (Kinshasa)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0811">
            <text:p><text:s/>20.811 <text:s text:c="3"/></text:p>
          </table:table-cell>
          <table:table-cell office:value-type="string">
            <text:p>Cook Islands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834934">
            <text:p><text:s/>3.834.934 <text:s text:c="3"/></text:p>
          </table:table-cell>
          <table:table-cell office:value-type="string">
            <text:p>Costa Ric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6252726">
            <text:p><text:s/>16.252.726 <text:s text:c="3"/></text:p>
          </table:table-cell>
          <table:table-cell office:value-type="string">
            <text:p>Cote d'Ivoire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481020">
            <text:p><text:s/>4.481.020 <text:s text:c="3"/></text:p>
          </table:table-cell>
          <table:table-cell office:value-type="string">
            <text:p>Croat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226999">
            <text:p><text:s/>11.226.999 <text:s text:c="3"/></text:p>
          </table:table-cell>
          <table:table-cell office:value-type="string">
            <text:p>Cub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67314">
            <text:p><text:s/>767.314 <text:s text:c="3"/></text:p>
          </table:table-cell>
          <table:table-cell office:value-type="string">
            <text:p>Cyprus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256295">
            <text:p><text:s/>10.256.295 <text:s text:c="3"/></text:p>
          </table:table-cell>
          <table:table-cell office:value-type="string">
            <text:p>Czech Republic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374693">
            <text:p><text:s/>5.374.693 <text:s text:c="3"/></text:p>
          </table:table-cell>
          <table:table-cell office:value-type="string">
            <text:p>Denmark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47416">
            <text:p><text:s/>447.416 <text:s text:c="3"/></text:p>
          </table:table-cell>
          <table:table-cell office:value-type="string">
            <text:p>Djibouti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0158">
            <text:p><text:s/>70.158 <text:s text:c="3"/></text:p>
          </table:table-cell>
          <table:table-cell office:value-type="string">
            <text:p>Dominic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650322">
            <text:p><text:s/>8.650.322 <text:s text:c="3"/></text:p>
          </table:table-cell>
          <table:table-cell office:value-type="string">
            <text:p>Dominican Republic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52618">
            <text:p><text:s/>952.618 <text:s text:c="3"/></text:p>
          </table:table-cell>
          <table:table-cell office:value-type="string">
            <text:p>East Timor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2921234">
            <text:p><text:s/>12.921.234 <text:s text:c="3"/></text:p>
          </table:table-cell>
          <table:table-cell office:value-type="string">
            <text:p>Ecuador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3312559">
            <text:p><text:s/>73.312.559 <text:s text:c="3"/></text:p>
          </table:table-cell>
          <table:table-cell office:value-type="string">
            <text:p>Egypt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353681">
            <text:p><text:s/>6.353.681 <text:s text:c="3"/></text:p>
          </table:table-cell>
          <table:table-cell office:value-type="string">
            <text:p>El Salvador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95627">
            <text:p><text:s/>495.627 <text:s text:c="3"/></text:p>
          </table:table-cell>
          <table:table-cell office:value-type="string">
            <text:p>Equatorial Guine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414865">
            <text:p><text:s/>4.414.865 <text:s text:c="3"/></text:p>
          </table:table-cell>
          <table:table-cell office:value-type="string">
            <text:p>Eritre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360122">
            <text:p><text:s/>1.360.122 <text:s text:c="3"/></text:p>
          </table:table-cell>
          <table:table-cell office:value-type="string">
            <text:p>Eston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7946797">
            <text:p><text:s/>67.946.797 <text:s text:c="3"/></text:p>
          </table:table-cell>
          <table:table-cell office:value-type="string">
            <text:p>Ethiop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6011">
            <text:p><text:s/>46.011 <text:s text:c="3"/></text:p>
          </table:table-cell>
          <table:table-cell office:value-type="string">
            <text:p>Faroe Islands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56346">
            <text:p><text:s/>856.346 <text:s text:c="3"/></text:p>
          </table:table-cell>
          <table:table-cell office:value-type="string">
            <text:p>Fiji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193039">
            <text:p><text:s/>5.193.039 <text:s text:c="3"/></text:p>
          </table:table-cell>
          <table:table-cell office:value-type="string">
            <text:p>Finland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9925035">
            <text:p><text:s/>59.925.035 <text:s text:c="3"/></text:p>
          </table:table-cell>
          <table:table-cell office:value-type="string">
            <text:p>France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82333">
            <text:p><text:s/>182.333 <text:s text:c="3"/></text:p>
          </table:table-cell>
          <table:table-cell office:value-type="string">
            <text:p>French Guian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57847">
            <text:p><text:s/>257.847 <text:s text:c="3"/></text:p>
          </table:table-cell>
          <table:table-cell office:value-type="string">
            <text:p>French Polynes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299304">
            <text:p><text:s/>1.299.304 <text:s text:c="3"/></text:p>
          </table:table-cell>
          <table:table-cell office:value-type="string">
            <text:p>Gabon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457766">
            <text:p><text:s/>1.457.766 <text:s text:c="3"/></text:p>
          </table:table-cell>
          <table:table-cell office:value-type="string">
            <text:p>Gambia. The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225911">
            <text:p><text:s/>1.225.911 <text:s text:c="3"/></text:p>
          </table:table-cell>
          <table:table-cell office:value-type="string">
            <text:p>Gaza Strip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728357">
            <text:p><text:s/>4.728.357 <text:s text:c="3"/></text:p>
          </table:table-cell>
          <table:table-cell office:value-type="string">
            <text:p>Georg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2350671">
            <text:p><text:s/>82.350.671 <text:s text:c="3"/></text:p>
          </table:table-cell>
          <table:table-cell office:value-type="string">
            <text:p>Germany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0550751">
            <text:p><text:s/>20.550.751 <text:s text:c="3"/></text:p>
          </table:table-cell>
          <table:table-cell office:value-type="string">
            <text:p>Ghan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7714">
            <text:p><text:s/>27.714 <text:s text:c="3"/></text:p>
          </table:table-cell>
          <table:table-cell office:value-type="string">
            <text:p>Gibraltar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603863">
            <text:p><text:s/>10.603.863 <text:s text:c="3"/></text:p>
          </table:table-cell>
          <table:table-cell office:value-type="string">
            <text:p>Greece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6376">
            <text:p><text:s/>56.376 <text:s text:c="3"/></text:p>
          </table:table-cell>
          <table:table-cell office:value-type="string">
            <text:p>Greenland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9211">
            <text:p><text:s/>89.211 <text:s text:c="3"/></text:p>
          </table:table-cell>
          <table:table-cell office:value-type="string">
            <text:p>Grenad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35739">
            <text:p><text:s/>435.739 <text:s text:c="3"/></text:p>
          </table:table-cell>
          <table:table-cell office:value-type="string">
            <text:p>Guadeloupe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61057">
            <text:p><text:s/>161.057 <text:s text:c="3"/></text:p>
          </table:table-cell>
          <table:table-cell office:value-type="string">
            <text:p>Guam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178650">
            <text:p><text:s/>11.178.650 <text:s text:c="3"/></text:p>
          </table:table-cell>
          <table:table-cell office:value-type="string">
            <text:p>Guatemal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4587">
            <text:p><text:s/>64.587 <text:s text:c="3"/></text:p>
          </table:table-cell>
          <table:table-cell office:value-type="string">
            <text:p>Guernsey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807818">
            <text:p><text:s/>8.807.818 <text:s text:c="3"/></text:p>
          </table:table-cell>
          <table:table-cell office:value-type="string">
            <text:p>Guine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332459">
            <text:p><text:s/>1.332.459 <text:s text:c="3"/></text:p>
          </table:table-cell>
          <table:table-cell office:value-type="string">
            <text:p>Guinea-Bissau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59104">
            <text:p><text:s/>759.104 <text:s text:c="3"/></text:p>
          </table:table-cell>
          <table:table-cell office:value-type="string">
            <text:p>Guyan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607651">
            <text:p><text:s/>7.607.651 <text:s text:c="3"/></text:p>
          </table:table-cell>
          <table:table-cell office:value-type="string">
            <text:p>Haiti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677328">
            <text:p><text:s/>6.677.328 <text:s text:c="3"/></text:p>
          </table:table-cell>
          <table:table-cell office:value-type="string">
            <text:p>Honduras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762476">
            <text:p><text:s/>6.762.476 <text:s text:c="3"/></text:p>
          </table:table-cell>
          <table:table-cell office:value-type="string">
            <text:p>Hong Kong S.A.R.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083313">
            <text:p><text:s/>10.083.313 <text:s text:c="3"/></text:p>
          </table:table-cell>
          <table:table-cell office:value-type="string">
            <text:p>Hungary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88030">
            <text:p><text:s/>288.030 <text:s text:c="3"/></text:p>
          </table:table-cell>
          <table:table-cell office:value-type="string">
            <text:p>Iceland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34172547">
            <text:p><text:s/>1.034.172.547 <text:s text:c="3"/></text:p>
          </table:table-cell>
          <table:table-cell office:value-type="string">
            <text:p>Ind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31326092">
            <text:p><text:s/>231.326.092 <text:s text:c="3"/></text:p>
          </table:table-cell>
          <table:table-cell office:value-type="string">
            <text:p>Indones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6907826">
            <text:p><text:s/>66.907.826 <text:s text:c="3"/></text:p>
          </table:table-cell>
          <table:table-cell office:value-type="string">
            <text:p>Iran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4001816">
            <text:p><text:s/>24.001.816 <text:s text:c="3"/></text:p>
          </table:table-cell>
          <table:table-cell office:value-type="string">
            <text:p>Iraq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879155">
            <text:p><text:s/>3.879.155 <text:s text:c="3"/></text:p>
          </table:table-cell>
          <table:table-cell office:value-type="string">
            <text:p>Ireland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029529">
            <text:p><text:s/>6.029.529 <text:s text:c="3"/></text:p>
          </table:table-cell>
          <table:table-cell office:value-type="string">
            <text:p>Israel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7926999">
            <text:p><text:s/>57.926.999 <text:s text:c="3"/></text:p>
          </table:table-cell>
          <table:table-cell office:value-type="string">
            <text:p>Italy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664659">
            <text:p><text:s/>2.664.659 <text:s text:c="3"/></text:p>
          </table:table-cell>
          <table:table-cell office:value-type="string">
            <text:p>Jamaic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27065841">
            <text:p><text:s/>127.065.841 <text:s text:c="3"/></text:p>
          </table:table-cell>
          <table:table-cell office:value-type="string">
            <text:p>Japan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9775">
            <text:p><text:s/>89.775 <text:s text:c="3"/></text:p>
          </table:table-cell>
          <table:table-cell office:value-type="string">
            <text:p>Jersey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307470">
            <text:p><text:s/>5.307.470 <text:s text:c="3"/></text:p>
          </table:table-cell>
          <table:table-cell office:value-type="string">
            <text:p>Jordan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5077224">
            <text:p><text:s/>15.077.224 <text:s text:c="3"/></text:p>
          </table:table-cell>
          <table:table-cell office:value-type="string">
            <text:p>Kazakhstan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1386842">
            <text:p><text:s/>31.386.842 <text:s text:c="3"/></text:p>
          </table:table-cell>
          <table:table-cell office:value-type="string">
            <text:p>Keny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6335">
            <text:p><text:s/>96.335 <text:s text:c="3"/></text:p>
          </table:table-cell>
          <table:table-cell office:value-type="string">
            <text:p>Kiribati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2215365">
            <text:p><text:s/>22.215.365 <text:s text:c="3"/></text:p>
          </table:table-cell>
          <table:table-cell office:value-type="string">
            <text:p>Korea. North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7969150">
            <text:p><text:s/>47.969.150 <text:s text:c="3"/></text:p>
          </table:table-cell>
          <table:table-cell office:value-type="string">
            <text:p>Korea. South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111561">
            <text:p><text:s/>2.111.561 <text:s text:c="3"/></text:p>
          </table:table-cell>
          <table:table-cell office:value-type="string">
            <text:p>Kuwait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959164">
            <text:p><text:s/>4.959.164 <text:s text:c="3"/></text:p>
          </table:table-cell>
          <table:table-cell office:value-type="string">
            <text:p>Kyrgyzstan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777564">
            <text:p><text:s/>5.777.564 <text:s text:c="3"/></text:p>
          </table:table-cell>
          <table:table-cell office:value-type="string">
            <text:p>Laos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340205">
            <text:p><text:s/>2.340.205 <text:s text:c="3"/></text:p>
          </table:table-cell>
          <table:table-cell office:value-type="string">
            <text:p>Latv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677780">
            <text:p><text:s/>3.677.780 <text:s text:c="3"/></text:p>
          </table:table-cell>
          <table:table-cell office:value-type="string">
            <text:p>Lebanon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046772">
            <text:p><text:s/>2.046.772 <text:s text:c="3"/></text:p>
          </table:table-cell>
          <table:table-cell office:value-type="string">
            <text:p>Lesotho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814651">
            <text:p><text:s/>2.814.651 <text:s text:c="3"/></text:p>
          </table:table-cell>
          <table:table-cell office:value-type="string">
            <text:p>Liber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368585">
            <text:p><text:s/>5.368.585 <text:s text:c="3"/></text:p>
          </table:table-cell>
          <table:table-cell office:value-type="string">
            <text:p>Liby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2842">
            <text:p><text:s/>32.842 <text:s text:c="3"/></text:p>
          </table:table-cell>
          <table:table-cell office:value-type="string">
            <text:p>Liechtenstein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633232">
            <text:p><text:s/>3.633.232 <text:s text:c="3"/></text:p>
          </table:table-cell>
          <table:table-cell office:value-type="string">
            <text:p>Lithuan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50786">
            <text:p><text:s/>450.786 <text:s text:c="3"/></text:p>
          </table:table-cell>
          <table:table-cell office:value-type="string">
            <text:p>Luxembourg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37794">
            <text:p><text:s/>437.794 <text:s text:c="3"/></text:p>
          </table:table-cell>
          <table:table-cell office:value-type="string">
            <text:p>Macau S.A.R.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030445">
            <text:p><text:s/>2.030.445 <text:s text:c="3"/></text:p>
          </table:table-cell>
          <table:table-cell office:value-type="string">
            <text:p>Macedon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6473477">
            <text:p><text:s/>16.473.477 <text:s text:c="3"/></text:p>
          </table:table-cell>
          <table:table-cell office:value-type="string">
            <text:p>Madagascar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824495">
            <text:p><text:s/>11.824.495 <text:s text:c="3"/></text:p>
          </table:table-cell>
          <table:table-cell office:value-type="string">
            <text:p>Malawi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2662365">
            <text:p><text:s/>22.662.365 <text:s text:c="3"/></text:p>
          </table:table-cell>
          <table:table-cell office:value-type="string">
            <text:p>Malays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20165">
            <text:p><text:s/>320.165 <text:s text:c="3"/></text:p>
          </table:table-cell>
          <table:table-cell office:value-type="string">
            <text:p>Maldives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580176">
            <text:p><text:s/>10.580.176 <text:s text:c="3"/></text:p>
          </table:table-cell>
          <table:table-cell office:value-type="string">
            <text:p>Mali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93515">
            <text:p><text:s/>393.515 <text:s text:c="3"/></text:p>
          </table:table-cell>
          <table:table-cell office:value-type="string">
            <text:p>Malt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3873">
            <text:p><text:s/>73.873 <text:s text:c="3"/></text:p>
          </table:table-cell>
          <table:table-cell office:value-type="string">
            <text:p>Man. Isle of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5147">
            <text:p><text:s/>55.147 <text:s text:c="3"/></text:p>
          </table:table-cell>
          <table:table-cell office:value-type="string">
            <text:p>Marshall Islands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22277">
            <text:p><text:s/>422.277 <text:s text:c="3"/></text:p>
          </table:table-cell>
          <table:table-cell office:value-type="string">
            <text:p>Martinique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828858">
            <text:p><text:s/>2.828.858 <text:s text:c="3"/></text:p>
          </table:table-cell>
          <table:table-cell office:value-type="string">
            <text:p>Mauritan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200206">
            <text:p><text:s/>1.200.206 <text:s text:c="3"/></text:p>
          </table:table-cell>
          <table:table-cell office:value-type="string">
            <text:p>Mauritius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70879">
            <text:p><text:s/>170.879 <text:s text:c="3"/></text:p>
          </table:table-cell>
          <table:table-cell office:value-type="string">
            <text:p>Mayotte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2479927">
            <text:p><text:s/>102.479.927 <text:s text:c="3"/></text:p>
          </table:table-cell>
          <table:table-cell office:value-type="string">
            <text:p>Mexico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8071">
            <text:p><text:s/>108.071 <text:s text:c="3"/></text:p>
          </table:table-cell>
          <table:table-cell office:value-type="string">
            <text:p>Micronesia. Federated States of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434547">
            <text:p><text:s/>4.434.547 <text:s text:c="3"/></text:p>
          </table:table-cell>
          <table:table-cell office:value-type="string">
            <text:p>Moldov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1987">
            <text:p><text:s/>31.987 <text:s text:c="3"/></text:p>
          </table:table-cell>
          <table:table-cell office:value-type="string">
            <text:p>Monaco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674234">
            <text:p><text:s/>2.674.234 <text:s text:c="3"/></text:p>
          </table:table-cell>
          <table:table-cell office:value-type="string">
            <text:p>Mongol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437">
            <text:p><text:s/>8.437 <text:s text:c="3"/></text:p>
          </table:table-cell>
          <table:table-cell office:value-type="string">
            <text:p>Montserrat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1167783">
            <text:p><text:s/>31.167.783 <text:s text:c="3"/></text:p>
          </table:table-cell>
          <table:table-cell office:value-type="string">
            <text:p>Morocco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8473780">
            <text:p><text:s/>18.473.780 <text:s text:c="3"/></text:p>
          </table:table-cell>
          <table:table-cell office:value-type="string">
            <text:p>Mozambique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972153">
            <text:p><text:s/>1.972.153 <text:s text:c="3"/></text:p>
          </table:table-cell>
          <table:table-cell office:value-type="string">
            <text:p>Namib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2329">
            <text:p><text:s/>12.329 <text:s text:c="3"/></text:p>
          </table:table-cell>
          <table:table-cell office:value-type="string">
            <text:p>Nauru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5873917">
            <text:p><text:s/>25.873.917 <text:s text:c="3"/></text:p>
          </table:table-cell>
          <table:table-cell office:value-type="string">
            <text:p>Nepal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6122830">
            <text:p><text:s/>16.122.830 <text:s text:c="3"/></text:p>
          </table:table-cell>
          <table:table-cell office:value-type="string">
            <text:p>Netherlands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14258">
            <text:p><text:s/>214.258 <text:s text:c="3"/></text:p>
          </table:table-cell>
          <table:table-cell office:value-type="string">
            <text:p>Netherlands Antilles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07858">
            <text:p><text:s/>207.858 <text:s text:c="3"/></text:p>
          </table:table-cell>
          <table:table-cell office:value-type="string">
            <text:p>New Caledon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908037">
            <text:p><text:s/>3.908.037 <text:s text:c="3"/></text:p>
          </table:table-cell>
          <table:table-cell office:value-type="string">
            <text:p>New Zealand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146848">
            <text:p><text:s/>5.146.848 <text:s text:c="3"/></text:p>
          </table:table-cell>
          <table:table-cell office:value-type="string">
            <text:p>Nicaragu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140655">
            <text:p><text:s/>11.140.655 <text:s text:c="3"/></text:p>
          </table:table-cell>
          <table:table-cell office:value-type="string">
            <text:p>Niger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9901274">
            <text:p><text:s/>119.901.274 <text:s text:c="3"/></text:p>
          </table:table-cell>
          <table:table-cell office:value-type="string">
            <text:p>Niger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4003">
            <text:p><text:s/>74.003 <text:s text:c="3"/></text:p>
          </table:table-cell>
          <table:table-cell office:value-type="string">
            <text:p>Northern Mariana Islands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535591">
            <text:p><text:s/>4.535.591 <text:s text:c="3"/></text:p>
          </table:table-cell>
          <table:table-cell office:value-type="string">
            <text:p>Norway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713462">
            <text:p><text:s/>2.713.462 <text:s text:c="3"/></text:p>
          </table:table-cell>
          <table:table-cell office:value-type="string">
            <text:p>Oman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53403524">
            <text:p><text:s/>153.403.524 <text:s text:c="3"/></text:p>
          </table:table-cell>
          <table:table-cell office:value-type="string">
            <text:p>Pakistan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9409">
            <text:p><text:s/>19.409 <text:s text:c="3"/></text:p>
          </table:table-cell>
          <table:table-cell office:value-type="string">
            <text:p>Palau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990875">
            <text:p><text:s/>2.990.875 <text:s text:c="3"/></text:p>
          </table:table-cell>
          <table:table-cell office:value-type="string">
            <text:p>Panam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172033">
            <text:p><text:s/>5.172.033 <text:s text:c="3"/></text:p>
          </table:table-cell>
          <table:table-cell office:value-type="string">
            <text:p>Papua New Guine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884491">
            <text:p><text:s/>5.884.491 <text:s text:c="3"/></text:p>
          </table:table-cell>
          <table:table-cell office:value-type="string">
            <text:p>Paraguay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6769436">
            <text:p><text:s/>26.769.436 <text:s text:c="3"/></text:p>
          </table:table-cell>
          <table:table-cell office:value-type="string">
            <text:p>Peru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2995088">
            <text:p><text:s/>82.995.088 <text:s text:c="3"/></text:p>
          </table:table-cell>
          <table:table-cell office:value-type="string">
            <text:p>Philippines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8625976">
            <text:p><text:s/>38.625.976 <text:s text:c="3"/></text:p>
          </table:table-cell>
          <table:table-cell office:value-type="string">
            <text:p>Poland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433867">
            <text:p><text:s/>10.433.867 <text:s text:c="3"/></text:p>
          </table:table-cell>
          <table:table-cell office:value-type="string">
            <text:p>Portugal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859606">
            <text:p><text:s/>3.859.606 <text:s text:c="3"/></text:p>
          </table:table-cell>
          <table:table-cell office:value-type="string">
            <text:p>Puerto Rico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93341">
            <text:p><text:s/>793.341 <text:s text:c="3"/></text:p>
          </table:table-cell>
          <table:table-cell office:value-type="string">
            <text:p>Qatar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43981">
            <text:p><text:s/>743.981 <text:s text:c="3"/></text:p>
          </table:table-cell>
          <table:table-cell office:value-type="string">
            <text:p>Reunion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2404337">
            <text:p><text:s/>22.404.337 <text:s text:c="3"/></text:p>
          </table:table-cell>
          <table:table-cell office:value-type="string">
            <text:p>Roman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45266326">
            <text:p><text:s/>145.266.326 <text:s text:c="3"/></text:p>
          </table:table-cell>
          <table:table-cell office:value-type="string">
            <text:p>Russ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852401">
            <text:p><text:s/>7.852.401 <text:s text:c="3"/></text:p>
          </table:table-cell>
          <table:table-cell office:value-type="string">
            <text:p>Rwand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317">
            <text:p><text:s/>7.317 <text:s text:c="3"/></text:p>
          </table:table-cell>
          <table:table-cell office:value-type="string">
            <text:p>Saint Helen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8736">
            <text:p><text:s/>38.736 <text:s text:c="3"/></text:p>
          </table:table-cell>
          <table:table-cell office:value-type="string">
            <text:p>Saint Kitts and Nevis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60145">
            <text:p><text:s/>160.145 <text:s text:c="3"/></text:p>
          </table:table-cell>
          <table:table-cell office:value-type="string">
            <text:p>Saint Luc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954">
            <text:p><text:s/>6.954 <text:s text:c="3"/></text:p>
          </table:table-cell>
          <table:table-cell office:value-type="string">
            <text:p>Saint Pierre and Miquelon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6394">
            <text:p><text:s/>116.394 <text:s text:c="3"/></text:p>
          </table:table-cell>
          <table:table-cell office:value-type="string">
            <text:p>Saint Vincent and the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78631">
            <text:p><text:s/>178.631 <text:s text:c="3"/></text:p>
          </table:table-cell>
          <table:table-cell office:value-type="string">
            <text:p>Samo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7730">
            <text:p><text:s/>27.730 <text:s text:c="3"/></text:p>
          </table:table-cell>
          <table:table-cell office:value-type="string">
            <text:p>San Marino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70372">
            <text:p><text:s/>170.372 <text:s text:c="3"/></text:p>
          </table:table-cell>
          <table:table-cell office:value-type="string">
            <text:p>Sao Tome and Principe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4501530">
            <text:p><text:s/>24.501.530 <text:s text:c="3"/></text:p>
          </table:table-cell>
          <table:table-cell office:value-type="string">
            <text:p>Saudi Arab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870037">
            <text:p><text:s/>10.870.037 <text:s text:c="3"/></text:p>
          </table:table-cell>
          <table:table-cell office:value-type="string">
            <text:p>Senegal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831812">
            <text:p><text:s/>10.831.812 <text:s text:c="3"/></text:p>
          </table:table-cell>
          <table:table-cell office:value-type="string">
            <text:p>Serbia and Montenegro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0098">
            <text:p><text:s/>80.098 <text:s text:c="3"/></text:p>
          </table:table-cell>
          <table:table-cell office:value-type="string">
            <text:p>Seychelles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359092">
            <text:p><text:s/>5.359.092 <text:s text:c="3"/></text:p>
          </table:table-cell>
          <table:table-cell office:value-type="string">
            <text:p>Sierra Leone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197776">
            <text:p><text:s/>4.197.776 <text:s text:c="3"/></text:p>
          </table:table-cell>
          <table:table-cell office:value-type="string">
            <text:p>Singapore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410052">
            <text:p><text:s/>5.410.052 <text:s text:c="3"/></text:p>
          </table:table-cell>
          <table:table-cell office:value-type="string">
            <text:p>Slovak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011497">
            <text:p><text:s/>2.011.497 <text:s text:c="3"/></text:p>
          </table:table-cell>
          <table:table-cell office:value-type="string">
            <text:p>Sloven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94786">
            <text:p><text:s/>494.786 <text:s text:c="3"/></text:p>
          </table:table-cell>
          <table:table-cell office:value-type="string">
            <text:p>Solomon Islands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753310">
            <text:p><text:s/>7.753.310 <text:s text:c="3"/></text:p>
          </table:table-cell>
          <table:table-cell office:value-type="string">
            <text:p>Somal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4433622">
            <text:p><text:s/>44.433.622 <text:s text:c="3"/></text:p>
          </table:table-cell>
          <table:table-cell office:value-type="string">
            <text:p>South Afric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0152517">
            <text:p><text:s/>40.152.517 <text:s text:c="3"/></text:p>
          </table:table-cell>
          <table:table-cell office:value-type="string">
            <text:p>Spain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9576783">
            <text:p><text:s/>19.576.783 <text:s text:c="3"/></text:p>
          </table:table-cell>
          <table:table-cell office:value-type="string">
            <text:p>Sri Lank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7090298">
            <text:p><text:s/>37.090.298 <text:s text:c="3"/></text:p>
          </table:table-cell>
          <table:table-cell office:value-type="string">
            <text:p>Sudan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33682">
            <text:p><text:s/>433.682 <text:s text:c="3"/></text:p>
          </table:table-cell>
          <table:table-cell office:value-type="string">
            <text:p>Suriname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30269">
            <text:p><text:s/>1.130.269 <text:s text:c="3"/></text:p>
          </table:table-cell>
          <table:table-cell office:value-type="string">
            <text:p>Swaziland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954175">
            <text:p><text:s/>8.954.175 <text:s text:c="3"/></text:p>
          </table:table-cell>
          <table:table-cell office:value-type="string">
            <text:p>Sweden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361757">
            <text:p><text:s/>7.361.757 <text:s text:c="3"/></text:p>
          </table:table-cell>
          <table:table-cell office:value-type="string">
            <text:p>Switzerland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7155814">
            <text:p><text:s/>17.155.814 <text:s text:c="3"/></text:p>
          </table:table-cell>
          <table:table-cell office:value-type="string">
            <text:p>Syr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2454239">
            <text:p><text:s/>22.454.239 <text:s text:c="3"/></text:p>
          </table:table-cell>
          <table:table-cell office:value-type="string">
            <text:p>Taiwan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719567">
            <text:p><text:s/>6.719.567 <text:s text:c="3"/></text:p>
          </table:table-cell>
          <table:table-cell office:value-type="string">
            <text:p>Tajikistan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4593779">
            <text:p><text:s/>34.593.779 <text:s text:c="3"/></text:p>
          </table:table-cell>
          <table:table-cell office:value-type="string">
            <text:p>Tanzan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2806748">
            <text:p><text:s/>62.806.748 <text:s text:c="3"/></text:p>
          </table:table-cell>
          <table:table-cell office:value-type="string">
            <text:p>Thailand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977378">
            <text:p><text:s/>4.977.378 <text:s text:c="3"/></text:p>
          </table:table-cell>
          <table:table-cell office:value-type="string">
            <text:p>Togo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6137">
            <text:p><text:s/>106.137 <text:s text:c="3"/></text:p>
          </table:table-cell>
          <table:table-cell office:value-type="string">
            <text:p>Tong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01832">
            <text:p><text:s/>1.101.832 <text:s text:c="3"/></text:p>
          </table:table-cell>
          <table:table-cell office:value-type="string">
            <text:p>Trinidad and Tobago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770575">
            <text:p><text:s/>9.770.575 <text:s text:c="3"/></text:p>
          </table:table-cell>
          <table:table-cell office:value-type="string">
            <text:p>Tunis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7308928">
            <text:p><text:s/>67.308.928 <text:s text:c="3"/></text:p>
          </table:table-cell>
          <table:table-cell office:value-type="string">
            <text:p>Turkey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688963">
            <text:p><text:s/>4.688.963 <text:s text:c="3"/></text:p>
          </table:table-cell>
          <table:table-cell office:value-type="string">
            <text:p>Turkmenistan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8738">
            <text:p><text:s/>18.738 <text:s text:c="3"/></text:p>
          </table:table-cell>
          <table:table-cell office:value-type="string">
            <text:p>Turks and Caicos Islands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146">
            <text:p><text:s/>11.146 <text:s text:c="3"/></text:p>
          </table:table-cell>
          <table:table-cell office:value-type="string">
            <text:p>Tuvalu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4739869">
            <text:p><text:s/>24.739.869 <text:s text:c="3"/></text:p>
          </table:table-cell>
          <table:table-cell office:value-type="string">
            <text:p>Ugand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8058877">
            <text:p><text:s/>48.058.877 <text:s text:c="3"/></text:p>
          </table:table-cell>
          <table:table-cell office:value-type="string">
            <text:p>Ukraine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445989">
            <text:p><text:s/>2.445.989 <text:s text:c="3"/></text:p>
          </table:table-cell>
          <table:table-cell office:value-type="string">
            <text:p>United Arab Emirates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9912431">
            <text:p><text:s/>59.912.431 <text:s text:c="3"/></text:p>
          </table:table-cell>
          <table:table-cell office:value-type="string">
            <text:p>United Kingdom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87675526">
            <text:p><text:s/>287.675.526 <text:s text:c="3"/></text:p>
          </table:table-cell>
          <table:table-cell office:value-type="string">
            <text:p>United States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363085">
            <text:p><text:s/>3.363.085 <text:s text:c="3"/></text:p>
          </table:table-cell>
          <table:table-cell office:value-type="string">
            <text:p>Uruguay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5563441">
            <text:p><text:s/>25.563.441 <text:s text:c="3"/></text:p>
          </table:table-cell>
          <table:table-cell office:value-type="string">
            <text:p>Uzbekistan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96178">
            <text:p><text:s/>196.178 <text:s text:c="3"/></text:p>
          </table:table-cell>
          <table:table-cell office:value-type="string">
            <text:p>Vanuatu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4287670">
            <text:p><text:s/>24.287.670 <text:s text:c="3"/></text:p>
          </table:table-cell>
          <table:table-cell office:value-type="string">
            <text:p>Venezuel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0908147">
            <text:p><text:s/>80.908.147 <text:s text:c="3"/></text:p>
          </table:table-cell>
          <table:table-cell office:value-type="string">
            <text:p>Vietnam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8810">
            <text:p><text:s/>108.810 <text:s text:c="3"/></text:p>
          </table:table-cell>
          <table:table-cell office:value-type="string">
            <text:p>Virgin Islands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1272">
            <text:p><text:s/>21.272 <text:s text:c="3"/></text:p>
          </table:table-cell>
          <table:table-cell office:value-type="string">
            <text:p>Virgin Islands. British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5585">
            <text:p><text:s/>15.585 <text:s text:c="3"/></text:p>
          </table:table-cell>
          <table:table-cell office:value-type="string">
            <text:p>Wallis and Futun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163667">
            <text:p><text:s/>2.163.667 <text:s text:c="3"/></text:p>
          </table:table-cell>
          <table:table-cell office:value-type="string">
            <text:p>West Bank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56177">
            <text:p><text:s/>256.177 <text:s text:c="3"/></text:p>
          </table:table-cell>
          <table:table-cell office:value-type="string">
            <text:p>Western Sahar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8701257">
            <text:p><text:s/>18.701.257 <text:s text:c="3"/></text:p>
          </table:table-cell>
          <table:table-cell office:value-type="string">
            <text:p>Yemen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595811">
            <text:p><text:s/>10.595.811 <text:s text:c="3"/></text:p>
          </table:table-cell>
          <table:table-cell office:value-type="string">
            <text:p>Zambia</text:p>
          </table:table-cell>
          <table:table-cell table:number-columns-repeated="253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926563">
            <text:p><text:s/>11.926.563 <text:s text:c="3"/></text:p>
          </table:table-cell>
          <table:table-cell office:value-type="string">
            <text:p>Zimbabwe</text:p>
          </table:table-cell>
          <table:table-cell table:number-columns-repeated="253"/>
        </table:table-row>
        <table:table-row table:style-name="ro1" table:number-rows-repeated="6530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ondo2003" table:style-name="ta6" table:print="false">
        <table:table-column table:style-name="co14" table:default-cell-style-name="ce13"/>
        <table:table-column table:style-name="co11" table:default-cell-style-name="ce15"/>
        <table:table-column table:style-name="co12" table:default-cell-style-name="ce13"/>
        <table:table-column table:style-name="co15" table:number-columns-repeated="253" table:default-cell-style-name="ce13"/>
        <table:table-row table:style-name="ro1">
          <table:table-cell table:style-name="ce7" office:value-type="string">
            <text:p>Anno</text:p>
          </table:table-cell>
          <table:table-cell table:style-name="ce14" office:value-type="string" office:string-value="Popolazione">
            <text:p><text:s/>Popolazione </text:p>
          </table:table-cell>
          <table:table-cell table:style-name="ce7" office:value-type="string">
            <text:p>Paese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7060359">
            <text:p><text:s/>27.060.359 <text:s text:c="3"/></text:p>
          </table:table-cell>
          <table:table-cell office:value-type="string">
            <text:p>Afghanistan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526642">
            <text:p><text:s/>3.526.642 <text:s text:c="3"/></text:p>
          </table:table-cell>
          <table:table-cell office:value-type="string">
            <text:p>Alban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1713719">
            <text:p><text:s/>31.713.719 <text:s text:c="3"/></text:p>
          </table:table-cell>
          <table:table-cell office:value-type="string">
            <text:p>Alger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7844">
            <text:p><text:s/>57.844 <text:s text:c="3"/></text:p>
          </table:table-cell>
          <table:table-cell office:value-type="string">
            <text:p>American Samo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9150">
            <text:p><text:s/>69.150 <text:s text:c="3"/></text:p>
          </table:table-cell>
          <table:table-cell office:value-type="string">
            <text:p>Andorr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186202">
            <text:p><text:s/>11.186.202 <text:s text:c="3"/></text:p>
          </table:table-cell>
          <table:table-cell office:value-type="string">
            <text:p>Angol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2738">
            <text:p><text:s/>12.738 <text:s text:c="3"/></text:p>
          </table:table-cell>
          <table:table-cell office:value-type="string">
            <text:p>Anguill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7897">
            <text:p><text:s/>67.897 <text:s text:c="3"/></text:p>
          </table:table-cell>
          <table:table-cell office:value-type="string">
            <text:p>Antigua and Barbud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8740807">
            <text:p><text:s/>38.740.807 <text:s text:c="3"/></text:p>
          </table:table-cell>
          <table:table-cell office:value-type="string">
            <text:p>Argentin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001712">
            <text:p><text:s/>3.001.712 <text:s text:c="3"/></text:p>
          </table:table-cell>
          <table:table-cell office:value-type="string">
            <text:p>Armen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0844">
            <text:p><text:s/>70.844 <text:s text:c="3"/></text:p>
          </table:table-cell>
          <table:table-cell office:value-type="string">
            <text:p>Arub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9731984">
            <text:p><text:s/>19.731.984 <text:s text:c="3"/></text:p>
          </table:table-cell>
          <table:table-cell office:value-type="string">
            <text:p>Austral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162656">
            <text:p><text:s/>8.162.656 <text:s text:c="3"/></text:p>
          </table:table-cell>
          <table:table-cell office:value-type="string">
            <text:p>Austr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830764">
            <text:p><text:s/>7.830.764 <text:s text:c="3"/></text:p>
          </table:table-cell>
          <table:table-cell office:value-type="string">
            <text:p>Azerbaijan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97477">
            <text:p><text:s/>297.477 <text:s text:c="3"/></text:p>
          </table:table-cell>
          <table:table-cell office:value-type="string">
            <text:p>Bahamas. The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67238">
            <text:p><text:s/>667.238 <text:s text:c="3"/></text:p>
          </table:table-cell>
          <table:table-cell office:value-type="string">
            <text:p>Bahrain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38448210">
            <text:p><text:s/>138.448.210 <text:s text:c="3"/></text:p>
          </table:table-cell>
          <table:table-cell office:value-type="string">
            <text:p>Bangladesh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76761">
            <text:p><text:s/>276.761 <text:s text:c="3"/></text:p>
          </table:table-cell>
          <table:table-cell office:value-type="string">
            <text:p>Barbados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322151">
            <text:p><text:s/>10.322.151 <text:s text:c="3"/></text:p>
          </table:table-cell>
          <table:table-cell office:value-type="string">
            <text:p>Belarus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330824">
            <text:p><text:s/>10.330.824 <text:s text:c="3"/></text:p>
          </table:table-cell>
          <table:table-cell office:value-type="string">
            <text:p>Belgium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67787">
            <text:p><text:s/>267.787 <text:s text:c="3"/></text:p>
          </table:table-cell>
          <table:table-cell office:value-type="string">
            <text:p>Belize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230693">
            <text:p><text:s/>7.230.693 <text:s text:c="3"/></text:p>
          </table:table-cell>
          <table:table-cell office:value-type="string">
            <text:p>Benin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4482">
            <text:p><text:s/>64.482 <text:s text:c="3"/></text:p>
          </table:table-cell>
          <table:table-cell office:value-type="string">
            <text:p>Bermud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139549">
            <text:p><text:s/>2.139.549 <text:s text:c="3"/></text:p>
          </table:table-cell>
          <table:table-cell office:value-type="string">
            <text:p>Bhutan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586443">
            <text:p><text:s/>8.586.443 <text:s text:c="3"/></text:p>
          </table:table-cell>
          <table:table-cell office:value-type="string">
            <text:p>Boliv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243181">
            <text:p><text:s/>4.243.181 <text:s text:c="3"/></text:p>
          </table:table-cell>
          <table:table-cell office:value-type="string">
            <text:p>Bosnia and Herzegovin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636213">
            <text:p><text:s/>1.636.213 <text:s text:c="3"/></text:p>
          </table:table-cell>
          <table:table-cell office:value-type="string">
            <text:p>Botswan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82032604">
            <text:p><text:s/>182.032.604 <text:s text:c="3"/></text:p>
          </table:table-cell>
          <table:table-cell office:value-type="string">
            <text:p>Brazil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58098">
            <text:p><text:s/>358.098 <text:s text:c="3"/></text:p>
          </table:table-cell>
          <table:table-cell office:value-type="string">
            <text:p>Brunei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588399">
            <text:p><text:s/>7.588.399 <text:s text:c="3"/></text:p>
          </table:table-cell>
          <table:table-cell office:value-type="string">
            <text:p>Bulgar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2705775">
            <text:p><text:s/>12.705.775 <text:s text:c="3"/></text:p>
          </table:table-cell>
          <table:table-cell office:value-type="string">
            <text:p>Burkina Faso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6030343">
            <text:p><text:s/>46.030.343 <text:s text:c="3"/></text:p>
          </table:table-cell>
          <table:table-cell office:value-type="string">
            <text:p>Burm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251827">
            <text:p><text:s/>7.251.827 <text:s text:c="3"/></text:p>
          </table:table-cell>
          <table:table-cell office:value-type="string">
            <text:p>Burundi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3160169">
            <text:p><text:s/>13.160.169 <text:s text:c="3"/></text:p>
          </table:table-cell>
          <table:table-cell office:value-type="string">
            <text:p>Cambod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6286408">
            <text:p><text:s/>16.286.408 <text:s text:c="3"/></text:p>
          </table:table-cell>
          <table:table-cell office:value-type="string">
            <text:p>Cameroon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2207113">
            <text:p><text:s/>32.207.113 <text:s text:c="3"/></text:p>
          </table:table-cell>
          <table:table-cell office:value-type="string">
            <text:p>Canad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12137">
            <text:p><text:s/>412.137 <text:s text:c="3"/></text:p>
          </table:table-cell>
          <table:table-cell office:value-type="string">
            <text:p>Cape Verde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1934">
            <text:p><text:s/>41.934 <text:s text:c="3"/></text:p>
          </table:table-cell>
          <table:table-cell office:value-type="string">
            <text:p>Cayman Islands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112104">
            <text:p><text:s/>4.112.104 <text:s text:c="3"/></text:p>
          </table:table-cell>
          <table:table-cell office:value-type="string">
            <text:p>Central African Republic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103618">
            <text:p><text:s/>9.103.618 <text:s text:c="3"/></text:p>
          </table:table-cell>
          <table:table-cell office:value-type="string">
            <text:p>Chad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5662645">
            <text:p><text:s/>15.662.645 <text:s text:c="3"/></text:p>
          </table:table-cell>
          <table:table-cell office:value-type="string">
            <text:p>Chile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291496022">
            <text:p><text:s/>1.291.496.022 <text:s text:c="3"/></text:p>
          </table:table-cell>
          <table:table-cell office:value-type="string">
            <text:p>Chin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1662073">
            <text:p><text:s/>41.662.073 <text:s text:c="3"/></text:p>
          </table:table-cell>
          <table:table-cell office:value-type="string">
            <text:p>Colomb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32948">
            <text:p><text:s/>632.948 <text:s text:c="3"/></text:p>
          </table:table-cell>
          <table:table-cell office:value-type="string">
            <text:p>Comoros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412576">
            <text:p><text:s/>3.412.576 <text:s text:c="3"/></text:p>
          </table:table-cell>
          <table:table-cell office:value-type="string">
            <text:p>Congo (Brazzaville)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7124974">
            <text:p><text:s/>57.124.974 <text:s text:c="3"/></text:p>
          </table:table-cell>
          <table:table-cell office:value-type="string">
            <text:p>Congo (Kinshasa)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1008">
            <text:p><text:s/>21.008 <text:s text:c="3"/></text:p>
          </table:table-cell>
          <table:table-cell office:value-type="string">
            <text:p>Cook Islands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896092">
            <text:p><text:s/>3.896.092 <text:s text:c="3"/></text:p>
          </table:table-cell>
          <table:table-cell office:value-type="string">
            <text:p>Costa Ric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6595981">
            <text:p><text:s/>16.595.981 <text:s text:c="3"/></text:p>
          </table:table-cell>
          <table:table-cell office:value-type="string">
            <text:p>Cote d'Ivoire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497779">
            <text:p><text:s/>4.497.779 <text:s text:c="3"/></text:p>
          </table:table-cell>
          <table:table-cell office:value-type="string">
            <text:p>Croat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268976">
            <text:p><text:s/>11.268.976 <text:s text:c="3"/></text:p>
          </table:table-cell>
          <table:table-cell office:value-type="string">
            <text:p>Cub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71657">
            <text:p><text:s/>771.657 <text:s text:c="3"/></text:p>
          </table:table-cell>
          <table:table-cell office:value-type="string">
            <text:p>Cyprus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251087">
            <text:p><text:s/>10.251.087 <text:s text:c="3"/></text:p>
          </table:table-cell>
          <table:table-cell office:value-type="string">
            <text:p>Czech Republic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394138">
            <text:p><text:s/>5.394.138 <text:s text:c="3"/></text:p>
          </table:table-cell>
          <table:table-cell office:value-type="string">
            <text:p>Denmark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57130">
            <text:p><text:s/>457.130 <text:s text:c="3"/></text:p>
          </table:table-cell>
          <table:table-cell office:value-type="string">
            <text:p>Djibouti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9655">
            <text:p><text:s/>69.655 <text:s text:c="3"/></text:p>
          </table:table-cell>
          <table:table-cell office:value-type="string">
            <text:p>Dominic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783013">
            <text:p><text:s/>8.783.013 <text:s text:c="3"/></text:p>
          </table:table-cell>
          <table:table-cell office:value-type="string">
            <text:p>Dominican Republic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97853">
            <text:p><text:s/>997.853 <text:s text:c="3"/></text:p>
          </table:table-cell>
          <table:table-cell office:value-type="string">
            <text:p>East Timor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3074082">
            <text:p><text:s/>13.074.082 <text:s text:c="3"/></text:p>
          </table:table-cell>
          <table:table-cell office:value-type="string">
            <text:p>Ecuador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4718797">
            <text:p><text:s/>74.718.797 <text:s text:c="3"/></text:p>
          </table:table-cell>
          <table:table-cell office:value-type="string">
            <text:p>Egypt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470379">
            <text:p><text:s/>6.470.379 <text:s text:c="3"/></text:p>
          </table:table-cell>
          <table:table-cell office:value-type="string">
            <text:p>El Salvador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06800">
            <text:p><text:s/>506.800 <text:s text:c="3"/></text:p>
          </table:table-cell>
          <table:table-cell office:value-type="string">
            <text:p>Equatorial Guine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470145">
            <text:p><text:s/>4.470.145 <text:s text:c="3"/></text:p>
          </table:table-cell>
          <table:table-cell office:value-type="string">
            <text:p>Eritre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350722">
            <text:p><text:s/>1.350.722 <text:s text:c="3"/></text:p>
          </table:table-cell>
          <table:table-cell office:value-type="string">
            <text:p>Eston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9628079">
            <text:p><text:s/>69.628.079 <text:s text:c="3"/></text:p>
          </table:table-cell>
          <table:table-cell office:value-type="string">
            <text:p>Ethiop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6345">
            <text:p><text:s/>46.345 <text:s text:c="3"/></text:p>
          </table:table-cell>
          <table:table-cell office:value-type="string">
            <text:p>Faroe Islands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68531">
            <text:p><text:s/>868.531 <text:s text:c="3"/></text:p>
          </table:table-cell>
          <table:table-cell office:value-type="string">
            <text:p>Fiji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204405">
            <text:p><text:s/>5.204.405 <text:s text:c="3"/></text:p>
          </table:table-cell>
          <table:table-cell office:value-type="string">
            <text:p>Finland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0180529">
            <text:p><text:s/>60.180.529 <text:s text:c="3"/></text:p>
          </table:table-cell>
          <table:table-cell office:value-type="string">
            <text:p>France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86917">
            <text:p><text:s/>186.917 <text:s text:c="3"/></text:p>
          </table:table-cell>
          <table:table-cell office:value-type="string">
            <text:p>French Guian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62125">
            <text:p><text:s/>262.125 <text:s text:c="3"/></text:p>
          </table:table-cell>
          <table:table-cell office:value-type="string">
            <text:p>French Polynes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331419">
            <text:p><text:s/>1.331.419 <text:s text:c="3"/></text:p>
          </table:table-cell>
          <table:table-cell office:value-type="string">
            <text:p>Gabon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503179">
            <text:p><text:s/>1.503.179 <text:s text:c="3"/></text:p>
          </table:table-cell>
          <table:table-cell office:value-type="string">
            <text:p>Gambia. The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274868">
            <text:p><text:s/>1.274.868 <text:s text:c="3"/></text:p>
          </table:table-cell>
          <table:table-cell office:value-type="string">
            <text:p>Gaza Strip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710921">
            <text:p><text:s/>4.710.921 <text:s text:c="3"/></text:p>
          </table:table-cell>
          <table:table-cell office:value-type="string">
            <text:p>Georg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2398326">
            <text:p><text:s/>82.398.326 <text:s text:c="3"/></text:p>
          </table:table-cell>
          <table:table-cell office:value-type="string">
            <text:p>Germany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1019630">
            <text:p><text:s/>21.019.630 <text:s text:c="3"/></text:p>
          </table:table-cell>
          <table:table-cell office:value-type="string">
            <text:p>Ghan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7776">
            <text:p><text:s/>27.776 <text:s text:c="3"/></text:p>
          </table:table-cell>
          <table:table-cell office:value-type="string">
            <text:p>Gibraltar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625945">
            <text:p><text:s/>10.625.945 <text:s text:c="3"/></text:p>
          </table:table-cell>
          <table:table-cell office:value-type="string">
            <text:p>Greece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6385">
            <text:p><text:s/>56.385 <text:s text:c="3"/></text:p>
          </table:table-cell>
          <table:table-cell office:value-type="string">
            <text:p>Greenland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9258">
            <text:p><text:s/>89.258 <text:s text:c="3"/></text:p>
          </table:table-cell>
          <table:table-cell office:value-type="string">
            <text:p>Grenad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40189">
            <text:p><text:s/>440.189 <text:s text:c="3"/></text:p>
          </table:table-cell>
          <table:table-cell office:value-type="string">
            <text:p>Guadeloupe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63593">
            <text:p><text:s/>163.593 <text:s text:c="3"/></text:p>
          </table:table-cell>
          <table:table-cell office:value-type="string">
            <text:p>Guam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456063">
            <text:p><text:s/>11.456.063 <text:s text:c="3"/></text:p>
          </table:table-cell>
          <table:table-cell office:value-type="string">
            <text:p>Guatemal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4818">
            <text:p><text:s/>64.818 <text:s text:c="3"/></text:p>
          </table:table-cell>
          <table:table-cell office:value-type="string">
            <text:p>Guernsey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020431">
            <text:p><text:s/>9.020.431 <text:s text:c="3"/></text:p>
          </table:table-cell>
          <table:table-cell office:value-type="string">
            <text:p>Guine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359242">
            <text:p><text:s/>1.359.242 <text:s text:c="3"/></text:p>
          </table:table-cell>
          <table:table-cell office:value-type="string">
            <text:p>Guinea-Bissau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61181">
            <text:p><text:s/>761.181 <text:s text:c="3"/></text:p>
          </table:table-cell>
          <table:table-cell office:value-type="string">
            <text:p>Guyan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771090">
            <text:p><text:s/>7.771.090 <text:s text:c="3"/></text:p>
          </table:table-cell>
          <table:table-cell office:value-type="string">
            <text:p>Haiti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843018">
            <text:p><text:s/>6.843.018 <text:s text:c="3"/></text:p>
          </table:table-cell>
          <table:table-cell office:value-type="string">
            <text:p>Honduras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809738">
            <text:p><text:s/>6.809.738 <text:s text:c="3"/></text:p>
          </table:table-cell>
          <table:table-cell office:value-type="string">
            <text:p>Hong Kong S.A.R.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057745">
            <text:p><text:s/>10.057.745 <text:s text:c="3"/></text:p>
          </table:table-cell>
          <table:table-cell office:value-type="string">
            <text:p>Hungary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91064">
            <text:p><text:s/>291.064 <text:s text:c="3"/></text:p>
          </table:table-cell>
          <table:table-cell office:value-type="string">
            <text:p>Iceland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49700118">
            <text:p><text:s/>1.049.700.118 <text:s text:c="3"/></text:p>
          </table:table-cell>
          <table:table-cell office:value-type="string">
            <text:p>Ind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34893453">
            <text:p><text:s/>234.893.453 <text:s text:c="3"/></text:p>
          </table:table-cell>
          <table:table-cell office:value-type="string">
            <text:p>Indones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7147618">
            <text:p><text:s/>67.147.618 <text:s text:c="3"/></text:p>
          </table:table-cell>
          <table:table-cell office:value-type="string">
            <text:p>Iran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4683313">
            <text:p><text:s/>24.683.313 <text:s text:c="3"/></text:p>
          </table:table-cell>
          <table:table-cell office:value-type="string">
            <text:p>Iraq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924023">
            <text:p><text:s/>3.924.023 <text:s text:c="3"/></text:p>
          </table:table-cell>
          <table:table-cell office:value-type="string">
            <text:p>Ireland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116533">
            <text:p><text:s/>6.116.533 <text:s text:c="3"/></text:p>
          </table:table-cell>
          <table:table-cell office:value-type="string">
            <text:p>Israel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7998353">
            <text:p><text:s/>57.998.353 <text:s text:c="3"/></text:p>
          </table:table-cell>
          <table:table-cell office:value-type="string">
            <text:p>Italy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688706">
            <text:p><text:s/>2.688.706 <text:s text:c="3"/></text:p>
          </table:table-cell>
          <table:table-cell office:value-type="string">
            <text:p>Jamaic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27214499">
            <text:p><text:s/>127.214.499 <text:s text:c="3"/></text:p>
          </table:table-cell>
          <table:table-cell office:value-type="string">
            <text:p>Japan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0156">
            <text:p><text:s/>90.156 <text:s text:c="3"/></text:p>
          </table:table-cell>
          <table:table-cell office:value-type="string">
            <text:p>Jersey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460265">
            <text:p><text:s/>5.460.265 <text:s text:c="3"/></text:p>
          </table:table-cell>
          <table:table-cell office:value-type="string">
            <text:p>Jordan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5107581">
            <text:p><text:s/>15.107.581 <text:s text:c="3"/></text:p>
          </table:table-cell>
          <table:table-cell office:value-type="string">
            <text:p>Kazakhstan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2168495">
            <text:p><text:s/>32.168.495 <text:s text:c="3"/></text:p>
          </table:table-cell>
          <table:table-cell office:value-type="string">
            <text:p>Keny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8549">
            <text:p><text:s/>98.549 <text:s text:c="3"/></text:p>
          </table:table-cell>
          <table:table-cell office:value-type="string">
            <text:p>Kiribati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2466481">
            <text:p><text:s/>22.466.481 <text:s text:c="3"/></text:p>
          </table:table-cell>
          <table:table-cell office:value-type="string">
            <text:p>Korea. North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8202264">
            <text:p><text:s/>48.202.264 <text:s text:c="3"/></text:p>
          </table:table-cell>
          <table:table-cell office:value-type="string">
            <text:p>Korea. South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183161">
            <text:p><text:s/>2.183.161 <text:s text:c="3"/></text:p>
          </table:table-cell>
          <table:table-cell office:value-type="string">
            <text:p>Kuwait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019150">
            <text:p><text:s/>5.019.150 <text:s text:c="3"/></text:p>
          </table:table-cell>
          <table:table-cell office:value-type="string">
            <text:p>Kyrgyzstan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921545">
            <text:p><text:s/>5.921.545 <text:s text:c="3"/></text:p>
          </table:table-cell>
          <table:table-cell office:value-type="string">
            <text:p>Laos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322943">
            <text:p><text:s/>2.322.943 <text:s text:c="3"/></text:p>
          </table:table-cell>
          <table:table-cell office:value-type="string">
            <text:p>Latv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727703">
            <text:p><text:s/>3.727.703 <text:s text:c="3"/></text:p>
          </table:table-cell>
          <table:table-cell office:value-type="string">
            <text:p>Lebanon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044530">
            <text:p><text:s/>2.044.530 <text:s text:c="3"/></text:p>
          </table:table-cell>
          <table:table-cell office:value-type="string">
            <text:p>Lesotho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809784">
            <text:p><text:s/>2.809.784 <text:s text:c="3"/></text:p>
          </table:table-cell>
          <table:table-cell office:value-type="string">
            <text:p>Liber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499074">
            <text:p><text:s/>5.499.074 <text:s text:c="3"/></text:p>
          </table:table-cell>
          <table:table-cell office:value-type="string">
            <text:p>Liby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3145">
            <text:p><text:s/>33.145 <text:s text:c="3"/></text:p>
          </table:table-cell>
          <table:table-cell office:value-type="string">
            <text:p>Liechtenstein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620094">
            <text:p><text:s/>3.620.094 <text:s text:c="3"/></text:p>
          </table:table-cell>
          <table:table-cell office:value-type="string">
            <text:p>Lithuan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56764">
            <text:p><text:s/>456.764 <text:s text:c="3"/></text:p>
          </table:table-cell>
          <table:table-cell office:value-type="string">
            <text:p>Luxembourg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41487">
            <text:p><text:s/>441.487 <text:s text:c="3"/></text:p>
          </table:table-cell>
          <table:table-cell office:value-type="string">
            <text:p>Macau S.A.R.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035145">
            <text:p><text:s/>2.035.145 <text:s text:c="3"/></text:p>
          </table:table-cell>
          <table:table-cell office:value-type="string">
            <text:p>Macedon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6979744">
            <text:p><text:s/>16.979.744 <text:s text:c="3"/></text:p>
          </table:table-cell>
          <table:table-cell office:value-type="string">
            <text:p>Madagascar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2113276">
            <text:p><text:s/>12.113.276 <text:s text:c="3"/></text:p>
          </table:table-cell>
          <table:table-cell office:value-type="string">
            <text:p>Malawi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3092940">
            <text:p><text:s/>23.092.940 <text:s text:c="3"/></text:p>
          </table:table-cell>
          <table:table-cell office:value-type="string">
            <text:p>Malays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29684">
            <text:p><text:s/>329.684 <text:s text:c="3"/></text:p>
          </table:table-cell>
          <table:table-cell office:value-type="string">
            <text:p>Maldives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848146">
            <text:p><text:s/>10.848.146 <text:s text:c="3"/></text:p>
          </table:table-cell>
          <table:table-cell office:value-type="string">
            <text:p>Mali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95178">
            <text:p><text:s/>395.178 <text:s text:c="3"/></text:p>
          </table:table-cell>
          <table:table-cell office:value-type="string">
            <text:p>Malt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4261">
            <text:p><text:s/>74.261 <text:s text:c="3"/></text:p>
          </table:table-cell>
          <table:table-cell office:value-type="string">
            <text:p>Man. Isle of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6429">
            <text:p><text:s/>56.429 <text:s text:c="3"/></text:p>
          </table:table-cell>
          <table:table-cell office:value-type="string">
            <text:p>Marshall Islands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25966">
            <text:p><text:s/>425.966 <text:s text:c="3"/></text:p>
          </table:table-cell>
          <table:table-cell office:value-type="string">
            <text:p>Martinique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912584">
            <text:p><text:s/>2.912.584 <text:s text:c="3"/></text:p>
          </table:table-cell>
          <table:table-cell office:value-type="string">
            <text:p>Mauritan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210447">
            <text:p><text:s/>1.210.447 <text:s text:c="3"/></text:p>
          </table:table-cell>
          <table:table-cell office:value-type="string">
            <text:p>Mauritius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78437">
            <text:p><text:s/>178.437 <text:s text:c="3"/></text:p>
          </table:table-cell>
          <table:table-cell office:value-type="string">
            <text:p>Mayotte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3718062">
            <text:p><text:s/>103.718.062 <text:s text:c="3"/></text:p>
          </table:table-cell>
          <table:table-cell office:value-type="string">
            <text:p>Mexico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8143">
            <text:p><text:s/>108.143 <text:s text:c="3"/></text:p>
          </table:table-cell>
          <table:table-cell office:value-type="string">
            <text:p>Micronesia. Federated States of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439502">
            <text:p><text:s/>4.439.502 <text:s text:c="3"/></text:p>
          </table:table-cell>
          <table:table-cell office:value-type="string">
            <text:p>Moldov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2130">
            <text:p><text:s/>32.130 <text:s text:c="3"/></text:p>
          </table:table-cell>
          <table:table-cell office:value-type="string">
            <text:p>Monaco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712315">
            <text:p><text:s/>2.712.315 <text:s text:c="3"/></text:p>
          </table:table-cell>
          <table:table-cell office:value-type="string">
            <text:p>Mongol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995">
            <text:p><text:s/>8.995 <text:s text:c="3"/></text:p>
          </table:table-cell>
          <table:table-cell office:value-type="string">
            <text:p>Montserrat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1689265">
            <text:p><text:s/>31.689.265 <text:s text:c="3"/></text:p>
          </table:table-cell>
          <table:table-cell office:value-type="string">
            <text:p>Morocco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8800908">
            <text:p><text:s/>18.800.908 <text:s text:c="3"/></text:p>
          </table:table-cell>
          <table:table-cell office:value-type="string">
            <text:p>Mozambique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993482">
            <text:p><text:s/>1.993.482 <text:s text:c="3"/></text:p>
          </table:table-cell>
          <table:table-cell office:value-type="string">
            <text:p>Namib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2570">
            <text:p><text:s/>12.570 <text:s text:c="3"/></text:p>
          </table:table-cell>
          <table:table-cell office:value-type="string">
            <text:p>Nauru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6469569">
            <text:p><text:s/>26.469.569 <text:s text:c="3"/></text:p>
          </table:table-cell>
          <table:table-cell office:value-type="string">
            <text:p>Nepal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6223248">
            <text:p><text:s/>16.223.248 <text:s text:c="3"/></text:p>
          </table:table-cell>
          <table:table-cell office:value-type="string">
            <text:p>Netherlands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16226">
            <text:p><text:s/>216.226 <text:s text:c="3"/></text:p>
          </table:table-cell>
          <table:table-cell office:value-type="string">
            <text:p>Netherlands Antilles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10798">
            <text:p><text:s/>210.798 <text:s text:c="3"/></text:p>
          </table:table-cell>
          <table:table-cell office:value-type="string">
            <text:p>New Caledon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951307">
            <text:p><text:s/>3.951.307 <text:s text:c="3"/></text:p>
          </table:table-cell>
          <table:table-cell office:value-type="string">
            <text:p>New Zealand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253603">
            <text:p><text:s/>5.253.603 <text:s text:c="3"/></text:p>
          </table:table-cell>
          <table:table-cell office:value-type="string">
            <text:p>Nicaragu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469579">
            <text:p><text:s/>11.469.579 <text:s text:c="3"/></text:p>
          </table:table-cell>
          <table:table-cell office:value-type="string">
            <text:p>Niger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22790463">
            <text:p><text:s/>122.790.463 <text:s text:c="3"/></text:p>
          </table:table-cell>
          <table:table-cell office:value-type="string">
            <text:p>Niger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6129">
            <text:p><text:s/>76.129 <text:s text:c="3"/></text:p>
          </table:table-cell>
          <table:table-cell office:value-type="string">
            <text:p>Northern Mariana Islands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555400">
            <text:p><text:s/>4.555.400 <text:s text:c="3"/></text:p>
          </table:table-cell>
          <table:table-cell office:value-type="string">
            <text:p>Norway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807125">
            <text:p><text:s/>2.807.125 <text:s text:c="3"/></text:p>
          </table:table-cell>
          <table:table-cell office:value-type="string">
            <text:p>Oman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56127453">
            <text:p><text:s/>156.127.453 <text:s text:c="3"/></text:p>
          </table:table-cell>
          <table:table-cell office:value-type="string">
            <text:p>Pakistan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9717">
            <text:p><text:s/>19.717 <text:s text:c="3"/></text:p>
          </table:table-cell>
          <table:table-cell office:value-type="string">
            <text:p>Palau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039748">
            <text:p><text:s/>3.039.748 <text:s text:c="3"/></text:p>
          </table:table-cell>
          <table:table-cell office:value-type="string">
            <text:p>Panam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295816">
            <text:p><text:s/>5.295.816 <text:s text:c="3"/></text:p>
          </table:table-cell>
          <table:table-cell office:value-type="string">
            <text:p>Papua New Guine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036900">
            <text:p><text:s/>6.036.900 <text:s text:c="3"/></text:p>
          </table:table-cell>
          <table:table-cell office:value-type="string">
            <text:p>Paraguay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7158869">
            <text:p><text:s/>27.158.869 <text:s text:c="3"/></text:p>
          </table:table-cell>
          <table:table-cell office:value-type="string">
            <text:p>Peru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4619974">
            <text:p><text:s/>84.619.974 <text:s text:c="3"/></text:p>
          </table:table-cell>
          <table:table-cell office:value-type="string">
            <text:p>Philippines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8602853">
            <text:p><text:s/>38.602.853 <text:s text:c="3"/></text:p>
          </table:table-cell>
          <table:table-cell office:value-type="string">
            <text:p>Poland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479955">
            <text:p><text:s/>10.479.955 <text:s text:c="3"/></text:p>
          </table:table-cell>
          <table:table-cell office:value-type="string">
            <text:p>Portugal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877881">
            <text:p><text:s/>3.877.881 <text:s text:c="3"/></text:p>
          </table:table-cell>
          <table:table-cell office:value-type="string">
            <text:p>Puerto Rico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17052">
            <text:p><text:s/>817.052 <text:s text:c="3"/></text:p>
          </table:table-cell>
          <table:table-cell office:value-type="string">
            <text:p>Qatar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55171">
            <text:p><text:s/>755.171 <text:s text:c="3"/></text:p>
          </table:table-cell>
          <table:table-cell office:value-type="string">
            <text:p>Reunion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2380273">
            <text:p><text:s/>22.380.273 <text:s text:c="3"/></text:p>
          </table:table-cell>
          <table:table-cell office:value-type="string">
            <text:p>Roman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44586191">
            <text:p><text:s/>144.586.191 <text:s text:c="3"/></text:p>
          </table:table-cell>
          <table:table-cell office:value-type="string">
            <text:p>Russ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042082">
            <text:p><text:s/>8.042.082 <text:s text:c="3"/></text:p>
          </table:table-cell>
          <table:table-cell office:value-type="string">
            <text:p>Rwand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367">
            <text:p><text:s/>7.367 <text:s text:c="3"/></text:p>
          </table:table-cell>
          <table:table-cell office:value-type="string">
            <text:p>Saint Helen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8763">
            <text:p><text:s/>38.763 <text:s text:c="3"/></text:p>
          </table:table-cell>
          <table:table-cell office:value-type="string">
            <text:p>Saint Kitts and Nevis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62157">
            <text:p><text:s/>162.157 <text:s text:c="3"/></text:p>
          </table:table-cell>
          <table:table-cell office:value-type="string">
            <text:p>Saint Luc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976">
            <text:p><text:s/>6.976 <text:s text:c="3"/></text:p>
          </table:table-cell>
          <table:table-cell office:value-type="string">
            <text:p>Saint Pierre and Miquelon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6812">
            <text:p><text:s/>116.812 <text:s text:c="3"/></text:p>
          </table:table-cell>
          <table:table-cell office:value-type="string">
            <text:p>Saint Vincent and the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78173">
            <text:p><text:s/>178.173 <text:s text:c="3"/></text:p>
          </table:table-cell>
          <table:table-cell office:value-type="string">
            <text:p>Samo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8119">
            <text:p><text:s/>28.119 <text:s text:c="3"/></text:p>
          </table:table-cell>
          <table:table-cell office:value-type="string">
            <text:p>San Marino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75883">
            <text:p><text:s/>175.883 <text:s text:c="3"/></text:p>
          </table:table-cell>
          <table:table-cell office:value-type="string">
            <text:p>Sao Tome and Principe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5156630">
            <text:p><text:s/>25.156.630 <text:s text:c="3"/></text:p>
          </table:table-cell>
          <table:table-cell office:value-type="string">
            <text:p>Saudi Arab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147063">
            <text:p><text:s/>11.147.063 <text:s text:c="3"/></text:p>
          </table:table-cell>
          <table:table-cell office:value-type="string">
            <text:p>Senegal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823280">
            <text:p><text:s/>10.823.280 <text:s text:c="3"/></text:p>
          </table:table-cell>
          <table:table-cell office:value-type="string">
            <text:p>Serbia and Montenegro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0469">
            <text:p><text:s/>80.469 <text:s text:c="3"/></text:p>
          </table:table-cell>
          <table:table-cell office:value-type="string">
            <text:p>Seychelles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564299">
            <text:p><text:s/>5.564.299 <text:s text:c="3"/></text:p>
          </table:table-cell>
          <table:table-cell office:value-type="string">
            <text:p>Sierra Leone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276788">
            <text:p><text:s/>4.276.788 <text:s text:c="3"/></text:p>
          </table:table-cell>
          <table:table-cell office:value-type="string">
            <text:p>Singapore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416406">
            <text:p><text:s/>5.416.406 <text:s text:c="3"/></text:p>
          </table:table-cell>
          <table:table-cell office:value-type="string">
            <text:p>Slovak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011604">
            <text:p><text:s/>2.011.604 <text:s text:c="3"/></text:p>
          </table:table-cell>
          <table:table-cell office:value-type="string">
            <text:p>Sloven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09190">
            <text:p><text:s/>509.190 <text:s text:c="3"/></text:p>
          </table:table-cell>
          <table:table-cell office:value-type="string">
            <text:p>Solomon Islands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025190">
            <text:p><text:s/>8.025.190 <text:s text:c="3"/></text:p>
          </table:table-cell>
          <table:table-cell office:value-type="string">
            <text:p>Somal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4481901">
            <text:p><text:s/>44.481.901 <text:s text:c="3"/></text:p>
          </table:table-cell>
          <table:table-cell office:value-type="string">
            <text:p>South Afric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0217413">
            <text:p><text:s/>40.217.413 <text:s text:c="3"/></text:p>
          </table:table-cell>
          <table:table-cell office:value-type="string">
            <text:p>Spain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9742439">
            <text:p><text:s/>19.742.439 <text:s text:c="3"/></text:p>
          </table:table-cell>
          <table:table-cell office:value-type="string">
            <text:p>Sri Lank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8114160">
            <text:p><text:s/>38.114.160 <text:s text:c="3"/></text:p>
          </table:table-cell>
          <table:table-cell office:value-type="string">
            <text:p>Sudan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35449">
            <text:p><text:s/>435.449 <text:s text:c="3"/></text:p>
          </table:table-cell>
          <table:table-cell office:value-type="string">
            <text:p>Suriname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35657">
            <text:p><text:s/>1.135.657 <text:s text:c="3"/></text:p>
          </table:table-cell>
          <table:table-cell office:value-type="string">
            <text:p>Swaziland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970306">
            <text:p><text:s/>8.970.306 <text:s text:c="3"/></text:p>
          </table:table-cell>
          <table:table-cell office:value-type="string">
            <text:p>Sweden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408319">
            <text:p><text:s/>7.408.319 <text:s text:c="3"/></text:p>
          </table:table-cell>
          <table:table-cell office:value-type="string">
            <text:p>Switzerland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7585540">
            <text:p><text:s/>17.585.540 <text:s text:c="3"/></text:p>
          </table:table-cell>
          <table:table-cell office:value-type="string">
            <text:p>Syr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2603000">
            <text:p><text:s/>22.603.000 <text:s text:c="3"/></text:p>
          </table:table-cell>
          <table:table-cell office:value-type="string">
            <text:p>Taiwan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863752">
            <text:p><text:s/>6.863.752 <text:s text:c="3"/></text:p>
          </table:table-cell>
          <table:table-cell office:value-type="string">
            <text:p>Tajikistan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5354845">
            <text:p><text:s/>35.354.845 <text:s text:c="3"/></text:p>
          </table:table-cell>
          <table:table-cell office:value-type="string">
            <text:p>Tanzan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3271021">
            <text:p><text:s/>63.271.021 <text:s text:c="3"/></text:p>
          </table:table-cell>
          <table:table-cell office:value-type="string">
            <text:p>Thailand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114524">
            <text:p><text:s/>5.114.524 <text:s text:c="3"/></text:p>
          </table:table-cell>
          <table:table-cell office:value-type="string">
            <text:p>Togo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8141">
            <text:p><text:s/>108.141 <text:s text:c="3"/></text:p>
          </table:table-cell>
          <table:table-cell office:value-type="string">
            <text:p>Tong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93146">
            <text:p><text:s/>1.093.146 <text:s text:c="3"/></text:p>
          </table:table-cell>
          <table:table-cell office:value-type="string">
            <text:p>Trinidad and Tobago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873149">
            <text:p><text:s/>9.873.149 <text:s text:c="3"/></text:p>
          </table:table-cell>
          <table:table-cell office:value-type="string">
            <text:p>Tunis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8109469">
            <text:p><text:s/>68.109.469 <text:s text:c="3"/></text:p>
          </table:table-cell>
          <table:table-cell office:value-type="string">
            <text:p>Turkey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775544">
            <text:p><text:s/>4.775.544 <text:s text:c="3"/></text:p>
          </table:table-cell>
          <table:table-cell office:value-type="string">
            <text:p>Turkmenistan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9350">
            <text:p><text:s/>19.350 <text:s text:c="3"/></text:p>
          </table:table-cell>
          <table:table-cell office:value-type="string">
            <text:p>Turks and Caicos Islands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305">
            <text:p><text:s/>11.305 <text:s text:c="3"/></text:p>
          </table:table-cell>
          <table:table-cell office:value-type="string">
            <text:p>Tuvalu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5556448">
            <text:p><text:s/>25.556.448 <text:s text:c="3"/></text:p>
          </table:table-cell>
          <table:table-cell office:value-type="string">
            <text:p>Ugand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7668303">
            <text:p><text:s/>47.668.303 <text:s text:c="3"/></text:p>
          </table:table-cell>
          <table:table-cell office:value-type="string">
            <text:p>Ukraine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484818">
            <text:p><text:s/>2.484.818 <text:s text:c="3"/></text:p>
          </table:table-cell>
          <table:table-cell office:value-type="string">
            <text:p>United Arab Emirates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0094648">
            <text:p><text:s/>60.094.648 <text:s text:c="3"/></text:p>
          </table:table-cell>
          <table:table-cell office:value-type="string">
            <text:p>United Kingdom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90342554">
            <text:p><text:s/>290.342.554 <text:s text:c="3"/></text:p>
          </table:table-cell>
          <table:table-cell office:value-type="string">
            <text:p>United States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381606">
            <text:p><text:s/>3.381.606 <text:s text:c="3"/></text:p>
          </table:table-cell>
          <table:table-cell office:value-type="string">
            <text:p>Uruguay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5981647">
            <text:p><text:s/>25.981.647 <text:s text:c="3"/></text:p>
          </table:table-cell>
          <table:table-cell office:value-type="string">
            <text:p>Uzbekistan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99414">
            <text:p><text:s/>199.414 <text:s text:c="3"/></text:p>
          </table:table-cell>
          <table:table-cell office:value-type="string">
            <text:p>Vanuatu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4654694">
            <text:p><text:s/>24.654.694 <text:s text:c="3"/></text:p>
          </table:table-cell>
          <table:table-cell office:value-type="string">
            <text:p>Venezuel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1790803">
            <text:p><text:s/>81.790.803 <text:s text:c="3"/></text:p>
          </table:table-cell>
          <table:table-cell office:value-type="string">
            <text:p>Vietnam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8814">
            <text:p><text:s/>108.814 <text:s text:c="3"/></text:p>
          </table:table-cell>
          <table:table-cell office:value-type="string">
            <text:p>Virgin Islands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1730">
            <text:p><text:s/>21.730 <text:s text:c="3"/></text:p>
          </table:table-cell>
          <table:table-cell office:value-type="string">
            <text:p>Virgin Islands. British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5734">
            <text:p><text:s/>15.734 <text:s text:c="3"/></text:p>
          </table:table-cell>
          <table:table-cell office:value-type="string">
            <text:p>Wallis and Futun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237194">
            <text:p><text:s/>2.237.194 <text:s text:c="3"/></text:p>
          </table:table-cell>
          <table:table-cell office:value-type="string">
            <text:p>West Bank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61794">
            <text:p><text:s/>261.794 <text:s text:c="3"/></text:p>
          </table:table-cell>
          <table:table-cell office:value-type="string">
            <text:p>Western Sahar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9349881">
            <text:p><text:s/>19.349.881 <text:s text:c="3"/></text:p>
          </table:table-cell>
          <table:table-cell office:value-type="string">
            <text:p>Yemen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799220">
            <text:p><text:s/>10.799.220 <text:s text:c="3"/></text:p>
          </table:table-cell>
          <table:table-cell office:value-type="string">
            <text:p>Zambia</text:p>
          </table:table-cell>
          <table:table-cell table:number-columns-repeated="253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2004576">
            <text:p><text:s/>12.004.576 <text:s text:c="3"/></text:p>
          </table:table-cell>
          <table:table-cell office:value-type="string">
            <text:p>Zimbabwe</text:p>
          </table:table-cell>
          <table:table-cell table:number-columns-repeated="253"/>
        </table:table-row>
        <table:table-row table:style-name="ro1" table:number-rows-repeated="6530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ondo2004" table:style-name="ta7" table:print="false">
        <table:table-column table:style-name="co14" table:default-cell-style-name="ce13"/>
        <table:table-column table:style-name="co11" table:default-cell-style-name="ce15"/>
        <table:table-column table:style-name="co12" table:default-cell-style-name="ce13"/>
        <table:table-column table:style-name="co15" table:number-columns-repeated="253" table:default-cell-style-name="ce13"/>
        <table:table-row table:style-name="ro1">
          <table:table-cell table:style-name="ce7" office:value-type="string">
            <text:p>Anno</text:p>
          </table:table-cell>
          <table:table-cell table:style-name="ce14" office:value-type="string" office:string-value="Popolazione">
            <text:p><text:s/>Popolazione </text:p>
          </table:table-cell>
          <table:table-cell table:style-name="ce7" office:value-type="string">
            <text:p>Paese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8513677">
            <text:p><text:s/>28.513.677 <text:s text:c="3"/></text:p>
          </table:table-cell>
          <table:table-cell office:value-type="string">
            <text:p>Afghanistan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544808">
            <text:p><text:s/>3.544.808 <text:s text:c="3"/></text:p>
          </table:table-cell>
          <table:table-cell office:value-type="string">
            <text:p>Alban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2129324">
            <text:p><text:s/>32.129.324 <text:s text:c="3"/></text:p>
          </table:table-cell>
          <table:table-cell office:value-type="string">
            <text:p>Alger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7902">
            <text:p><text:s/>57.902 <text:s text:c="3"/></text:p>
          </table:table-cell>
          <table:table-cell office:value-type="string">
            <text:p>American Samo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9865">
            <text:p><text:s/>69.865 <text:s text:c="3"/></text:p>
          </table:table-cell>
          <table:table-cell office:value-type="string">
            <text:p>Andorr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521432">
            <text:p><text:s/>11.521.432 <text:s text:c="3"/></text:p>
          </table:table-cell>
          <table:table-cell office:value-type="string">
            <text:p>Angol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3008">
            <text:p><text:s/>13.008 <text:s text:c="3"/></text:p>
          </table:table-cell>
          <table:table-cell office:value-type="string">
            <text:p>Anguill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8320">
            <text:p><text:s/>68.320 <text:s text:c="3"/></text:p>
          </table:table-cell>
          <table:table-cell office:value-type="string">
            <text:p>Antigua and Barbud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9144753">
            <text:p><text:s/>39.144.753 <text:s text:c="3"/></text:p>
          </table:table-cell>
          <table:table-cell office:value-type="string">
            <text:p>Argentin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991360">
            <text:p><text:s/>2.991.360 <text:s text:c="3"/></text:p>
          </table:table-cell>
          <table:table-cell office:value-type="string">
            <text:p>Armen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1218">
            <text:p><text:s/>71.218 <text:s text:c="3"/></text:p>
          </table:table-cell>
          <table:table-cell office:value-type="string">
            <text:p>Arub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9913144">
            <text:p><text:s/>19.913.144 <text:s text:c="3"/></text:p>
          </table:table-cell>
          <table:table-cell office:value-type="string">
            <text:p>Austral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174762">
            <text:p><text:s/>8.174.762 <text:s text:c="3"/></text:p>
          </table:table-cell>
          <table:table-cell office:value-type="string">
            <text:p>Austr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868385">
            <text:p><text:s/>7.868.385 <text:s text:c="3"/></text:p>
          </table:table-cell>
          <table:table-cell office:value-type="string">
            <text:p>Azerbaijan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99697">
            <text:p><text:s/>299.697 <text:s text:c="3"/></text:p>
          </table:table-cell>
          <table:table-cell office:value-type="string">
            <text:p>Bahamas. The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77886">
            <text:p><text:s/>677.886 <text:s text:c="3"/></text:p>
          </table:table-cell>
          <table:table-cell office:value-type="string">
            <text:p>Bahrain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41340476">
            <text:p><text:s/>141.340.476 <text:s text:c="3"/></text:p>
          </table:table-cell>
          <table:table-cell office:value-type="string">
            <text:p>Bangladesh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77816">
            <text:p><text:s/>277.816 <text:s text:c="3"/></text:p>
          </table:table-cell>
          <table:table-cell office:value-type="string">
            <text:p>Barbados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310520">
            <text:p><text:s/>10.310.520 <text:s text:c="3"/></text:p>
          </table:table-cell>
          <table:table-cell office:value-type="string">
            <text:p>Belarus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348276">
            <text:p><text:s/>10.348.276 <text:s text:c="3"/></text:p>
          </table:table-cell>
          <table:table-cell office:value-type="string">
            <text:p>Belgium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74435">
            <text:p><text:s/>274.435 <text:s text:c="3"/></text:p>
          </table:table-cell>
          <table:table-cell office:value-type="string">
            <text:p>Belize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438437">
            <text:p><text:s/>7.438.437 <text:s text:c="3"/></text:p>
          </table:table-cell>
          <table:table-cell office:value-type="string">
            <text:p>Benin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4935">
            <text:p><text:s/>64.935 <text:s text:c="3"/></text:p>
          </table:table-cell>
          <table:table-cell office:value-type="string">
            <text:p>Bermud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185569">
            <text:p><text:s/>2.185.569 <text:s text:c="3"/></text:p>
          </table:table-cell>
          <table:table-cell office:value-type="string">
            <text:p>Bhutan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724156">
            <text:p><text:s/>8.724.156 <text:s text:c="3"/></text:p>
          </table:table-cell>
          <table:table-cell office:value-type="string">
            <text:p>Boliv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345591">
            <text:p><text:s/>4.345.591 <text:s text:c="3"/></text:p>
          </table:table-cell>
          <table:table-cell office:value-type="string">
            <text:p>Bosnia and Herzegovin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639231">
            <text:p><text:s/>1.639.231 <text:s text:c="3"/></text:p>
          </table:table-cell>
          <table:table-cell office:value-type="string">
            <text:p>Botswan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84101109">
            <text:p><text:s/>184.101.109 <text:s text:c="3"/></text:p>
          </table:table-cell>
          <table:table-cell office:value-type="string">
            <text:p>Brazil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65251">
            <text:p><text:s/>365.251 <text:s text:c="3"/></text:p>
          </table:table-cell>
          <table:table-cell office:value-type="string">
            <text:p>Brunei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517973">
            <text:p><text:s/>7.517.973 <text:s text:c="3"/></text:p>
          </table:table-cell>
          <table:table-cell office:value-type="string">
            <text:p>Bulgar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3092647">
            <text:p><text:s/>13.092.647 <text:s text:c="3"/></text:p>
          </table:table-cell>
          <table:table-cell office:value-type="string">
            <text:p>Burkina Faso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6520134">
            <text:p><text:s/>46.520.134 <text:s text:c="3"/></text:p>
          </table:table-cell>
          <table:table-cell office:value-type="string">
            <text:p>Burm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516212">
            <text:p><text:s/>7.516.212 <text:s text:c="3"/></text:p>
          </table:table-cell>
          <table:table-cell office:value-type="string">
            <text:p>Burundi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3396361">
            <text:p><text:s/>13.396.361 <text:s text:c="3"/></text:p>
          </table:table-cell>
          <table:table-cell office:value-type="string">
            <text:p>Cambod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6637276">
            <text:p><text:s/>16.637.276 <text:s text:c="3"/></text:p>
          </table:table-cell>
          <table:table-cell office:value-type="string">
            <text:p>Cameroon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2507874">
            <text:p><text:s/>32.507.874 <text:s text:c="3"/></text:p>
          </table:table-cell>
          <table:table-cell office:value-type="string">
            <text:p>Canad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15294">
            <text:p><text:s/>415.294 <text:s text:c="3"/></text:p>
          </table:table-cell>
          <table:table-cell office:value-type="string">
            <text:p>Cape Verde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3103">
            <text:p><text:s/>43.103 <text:s text:c="3"/></text:p>
          </table:table-cell>
          <table:table-cell office:value-type="string">
            <text:p>Cayman Islands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171859">
            <text:p><text:s/>4.171.859 <text:s text:c="3"/></text:p>
          </table:table-cell>
          <table:table-cell office:value-type="string">
            <text:p>Central African Republic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377194">
            <text:p><text:s/>9.377.194 <text:s text:c="3"/></text:p>
          </table:table-cell>
          <table:table-cell office:value-type="string">
            <text:p>Chad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5823957">
            <text:p><text:s/>15.823.957 <text:s text:c="3"/></text:p>
          </table:table-cell>
          <table:table-cell office:value-type="string">
            <text:p>Chile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298847624">
            <text:p><text:s/>1.298.847.624 <text:s text:c="3"/></text:p>
          </table:table-cell>
          <table:table-cell office:value-type="string">
            <text:p>Chin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2310775">
            <text:p><text:s/>42.310.775 <text:s text:c="3"/></text:p>
          </table:table-cell>
          <table:table-cell office:value-type="string">
            <text:p>Colomb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51901">
            <text:p><text:s/>651.901 <text:s text:c="3"/></text:p>
          </table:table-cell>
          <table:table-cell office:value-type="string">
            <text:p>Comoros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502035">
            <text:p><text:s/>3.502.035 <text:s text:c="3"/></text:p>
          </table:table-cell>
          <table:table-cell office:value-type="string">
            <text:p>Congo (Brazzaville)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8919207">
            <text:p><text:s/>58.919.207 <text:s text:c="3"/></text:p>
          </table:table-cell>
          <table:table-cell office:value-type="string">
            <text:p>Congo (Kinshasa)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1200">
            <text:p><text:s/>21.200 <text:s text:c="3"/></text:p>
          </table:table-cell>
          <table:table-cell office:value-type="string">
            <text:p>Cook Islands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956507">
            <text:p><text:s/>3.956.507 <text:s text:c="3"/></text:p>
          </table:table-cell>
          <table:table-cell office:value-type="string">
            <text:p>Costa Ric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6944598">
            <text:p><text:s/>16.944.598 <text:s text:c="3"/></text:p>
          </table:table-cell>
          <table:table-cell office:value-type="string">
            <text:p>Cote d'Ivoire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496869">
            <text:p><text:s/>4.496.869 <text:s text:c="3"/></text:p>
          </table:table-cell>
          <table:table-cell office:value-type="string">
            <text:p>Croat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308764">
            <text:p><text:s/>11.308.764 <text:s text:c="3"/></text:p>
          </table:table-cell>
          <table:table-cell office:value-type="string">
            <text:p>Cub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75927">
            <text:p><text:s/>775.927 <text:s text:c="3"/></text:p>
          </table:table-cell>
          <table:table-cell office:value-type="string">
            <text:p>Cyprus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246178">
            <text:p><text:s/>10.246.178 <text:s text:c="3"/></text:p>
          </table:table-cell>
          <table:table-cell office:value-type="string">
            <text:p>Czech Republic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413392">
            <text:p><text:s/>5.413.392 <text:s text:c="3"/></text:p>
          </table:table-cell>
          <table:table-cell office:value-type="string">
            <text:p>Denmark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66900">
            <text:p><text:s/>466.900 <text:s text:c="3"/></text:p>
          </table:table-cell>
          <table:table-cell office:value-type="string">
            <text:p>Djibouti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9278">
            <text:p><text:s/>69.278 <text:s text:c="3"/></text:p>
          </table:table-cell>
          <table:table-cell office:value-type="string">
            <text:p>Dominic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916069">
            <text:p><text:s/>8.916.069 <text:s text:c="3"/></text:p>
          </table:table-cell>
          <table:table-cell office:value-type="string">
            <text:p>Dominican Republic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19252">
            <text:p><text:s/>1.019.252 <text:s text:c="3"/></text:p>
          </table:table-cell>
          <table:table-cell office:value-type="string">
            <text:p>East Timor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3212742">
            <text:p><text:s/>13.212.742 <text:s text:c="3"/></text:p>
          </table:table-cell>
          <table:table-cell office:value-type="string">
            <text:p>Ecuador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6117421">
            <text:p><text:s/>76.117.421 <text:s text:c="3"/></text:p>
          </table:table-cell>
          <table:table-cell office:value-type="string">
            <text:p>Egypt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587541">
            <text:p><text:s/>6.587.541 <text:s text:c="3"/></text:p>
          </table:table-cell>
          <table:table-cell office:value-type="string">
            <text:p>El Salvador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17927">
            <text:p><text:s/>517.927 <text:s text:c="3"/></text:p>
          </table:table-cell>
          <table:table-cell office:value-type="string">
            <text:p>Equatorial Guine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554408">
            <text:p><text:s/>4.554.408 <text:s text:c="3"/></text:p>
          </table:table-cell>
          <table:table-cell office:value-type="string">
            <text:p>Eritre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341664">
            <text:p><text:s/>1.341.664 <text:s text:c="3"/></text:p>
          </table:table-cell>
          <table:table-cell office:value-type="string">
            <text:p>Eston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1336571">
            <text:p><text:s/>71.336.571 <text:s text:c="3"/></text:p>
          </table:table-cell>
          <table:table-cell office:value-type="string">
            <text:p>Ethiop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6662">
            <text:p><text:s/>46.662 <text:s text:c="3"/></text:p>
          </table:table-cell>
          <table:table-cell office:value-type="string">
            <text:p>Faroe Islands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80874">
            <text:p><text:s/>880.874 <text:s text:c="3"/></text:p>
          </table:table-cell>
          <table:table-cell office:value-type="string">
            <text:p>Fiji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214512">
            <text:p><text:s/>5.214.512 <text:s text:c="3"/></text:p>
          </table:table-cell>
          <table:table-cell office:value-type="string">
            <text:p>Finland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0424213">
            <text:p><text:s/>60.424.213 <text:s text:c="3"/></text:p>
          </table:table-cell>
          <table:table-cell office:value-type="string">
            <text:p>France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91309">
            <text:p><text:s/>191.309 <text:s text:c="3"/></text:p>
          </table:table-cell>
          <table:table-cell office:value-type="string">
            <text:p>French Guian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66339">
            <text:p><text:s/>266.339 <text:s text:c="3"/></text:p>
          </table:table-cell>
          <table:table-cell office:value-type="string">
            <text:p>French Polynes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363116">
            <text:p><text:s/>1.363.116 <text:s text:c="3"/></text:p>
          </table:table-cell>
          <table:table-cell office:value-type="string">
            <text:p>Gabon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548956">
            <text:p><text:s/>1.548.956 <text:s text:c="3"/></text:p>
          </table:table-cell>
          <table:table-cell office:value-type="string">
            <text:p>Gambia. The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324991">
            <text:p><text:s/>1.324.991 <text:s text:c="3"/></text:p>
          </table:table-cell>
          <table:table-cell office:value-type="string">
            <text:p>Gaza Strip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693892">
            <text:p><text:s/>4.693.892 <text:s text:c="3"/></text:p>
          </table:table-cell>
          <table:table-cell office:value-type="string">
            <text:p>Georg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2424609">
            <text:p><text:s/>82.424.609 <text:s text:c="3"/></text:p>
          </table:table-cell>
          <table:table-cell office:value-type="string">
            <text:p>Germany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1483085">
            <text:p><text:s/>21.483.085 <text:s text:c="3"/></text:p>
          </table:table-cell>
          <table:table-cell office:value-type="string">
            <text:p>Ghan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7833">
            <text:p><text:s/>27.833 <text:s text:c="3"/></text:p>
          </table:table-cell>
          <table:table-cell office:value-type="string">
            <text:p>Gibraltar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647529">
            <text:p><text:s/>10.647.529 <text:s text:c="3"/></text:p>
          </table:table-cell>
          <table:table-cell office:value-type="string">
            <text:p>Greece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6384">
            <text:p><text:s/>56.384 <text:s text:c="3"/></text:p>
          </table:table-cell>
          <table:table-cell office:value-type="string">
            <text:p>Greenland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9357">
            <text:p><text:s/>89.357 <text:s text:c="3"/></text:p>
          </table:table-cell>
          <table:table-cell office:value-type="string">
            <text:p>Grenad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44515">
            <text:p><text:s/>444.515 <text:s text:c="3"/></text:p>
          </table:table-cell>
          <table:table-cell office:value-type="string">
            <text:p>Guadeloupe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66090">
            <text:p><text:s/>166.090 <text:s text:c="3"/></text:p>
          </table:table-cell>
          <table:table-cell office:value-type="string">
            <text:p>Guam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734580">
            <text:p><text:s/>11.734.580 <text:s text:c="3"/></text:p>
          </table:table-cell>
          <table:table-cell office:value-type="string">
            <text:p>Guatemal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5031">
            <text:p><text:s/>65.031 <text:s text:c="3"/></text:p>
          </table:table-cell>
          <table:table-cell office:value-type="string">
            <text:p>Guernsey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234177">
            <text:p><text:s/>9.234.177 <text:s text:c="3"/></text:p>
          </table:table-cell>
          <table:table-cell office:value-type="string">
            <text:p>Guine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386228">
            <text:p><text:s/>1.386.228 <text:s text:c="3"/></text:p>
          </table:table-cell>
          <table:table-cell office:value-type="string">
            <text:p>Guinea-Bissau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63251">
            <text:p><text:s/>763.251 <text:s text:c="3"/></text:p>
          </table:table-cell>
          <table:table-cell office:value-type="string">
            <text:p>Guyan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942419">
            <text:p><text:s/>7.942.419 <text:s text:c="3"/></text:p>
          </table:table-cell>
          <table:table-cell office:value-type="string">
            <text:p>Haiti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007482">
            <text:p><text:s/>7.007.482 <text:s text:c="3"/></text:p>
          </table:table-cell>
          <table:table-cell office:value-type="string">
            <text:p>Honduras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855125">
            <text:p><text:s/>6.855.125 <text:s text:c="3"/></text:p>
          </table:table-cell>
          <table:table-cell office:value-type="string">
            <text:p>Hong Kong S.A.R.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032375">
            <text:p><text:s/>10.032.375 <text:s text:c="3"/></text:p>
          </table:table-cell>
          <table:table-cell office:value-type="string">
            <text:p>Hungary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93966">
            <text:p><text:s/>293.966 <text:s text:c="3"/></text:p>
          </table:table-cell>
          <table:table-cell office:value-type="string">
            <text:p>Iceland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65070607">
            <text:p><text:s/>1.065.070.607 <text:s text:c="3"/></text:p>
          </table:table-cell>
          <table:table-cell office:value-type="string">
            <text:p>Ind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38452952">
            <text:p><text:s/>238.452.952 <text:s text:c="3"/></text:p>
          </table:table-cell>
          <table:table-cell office:value-type="string">
            <text:p>Indones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7503205">
            <text:p><text:s/>67.503.205 <text:s text:c="3"/></text:p>
          </table:table-cell>
          <table:table-cell office:value-type="string">
            <text:p>Iran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5374691">
            <text:p><text:s/>25.374.691 <text:s text:c="3"/></text:p>
          </table:table-cell>
          <table:table-cell office:value-type="string">
            <text:p>Iraq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969558">
            <text:p><text:s/>3.969.558 <text:s text:c="3"/></text:p>
          </table:table-cell>
          <table:table-cell office:value-type="string">
            <text:p>Ireland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199008">
            <text:p><text:s/>6.199.008 <text:s text:c="3"/></text:p>
          </table:table-cell>
          <table:table-cell office:value-type="string">
            <text:p>Israel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8057477">
            <text:p><text:s/>58.057.477 <text:s text:c="3"/></text:p>
          </table:table-cell>
          <table:table-cell office:value-type="string">
            <text:p>Italy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712355">
            <text:p><text:s/>2.712.355 <text:s text:c="3"/></text:p>
          </table:table-cell>
          <table:table-cell office:value-type="string">
            <text:p>Jamaic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27333002">
            <text:p><text:s/>127.333.002 <text:s text:c="3"/></text:p>
          </table:table-cell>
          <table:table-cell office:value-type="string">
            <text:p>Japan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0502">
            <text:p><text:s/>90.502 <text:s text:c="3"/></text:p>
          </table:table-cell>
          <table:table-cell office:value-type="string">
            <text:p>Jersey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611202">
            <text:p><text:s/>5.611.202 <text:s text:c="3"/></text:p>
          </table:table-cell>
          <table:table-cell office:value-type="string">
            <text:p>Jordan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5143704">
            <text:p><text:s/>15.143.704 <text:s text:c="3"/></text:p>
          </table:table-cell>
          <table:table-cell office:value-type="string">
            <text:p>Kazakhstan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2982109">
            <text:p><text:s/>32.982.109 <text:s text:c="3"/></text:p>
          </table:table-cell>
          <table:table-cell office:value-type="string">
            <text:p>Keny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0798">
            <text:p><text:s/>100.798 <text:s text:c="3"/></text:p>
          </table:table-cell>
          <table:table-cell office:value-type="string">
            <text:p>Kiribati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2697553">
            <text:p><text:s/>22.697.553 <text:s text:c="3"/></text:p>
          </table:table-cell>
          <table:table-cell office:value-type="string">
            <text:p>Korea. North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8426325">
            <text:p><text:s/>48.426.325 <text:s text:c="3"/></text:p>
          </table:table-cell>
          <table:table-cell office:value-type="string">
            <text:p>Korea. South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257549">
            <text:p><text:s/>2.257.549 <text:s text:c="3"/></text:p>
          </table:table-cell>
          <table:table-cell office:value-type="string">
            <text:p>Kuwait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081429">
            <text:p><text:s/>5.081.429 <text:s text:c="3"/></text:p>
          </table:table-cell>
          <table:table-cell office:value-type="string">
            <text:p>Kyrgyzstan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068117">
            <text:p><text:s/>6.068.117 <text:s text:c="3"/></text:p>
          </table:table-cell>
          <table:table-cell office:value-type="string">
            <text:p>Laos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306306">
            <text:p><text:s/>2.306.306 <text:s text:c="3"/></text:p>
          </table:table-cell>
          <table:table-cell office:value-type="string">
            <text:p>Latv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777218">
            <text:p><text:s/>3.777.218 <text:s text:c="3"/></text:p>
          </table:table-cell>
          <table:table-cell office:value-type="string">
            <text:p>Lebanon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039070">
            <text:p><text:s/>2.039.070 <text:s text:c="3"/></text:p>
          </table:table-cell>
          <table:table-cell office:value-type="string">
            <text:p>Lesotho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807259">
            <text:p><text:s/>2.807.259 <text:s text:c="3"/></text:p>
          </table:table-cell>
          <table:table-cell office:value-type="string">
            <text:p>Liber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631585">
            <text:p><text:s/>5.631.585 <text:s text:c="3"/></text:p>
          </table:table-cell>
          <table:table-cell office:value-type="string">
            <text:p>Liby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3436">
            <text:p><text:s/>33.436 <text:s text:c="3"/></text:p>
          </table:table-cell>
          <table:table-cell office:value-type="string">
            <text:p>Liechtenstein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607899">
            <text:p><text:s/>3.607.899 <text:s text:c="3"/></text:p>
          </table:table-cell>
          <table:table-cell office:value-type="string">
            <text:p>Lithuan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62690">
            <text:p><text:s/>462.690 <text:s text:c="3"/></text:p>
          </table:table-cell>
          <table:table-cell office:value-type="string">
            <text:p>Luxembourg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45286">
            <text:p><text:s/>445.286 <text:s text:c="3"/></text:p>
          </table:table-cell>
          <table:table-cell office:value-type="string">
            <text:p>Macau S.A.R.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040085">
            <text:p><text:s/>2.040.085 <text:s text:c="3"/></text:p>
          </table:table-cell>
          <table:table-cell office:value-type="string">
            <text:p>Macedon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7501871">
            <text:p><text:s/>17.501.871 <text:s text:c="3"/></text:p>
          </table:table-cell>
          <table:table-cell office:value-type="string">
            <text:p>Madagascar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2407373">
            <text:p><text:s/>12.407.373 <text:s text:c="3"/></text:p>
          </table:table-cell>
          <table:table-cell office:value-type="string">
            <text:p>Malawi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3522482">
            <text:p><text:s/>23.522.482 <text:s text:c="3"/></text:p>
          </table:table-cell>
          <table:table-cell office:value-type="string">
            <text:p>Malays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39330">
            <text:p><text:s/>339.330 <text:s text:c="3"/></text:p>
          </table:table-cell>
          <table:table-cell office:value-type="string">
            <text:p>Maldives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126144">
            <text:p><text:s/>11.126.144 <text:s text:c="3"/></text:p>
          </table:table-cell>
          <table:table-cell office:value-type="string">
            <text:p>Mali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96851">
            <text:p><text:s/>396.851 <text:s text:c="3"/></text:p>
          </table:table-cell>
          <table:table-cell office:value-type="string">
            <text:p>Malt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4655">
            <text:p><text:s/>74.655 <text:s text:c="3"/></text:p>
          </table:table-cell>
          <table:table-cell office:value-type="string">
            <text:p>Man. Isle of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7738">
            <text:p><text:s/>57.738 <text:s text:c="3"/></text:p>
          </table:table-cell>
          <table:table-cell office:value-type="string">
            <text:p>Marshall Islands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29510">
            <text:p><text:s/>429.510 <text:s text:c="3"/></text:p>
          </table:table-cell>
          <table:table-cell office:value-type="string">
            <text:p>Martinique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998563">
            <text:p><text:s/>2.998.563 <text:s text:c="3"/></text:p>
          </table:table-cell>
          <table:table-cell office:value-type="string">
            <text:p>Mauritan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220481">
            <text:p><text:s/>1.220.481 <text:s text:c="3"/></text:p>
          </table:table-cell>
          <table:table-cell office:value-type="string">
            <text:p>Mauritius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86026">
            <text:p><text:s/>186.026 <text:s text:c="3"/></text:p>
          </table:table-cell>
          <table:table-cell office:value-type="string">
            <text:p>Mayotte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4959594">
            <text:p><text:s/>104.959.594 <text:s text:c="3"/></text:p>
          </table:table-cell>
          <table:table-cell office:value-type="string">
            <text:p>Mexico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8155">
            <text:p><text:s/>108.155 <text:s text:c="3"/></text:p>
          </table:table-cell>
          <table:table-cell office:value-type="string">
            <text:p>Micronesia. Federated States of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446455">
            <text:p><text:s/>4.446.455 <text:s text:c="3"/></text:p>
          </table:table-cell>
          <table:table-cell office:value-type="string">
            <text:p>Moldov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2270">
            <text:p><text:s/>32.270 <text:s text:c="3"/></text:p>
          </table:table-cell>
          <table:table-cell office:value-type="string">
            <text:p>Monaco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751314">
            <text:p><text:s/>2.751.314 <text:s text:c="3"/></text:p>
          </table:table-cell>
          <table:table-cell office:value-type="string">
            <text:p>Mongol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245">
            <text:p><text:s/>9.245 <text:s text:c="3"/></text:p>
          </table:table-cell>
          <table:table-cell office:value-type="string">
            <text:p>Montserrat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2209101">
            <text:p><text:s/>32.209.101 <text:s text:c="3"/></text:p>
          </table:table-cell>
          <table:table-cell office:value-type="string">
            <text:p>Morocco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9111633">
            <text:p><text:s/>19.111.633 <text:s text:c="3"/></text:p>
          </table:table-cell>
          <table:table-cell office:value-type="string">
            <text:p>Mozambique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014026">
            <text:p><text:s/>2.014.026 <text:s text:c="3"/></text:p>
          </table:table-cell>
          <table:table-cell office:value-type="string">
            <text:p>Namib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2809">
            <text:p><text:s/>12.809 <text:s text:c="3"/></text:p>
          </table:table-cell>
          <table:table-cell office:value-type="string">
            <text:p>Nauru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7070666">
            <text:p><text:s/>27.070.666 <text:s text:c="3"/></text:p>
          </table:table-cell>
          <table:table-cell office:value-type="string">
            <text:p>Nepal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6318199">
            <text:p><text:s/>16.318.199 <text:s text:c="3"/></text:p>
          </table:table-cell>
          <table:table-cell office:value-type="string">
            <text:p>Netherlands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18126">
            <text:p><text:s/>218.126 <text:s text:c="3"/></text:p>
          </table:table-cell>
          <table:table-cell office:value-type="string">
            <text:p>Netherlands Antilles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13679">
            <text:p><text:s/>213.679 <text:s text:c="3"/></text:p>
          </table:table-cell>
          <table:table-cell office:value-type="string">
            <text:p>New Caledon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993817">
            <text:p><text:s/>3.993.817 <text:s text:c="3"/></text:p>
          </table:table-cell>
          <table:table-cell office:value-type="string">
            <text:p>New Zealand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359759">
            <text:p><text:s/>5.359.759 <text:s text:c="3"/></text:p>
          </table:table-cell>
          <table:table-cell office:value-type="string">
            <text:p>Nicaragu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810183">
            <text:p><text:s/>11.810.183 <text:s text:c="3"/></text:p>
          </table:table-cell>
          <table:table-cell office:value-type="string">
            <text:p>Niger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25744458">
            <text:p><text:s/>125.744.458 <text:s text:c="3"/></text:p>
          </table:table-cell>
          <table:table-cell office:value-type="string">
            <text:p>Niger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8252">
            <text:p><text:s/>78.252 <text:s text:c="3"/></text:p>
          </table:table-cell>
          <table:table-cell office:value-type="string">
            <text:p>Northern Mariana Islands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574560">
            <text:p><text:s/>4.574.560 <text:s text:c="3"/></text:p>
          </table:table-cell>
          <table:table-cell office:value-type="string">
            <text:p>Norway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903165">
            <text:p><text:s/>2.903.165 <text:s text:c="3"/></text:p>
          </table:table-cell>
          <table:table-cell office:value-type="string">
            <text:p>Oman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59196336">
            <text:p><text:s/>159.196.336 <text:s text:c="3"/></text:p>
          </table:table-cell>
          <table:table-cell office:value-type="string">
            <text:p>Pakistan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0016">
            <text:p><text:s/>20.016 <text:s text:c="3"/></text:p>
          </table:table-cell>
          <table:table-cell office:value-type="string">
            <text:p>Palau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089531">
            <text:p><text:s/>3.089.531 <text:s text:c="3"/></text:p>
          </table:table-cell>
          <table:table-cell office:value-type="string">
            <text:p>Panam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420280">
            <text:p><text:s/>5.420.280 <text:s text:c="3"/></text:p>
          </table:table-cell>
          <table:table-cell office:value-type="string">
            <text:p>Papua New Guine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191368">
            <text:p><text:s/>6.191.368 <text:s text:c="3"/></text:p>
          </table:table-cell>
          <table:table-cell office:value-type="string">
            <text:p>Paraguay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7544305">
            <text:p><text:s/>27.544.305 <text:s text:c="3"/></text:p>
          </table:table-cell>
          <table:table-cell office:value-type="string">
            <text:p>Peru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6241697">
            <text:p><text:s/>86.241.697 <text:s text:c="3"/></text:p>
          </table:table-cell>
          <table:table-cell office:value-type="string">
            <text:p>Philippines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8580445">
            <text:p><text:s/>38.580.445 <text:s text:c="3"/></text:p>
          </table:table-cell>
          <table:table-cell office:value-type="string">
            <text:p>Poland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524145">
            <text:p><text:s/>10.524.145 <text:s text:c="3"/></text:p>
          </table:table-cell>
          <table:table-cell office:value-type="string">
            <text:p>Portugal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894855">
            <text:p><text:s/>3.894.855 <text:s text:c="3"/></text:p>
          </table:table-cell>
          <table:table-cell office:value-type="string">
            <text:p>Puerto Rico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40290">
            <text:p><text:s/>840.290 <text:s text:c="3"/></text:p>
          </table:table-cell>
          <table:table-cell office:value-type="string">
            <text:p>Qatar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66153">
            <text:p><text:s/>766.153 <text:s text:c="3"/></text:p>
          </table:table-cell>
          <table:table-cell office:value-type="string">
            <text:p>Reunion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2355551">
            <text:p><text:s/>22.355.551 <text:s text:c="3"/></text:p>
          </table:table-cell>
          <table:table-cell office:value-type="string">
            <text:p>Roman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43974059">
            <text:p><text:s/>143.974.059 <text:s text:c="3"/></text:p>
          </table:table-cell>
          <table:table-cell office:value-type="string">
            <text:p>Russ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238673">
            <text:p><text:s/>8.238.673 <text:s text:c="3"/></text:p>
          </table:table-cell>
          <table:table-cell office:value-type="string">
            <text:p>Rwand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415">
            <text:p><text:s/>7.415 <text:s text:c="3"/></text:p>
          </table:table-cell>
          <table:table-cell office:value-type="string">
            <text:p>Saint Helen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8836">
            <text:p><text:s/>38.836 <text:s text:c="3"/></text:p>
          </table:table-cell>
          <table:table-cell office:value-type="string">
            <text:p>Saint Kitts and Nevis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64213">
            <text:p><text:s/>164.213 <text:s text:c="3"/></text:p>
          </table:table-cell>
          <table:table-cell office:value-type="string">
            <text:p>Saint Luc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995">
            <text:p><text:s/>6.995 <text:s text:c="3"/></text:p>
          </table:table-cell>
          <table:table-cell office:value-type="string">
            <text:p>Saint Pierre and Miquelon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7193">
            <text:p><text:s/>117.193 <text:s text:c="3"/></text:p>
          </table:table-cell>
          <table:table-cell office:value-type="string">
            <text:p>Saint Vincent and the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77714">
            <text:p><text:s/>177.714 <text:s text:c="3"/></text:p>
          </table:table-cell>
          <table:table-cell office:value-type="string">
            <text:p>Samo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8503">
            <text:p><text:s/>28.503 <text:s text:c="3"/></text:p>
          </table:table-cell>
          <table:table-cell office:value-type="string">
            <text:p>San Marino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81565">
            <text:p><text:s/>181.565 <text:s text:c="3"/></text:p>
          </table:table-cell>
          <table:table-cell office:value-type="string">
            <text:p>Sao Tome and Principe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5795938">
            <text:p><text:s/>25.795.938 <text:s text:c="3"/></text:p>
          </table:table-cell>
          <table:table-cell office:value-type="string">
            <text:p>Saudi Arab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426026">
            <text:p><text:s/>11.426.026 <text:s text:c="3"/></text:p>
          </table:table-cell>
          <table:table-cell office:value-type="string">
            <text:p>Senegal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825900">
            <text:p><text:s/>10.825.900 <text:s text:c="3"/></text:p>
          </table:table-cell>
          <table:table-cell office:value-type="string">
            <text:p>Serbia and Montenegro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0832">
            <text:p><text:s/>80.832 <text:s text:c="3"/></text:p>
          </table:table-cell>
          <table:table-cell office:value-type="string">
            <text:p>Seychelles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732171">
            <text:p><text:s/>5.732.171 <text:s text:c="3"/></text:p>
          </table:table-cell>
          <table:table-cell office:value-type="string">
            <text:p>Sierra Leone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353893">
            <text:p><text:s/>4.353.893 <text:s text:c="3"/></text:p>
          </table:table-cell>
          <table:table-cell office:value-type="string">
            <text:p>Singapore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423567">
            <text:p><text:s/>5.423.567 <text:s text:c="3"/></text:p>
          </table:table-cell>
          <table:table-cell office:value-type="string">
            <text:p>Slovak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011473">
            <text:p><text:s/>2.011.473 <text:s text:c="3"/></text:p>
          </table:table-cell>
          <table:table-cell office:value-type="string">
            <text:p>Sloven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23617">
            <text:p><text:s/>523.617 <text:s text:c="3"/></text:p>
          </table:table-cell>
          <table:table-cell office:value-type="string">
            <text:p>Solomon Islands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304601">
            <text:p><text:s/>8.304.601 <text:s text:c="3"/></text:p>
          </table:table-cell>
          <table:table-cell office:value-type="string">
            <text:p>Somal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4448470">
            <text:p><text:s/>44.448.470 <text:s text:c="3"/></text:p>
          </table:table-cell>
          <table:table-cell office:value-type="string">
            <text:p>South Afric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0280780">
            <text:p><text:s/>40.280.780 <text:s text:c="3"/></text:p>
          </table:table-cell>
          <table:table-cell office:value-type="string">
            <text:p>Spain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9905165">
            <text:p><text:s/>19.905.165 <text:s text:c="3"/></text:p>
          </table:table-cell>
          <table:table-cell office:value-type="string">
            <text:p>Sri Lank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9148162">
            <text:p><text:s/>39.148.162 <text:s text:c="3"/></text:p>
          </table:table-cell>
          <table:table-cell office:value-type="string">
            <text:p>Sudan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36935">
            <text:p><text:s/>436.935 <text:s text:c="3"/></text:p>
          </table:table-cell>
          <table:table-cell office:value-type="string">
            <text:p>Suriname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38171">
            <text:p><text:s/>1.138.171 <text:s text:c="3"/></text:p>
          </table:table-cell>
          <table:table-cell office:value-type="string">
            <text:p>Swaziland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986400">
            <text:p><text:s/>8.986.400 <text:s text:c="3"/></text:p>
          </table:table-cell>
          <table:table-cell office:value-type="string">
            <text:p>Sweden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450867">
            <text:p><text:s/>7.450.867 <text:s text:c="3"/></text:p>
          </table:table-cell>
          <table:table-cell office:value-type="string">
            <text:p>Switzerland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8016874">
            <text:p><text:s/>18.016.874 <text:s text:c="3"/></text:p>
          </table:table-cell>
          <table:table-cell office:value-type="string">
            <text:p>Syr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2749838">
            <text:p><text:s/>22.749.838 <text:s text:c="3"/></text:p>
          </table:table-cell>
          <table:table-cell office:value-type="string">
            <text:p>Taiwan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011556">
            <text:p><text:s/>7.011.556 <text:s text:c="3"/></text:p>
          </table:table-cell>
          <table:table-cell office:value-type="string">
            <text:p>Tajikistan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6070799">
            <text:p><text:s/>36.070.799 <text:s text:c="3"/></text:p>
          </table:table-cell>
          <table:table-cell office:value-type="string">
            <text:p>Tanzan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3731437">
            <text:p><text:s/>63.731.437 <text:s text:c="3"/></text:p>
          </table:table-cell>
          <table:table-cell office:value-type="string">
            <text:p>Thailand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255320">
            <text:p><text:s/>5.255.320 <text:s text:c="3"/></text:p>
          </table:table-cell>
          <table:table-cell office:value-type="string">
            <text:p>Togo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0237">
            <text:p><text:s/>110.237 <text:s text:c="3"/></text:p>
          </table:table-cell>
          <table:table-cell office:value-type="string">
            <text:p>Tong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84206">
            <text:p><text:s/>1.084.206 <text:s text:c="3"/></text:p>
          </table:table-cell>
          <table:table-cell office:value-type="string">
            <text:p>Trinidad and Tobago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9974722">
            <text:p><text:s/>9.974.722 <text:s text:c="3"/></text:p>
          </table:table-cell>
          <table:table-cell office:value-type="string">
            <text:p>Tunis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8893918">
            <text:p><text:s/>68.893.918 <text:s text:c="3"/></text:p>
          </table:table-cell>
          <table:table-cell office:value-type="string">
            <text:p>Turkey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863169">
            <text:p><text:s/>4.863.169 <text:s text:c="3"/></text:p>
          </table:table-cell>
          <table:table-cell office:value-type="string">
            <text:p>Turkmenistan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9956">
            <text:p><text:s/>19.956 <text:s text:c="3"/></text:p>
          </table:table-cell>
          <table:table-cell office:value-type="string">
            <text:p>Turks and Caicos Islands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468">
            <text:p><text:s/>11.468 <text:s text:c="3"/></text:p>
          </table:table-cell>
          <table:table-cell office:value-type="string">
            <text:p>Tuvalu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6390258">
            <text:p><text:s/>26.390.258 <text:s text:c="3"/></text:p>
          </table:table-cell>
          <table:table-cell office:value-type="string">
            <text:p>Ugand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7309706">
            <text:p><text:s/>47.309.706 <text:s text:c="3"/></text:p>
          </table:table-cell>
          <table:table-cell office:value-type="string">
            <text:p>Ukraine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523915">
            <text:p><text:s/>2.523.915 <text:s text:c="3"/></text:p>
          </table:table-cell>
          <table:table-cell office:value-type="string">
            <text:p>United Arab Emirates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0270708">
            <text:p><text:s/>60.270.708 <text:s text:c="3"/></text:p>
          </table:table-cell>
          <table:table-cell office:value-type="string">
            <text:p>United Kingdom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93027571">
            <text:p><text:s/>293.027.571 <text:s text:c="3"/></text:p>
          </table:table-cell>
          <table:table-cell office:value-type="string">
            <text:p>United States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399237">
            <text:p><text:s/>3.399.237 <text:s text:c="3"/></text:p>
          </table:table-cell>
          <table:table-cell office:value-type="string">
            <text:p>Uruguay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6410416">
            <text:p><text:s/>26.410.416 <text:s text:c="3"/></text:p>
          </table:table-cell>
          <table:table-cell office:value-type="string">
            <text:p>Uzbekistan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02609">
            <text:p><text:s/>202.609 <text:s text:c="3"/></text:p>
          </table:table-cell>
          <table:table-cell office:value-type="string">
            <text:p>Vanuatu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5017387">
            <text:p><text:s/>25.017.387 <text:s text:c="3"/></text:p>
          </table:table-cell>
          <table:table-cell office:value-type="string">
            <text:p>Venezuel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2662800">
            <text:p><text:s/>82.662.800 <text:s text:c="3"/></text:p>
          </table:table-cell>
          <table:table-cell office:value-type="string">
            <text:p>Vietnam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8775">
            <text:p><text:s/>108.775 <text:s text:c="3"/></text:p>
          </table:table-cell>
          <table:table-cell office:value-type="string">
            <text:p>Virgin Islands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2187">
            <text:p><text:s/>22.187 <text:s text:c="3"/></text:p>
          </table:table-cell>
          <table:table-cell office:value-type="string">
            <text:p>Virgin Islands. British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5880">
            <text:p><text:s/>15.880 <text:s text:c="3"/></text:p>
          </table:table-cell>
          <table:table-cell office:value-type="string">
            <text:p>Wallis and Futun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311204">
            <text:p><text:s/>2.311.204 <text:s text:c="3"/></text:p>
          </table:table-cell>
          <table:table-cell office:value-type="string">
            <text:p>West Bank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67405">
            <text:p><text:s/>267.405 <text:s text:c="3"/></text:p>
          </table:table-cell>
          <table:table-cell office:value-type="string">
            <text:p>Western Sahar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0024867">
            <text:p><text:s/>20.024.867 <text:s text:c="3"/></text:p>
          </table:table-cell>
          <table:table-cell office:value-type="string">
            <text:p>Yemen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025690">
            <text:p><text:s/>11.025.690 <text:s text:c="3"/></text:p>
          </table:table-cell>
          <table:table-cell office:value-type="string">
            <text:p>Zambia</text:p>
          </table:table-cell>
          <table:table-cell table:number-columns-repeated="253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2083553">
            <text:p><text:s/>12.083.553 <text:s text:c="3"/></text:p>
          </table:table-cell>
          <table:table-cell office:value-type="string">
            <text:p>Zimbabwe</text:p>
          </table:table-cell>
          <table:table-cell table:number-columns-repeated="253"/>
        </table:table-row>
        <table:table-row table:style-name="ro1" table:number-rows-repeated="6530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ondo02_04" table:style-name="ta8" table:print="false">
        <table:table-column table:style-name="co12" table:default-cell-style-name="ce13"/>
        <table:table-column table:style-name="co16" table:number-columns-repeated="255" table:default-cell-style-name="ce13"/>
        <table:table-row table:style-name="ro1">
          <table:table-cell table:style-name="ce16" office:value-type="string">
            <text:p>Paese</text:p>
          </table:table-cell>
          <table:table-cell table:style-name="ce7" office:value-type="string">
            <text:p>Media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Afghanistan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Alban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Alger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American Samo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Andorr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Angol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Anguill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Antigua and Barbud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Argentin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Armen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Arub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Austral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Austr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Azerbaijan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Bahamas. The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Bahrain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Bangladesh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Barbados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Belarus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Belgium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Belize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Benin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Bermud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Bhutan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Boliv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Bosnia and Herzegovin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Botswan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Brazil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Brunei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Bulgar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Burkina Faso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Burm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Burundi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Cambod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Cameroon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Canad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Cape Verde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Cayman Islands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Central African Republic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Chad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Chile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Chin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Colomb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Comoros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Congo (Brazzaville)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Congo (Kinshasa)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Cook Islands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Costa Ric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Cote d'Ivoire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Croat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Cub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Cyprus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Czech Republic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Denmark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Djibouti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Dominic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Dominican Republic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East Timor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Ecuador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Egypt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El Salvador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Equatorial Guine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Eritre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Eston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Ethiop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Faroe Islands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Fiji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Finland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France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French Guian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French Polynes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Gabon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Gambia. The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Gaza Strip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Georg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Germany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Ghan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Gibraltar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Greece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Greenland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Grenad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Guadeloupe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Guam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Guatemal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Guernsey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Guine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Guinea-Bissau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Guyan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Haiti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Honduras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Hong Kong S.A.R.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Hungary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Iceland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Ind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Indones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Iran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Iraq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Ireland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Israel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Italy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Jamaic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Japan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Jersey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Jordan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Kazakhstan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Keny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Kiribati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Korea. North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Korea. South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Kuwait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Kyrgyzstan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Laos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Latv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Lebanon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Lesotho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Liber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Liby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Liechtenstein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Lithuan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Luxembourg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Macau S.A.R.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Macedon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Madagascar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Malawi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Malays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Maldives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Mali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Malt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Man. Isle of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Marshall Islands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Martinique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Mauritan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Mauritius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Mayotte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Mexico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Micronesia. Federated States of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Moldov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Monaco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Mongol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Montserrat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Morocco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Mozambique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Namib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Nauru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Nepal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Netherlands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Netherlands Antilles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New Caledon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New Zealand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Nicaragu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Niger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Niger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Northern Mariana Islands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Norway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Oman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Pakistan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Palau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Panam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Papua New Guine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Paraguay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Peru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Philippines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Poland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Portugal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Puerto Rico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Qatar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Reunion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Roman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Russ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Rwand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Saint Helen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Saint Kitts and Nevis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Saint Luc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Saint Pierre and Miquelon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Saint Vincent and the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Samo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San Marino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Sao Tome and Principe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Saudi Arab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Senegal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Serbia and Montenegro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Seychelles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Sierra Leone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Singapore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Slovak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Sloven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Solomon Islands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Somal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South Afric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Spain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Sri Lank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Sudan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Suriname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Swaziland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Sweden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Switzerland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Syr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Taiwan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Tajikistan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Tanzan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Thailand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Togo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Tong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Trinidad and Tobago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Tunis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Turkey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Turkmenistan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Turks and Caicos Islands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Tuvalu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Ugand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Ukraine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United Arab Emirates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United Kingdom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United States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Uruguay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Uzbekistan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Vanuatu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Venezuel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Vietnam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Virgin Islands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Virgin Islands. British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Wallis and Futun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West Bank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Western Sahar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Yemen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Zambia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Zimbabwe</text:p>
          </table:table-cell>
          <table:table-cell table:number-columns-repeated="255"/>
        </table:table-row>
        <table:table-row table:style-name="ro1" table:number-rows-repeated="6530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25" table:style-name="ta9" table:print="false">
        <table:table-column table:style-name="co10" table:default-cell-style-name="ce13"/>
        <table:table-column table:style-name="co11" table:default-cell-style-name="ce15"/>
        <table:table-column table:style-name="co17" table:default-cell-style-name="ce13"/>
        <table:table-column table:style-name="co18" table:default-cell-style-name="Default"/>
        <table:table-column table:style-name="co1" table:number-columns-repeated="252" table:default-cell-style-name="Default"/>
        <table:table-row table:style-name="ro1">
          <table:table-cell table:style-name="ce7" office:value-type="string">
            <text:p>Anno</text:p>
          </table:table-cell>
          <table:table-cell table:style-name="ce14" office:value-type="string" office:string-value="Popolazione">
            <text:p><text:s/>Popolazione </text:p>
          </table:table-cell>
          <table:table-cell table:style-name="ce7" office:value-type="string">
            <text:p>Paese</text:p>
          </table:table-cell>
          <table:table-cell table:style-name="ce7" office:value-type="string">
            <text:p>Continente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298847624">
            <text:p><text:s/>1.298.847.624 <text:s text:c="3"/></text:p>
          </table:table-cell>
          <table:table-cell office:value-type="string">
            <text:p>China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291496022">
            <text:p><text:s/>1.291.496.022 <text:s text:c="3"/></text:p>
          </table:table-cell>
          <table:table-cell office:value-type="string">
            <text:p>China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284275902">
            <text:p><text:s/>1.284.275.902 <text:s text:c="3"/></text:p>
          </table:table-cell>
          <table:table-cell office:value-type="string">
            <text:p>China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65070607">
            <text:p><text:s/>1.065.070.607 <text:s text:c="3"/></text:p>
          </table:table-cell>
          <table:table-cell office:value-type="string">
            <text:p>India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49700118">
            <text:p><text:s/>1.049.700.118 <text:s text:c="3"/></text:p>
          </table:table-cell>
          <table:table-cell office:value-type="string">
            <text:p>India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34172547">
            <text:p><text:s/>1.034.172.547 <text:s text:c="3"/></text:p>
          </table:table-cell>
          <table:table-cell office:value-type="string">
            <text:p>India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93027571">
            <text:p><text:s/>293.027.571 <text:s text:c="3"/></text:p>
          </table:table-cell>
          <table:table-cell office:value-type="string">
            <text:p>United States</text:p>
          </table:table-cell>
          <table:table-cell office:value-type="string">
            <text:p>Americ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90342554">
            <text:p><text:s/>290.342.554 <text:s text:c="3"/></text:p>
          </table:table-cell>
          <table:table-cell office:value-type="string">
            <text:p>United States</text:p>
          </table:table-cell>
          <table:table-cell office:value-type="string">
            <text:p>Americ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87675526">
            <text:p><text:s/>287.675.526 <text:s text:c="3"/></text:p>
          </table:table-cell>
          <table:table-cell office:value-type="string">
            <text:p>United States</text:p>
          </table:table-cell>
          <table:table-cell office:value-type="string">
            <text:p>Americ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38452952">
            <text:p><text:s/>238.452.952 <text:s text:c="3"/></text:p>
          </table:table-cell>
          <table:table-cell office:value-type="string">
            <text:p>Indonesia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34893453">
            <text:p><text:s/>234.893.453 <text:s text:c="3"/></text:p>
          </table:table-cell>
          <table:table-cell office:value-type="string">
            <text:p>Indonesia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31326092">
            <text:p><text:s/>231.326.092 <text:s text:c="3"/></text:p>
          </table:table-cell>
          <table:table-cell office:value-type="string">
            <text:p>Indonesia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84101109">
            <text:p><text:s/>184.101.109 <text:s text:c="3"/></text:p>
          </table:table-cell>
          <table:table-cell office:value-type="string">
            <text:p>Brazil</text:p>
          </table:table-cell>
          <table:table-cell office:value-type="string">
            <text:p>Americ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82032604">
            <text:p><text:s/>182.032.604 <text:s text:c="3"/></text:p>
          </table:table-cell>
          <table:table-cell office:value-type="string">
            <text:p>Brazil</text:p>
          </table:table-cell>
          <table:table-cell office:value-type="string">
            <text:p>Americ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79914212">
            <text:p><text:s/>179.914.212 <text:s text:c="3"/></text:p>
          </table:table-cell>
          <table:table-cell office:value-type="string">
            <text:p>Brazil</text:p>
          </table:table-cell>
          <table:table-cell office:value-type="string">
            <text:p>Americ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59196336">
            <text:p><text:s/>159.196.336 <text:s text:c="3"/></text:p>
          </table:table-cell>
          <table:table-cell office:value-type="string">
            <text:p>Pakistan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56127453">
            <text:p><text:s/>156.127.453 <text:s text:c="3"/></text:p>
          </table:table-cell>
          <table:table-cell office:value-type="string">
            <text:p>Pakistan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53403524">
            <text:p><text:s/>153.403.524 <text:s text:c="3"/></text:p>
          </table:table-cell>
          <table:table-cell office:value-type="string">
            <text:p>Pakistan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45266326">
            <text:p><text:s/>145.266.326 <text:s text:c="3"/></text:p>
          </table:table-cell>
          <table:table-cell office:value-type="string">
            <text:p>Russia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44586191">
            <text:p><text:s/>144.586.191 <text:s text:c="3"/></text:p>
          </table:table-cell>
          <table:table-cell office:value-type="string">
            <text:p>Russia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43974059">
            <text:p><text:s/>143.974.059 <text:s text:c="3"/></text:p>
          </table:table-cell>
          <table:table-cell office:value-type="string">
            <text:p>Russia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41340476">
            <text:p><text:s/>141.340.476 <text:s text:c="3"/></text:p>
          </table:table-cell>
          <table:table-cell office:value-type="string">
            <text:p>Bangladesh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38448210">
            <text:p><text:s/>138.448.210 <text:s text:c="3"/></text:p>
          </table:table-cell>
          <table:table-cell office:value-type="string">
            <text:p>Bangladesh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35656790">
            <text:p><text:s/>135.656.790 <text:s text:c="3"/></text:p>
          </table:table-cell>
          <table:table-cell office:value-type="string">
            <text:p>Bangladesh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27333002">
            <text:p><text:s/>127.333.002 <text:s text:c="3"/></text:p>
          </table:table-cell>
          <table:table-cell office:value-type="string">
            <text:p>Japan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27214499">
            <text:p><text:s/>127.214.499 <text:s text:c="3"/></text:p>
          </table:table-cell>
          <table:table-cell office:value-type="string">
            <text:p>Japan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27065841">
            <text:p><text:s/>127.065.841 <text:s text:c="3"/></text:p>
          </table:table-cell>
          <table:table-cell office:value-type="string">
            <text:p>Japan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25744458">
            <text:p><text:s/>125.744.458 <text:s text:c="3"/></text:p>
          </table:table-cell>
          <table:table-cell office:value-type="string">
            <text:p>Nigeria</text:p>
          </table:table-cell>
          <table:table-cell office:value-type="string">
            <text:p>Afric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22790463">
            <text:p><text:s/>122.790.463 <text:s text:c="3"/></text:p>
          </table:table-cell>
          <table:table-cell office:value-type="string">
            <text:p>Nigeria</text:p>
          </table:table-cell>
          <table:table-cell office:value-type="string">
            <text:p>Afric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9901274">
            <text:p><text:s/>119.901.274 <text:s text:c="3"/></text:p>
          </table:table-cell>
          <table:table-cell office:value-type="string">
            <text:p>Nigeria</text:p>
          </table:table-cell>
          <table:table-cell office:value-type="string">
            <text:p>Afric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4959594">
            <text:p><text:s/>104.959.594 <text:s text:c="3"/></text:p>
          </table:table-cell>
          <table:table-cell office:value-type="string">
            <text:p>Mexico</text:p>
          </table:table-cell>
          <table:table-cell office:value-type="string">
            <text:p>Americ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3718062">
            <text:p><text:s/>103.718.062 <text:s text:c="3"/></text:p>
          </table:table-cell>
          <table:table-cell office:value-type="string">
            <text:p>Mexico</text:p>
          </table:table-cell>
          <table:table-cell office:value-type="string">
            <text:p>Americ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2479927">
            <text:p><text:s/>102.479.927 <text:s text:c="3"/></text:p>
          </table:table-cell>
          <table:table-cell office:value-type="string">
            <text:p>Mexico</text:p>
          </table:table-cell>
          <table:table-cell office:value-type="string">
            <text:p>Americ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6241697">
            <text:p><text:s/>86.241.697 <text:s text:c="3"/></text:p>
          </table:table-cell>
          <table:table-cell office:value-type="string">
            <text:p>Philippines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4619974">
            <text:p><text:s/>84.619.974 <text:s text:c="3"/></text:p>
          </table:table-cell>
          <table:table-cell office:value-type="string">
            <text:p>Philippines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2995088">
            <text:p><text:s/>82.995.088 <text:s text:c="3"/></text:p>
          </table:table-cell>
          <table:table-cell office:value-type="string">
            <text:p>Philippines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2662800">
            <text:p><text:s/>82.662.800 <text:s text:c="3"/></text:p>
          </table:table-cell>
          <table:table-cell office:value-type="string">
            <text:p>Vietnam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2424609">
            <text:p><text:s/>82.424.609 <text:s text:c="3"/></text:p>
          </table:table-cell>
          <table:table-cell office:value-type="string">
            <text:p>Germany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2398326">
            <text:p><text:s/>82.398.326 <text:s text:c="3"/></text:p>
          </table:table-cell>
          <table:table-cell office:value-type="string">
            <text:p>Germany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2350671">
            <text:p><text:s/>82.350.671 <text:s text:c="3"/></text:p>
          </table:table-cell>
          <table:table-cell office:value-type="string">
            <text:p>Germany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1790803">
            <text:p><text:s/>81.790.803 <text:s text:c="3"/></text:p>
          </table:table-cell>
          <table:table-cell office:value-type="string">
            <text:p>Vietnam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0908147">
            <text:p><text:s/>80.908.147 <text:s text:c="3"/></text:p>
          </table:table-cell>
          <table:table-cell office:value-type="string">
            <text:p>Vietnam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6117421">
            <text:p><text:s/>76.117.421 <text:s text:c="3"/></text:p>
          </table:table-cell>
          <table:table-cell office:value-type="string">
            <text:p>Egypt</text:p>
          </table:table-cell>
          <table:table-cell office:value-type="string">
            <text:p>Afric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4718797">
            <text:p><text:s/>74.718.797 <text:s text:c="3"/></text:p>
          </table:table-cell>
          <table:table-cell office:value-type="string">
            <text:p>Egypt</text:p>
          </table:table-cell>
          <table:table-cell office:value-type="string">
            <text:p>Afric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3312559">
            <text:p><text:s/>73.312.559 <text:s text:c="3"/></text:p>
          </table:table-cell>
          <table:table-cell office:value-type="string">
            <text:p>Egypt</text:p>
          </table:table-cell>
          <table:table-cell office:value-type="string">
            <text:p>Afric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1336571">
            <text:p><text:s/>71.336.571 <text:s text:c="3"/></text:p>
          </table:table-cell>
          <table:table-cell office:value-type="string">
            <text:p>Ethiopia</text:p>
          </table:table-cell>
          <table:table-cell office:value-type="string">
            <text:p>Afric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9628079">
            <text:p><text:s/>69.628.079 <text:s text:c="3"/></text:p>
          </table:table-cell>
          <table:table-cell office:value-type="string">
            <text:p>Ethiopia</text:p>
          </table:table-cell>
          <table:table-cell office:value-type="string">
            <text:p>Afric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8893918">
            <text:p><text:s/>68.893.918 <text:s text:c="3"/></text:p>
          </table:table-cell>
          <table:table-cell office:value-type="string">
            <text:p>Turkey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8109469">
            <text:p><text:s/>68.109.469 <text:s text:c="3"/></text:p>
          </table:table-cell>
          <table:table-cell office:value-type="string">
            <text:p>Turkey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7946797">
            <text:p><text:s/>67.946.797 <text:s text:c="3"/></text:p>
          </table:table-cell>
          <table:table-cell office:value-type="string">
            <text:p>Ethiopia</text:p>
          </table:table-cell>
          <table:table-cell office:value-type="string">
            <text:p>Afric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7503205">
            <text:p><text:s/>67.503.205 <text:s text:c="3"/></text:p>
          </table:table-cell>
          <table:table-cell office:value-type="string">
            <text:p>Iran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7308928">
            <text:p><text:s/>67.308.928 <text:s text:c="3"/></text:p>
          </table:table-cell>
          <table:table-cell office:value-type="string">
            <text:p>Turkey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7147618">
            <text:p><text:s/>67.147.618 <text:s text:c="3"/></text:p>
          </table:table-cell>
          <table:table-cell office:value-type="string">
            <text:p>Iran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6907826">
            <text:p><text:s/>66.907.826 <text:s text:c="3"/></text:p>
          </table:table-cell>
          <table:table-cell office:value-type="string">
            <text:p>Iran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3731437">
            <text:p><text:s/>63.731.437 <text:s text:c="3"/></text:p>
          </table:table-cell>
          <table:table-cell office:value-type="string">
            <text:p>Thailand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3271021">
            <text:p><text:s/>63.271.021 <text:s text:c="3"/></text:p>
          </table:table-cell>
          <table:table-cell office:value-type="string">
            <text:p>Thailand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2806748">
            <text:p><text:s/>62.806.748 <text:s text:c="3"/></text:p>
          </table:table-cell>
          <table:table-cell office:value-type="string">
            <text:p>Thailand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0424213">
            <text:p><text:s/>60.424.213 <text:s text:c="3"/></text:p>
          </table:table-cell>
          <table:table-cell office:value-type="string">
            <text:p>France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0270708">
            <text:p><text:s/>60.270.708 <text:s text:c="3"/></text:p>
          </table:table-cell>
          <table:table-cell office:value-type="string">
            <text:p>United Kingdom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0180529">
            <text:p><text:s/>60.180.529 <text:s text:c="3"/></text:p>
          </table:table-cell>
          <table:table-cell office:value-type="string">
            <text:p>France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0094648">
            <text:p><text:s/>60.094.648 <text:s text:c="3"/></text:p>
          </table:table-cell>
          <table:table-cell office:value-type="string">
            <text:p>United Kingdom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9925035">
            <text:p><text:s/>59.925.035 <text:s text:c="3"/></text:p>
          </table:table-cell>
          <table:table-cell office:value-type="string">
            <text:p>France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9912431">
            <text:p><text:s/>59.912.431 <text:s text:c="3"/></text:p>
          </table:table-cell>
          <table:table-cell office:value-type="string">
            <text:p>United Kingdom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8919207">
            <text:p><text:s/>58.919.207 <text:s text:c="3"/></text:p>
          </table:table-cell>
          <table:table-cell office:value-type="string">
            <text:p>Congo (Kinshasa)</text:p>
          </table:table-cell>
          <table:table-cell office:value-type="string">
            <text:p>Afric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8057477">
            <text:p><text:s/>58.057.477 <text:s text:c="3"/></text:p>
          </table:table-cell>
          <table:table-cell office:value-type="string">
            <text:p>Italy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7998353">
            <text:p><text:s/>57.998.353 <text:s text:c="3"/></text:p>
          </table:table-cell>
          <table:table-cell office:value-type="string">
            <text:p>Italy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7926999">
            <text:p><text:s/>57.926.999 <text:s text:c="3"/></text:p>
          </table:table-cell>
          <table:table-cell office:value-type="string">
            <text:p>Italy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7124974">
            <text:p><text:s/>57.124.974 <text:s text:c="3"/></text:p>
          </table:table-cell>
          <table:table-cell office:value-type="string">
            <text:p>Congo (Kinshasa)</text:p>
          </table:table-cell>
          <table:table-cell office:value-type="string">
            <text:p>Afric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5379852">
            <text:p><text:s/>55.379.852 <text:s text:c="3"/></text:p>
          </table:table-cell>
          <table:table-cell office:value-type="string">
            <text:p>Congo (Kinshasa)</text:p>
          </table:table-cell>
          <table:table-cell office:value-type="string">
            <text:p>Afric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8426325">
            <text:p><text:s/>48.426.325 <text:s text:c="3"/></text:p>
          </table:table-cell>
          <table:table-cell office:value-type="string">
            <text:p>Korea. South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8202264">
            <text:p><text:s/>48.202.264 <text:s text:c="3"/></text:p>
          </table:table-cell>
          <table:table-cell office:value-type="string">
            <text:p>Korea. South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8058877">
            <text:p><text:s/>48.058.877 <text:s text:c="3"/></text:p>
          </table:table-cell>
          <table:table-cell office:value-type="string">
            <text:p>Ukraine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7969150">
            <text:p><text:s/>47.969.150 <text:s text:c="3"/></text:p>
          </table:table-cell>
          <table:table-cell office:value-type="string">
            <text:p>Korea. South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7668303">
            <text:p><text:s/>47.668.303 <text:s text:c="3"/></text:p>
          </table:table-cell>
          <table:table-cell office:value-type="string">
            <text:p>Ukraine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7309706">
            <text:p><text:s/>47.309.706 <text:s text:c="3"/></text:p>
          </table:table-cell>
          <table:table-cell office:value-type="string">
            <text:p>Ukraine</text:p>
          </table:table-cell>
          <table:table-cell office:value-type="string">
            <text:p>Europa</text:p>
          </table:table-cell>
          <table:table-cell table:number-columns-repeated="252"/>
        </table:table-row>
      </table:table>
      <table:table table:name="g25 _2_" table:style-name="ta10" table:print="false">
        <table:table-column table:style-name="co10" table:default-cell-style-name="ce13"/>
        <table:table-column table:style-name="co11" table:default-cell-style-name="ce15"/>
        <table:table-column table:style-name="co17" table:default-cell-style-name="ce13"/>
        <table:table-column table:style-name="co18" table:default-cell-style-name="Default"/>
        <table:table-column table:style-name="co1" table:number-columns-repeated="252" table:default-cell-style-name="Default"/>
        <table:table-row table:style-name="ro1">
          <table:table-cell table:style-name="ce7" office:value-type="string">
            <text:p>Anno</text:p>
          </table:table-cell>
          <table:table-cell table:style-name="ce14" office:value-type="string" office:string-value="Popolazione">
            <text:p><text:s/>Popolazione </text:p>
          </table:table-cell>
          <table:table-cell table:style-name="ce7" office:value-type="string">
            <text:p>Paese</text:p>
          </table:table-cell>
          <table:table-cell table:style-name="ce7" office:value-type="string">
            <text:p>Continente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298847624">
            <text:p><text:s/>1.298.847.624 <text:s text:c="3"/></text:p>
          </table:table-cell>
          <table:table-cell office:value-type="string">
            <text:p>China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291496022">
            <text:p><text:s/>1.291.496.022 <text:s text:c="3"/></text:p>
          </table:table-cell>
          <table:table-cell office:value-type="string">
            <text:p>China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284275902">
            <text:p><text:s/>1.284.275.902 <text:s text:c="3"/></text:p>
          </table:table-cell>
          <table:table-cell office:value-type="string">
            <text:p>China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65070607">
            <text:p><text:s/>1.065.070.607 <text:s text:c="3"/></text:p>
          </table:table-cell>
          <table:table-cell office:value-type="string">
            <text:p>India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49700118">
            <text:p><text:s/>1.049.700.118 <text:s text:c="3"/></text:p>
          </table:table-cell>
          <table:table-cell office:value-type="string">
            <text:p>India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34172547">
            <text:p><text:s/>1.034.172.547 <text:s text:c="3"/></text:p>
          </table:table-cell>
          <table:table-cell office:value-type="string">
            <text:p>India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93027571">
            <text:p><text:s/>293.027.571 <text:s text:c="3"/></text:p>
          </table:table-cell>
          <table:table-cell office:value-type="string">
            <text:p>United States</text:p>
          </table:table-cell>
          <table:table-cell office:value-type="string">
            <text:p>Americ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90342554">
            <text:p><text:s/>290.342.554 <text:s text:c="3"/></text:p>
          </table:table-cell>
          <table:table-cell office:value-type="string">
            <text:p>United States</text:p>
          </table:table-cell>
          <table:table-cell office:value-type="string">
            <text:p>Americ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87675526">
            <text:p><text:s/>287.675.526 <text:s text:c="3"/></text:p>
          </table:table-cell>
          <table:table-cell office:value-type="string">
            <text:p>United States</text:p>
          </table:table-cell>
          <table:table-cell office:value-type="string">
            <text:p>Americ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38452952">
            <text:p><text:s/>238.452.952 <text:s text:c="3"/></text:p>
          </table:table-cell>
          <table:table-cell office:value-type="string">
            <text:p>Indonesia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34893453">
            <text:p><text:s/>234.893.453 <text:s text:c="3"/></text:p>
          </table:table-cell>
          <table:table-cell office:value-type="string">
            <text:p>Indonesia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31326092">
            <text:p><text:s/>231.326.092 <text:s text:c="3"/></text:p>
          </table:table-cell>
          <table:table-cell office:value-type="string">
            <text:p>Indonesia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84101109">
            <text:p><text:s/>184.101.109 <text:s text:c="3"/></text:p>
          </table:table-cell>
          <table:table-cell office:value-type="string">
            <text:p>Brazil</text:p>
          </table:table-cell>
          <table:table-cell office:value-type="string">
            <text:p>Americ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82032604">
            <text:p><text:s/>182.032.604 <text:s text:c="3"/></text:p>
          </table:table-cell>
          <table:table-cell office:value-type="string">
            <text:p>Brazil</text:p>
          </table:table-cell>
          <table:table-cell office:value-type="string">
            <text:p>Americ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79914212">
            <text:p><text:s/>179.914.212 <text:s text:c="3"/></text:p>
          </table:table-cell>
          <table:table-cell office:value-type="string">
            <text:p>Brazil</text:p>
          </table:table-cell>
          <table:table-cell office:value-type="string">
            <text:p>Americ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59196336">
            <text:p><text:s/>159.196.336 <text:s text:c="3"/></text:p>
          </table:table-cell>
          <table:table-cell office:value-type="string">
            <text:p>Pakistan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56127453">
            <text:p><text:s/>156.127.453 <text:s text:c="3"/></text:p>
          </table:table-cell>
          <table:table-cell office:value-type="string">
            <text:p>Pakistan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53403524">
            <text:p><text:s/>153.403.524 <text:s text:c="3"/></text:p>
          </table:table-cell>
          <table:table-cell office:value-type="string">
            <text:p>Pakistan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45266326">
            <text:p><text:s/>145.266.326 <text:s text:c="3"/></text:p>
          </table:table-cell>
          <table:table-cell office:value-type="string">
            <text:p>Russia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44586191">
            <text:p><text:s/>144.586.191 <text:s text:c="3"/></text:p>
          </table:table-cell>
          <table:table-cell office:value-type="string">
            <text:p>Russia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43974059">
            <text:p><text:s/>143.974.059 <text:s text:c="3"/></text:p>
          </table:table-cell>
          <table:table-cell office:value-type="string">
            <text:p>Russia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41340476">
            <text:p><text:s/>141.340.476 <text:s text:c="3"/></text:p>
          </table:table-cell>
          <table:table-cell office:value-type="string">
            <text:p>Bangladesh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38448210">
            <text:p><text:s/>138.448.210 <text:s text:c="3"/></text:p>
          </table:table-cell>
          <table:table-cell office:value-type="string">
            <text:p>Bangladesh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35656790">
            <text:p><text:s/>135.656.790 <text:s text:c="3"/></text:p>
          </table:table-cell>
          <table:table-cell office:value-type="string">
            <text:p>Bangladesh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27333002">
            <text:p><text:s/>127.333.002 <text:s text:c="3"/></text:p>
          </table:table-cell>
          <table:table-cell office:value-type="string">
            <text:p>Japan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27214499">
            <text:p><text:s/>127.214.499 <text:s text:c="3"/></text:p>
          </table:table-cell>
          <table:table-cell office:value-type="string">
            <text:p>Japan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27065841">
            <text:p><text:s/>127.065.841 <text:s text:c="3"/></text:p>
          </table:table-cell>
          <table:table-cell office:value-type="string">
            <text:p>Japan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25744458">
            <text:p><text:s/>125.744.458 <text:s text:c="3"/></text:p>
          </table:table-cell>
          <table:table-cell office:value-type="string">
            <text:p>Nigeria</text:p>
          </table:table-cell>
          <table:table-cell office:value-type="string">
            <text:p>Afric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22790463">
            <text:p><text:s/>122.790.463 <text:s text:c="3"/></text:p>
          </table:table-cell>
          <table:table-cell office:value-type="string">
            <text:p>Nigeria</text:p>
          </table:table-cell>
          <table:table-cell office:value-type="string">
            <text:p>Afric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9901274">
            <text:p><text:s/>119.901.274 <text:s text:c="3"/></text:p>
          </table:table-cell>
          <table:table-cell office:value-type="string">
            <text:p>Nigeria</text:p>
          </table:table-cell>
          <table:table-cell office:value-type="string">
            <text:p>Afric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4959594">
            <text:p><text:s/>104.959.594 <text:s text:c="3"/></text:p>
          </table:table-cell>
          <table:table-cell office:value-type="string">
            <text:p>Mexico</text:p>
          </table:table-cell>
          <table:table-cell office:value-type="string">
            <text:p>Americ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3718062">
            <text:p><text:s/>103.718.062 <text:s text:c="3"/></text:p>
          </table:table-cell>
          <table:table-cell office:value-type="string">
            <text:p>Mexico</text:p>
          </table:table-cell>
          <table:table-cell office:value-type="string">
            <text:p>Americ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2479927">
            <text:p><text:s/>102.479.927 <text:s text:c="3"/></text:p>
          </table:table-cell>
          <table:table-cell office:value-type="string">
            <text:p>Mexico</text:p>
          </table:table-cell>
          <table:table-cell office:value-type="string">
            <text:p>Americ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6241697">
            <text:p><text:s/>86.241.697 <text:s text:c="3"/></text:p>
          </table:table-cell>
          <table:table-cell office:value-type="string">
            <text:p>Philippines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4619974">
            <text:p><text:s/>84.619.974 <text:s text:c="3"/></text:p>
          </table:table-cell>
          <table:table-cell office:value-type="string">
            <text:p>Philippines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2995088">
            <text:p><text:s/>82.995.088 <text:s text:c="3"/></text:p>
          </table:table-cell>
          <table:table-cell office:value-type="string">
            <text:p>Philippines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2662800">
            <text:p><text:s/>82.662.800 <text:s text:c="3"/></text:p>
          </table:table-cell>
          <table:table-cell office:value-type="string">
            <text:p>Vietnam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82424609">
            <text:p><text:s/>82.424.609 <text:s text:c="3"/></text:p>
          </table:table-cell>
          <table:table-cell office:value-type="string">
            <text:p>Germany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2398326">
            <text:p><text:s/>82.398.326 <text:s text:c="3"/></text:p>
          </table:table-cell>
          <table:table-cell office:value-type="string">
            <text:p>Germany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2350671">
            <text:p><text:s/>82.350.671 <text:s text:c="3"/></text:p>
          </table:table-cell>
          <table:table-cell office:value-type="string">
            <text:p>Germany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1790803">
            <text:p><text:s/>81.790.803 <text:s text:c="3"/></text:p>
          </table:table-cell>
          <table:table-cell office:value-type="string">
            <text:p>Vietnam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80908147">
            <text:p><text:s/>80.908.147 <text:s text:c="3"/></text:p>
          </table:table-cell>
          <table:table-cell office:value-type="string">
            <text:p>Vietnam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6117421">
            <text:p><text:s/>76.117.421 <text:s text:c="3"/></text:p>
          </table:table-cell>
          <table:table-cell office:value-type="string">
            <text:p>Egypt</text:p>
          </table:table-cell>
          <table:table-cell office:value-type="string">
            <text:p>Afric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4718797">
            <text:p><text:s/>74.718.797 <text:s text:c="3"/></text:p>
          </table:table-cell>
          <table:table-cell office:value-type="string">
            <text:p>Egypt</text:p>
          </table:table-cell>
          <table:table-cell office:value-type="string">
            <text:p>Afric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3312559">
            <text:p><text:s/>73.312.559 <text:s text:c="3"/></text:p>
          </table:table-cell>
          <table:table-cell office:value-type="string">
            <text:p>Egypt</text:p>
          </table:table-cell>
          <table:table-cell office:value-type="string">
            <text:p>Afric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1336571">
            <text:p><text:s/>71.336.571 <text:s text:c="3"/></text:p>
          </table:table-cell>
          <table:table-cell office:value-type="string">
            <text:p>Ethiopia</text:p>
          </table:table-cell>
          <table:table-cell office:value-type="string">
            <text:p>Afric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9628079">
            <text:p><text:s/>69.628.079 <text:s text:c="3"/></text:p>
          </table:table-cell>
          <table:table-cell office:value-type="string">
            <text:p>Ethiopia</text:p>
          </table:table-cell>
          <table:table-cell office:value-type="string">
            <text:p>Afric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8893918">
            <text:p><text:s/>68.893.918 <text:s text:c="3"/></text:p>
          </table:table-cell>
          <table:table-cell office:value-type="string">
            <text:p>Turkey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8109469">
            <text:p><text:s/>68.109.469 <text:s text:c="3"/></text:p>
          </table:table-cell>
          <table:table-cell office:value-type="string">
            <text:p>Turkey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7946797">
            <text:p><text:s/>67.946.797 <text:s text:c="3"/></text:p>
          </table:table-cell>
          <table:table-cell office:value-type="string">
            <text:p>Ethiopia</text:p>
          </table:table-cell>
          <table:table-cell office:value-type="string">
            <text:p>Afric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7503205">
            <text:p><text:s/>67.503.205 <text:s text:c="3"/></text:p>
          </table:table-cell>
          <table:table-cell office:value-type="string">
            <text:p>Iran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7308928">
            <text:p><text:s/>67.308.928 <text:s text:c="3"/></text:p>
          </table:table-cell>
          <table:table-cell office:value-type="string">
            <text:p>Turkey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7147618">
            <text:p><text:s/>67.147.618 <text:s text:c="3"/></text:p>
          </table:table-cell>
          <table:table-cell office:value-type="string">
            <text:p>Iran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6907826">
            <text:p><text:s/>66.907.826 <text:s text:c="3"/></text:p>
          </table:table-cell>
          <table:table-cell office:value-type="string">
            <text:p>Iran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3731437">
            <text:p><text:s/>63.731.437 <text:s text:c="3"/></text:p>
          </table:table-cell>
          <table:table-cell office:value-type="string">
            <text:p>Thailand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3271021">
            <text:p><text:s/>63.271.021 <text:s text:c="3"/></text:p>
          </table:table-cell>
          <table:table-cell office:value-type="string">
            <text:p>Thailand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2806748">
            <text:p><text:s/>62.806.748 <text:s text:c="3"/></text:p>
          </table:table-cell>
          <table:table-cell office:value-type="string">
            <text:p>Thailand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0424213">
            <text:p><text:s/>60.424.213 <text:s text:c="3"/></text:p>
          </table:table-cell>
          <table:table-cell office:value-type="string">
            <text:p>France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0270708">
            <text:p><text:s/>60.270.708 <text:s text:c="3"/></text:p>
          </table:table-cell>
          <table:table-cell office:value-type="string">
            <text:p>United Kingdom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0180529">
            <text:p><text:s/>60.180.529 <text:s text:c="3"/></text:p>
          </table:table-cell>
          <table:table-cell office:value-type="string">
            <text:p>France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0094648">
            <text:p><text:s/>60.094.648 <text:s text:c="3"/></text:p>
          </table:table-cell>
          <table:table-cell office:value-type="string">
            <text:p>United Kingdom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9925035">
            <text:p><text:s/>59.925.035 <text:s text:c="3"/></text:p>
          </table:table-cell>
          <table:table-cell office:value-type="string">
            <text:p>France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9912431">
            <text:p><text:s/>59.912.431 <text:s text:c="3"/></text:p>
          </table:table-cell>
          <table:table-cell office:value-type="string">
            <text:p>United Kingdom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8919207">
            <text:p><text:s/>58.919.207 <text:s text:c="3"/></text:p>
          </table:table-cell>
          <table:table-cell office:value-type="string">
            <text:p>Congo (Kinshasa)</text:p>
          </table:table-cell>
          <table:table-cell office:value-type="string">
            <text:p>Afric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8057477">
            <text:p><text:s/>58.057.477 <text:s text:c="3"/></text:p>
          </table:table-cell>
          <table:table-cell office:value-type="string">
            <text:p>Italy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7998353">
            <text:p><text:s/>57.998.353 <text:s text:c="3"/></text:p>
          </table:table-cell>
          <table:table-cell office:value-type="string">
            <text:p>Italy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7926999">
            <text:p><text:s/>57.926.999 <text:s text:c="3"/></text:p>
          </table:table-cell>
          <table:table-cell office:value-type="string">
            <text:p>Italy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7124974">
            <text:p><text:s/>57.124.974 <text:s text:c="3"/></text:p>
          </table:table-cell>
          <table:table-cell office:value-type="string">
            <text:p>Congo (Kinshasa)</text:p>
          </table:table-cell>
          <table:table-cell office:value-type="string">
            <text:p>Afric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5379852">
            <text:p><text:s/>55.379.852 <text:s text:c="3"/></text:p>
          </table:table-cell>
          <table:table-cell office:value-type="string">
            <text:p>Congo (Kinshasa)</text:p>
          </table:table-cell>
          <table:table-cell office:value-type="string">
            <text:p>Afric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8426325">
            <text:p><text:s/>48.426.325 <text:s text:c="3"/></text:p>
          </table:table-cell>
          <table:table-cell office:value-type="string">
            <text:p>Korea. South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8202264">
            <text:p><text:s/>48.202.264 <text:s text:c="3"/></text:p>
          </table:table-cell>
          <table:table-cell office:value-type="string">
            <text:p>Korea. South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8058877">
            <text:p><text:s/>48.058.877 <text:s text:c="3"/></text:p>
          </table:table-cell>
          <table:table-cell office:value-type="string">
            <text:p>Ukraine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7969150">
            <text:p><text:s/>47.969.150 <text:s text:c="3"/></text:p>
          </table:table-cell>
          <table:table-cell office:value-type="string">
            <text:p>Korea. South</text:p>
          </table:table-cell>
          <table:table-cell office:value-type="string">
            <text:p>Asia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7668303">
            <text:p><text:s/>47.668.303 <text:s text:c="3"/></text:p>
          </table:table-cell>
          <table:table-cell office:value-type="string">
            <text:p>Ukraine</text:p>
          </table:table-cell>
          <table:table-cell office:value-type="string">
            <text:p>Europa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7309706">
            <text:p><text:s/>47.309.706 <text:s text:c="3"/></text:p>
          </table:table-cell>
          <table:table-cell office:value-type="string">
            <text:p>Ukraine</text:p>
          </table:table-cell>
          <table:table-cell office:value-type="string">
            <text:p>Europa</text:p>
          </table:table-cell>
          <table:table-cell table:number-columns-repeated="252"/>
        </table:table-row>
      </table:table>
      <table:named-expressions>
        <table:named-range table:name="Excel_BuiltIn__FilterDatabase_9" table:base-cell-address="$'Tabella Dati'.$A$1" table:cell-range-address="$g25.$C$2:.$C$76"/>
        <table:named-range table:name="Excel_BuiltIn__FilterDatabase_10" table:base-cell-address="$'Tabella Dati'.$A$1" table:cell-range-address="$'g25 _2_'.$C$2:.$C$76"/>
        <table:named-range table:name="Excel_BuiltIn__FilterDatabase_8" table:base-cell-address="$'Tabella Dati'.$A$1" table:cell-range-address="$Mondo02_04.$#RIF!$#RIF!:.$#RIF!$#RIF!"/>
        <table:named-range table:name="Excel_BuiltIn_Criteria_8" table:base-cell-address="$'Tabella Dati'.$A$1" table:cell-range-address="$Mondo02_04.$#RIF!$#RIF!" table:range-usable-as="filter"/>
        <table:named-range table:name="Excel_BuiltIn_Extract_9" table:base-cell-address="$'Tabella Dati'.$A$1" table:cell-range-address="$g25.$#RIF!$#RIF!"/>
        <table:named-range table:name="Excel_BuiltIn_Extract_10" table:base-cell-address="$'Tabella Dati'.$A$1" table:cell-range-address="$'g25 _2_'.$#RIF!$#RIF!"/>
        <table:named-range table:name="Excel_BuiltIn_Extract_8" table:base-cell-address="$'Tabella Dati'.$A$1" table:cell-range-address="$Mondo02_04.$A$1"/>
      </table:named-expressions>
      <table:database-ranges>
        <table:database-range table:name="Excel_BuiltIn__FilterDatabase_8" table:target-range-address="Mondo02_04.A1:Mondo02_04.A68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Ravie" svg:font-family="Ravie" style:font-family-generic="decorative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Arial Unicode MS" style:language-asian="it" style:country-asian="IT" style:font-name-complex="Tahoma" style:language-complex="it" style:country-complex="IT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font-size-asian="24pt" style:language-asian="it" style:country-asian="IT" style:font-size-complex="24pt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35P0" style:volatile="true">
      <number:text> </number:text>
      <number:number number:decimal-places="2" number:min-integer-digits="1" number:grouping="true"/>
      <number:text>    </number:text>
    </number:number-style>
    <number:number-style style:name="N135P1" style:volatile="true">
      <number:text>-</number:text>
      <number:number number:decimal-places="2" number:min-integer-digits="1" number:grouping="true"/>
      <number:text>    </number:text>
    </number:number-style>
    <number:number-style style:name="N135P2" style:volatile="true">
      <number:text> -</number:text>
      <number:number number: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number number:decimal-places="0" number:min-integer-digits="1" number:grouping="true"/>
      <number:text> </number:text>
    </number:number-style>
    <number:number-style style:name="N113P1" style:volatile="true">
      <number:text>-€ </number:text>
      <number:number number:decimal-places="0" number:min-integer-digits="1" number:grouping="true"/>
      <number:text> </number:text>
    </number:number-style>
    <number:number-style style:name="N113P2" style:volatile="true">
      <number:text> €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 € </number:text>
      <number:number number:decimal-places="2" number:min-integer-digits="1" number:grouping="true"/>
      <number:text> </number:text>
    </number:number-style>
    <number:number-style style:name="N115P1" style:volatile="true">
      <number:text>-€ </number:text>
      <number:number number:decimal-places="2" number:min-integer-digits="1" number:grouping="true"/>
      <number:text> </number:text>
    </number:number-style>
    <number:number-style style:name="N115P2" style:volatile="true">
      <number:text> €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text>Sì</number:text>
    </number:number-style>
    <number:number-style style:name="N120P1" style:volatile="true">
      <number:text>Sì</number:text>
    </number:number-style>
    <number:number-style style:name="N120">
      <number:text>No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Vero</number:text>
    </number:number-style>
    <number:number-style style:name="N121P1" style:volatile="true">
      <number:text>Vero</number:text>
    </number:number-style>
    <number:number-style style:name="N121">
      <number:text>Falso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ttivo</number:text>
    </number:number-style>
    <number:number-style style:name="N122P1" style:volatile="true">
      <number:text>Attivo</number:text>
    </number:number-style>
    <number:number-style style:name="N122">
      <number:text>Disattivo</number:text>
      <style:map style:condition="value()&gt;0" style:apply-style-name="N122P0"/>
      <style:map style:condition="value()&lt;0" style:apply-style-name="N122P1"/>
    </number:number-style>
    <number:currency-style style:name="N12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12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23P0"/>
    </number:currency-style>
    <number:number-style style:name="N124">
      <number:number number:decimal-places="3" number:min-integer-digits="1"/>
    </number:number-style>
    <number:number-style style:name="N125P0" style:volatile="true">
      <number:text> </number:text>
      <number:number number:decimal-places="3" number:min-integer-digits="1" number:grouping="true"/>
      <number:text> </number:text>
    </number:number-style>
    <number:number-style style:name="N125P1" style:volatile="true">
      <number:text>-</number:text>
      <number:number number:decimal-places="3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1" number:min-integer-digits="1" number:grouping="true"/>
      <number:text> </number:text>
    </number:number-style>
    <number:number-style style:name="N126P1" style:volatile="true">
      <number:text>-</number:text>
      <number:number number:decimal-places="1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text> </number:text>
      <number:number number: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   </number:text>
    </number:number-style>
    <number:number-style style:name="N133P1" style:volatile="true">
      <number:text>-</number:text>
      <number:number number:decimal-places="0" number:min-integer-digits="1" number:grouping="true"/>
      <number:text>    </number:text>
    </number:number-style>
    <number:number-style style:name="N133P2" style:volatile="true">
      <number:text> -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text> </number:text>
      <number:number number:decimal-places="1" number:min-integer-digits="1" number:grouping="true"/>
      <number:text>    </number:text>
    </number:number-style>
    <number:number-style style:name="N136P1" style:volatile="true">
      <number:text>-</number:text>
      <number:number number:decimal-places="1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</number:text>
      <number:number number: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3" number:min-integer-digits="1" number:grouping="true"/>
      <number:text>    </number:text>
    </number:number-style>
    <number:number-style style:name="N138P1" style:volatile="true">
      <number:text>-</number:text>
      <number:number number:decimal-places="3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gliaia_5f_mondo" style:display-name="Migliaia_mondo" style:family="table-cell" style:parent-style-name="Default" style:data-style-name="N135"/>
    <style:style style:name="Excel_5f_BuiltIn_5f_Comma" style:display-name="Excel_BuiltIn_Comma" style:family="table-cell" style:parent-style-name="Default" style:data-style-name="N114"/>
    <draw:gradient draw:name="Gradient_20_10" draw:display-name="Gradient 10" draw:style="linear" draw:start-color="#abb0a1" draw:end-color="#4e514a" draw:start-intensity="100%" draw:end-intensity="100%" draw:angle="0" draw:border="0%"/>
    <draw:gradient draw:name="Gradient_20_7" draw:display-name="Gradient 7" draw:style="linear" draw:start-color="#6b4040" draw:end-color="#311d1d" draw:start-intensity="100%" draw:end-intensity="100%" draw:angle="0" draw:border="0%"/>
    <draw:gradient draw:name="Gradient_20_8" draw:display-name="Gradient 8" draw:style="linear" draw:start-color="#5e5954" draw:end-color="#2b2926" draw:start-intensity="100%" draw:end-intensity="100%" draw:angle="0" draw:border="0%"/>
    <draw:gradient draw:name="Gradient_20_9" draw:display-name="Gradient 9" draw:style="linear" draw:start-color="#4c4540" draw:end-color="#a6968c" draw:start-intensity="100%" draw:end-intensity="100%" draw:angle="2700" draw:border="0%"/>
    <draw:marker draw:name="msArrowEnd_20_5" draw:display-name="msArrowEnd 5" svg:viewBox="0 0 210 210" svg:d="m105 0 105 210h-21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/07/2006</text:date>, <text:time>12.59.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Tabella_20_Dati" style:display-name="PageStyle_Tabella Dati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polazione" style:display-name="PageStyle_Popolazion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PC_20_in_20_uso" style:display-name="PageStyle_PC in uso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C" style:display-name="PageStyle_PC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ondo2002" style:display-name="PageStyle_Mondo200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Mondo2003" style:display-name="PageStyle_Mondo2003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Mondo2004" style:display-name="PageStyle_Mondo2004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Mondo02_5f_04" style:display-name="PageStyle_Mondo02_04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g25" style:display-name="PageStyle_g25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25_20__5f_2_5f_" style:display-name="PageStyle_g25 _2_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6-05-24T11:45:20</meta:creation-date>
    <dc:creator>Marco Caresia</dc:creator>
    <dc:date>2006-07-14T12:59:06</dc:date>
    <meta:print-date>2006-07-14T12:39:52</meta:print-date>
    <dc:language>it-I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0" meta:cell-count="300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 svg:stroke-color="#000000" svg:stroke-opacity="100%" draw:fill="gradient" draw:fill-color="#ffffff" draw:gradient-step-count="256"/>
    </style:style>
    <style:style style:name="ch2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none" svg:stroke-width="0cm" svg:stroke-color="#000000" svg:stroke-opacity="100%"/>
      <style:text-properties fo:color="#000000" style:text-outline="false" style:text-line-through-style="none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5.80000019073486pt" style:font-family-complex="Tahoma" style:font-family-generic-complex="system" style:font-pitch-complex="variable" style:font-size-complex="5.80000019073486pt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1.61795" chart:gap-width="100" chart:overlap="0" chart:text-overlap="false" text:line-break="false" chart:label-arrangement="side-by-side" chart:visible="true" style:direction="ltr"/>
      <style:graphic-properties draw:stroke="none" svg:stroke-width="0cm" svg:stroke-color="#000000" svg:stroke-opacity="100%"/>
      <style:text-properties fo:color="#000000" style:text-outline="false" style:text-line-through-style="none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5.80000019073486pt" style:font-family-complex="Tahoma" style:font-family-generic-complex="system" style:font-pitch-complex="variable" style:font-size-complex="5.80000019073486pt"/>
    </style:style>
    <style:style style:name="ch5" style:family="chart">
      <style:chart-properties chart:symbol-type="named-symbol" chart:symbol-name="diamond" chart:symbol-width="0.176cm" chart:symbol-height="0.176cm"/>
      <style:graphic-properties draw:stroke="solid" svg:stroke-width="0.035cm" svg:stroke-color="#000080" svg:stroke-opacity="100%" draw:fill="solid" draw:fill-color="#9999ff"/>
      <style:text-properties fo:font-family="Arial" style:font-family-generic="swiss" style:font-pitch="variable" fo:font-size="5pt" style:font-family-asian="'Arial Unicode MS'" style:font-family-generic-asian="system" style:font-pitch-asian="variable" style:font-size-asian="5pt" style:font-family-complex="Tahoma" style:font-family-generic-complex="system" style:font-pitch-complex="variable" style:font-size-complex="5pt"/>
    </style:style>
    <style:style style:name="ch6" style:family="chart">
      <style:chart-properties chart:symbol-type="named-symbol" chart:symbol-name="square" chart:symbol-width="0.176cm" chart:symbol-height="0.176cm"/>
      <style:graphic-properties draw:stroke="solid" svg:stroke-width="0.035cm" svg:stroke-color="#ff00ff" svg:stroke-opacity="100%" draw:fill="solid" draw:fill-color="#993366"/>
      <style:text-properties fo:font-family="Arial" style:font-family-generic="swiss" style:font-pitch="variable" fo:font-size="5pt" style:font-family-asian="'Arial Unicode MS'" style:font-family-generic-asian="system" style:font-pitch-asian="variable" style:font-size-asian="5pt" style:font-family-complex="Tahoma" style:font-family-generic-complex="system" style:font-pitch-complex="variable" style:font-size-complex="5pt"/>
    </style:style>
    <style:style style:name="ch7" style:family="chart">
      <style:chart-properties chart:symbol-type="named-symbol" chart:symbol-name="arrow-up" chart:symbol-width="0.176cm" chart:symbol-height="0.176cm"/>
      <style:graphic-properties draw:stroke="solid" svg:stroke-width="0.035cm" svg:stroke-color="#ffff00" svg:stroke-opacity="100%" draw:fill="solid" draw:fill-color="#ffffcc"/>
      <style:text-properties fo:font-family="Arial" style:font-family-generic="swiss" style:font-pitch="variable" fo:font-size="5pt" style:font-family-asian="'Arial Unicode MS'" style:font-family-generic-asian="system" style:font-pitch-asian="variable" style:font-size-asian="5pt" style:font-family-complex="Tahoma" style:font-family-generic-complex="system" style:font-pitch-complex="variable" style:font-size-complex="5pt"/>
    </style:style>
    <style:style style:name="ch8" style:family="chart">
      <style:chart-properties chart:symbol-type="named-symbol" chart:symbol-name="bow-tie" chart:symbol-width="0.176cm" chart:symbol-height="0.176cm"/>
      <style:graphic-properties draw:stroke="solid" svg:stroke-width="0.035cm" svg:stroke-color="#00ffff" svg:stroke-opacity="100%" draw:fill="solid" draw:fill-color="#ccffff"/>
      <style:text-properties fo:font-family="Arial" style:font-family-generic="swiss" style:font-pitch="variable" fo:font-size="5pt" style:font-family-asian="'Arial Unicode MS'" style:font-family-generic-asian="system" style:font-pitch-asian="variable" style:font-size-asian="5pt" style:font-family-complex="Tahoma" style:font-family-generic-complex="system" style:font-pitch-complex="variable" style:font-size-complex="5pt"/>
    </style:style>
    <style:style style:name="ch9" style:family="chart">
      <style:chart-properties chart:symbol-type="named-symbol" chart:symbol-name="hourglass" chart:symbol-width="0.176cm" chart:symbol-height="0.176cm"/>
      <style:graphic-properties draw:stroke="solid" svg:stroke-width="0.035cm" svg:stroke-color="#800080" svg:stroke-opacity="100%" draw:fill="solid" draw:fill-color="#660066"/>
      <style:text-properties fo:font-family="Arial" style:font-family-generic="swiss" style:font-pitch="variable" fo:font-size="5pt" style:font-family-asian="'Arial Unicode MS'" style:font-family-generic-asian="system" style:font-pitch-asian="variable" style:font-size-asian="5pt" style:font-family-complex="Tahoma" style:font-family-generic-complex="system" style:font-pitch-complex="variable" style:font-size-complex="5pt"/>
    </style:style>
    <style:style style:name="ch10" style:family="chart">
      <style:graphic-properties draw:stroke="none" svg:stroke-width="0.035cm" svg:stroke-color="#000000" svg:stroke-opacity="100%" draw:fill="none" draw:fill-color="#000000"/>
    </style:style>
    <style:style style:name="ch11" style:family="chart">
      <style:graphic-properties draw:stroke="none" draw:fill-color="#999999"/>
    </style:style>
  </office:automatic-styles>
  <office:body>
    <office:chart>
      <chart:chart svg:width="10.367cm" svg:height="5.832cm" chart:class="chart:line" chart:style-name="ch1">
        <chart:plot-area chart:style-name="ch2" table:cell-range-address="'Tabella Dati'.$D$18:.$I$22" chart:table-number-list="0" svg:x="0.206cm" svg:y="0.257cm" svg:width="9.955cm" svg:height="5.459cm">
          <chart:axis chart:dimension="x" chart:name="primary-x" chart:style-name="ch3">
            <chart:categories table:cell-range-address="local-table.A2:.A7"/>
          </chart:axis>
          <chart:axis chart:dimension="y" chart:name="primary-y" chart:style-name="ch4"/>
          <chart:series chart:style-name="ch5">
            <chart:data-point chart:repeated="6"/>
          </chart:series>
          <chart:series chart:style-name="ch6">
            <chart:data-point chart:repeated="6"/>
          </chart:series>
          <chart:series chart:style-name="ch7">
            <chart:data-point chart:repeated="6"/>
          </chart:series>
          <chart:series chart:style-name="ch8">
            <chart:data-point chart:repeated="6"/>
          </chart:series>
          <chart:series chart:style-name="ch9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  <table:table-cell office:value-type="string">
                <text:p>Colonna E</text:p>
              </table:table-cell>
              <table:table-cell office:value-type="string">
                <text:p>Colonna F</text:p>
              </table:table-cell>
              <table:table-cell office:value-type="string">
                <text:p>Colonna G</text:p>
              </table:table-cell>
              <table:table-cell office:value-type="string">
                <text:p>Colonna H</text:p>
              </table:table-cell>
              <table:table-cell office:value-type="string">
                <text:p>Colonna I</text:p>
              </table:table-cell>
            </table:table-row>
          </table:table-header-rows>
          <table:table-rows>
            <table:table-row>
              <table:table-cell office:value-type="string">
                <text:p>Riga 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ga 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ga 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ga 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iga 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gradient draw:name="Gradient_20_7" draw:display-name="Gradient 7" draw:style="axial" draw:start-color="#00ff00" draw:end-color="#757575" draw:start-intensity="100%" draw:end-intensity="100%" draw:angle="225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rotation-angle="0" style:direction="ltr"/>
      <style:graphic-properties draw:stroke="solid" svg:stroke-width="0.035cm" svg:stroke-color="#000000" svg:stroke-opacity="100%" draw:fill="solid" draw:fill-color="#ffffff"/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bold" style:font-family-asian="'Arial Unicode MS'" style:font-family-generic-asian="system" style:font-pitch-asian="variable" style:font-size-asian="26.8999996185303pt" style:font-family-complex="Tahoma" style:font-family-generic-complex="system" style:font-pitch-complex="variable" style:font-size-complex="26.8999996185303pt"/>
    </style:style>
    <style:style style:name="ch3" style:family="chart">
      <style:graphic-properties draw:stroke="solid" svg:stroke-width="0.035cm" svg:stroke-color="#000000" svg:stroke-opacity="100%" draw:fill="solid" draw:fill-color="#ffffff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1.5pt" fo:font-style="normal" fo:text-shadow="none" style:text-underline-style="none" fo:font-weight="normal" style:font-family-asian="'Arial Unicode MS'" style:font-family-generic-asian="system" style:font-pitch-asian="variable" style:font-size-asian="14.5pt" style:font-family-complex="Tahoma" style:font-family-generic-complex="system" style:font-pitch-complex="variable" style:font-size-complex="14.5pt"/>
    </style:style>
    <style:style style:name="ch6" style:family="chart" style:data-style-name="N2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1.5pt" fo:font-style="normal" fo:text-shadow="none" style:text-underline-style="none" fo:font-weight="normal" style:font-family-asian="'Arial Unicode MS'" style:font-family-generic-asian="system" style:font-pitch-asian="variable" style:font-size-asian="14.5pt" style:font-family-complex="Tahoma" style:font-family-generic-complex="system" style:font-pitch-complex="variable" style:font-size-complex="14.5pt"/>
    </style:style>
    <style:style style:name="ch7" style:family="chart">
      <style:chart-properties chart:symbol-type="none" chart:symbol-width="0.176cm" chart:symbol-height="0.176cm"/>
      <style:graphic-properties draw:stroke="solid" svg:stroke-width="0.035cm" svg:stroke-color="#000000" svg:stroke-opacity="100%" draw:fill="gradient" draw:fill-color="#9999ff" draw:fill-gradient-name="Gradient_20_7" draw:gradient-step-count="256"/>
      <style:text-properties fo:font-family="Arial" style:font-family-generic="swiss" style:font-pitch="variable" fo:font-size="12.3999996185303pt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8" style:family="chart">
      <style:graphic-properties draw:stroke="solid" svg:stroke-width="0.035cm" svg:stroke-color="#808080" svg:stroke-opacity="100%" draw:fill="solid" draw:fill-color="#c0c0c0"/>
    </style:style>
    <style:style style:name="ch9" style:family="chart">
      <style:graphic-properties draw:stroke="none" draw:fill-color="#999999"/>
    </style:style>
  </office:automatic-styles>
  <office:body>
    <office:chart>
      <chart:chart svg:width="24.4cm" svg:height="14.502cm" chart:class="chart:bar" chart:style-name="ch1">
        <chart:title svg:x="10.91cm" svg:y="0.29cm" chart:style-name="ch2">
          <text:p>Milioni di PC</text:p>
        </chart:title>
        <chart:legend chart:legend-position="end" svg:x="20.103cm" svg:y="6.936cm" chart:style-name="ch3"/>
        <chart:plot-area chart:style-name="ch4" table:cell-range-address="'PC in uso'.$A$3:.$B$18" chart:data-source-has-labels="both" chart:table-number-list="2" svg:x="0.488cm" svg:y="1.389cm" svg:width="18.64cm" svg:height="12.823cm">
          <chart:axis chart:dimension="x" chart:name="primary-x" chart:style-name="ch5">
            <chart:categories table:cell-range-address="local-table.A2:.A16"/>
          </chart:axis>
          <chart:axis chart:dimension="y" chart:name="primary-y" chart:style-name="ch6"/>
          <chart:series chart:style-name="ch7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ero di  PC (mil)</text:p>
              </table:table-cell>
            </table:table-row>
          </table:table-header-rows>
          <table:table-rows>
            <table:table-row>
              <table:table-cell office:value-type="string">
                <text:p>United States</text:p>
              </table:table-cell>
              <table:table-cell office:value-type="float" office:value="223.81">
                <text:p>223.81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52.99">
                <text:p>52.99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35.89">
                <text:p>35.89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29.41">
                <text:p>29.41</text:p>
              </table:table-cell>
            </table:table-row>
            <table:table-row>
              <table:table-cell office:value-type="string">
                <text:p>South Korea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22.39">
                <text:p>22.39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Russia</text:p>
              </table:table-cell>
              <table:table-cell office:value-type="float" office:value="19.01">
                <text:p>19.01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11.11">
                <text:p>11.11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gradient draw:name="Gradient_20_7" draw:display-name="Gradient 7" draw:style="linear" draw:start-color="#9999ff" draw:end-color="#757575" draw:start-intensity="100%" draw:end-intensity="100%" draw:angle="0" draw:border="0%"/>
  </office:styles>
</office:document-styles>
</file>